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66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 style:data-style-name="N11"/>
    <style:style style:name="ce2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nzixII-20000705-152900-eSim-Werte-Size_Mod_Gesamt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5" table:default-cell-style-name="ce3"/>
        <table:table-column table:style-name="co10" table:default-cell-style-name="Default"/>
        <table:table-column table:style-name="co5" table:default-cell-style-name="ce3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0.0.147.228</text:p>
          </table:table-cell>
          <table:table-cell office:value-type="string" calcext:value-type="string">
            <text:p>10.4.90.24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]&lt;[.G$1437];1;0)" office:value-type="float" office:value="0" calcext:value-type="float">
            <text:p>0</text:p>
          </table:table-cell>
          <table:table-cell/>
          <table:table-cell table:formula="of:=IF(AND([.L$1438]&lt;=[.L1];[.L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3.65.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]&lt;[.G$1437];1;0)" office:value-type="float" office:value="0" calcext:value-type="float">
            <text:p>0</text:p>
          </table:table-cell>
          <table:table-cell/>
          <table:table-cell table:formula="of:=IF(AND([.L$1438]&lt;=[.L2];[.L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7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3" calcext:value-type="percentage">
            <text:p>94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]&lt;[.G$1437];1;0)" office:value-type="float" office:value="0" calcext:value-type="float">
            <text:p>0</text:p>
          </table:table-cell>
          <table:table-cell/>
          <table:table-cell table:formula="of:=IF(AND([.L$1438]&lt;=[.L3];[.L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7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45" calcext:value-type="percentage">
            <text:p>92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]&lt;[.G$1437];1;0)" office:value-type="float" office:value="0" calcext:value-type="float">
            <text:p>0</text:p>
          </table:table-cell>
          <table:table-cell/>
          <table:table-cell table:formula="of:=IF(AND([.L$1438]&lt;=[.L4];[.L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7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05" calcext:value-type="percentage">
            <text:p>94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]&lt;[.G$1437];1;0)" office:value-type="float" office:value="0" calcext:value-type="float">
            <text:p>0</text:p>
          </table:table-cell>
          <table:table-cell/>
          <table:table-cell table:formula="of:=IF(AND([.L$1438]&lt;=[.L5];[.L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7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2" calcext:value-type="percentage">
            <text:p>95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]&lt;[.G$1437];1;0)" office:value-type="float" office:value="0" calcext:value-type="float">
            <text:p>0</text:p>
          </table:table-cell>
          <table:table-cell/>
          <table:table-cell table:formula="of:=IF(AND([.L$1438]&lt;=[.L6];[.L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7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2" calcext:value-type="percentage">
            <text:p>95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]&lt;[.G$1437];1;0)" office:value-type="float" office:value="0" calcext:value-type="float">
            <text:p>0</text:p>
          </table:table-cell>
          <table:table-cell/>
          <table:table-cell table:formula="of:=IF(AND([.L$1438]&lt;=[.L7];[.L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7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5" calcext:value-type="percentage">
            <text:p>91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]&lt;[.G$1437];1;0)" office:value-type="float" office:value="0" calcext:value-type="float">
            <text:p>0</text:p>
          </table:table-cell>
          <table:table-cell/>
          <table:table-cell table:formula="of:=IF(AND([.L$1438]&lt;=[.L8];[.L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7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7" calcext:value-type="percentage">
            <text:p>91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]&lt;[.G$1437];1;0)" office:value-type="float" office:value="0" calcext:value-type="float">
            <text:p>0</text:p>
          </table:table-cell>
          <table:table-cell/>
          <table:table-cell table:formula="of:=IF(AND([.L$1438]&lt;=[.L9];[.L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3.168</text:p>
          </table:table-cell>
          <table:table-cell office:value-type="string" calcext:value-type="string">
            <text:p>10.0.219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]&lt;[.G$1437];1;0)" office:value-type="float" office:value="0" calcext:value-type="float">
            <text:p>0</text:p>
          </table:table-cell>
          <table:table-cell/>
          <table:table-cell table:formula="of:=IF(AND([.L$1438]&lt;=[.L10];[.L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3.168</text:p>
          </table:table-cell>
          <table:table-cell office:value-type="string" calcext:value-type="string">
            <text:p>10.0.219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]&lt;[.G$1437];1;0)" office:value-type="float" office:value="0" calcext:value-type="float">
            <text:p>0</text:p>
          </table:table-cell>
          <table:table-cell/>
          <table:table-cell table:formula="of:=IF(AND([.L$1438]&lt;=[.L11];[.L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18</text:p>
          </table:table-cell>
          <table:table-cell office:value-type="string" calcext:value-type="string">
            <text:p>10.0.14.2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6" calcext:value-type="percentage">
            <text:p>0,6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]&lt;[.G$1437];1;0)" office:value-type="float" office:value="0" calcext:value-type="float">
            <text:p>0</text:p>
          </table:table-cell>
          <table:table-cell/>
          <table:table-cell table:formula="of:=IF(AND([.L$1438]&lt;=[.L12];[.L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57</text:p>
          </table:table-cell>
          <table:table-cell office:value-type="string" calcext:value-type="string">
            <text:p>10.2.202.6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14" calcext:value-type="percentage">
            <text:p>86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]&lt;[.G$1437];1;0)" office:value-type="float" office:value="0" calcext:value-type="float">
            <text:p>0</text:p>
          </table:table-cell>
          <table:table-cell/>
          <table:table-cell table:formula="of:=IF(AND([.L$1438]&lt;=[.L13];[.L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57</text:p>
          </table:table-cell>
          <table:table-cell office:value-type="string" calcext:value-type="string">
            <text:p>10.2.202.6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59" calcext:value-type="percentage">
            <text:p>88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]&lt;[.G$1437];1;0)" office:value-type="float" office:value="0" calcext:value-type="float">
            <text:p>0</text:p>
          </table:table-cell>
          <table:table-cell/>
          <table:table-cell table:formula="of:=IF(AND([.L$1438]&lt;=[.L14];[.L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]&lt;[.G$1437];1;0)" office:value-type="float" office:value="0" calcext:value-type="float">
            <text:p>0</text:p>
          </table:table-cell>
          <table:table-cell/>
          <table:table-cell table:formula="of:=IF(AND([.L$1438]&lt;=[.L15];[.L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0</text:p>
          </table:table-cell>
          <table:table-cell office:value-type="string" calcext:value-type="string">
            <text:p>10.0.1.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6" calcext:value-type="percentage">
            <text:p>0,6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]&lt;[.G$1437];1;0)" office:value-type="float" office:value="0" calcext:value-type="float">
            <text:p>0</text:p>
          </table:table-cell>
          <table:table-cell/>
          <table:table-cell table:formula="of:=IF(AND([.L$1438]&lt;=[.L16];[.L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3</text:p>
          </table:table-cell>
          <table:table-cell office:value-type="string" calcext:value-type="string">
            <text:p>10.0.0.1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]&lt;[.G$1437];1;0)" office:value-type="float" office:value="0" calcext:value-type="float">
            <text:p>0</text:p>
          </table:table-cell>
          <table:table-cell/>
          <table:table-cell table:formula="of:=IF(AND([.L$1438]&lt;=[.L17];[.L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59" calcext:value-type="percentage">
            <text:p>89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]&lt;[.G$1437];1;0)" office:value-type="float" office:value="0" calcext:value-type="float">
            <text:p>0</text:p>
          </table:table-cell>
          <table:table-cell/>
          <table:table-cell table:formula="of:=IF(AND([.L$1438]&lt;=[.L18];[.L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19" calcext:value-type="percentage">
            <text:p>89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]&lt;[.G$1437];1;0)" office:value-type="float" office:value="0" calcext:value-type="float">
            <text:p>0</text:p>
          </table:table-cell>
          <table:table-cell/>
          <table:table-cell table:formula="of:=IF(AND([.L$1438]&lt;=[.L19];[.L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]&lt;[.G$1437];1;0)" office:value-type="float" office:value="0" calcext:value-type="float">
            <text:p>0</text:p>
          </table:table-cell>
          <table:table-cell/>
          <table:table-cell table:formula="of:=IF(AND([.L$1438]&lt;=[.L20];[.L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" calcext:value-type="percentage">
            <text:p>91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]&lt;[.G$1437];1;0)" office:value-type="float" office:value="0" calcext:value-type="float">
            <text:p>0</text:p>
          </table:table-cell>
          <table:table-cell/>
          <table:table-cell table:formula="of:=IF(AND([.L$1438]&lt;=[.L21];[.L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94" calcext:value-type="percentage">
            <text:p>88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]&lt;[.G$1437];1;0)" office:value-type="float" office:value="0" calcext:value-type="float">
            <text:p>0</text:p>
          </table:table-cell>
          <table:table-cell/>
          <table:table-cell table:formula="of:=IF(AND([.L$1438]&lt;=[.L22];[.L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" calcext:value-type="percentage">
            <text:p>93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]&lt;[.G$1437];1;0)" office:value-type="float" office:value="0" calcext:value-type="float">
            <text:p>0</text:p>
          </table:table-cell>
          <table:table-cell/>
          <table:table-cell table:formula="of:=IF(AND([.L$1438]&lt;=[.L23];[.L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65" calcext:value-type="percentage">
            <text:p>92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]&lt;[.G$1437];1;0)" office:value-type="float" office:value="0" calcext:value-type="float">
            <text:p>0</text:p>
          </table:table-cell>
          <table:table-cell/>
          <table:table-cell table:formula="of:=IF(AND([.L$1438]&lt;=[.L24];[.L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]&lt;[.G$1437];1;0)" office:value-type="float" office:value="0" calcext:value-type="float">
            <text:p>0</text:p>
          </table:table-cell>
          <table:table-cell/>
          <table:table-cell table:formula="of:=IF(AND([.L$1438]&lt;=[.L25];[.L2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88.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]&lt;[.G$1437];1;0)" office:value-type="float" office:value="0" calcext:value-type="float">
            <text:p>0</text:p>
          </table:table-cell>
          <table:table-cell/>
          <table:table-cell table:formula="of:=IF(AND([.L$1438]&lt;=[.L26];[.L2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33.205</text:p>
          </table:table-cell>
          <table:table-cell office:value-type="string" calcext:value-type="string">
            <text:p>10.3.78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]&lt;[.G$1437];1;0)" office:value-type="float" office:value="0" calcext:value-type="float">
            <text:p>0</text:p>
          </table:table-cell>
          <table:table-cell/>
          <table:table-cell table:formula="of:=IF(AND([.L$1438]&lt;=[.L27];[.L2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" calcext:value-type="percentage">
            <text:p>95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]&lt;[.G$1437];1;0)" office:value-type="float" office:value="0" calcext:value-type="float">
            <text:p>0</text:p>
          </table:table-cell>
          <table:table-cell/>
          <table:table-cell table:formula="of:=IF(AND([.L$1438]&lt;=[.L28];[.L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24" calcext:value-type="percentage">
            <text:p>89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]&lt;[.G$1437];1;0)" office:value-type="float" office:value="0" calcext:value-type="float">
            <text:p>0</text:p>
          </table:table-cell>
          <table:table-cell/>
          <table:table-cell table:formula="of:=IF(AND([.L$1438]&lt;=[.L29];[.L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6" calcext:value-type="percentage">
            <text:p>96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]&lt;[.G$1437];1;0)" office:value-type="float" office:value="0" calcext:value-type="float">
            <text:p>0</text:p>
          </table:table-cell>
          <table:table-cell/>
          <table:table-cell table:formula="of:=IF(AND([.L$1438]&lt;=[.L30];[.L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05" calcext:value-type="percentage">
            <text:p>95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]&lt;[.G$1437];1;0)" office:value-type="float" office:value="0" calcext:value-type="float">
            <text:p>0</text:p>
          </table:table-cell>
          <table:table-cell/>
          <table:table-cell table:formula="of:=IF(AND([.L$1438]&lt;=[.L31];[.L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45" calcext:value-type="percentage">
            <text:p>92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]&lt;[.G$1437];1;0)" office:value-type="float" office:value="0" calcext:value-type="float">
            <text:p>0</text:p>
          </table:table-cell>
          <table:table-cell/>
          <table:table-cell table:formula="of:=IF(AND([.L$1438]&lt;=[.L32];[.L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25" calcext:value-type="percentage">
            <text:p>97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]&lt;[.G$1437];1;0)" office:value-type="float" office:value="0" calcext:value-type="float">
            <text:p>0</text:p>
          </table:table-cell>
          <table:table-cell/>
          <table:table-cell table:formula="of:=IF(AND([.L$1438]&lt;=[.L33];[.L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" calcext:value-type="percentage">
            <text:p>92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]&lt;[.G$1437];1;0)" office:value-type="float" office:value="0" calcext:value-type="float">
            <text:p>0</text:p>
          </table:table-cell>
          <table:table-cell/>
          <table:table-cell table:formula="of:=IF(AND([.L$1438]&lt;=[.L34];[.L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]&lt;[.G$1437];1;0)" office:value-type="float" office:value="0" calcext:value-type="float">
            <text:p>0</text:p>
          </table:table-cell>
          <table:table-cell/>
          <table:table-cell table:formula="of:=IF(AND([.L$1438]&lt;=[.L35];[.L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1.99</text:p>
          </table:table-cell>
          <table:table-cell office:value-type="string" calcext:value-type="string">
            <text:p>10.1.30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]&lt;[.G$1437];1;0)" office:value-type="float" office:value="0" calcext:value-type="float">
            <text:p>0</text:p>
          </table:table-cell>
          <table:table-cell/>
          <table:table-cell table:formula="of:=IF(AND([.L$1438]&lt;=[.L36];[.L3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05" calcext:value-type="percentage">
            <text:p>90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]&lt;[.G$1437];1;0)" office:value-type="float" office:value="0" calcext:value-type="float">
            <text:p>0</text:p>
          </table:table-cell>
          <table:table-cell/>
          <table:table-cell table:formula="of:=IF(AND([.L$1438]&lt;=[.L37];[.L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84" calcext:value-type="percentage">
            <text:p>89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]&lt;[.G$1437];1;0)" office:value-type="float" office:value="0" calcext:value-type="float">
            <text:p>0</text:p>
          </table:table-cell>
          <table:table-cell/>
          <table:table-cell table:formula="of:=IF(AND([.L$1438]&lt;=[.L38];[.L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19" calcext:value-type="percentage">
            <text:p>89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]&lt;[.G$1437];1;0)" office:value-type="float" office:value="0" calcext:value-type="float">
            <text:p>0</text:p>
          </table:table-cell>
          <table:table-cell/>
          <table:table-cell table:formula="of:=IF(AND([.L$1438]&lt;=[.L39];[.L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5" calcext:value-type="percentage">
            <text:p>90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]&lt;[.G$1437];1;0)" office:value-type="float" office:value="0" calcext:value-type="float">
            <text:p>0</text:p>
          </table:table-cell>
          <table:table-cell/>
          <table:table-cell table:formula="of:=IF(AND([.L$1438]&lt;=[.L40];[.L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6.186</text:p>
          </table:table-cell>
          <table:table-cell office:value-type="string" calcext:value-type="string">
            <text:p>10.4.202.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]&lt;[.G$1437];1;0)" office:value-type="float" office:value="0" calcext:value-type="float">
            <text:p>0</text:p>
          </table:table-cell>
          <table:table-cell/>
          <table:table-cell table:formula="of:=IF(AND([.L$1438]&lt;=[.L41];[.L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4.129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84" calcext:value-type="percentage">
            <text:p>89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]&lt;[.G$1437];1;0)" office:value-type="float" office:value="0" calcext:value-type="float">
            <text:p>0</text:p>
          </table:table-cell>
          <table:table-cell/>
          <table:table-cell table:formula="of:=IF(AND([.L$1438]&lt;=[.L42];[.L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4.129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169" calcext:value-type="percentage">
            <text:p>81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]&lt;[.G$1437];1;0)" office:value-type="float" office:value="0" calcext:value-type="float">
            <text:p>0</text:p>
          </table:table-cell>
          <table:table-cell/>
          <table:table-cell table:formula="of:=IF(AND([.L$1438]&lt;=[.L43];[.L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5.40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]&lt;[.G$1437];1;0)" office:value-type="float" office:value="0" calcext:value-type="float">
            <text:p>0</text:p>
          </table:table-cell>
          <table:table-cell/>
          <table:table-cell table:formula="of:=IF(AND([.L$1438]&lt;=[.L44];[.L4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05" calcext:value-type="percentage">
            <text:p>97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]&lt;[.G$1437];1;0)" office:value-type="float" office:value="0" calcext:value-type="float">
            <text:p>0</text:p>
          </table:table-cell>
          <table:table-cell/>
          <table:table-cell table:formula="of:=IF(AND([.L$1438]&lt;=[.L45];[.L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5" calcext:value-type="percentage">
            <text:p>97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]&lt;[.G$1437];1;0)" office:value-type="float" office:value="0" calcext:value-type="float">
            <text:p>0</text:p>
          </table:table-cell>
          <table:table-cell/>
          <table:table-cell table:formula="of:=IF(AND([.L$1438]&lt;=[.L46];[.L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72.224</text:p>
          </table:table-cell>
          <table:table-cell office:value-type="string" calcext:value-type="string">
            <text:p>10.4.35.2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9" calcext:value-type="percentage">
            <text:p>96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]&lt;[.G$1437];1;0)" office:value-type="float" office:value="0" calcext:value-type="float">
            <text:p>0</text:p>
          </table:table-cell>
          <table:table-cell/>
          <table:table-cell table:formula="of:=IF(AND([.L$1438]&lt;=[.L47];[.L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72.224</text:p>
          </table:table-cell>
          <table:table-cell office:value-type="string" calcext:value-type="string">
            <text:p>10.4.35.2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]&lt;[.G$1437];1;0)" office:value-type="float" office:value="0" calcext:value-type="float">
            <text:p>0</text:p>
          </table:table-cell>
          <table:table-cell/>
          <table:table-cell table:formula="of:=IF(AND([.L$1438]&lt;=[.L48];[.L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office:value-type="string" calcext:value-type="string">
            <text:p>10.0.25.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49]&lt;[.G$1437];1;0)" office:value-type="float" office:value="0" calcext:value-type="float">
            <text:p>0</text:p>
          </table:table-cell>
          <table:table-cell/>
          <table:table-cell table:formula="of:=IF(AND([.L$1438]&lt;=[.L49];[.L4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8</text:p>
          </table:table-cell>
          <table:table-cell office:value-type="string" calcext:value-type="string">
            <text:p>10.2.171.7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009" calcext:value-type="percentage">
            <text:p>70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]&lt;[.G$1437];1;0)" office:value-type="float" office:value="0" calcext:value-type="float">
            <text:p>0</text:p>
          </table:table-cell>
          <table:table-cell/>
          <table:table-cell table:formula="of:=IF(AND([.L$1438]&lt;=[.L50];[.L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211.1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64" calcext:value-type="percentage">
            <text:p>89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]&lt;[.G$1437];1;0)" office:value-type="float" office:value="0" calcext:value-type="float">
            <text:p>0</text:p>
          </table:table-cell>
          <table:table-cell/>
          <table:table-cell table:formula="of:=IF(AND([.L$1438]&lt;=[.L51];[.L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211.1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5" calcext:value-type="percentage">
            <text:p>93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]&lt;[.G$1437];1;0)" office:value-type="float" office:value="0" calcext:value-type="float">
            <text:p>0</text:p>
          </table:table-cell>
          <table:table-cell/>
          <table:table-cell table:formula="of:=IF(AND([.L$1438]&lt;=[.L52];[.L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211.1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]&lt;[.G$1437];1;0)" office:value-type="float" office:value="0" calcext:value-type="float">
            <text:p>0</text:p>
          </table:table-cell>
          <table:table-cell/>
          <table:table-cell table:formula="of:=IF(AND([.L$1438]&lt;=[.L53];[.L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107.101</text:p>
          </table:table-cell>
          <table:table-cell office:value-type="string" calcext:value-type="string">
            <text:p>10.3.145.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5" calcext:value-type="percentage">
            <text:p>98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]&lt;[.G$1437];1;0)" office:value-type="float" office:value="0" calcext:value-type="float">
            <text:p>0</text:p>
          </table:table-cell>
          <table:table-cell/>
          <table:table-cell table:formula="of:=IF(AND([.L$1438]&lt;=[.L54];[.L5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13</text:p>
          </table:table-cell>
          <table:table-cell office:value-type="string" calcext:value-type="string">
            <text:p>10.0.5.2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15" calcext:value-type="percentage">
            <text:p>96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]&lt;[.G$1437];1;0)" office:value-type="float" office:value="0" calcext:value-type="float">
            <text:p>0</text:p>
          </table:table-cell>
          <table:table-cell/>
          <table:table-cell table:formula="of:=IF(AND([.L$1438]&lt;=[.L55];[.L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89</text:p>
          </table:table-cell>
          <table:table-cell office:value-type="string" calcext:value-type="string">
            <text:p>10.2.201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]&lt;[.G$1437];1;0)" office:value-type="float" office:value="0" calcext:value-type="float">
            <text:p>0</text:p>
          </table:table-cell>
          <table:table-cell/>
          <table:table-cell table:formula="of:=IF(AND([.L$1438]&lt;=[.L56];[.L5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.199</text:p>
          </table:table-cell>
          <table:table-cell office:value-type="string" calcext:value-type="string">
            <text:p>10.0.19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]&lt;[.G$1437];1;0)" office:value-type="float" office:value="0" calcext:value-type="float">
            <text:p>0</text:p>
          </table:table-cell>
          <table:table-cell/>
          <table:table-cell table:formula="of:=IF(AND([.L$1438]&lt;=[.L57];[.L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50</text:p>
          </table:table-cell>
          <table:table-cell office:value-type="string" calcext:value-type="string">
            <text:p>10.0.38.19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]&lt;[.G$1437];1;0)" office:value-type="float" office:value="0" calcext:value-type="float">
            <text:p>0</text:p>
          </table:table-cell>
          <table:table-cell/>
          <table:table-cell table:formula="of:=IF(AND([.L$1438]&lt;=[.L58];[.L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50</text:p>
          </table:table-cell>
          <table:table-cell office:value-type="string" calcext:value-type="string">
            <text:p>10.0.38.19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]&lt;[.G$1437];1;0)" office:value-type="float" office:value="0" calcext:value-type="float">
            <text:p>0</text:p>
          </table:table-cell>
          <table:table-cell/>
          <table:table-cell table:formula="of:=IF(AND([.L$1438]&lt;=[.L59];[.L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36.243</text:p>
          </table:table-cell>
          <table:table-cell office:value-type="string" calcext:value-type="string">
            <text:p>10.1.210.1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]&lt;[.G$1437];1;0)" office:value-type="float" office:value="0" calcext:value-type="float">
            <text:p>0</text:p>
          </table:table-cell>
          <table:table-cell/>
          <table:table-cell table:formula="of:=IF(AND([.L$1438]&lt;=[.L60];[.L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238.124</text:p>
          </table:table-cell>
          <table:table-cell office:value-type="string" calcext:value-type="string">
            <text:p>10.4.146.1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]&lt;[.G$1437];1;0)" office:value-type="float" office:value="0" calcext:value-type="float">
            <text:p>0</text:p>
          </table:table-cell>
          <table:table-cell/>
          <table:table-cell table:formula="of:=IF(AND([.L$1438]&lt;=[.L61];[.L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.168.99</text:p>
          </table:table-cell>
          <table:table-cell office:value-type="string" calcext:value-type="string">
            <text:p>10.5.78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]&lt;[.G$1437];1;0)" office:value-type="float" office:value="0" calcext:value-type="float">
            <text:p>0</text:p>
          </table:table-cell>
          <table:table-cell/>
          <table:table-cell table:formula="of:=IF(AND([.L$1438]&lt;=[.L62];[.L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22</text:p>
          </table:table-cell>
          <table:table-cell office:value-type="string" calcext:value-type="string">
            <text:p>10.0.43.20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]&lt;[.G$1437];1;0)" office:value-type="float" office:value="0" calcext:value-type="float">
            <text:p>0</text:p>
          </table:table-cell>
          <table:table-cell/>
          <table:table-cell table:formula="of:=IF(AND([.L$1438]&lt;=[.L63];[.L6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3.62</text:p>
          </table:table-cell>
          <table:table-cell office:value-type="string" calcext:value-type="string">
            <text:p>10.5.71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]&lt;[.G$1437];1;0)" office:value-type="float" office:value="0" calcext:value-type="float">
            <text:p>0</text:p>
          </table:table-cell>
          <table:table-cell/>
          <table:table-cell table:formula="of:=IF(AND([.L$1438]&lt;=[.L64];[.L6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4.91.17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]&lt;[.G$1437];1;0)" office:value-type="float" office:value="0" calcext:value-type="float">
            <text:p>0</text:p>
          </table:table-cell>
          <table:table-cell/>
          <table:table-cell table:formula="of:=IF(AND([.L$1438]&lt;=[.L65];[.L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1.212.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]&lt;[.G$1437];1;0)" office:value-type="float" office:value="0" calcext:value-type="float">
            <text:p>0</text:p>
          </table:table-cell>
          <table:table-cell/>
          <table:table-cell table:formula="of:=IF(AND([.L$1438]&lt;=[.L66];[.L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22</text:p>
          </table:table-cell>
          <table:table-cell office:value-type="string" calcext:value-type="string">
            <text:p>10.2.209.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]&lt;[.G$1437];1;0)" office:value-type="float" office:value="0" calcext:value-type="float">
            <text:p>0</text:p>
          </table:table-cell>
          <table:table-cell/>
          <table:table-cell table:formula="of:=IF(AND([.L$1438]&lt;=[.L67];[.L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</text:p>
          </table:table-cell>
          <table:table-cell office:value-type="string" calcext:value-type="string">
            <text:p>10.4.88.3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]&lt;[.G$1437];1;0)" office:value-type="float" office:value="0" calcext:value-type="float">
            <text:p>0</text:p>
          </table:table-cell>
          <table:table-cell/>
          <table:table-cell table:formula="of:=IF(AND([.L$1438]&lt;=[.L68];[.L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10.23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]&lt;[.G$1437];1;0)" office:value-type="float" office:value="0" calcext:value-type="float">
            <text:p>0</text:p>
          </table:table-cell>
          <table:table-cell/>
          <table:table-cell table:formula="of:=IF(AND([.L$1438]&lt;=[.L69];[.L6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]&lt;[.G$1437];1;0)" office:value-type="float" office:value="0" calcext:value-type="float">
            <text:p>0</text:p>
          </table:table-cell>
          <table:table-cell/>
          <table:table-cell table:formula="of:=IF(AND([.L$1438]&lt;=[.L70];[.L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]&lt;[.G$1437];1;0)" office:value-type="float" office:value="0" calcext:value-type="float">
            <text:p>0</text:p>
          </table:table-cell>
          <table:table-cell/>
          <table:table-cell table:formula="of:=IF(AND([.L$1438]&lt;=[.L71];[.L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86</text:p>
          </table:table-cell>
          <table:table-cell office:value-type="string" calcext:value-type="string">
            <text:p>10.2.82.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" calcext:value-type="percentage">
            <text:p>97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]&lt;[.G$1437];1;0)" office:value-type="float" office:value="0" calcext:value-type="float">
            <text:p>0</text:p>
          </table:table-cell>
          <table:table-cell/>
          <table:table-cell table:formula="of:=IF(AND([.L$1438]&lt;=[.L72];[.L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4.44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]&lt;[.G$1437];1;0)" office:value-type="float" office:value="0" calcext:value-type="float">
            <text:p>0</text:p>
          </table:table-cell>
          <table:table-cell/>
          <table:table-cell table:formula="of:=IF(AND([.L$1438]&lt;=[.L73];[.L7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0</text:p>
          </table:table-cell>
          <table:table-cell office:value-type="string" calcext:value-type="string">
            <text:p>10.5.70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]&lt;[.G$1437];1;0)" office:value-type="float" office:value="0" calcext:value-type="float">
            <text:p>0</text:p>
          </table:table-cell>
          <table:table-cell/>
          <table:table-cell table:formula="of:=IF(AND([.L$1438]&lt;=[.L74];[.L7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42</text:p>
          </table:table-cell>
          <table:table-cell office:value-type="string" calcext:value-type="string">
            <text:p>10.0.102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85" calcext:value-type="percentage">
            <text:p>97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]&lt;[.G$1437];1;0)" office:value-type="float" office:value="0" calcext:value-type="float">
            <text:p>0</text:p>
          </table:table-cell>
          <table:table-cell/>
          <table:table-cell table:formula="of:=IF(AND([.L$1438]&lt;=[.L75];[.L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34.147</text:p>
          </table:table-cell>
          <table:table-cell office:value-type="string" calcext:value-type="string">
            <text:p>10.5.71.1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]&lt;[.G$1437];1;0)" office:value-type="float" office:value="0" calcext:value-type="float">
            <text:p>0</text:p>
          </table:table-cell>
          <table:table-cell/>
          <table:table-cell table:formula="of:=IF(AND([.L$1438]&lt;=[.L76];[.L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7.193</text:p>
          </table:table-cell>
          <table:table-cell office:value-type="string" calcext:value-type="string">
            <text:p>10.2.176.17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]&lt;[.G$1437];1;0)" office:value-type="float" office:value="0" calcext:value-type="float">
            <text:p>0</text:p>
          </table:table-cell>
          <table:table-cell/>
          <table:table-cell table:formula="of:=IF(AND([.L$1438]&lt;=[.L77];[.L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251</text:p>
          </table:table-cell>
          <table:table-cell office:value-type="string" calcext:value-type="string">
            <text:p>10.0.4.2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]&lt;[.G$1437];1;0)" office:value-type="float" office:value="0" calcext:value-type="float">
            <text:p>0</text:p>
          </table:table-cell>
          <table:table-cell/>
          <table:table-cell table:formula="of:=IF(AND([.L$1438]&lt;=[.L78];[.L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25" calcext:value-type="percentage">
            <text:p>92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]&lt;[.G$1437];1;0)" office:value-type="float" office:value="0" calcext:value-type="float">
            <text:p>0</text:p>
          </table:table-cell>
          <table:table-cell/>
          <table:table-cell table:formula="of:=IF(AND([.L$1438]&lt;=[.L79];[.L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5" calcext:value-type="percentage">
            <text:p>93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]&lt;[.G$1437];1;0)" office:value-type="float" office:value="0" calcext:value-type="float">
            <text:p>0</text:p>
          </table:table-cell>
          <table:table-cell/>
          <table:table-cell table:formula="of:=IF(AND([.L$1438]&lt;=[.L80];[.L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49" calcext:value-type="percentage">
            <text:p>89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]&lt;[.G$1437];1;0)" office:value-type="float" office:value="0" calcext:value-type="float">
            <text:p>0</text:p>
          </table:table-cell>
          <table:table-cell/>
          <table:table-cell table:formula="of:=IF(AND([.L$1438]&lt;=[.L81];[.L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" calcext:value-type="percentage">
            <text:p>92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]&lt;[.G$1437];1;0)" office:value-type="float" office:value="0" calcext:value-type="float">
            <text:p>0</text:p>
          </table:table-cell>
          <table:table-cell/>
          <table:table-cell table:formula="of:=IF(AND([.L$1438]&lt;=[.L82];[.L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27</text:p>
          </table:table-cell>
          <table:table-cell office:value-type="string" calcext:value-type="string">
            <text:p>10.0.15.18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]&lt;[.G$1437];1;0)" office:value-type="float" office:value="0" calcext:value-type="float">
            <text:p>0</text:p>
          </table:table-cell>
          <table:table-cell/>
          <table:table-cell table:formula="of:=IF(AND([.L$1438]&lt;=[.L83];[.L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3</text:p>
          </table:table-cell>
          <table:table-cell office:value-type="string" calcext:value-type="string">
            <text:p>10.0.109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]&lt;[.G$1437];1;0)" office:value-type="float" office:value="0" calcext:value-type="float">
            <text:p>0</text:p>
          </table:table-cell>
          <table:table-cell/>
          <table:table-cell table:formula="of:=IF(AND([.L$1438]&lt;=[.L84];[.L8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]&lt;[.G$1437];1;0)" office:value-type="float" office:value="0" calcext:value-type="float">
            <text:p>0</text:p>
          </table:table-cell>
          <table:table-cell/>
          <table:table-cell table:formula="of:=IF(AND([.L$1438]&lt;=[.L85];[.L8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]&lt;[.G$1437];1;0)" office:value-type="float" office:value="0" calcext:value-type="float">
            <text:p>0</text:p>
          </table:table-cell>
          <table:table-cell/>
          <table:table-cell table:formula="of:=IF(AND([.L$1438]&lt;=[.L86];[.L8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]&lt;[.G$1437];1;0)" office:value-type="float" office:value="0" calcext:value-type="float">
            <text:p>0</text:p>
          </table:table-cell>
          <table:table-cell/>
          <table:table-cell table:formula="of:=IF(AND([.L$1438]&lt;=[.L87];[.L8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]&lt;[.G$1437];1;0)" office:value-type="float" office:value="0" calcext:value-type="float">
            <text:p>0</text:p>
          </table:table-cell>
          <table:table-cell/>
          <table:table-cell table:formula="of:=IF(AND([.L$1438]&lt;=[.L88];[.L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]&lt;[.G$1437];1;0)" office:value-type="float" office:value="0" calcext:value-type="float">
            <text:p>0</text:p>
          </table:table-cell>
          <table:table-cell/>
          <table:table-cell table:formula="of:=IF(AND([.L$1438]&lt;=[.L89];[.L8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]&lt;[.G$1437];1;0)" office:value-type="float" office:value="0" calcext:value-type="float">
            <text:p>0</text:p>
          </table:table-cell>
          <table:table-cell/>
          <table:table-cell table:formula="of:=IF(AND([.L$1438]&lt;=[.L90];[.L9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]&lt;[.G$1437];1;0)" office:value-type="float" office:value="0" calcext:value-type="float">
            <text:p>0</text:p>
          </table:table-cell>
          <table:table-cell/>
          <table:table-cell table:formula="of:=IF(AND([.L$1438]&lt;=[.L91];[.L9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]&lt;[.G$1437];1;0)" office:value-type="float" office:value="0" calcext:value-type="float">
            <text:p>0</text:p>
          </table:table-cell>
          <table:table-cell/>
          <table:table-cell table:formula="of:=IF(AND([.L$1438]&lt;=[.L92];[.L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42</text:p>
          </table:table-cell>
          <table:table-cell office:value-type="string" calcext:value-type="string">
            <text:p>10.0.102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85" calcext:value-type="percentage">
            <text:p>97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]&lt;[.G$1437];1;0)" office:value-type="float" office:value="0" calcext:value-type="float">
            <text:p>0</text:p>
          </table:table-cell>
          <table:table-cell/>
          <table:table-cell table:formula="of:=IF(AND([.L$1438]&lt;=[.L93];[.L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5" calcext:value-type="percentage">
            <text:p>90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]&lt;[.G$1437];1;0)" office:value-type="float" office:value="0" calcext:value-type="float">
            <text:p>0</text:p>
          </table:table-cell>
          <table:table-cell/>
          <table:table-cell table:formula="of:=IF(AND([.L$1438]&lt;=[.L94];[.L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19" calcext:value-type="percentage">
            <text:p>87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]&lt;[.G$1437];1;0)" office:value-type="float" office:value="0" calcext:value-type="float">
            <text:p>0</text:p>
          </table:table-cell>
          <table:table-cell/>
          <table:table-cell table:formula="of:=IF(AND([.L$1438]&lt;=[.L95];[.L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]&lt;[.G$1437];1;0)" office:value-type="float" office:value="0" calcext:value-type="float">
            <text:p>0</text:p>
          </table:table-cell>
          <table:table-cell/>
          <table:table-cell table:formula="of:=IF(AND([.L$1438]&lt;=[.L96];[.L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2" calcext:value-type="percentage">
            <text:p>92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]&lt;[.G$1437];1;0)" office:value-type="float" office:value="0" calcext:value-type="float">
            <text:p>0</text:p>
          </table:table-cell>
          <table:table-cell/>
          <table:table-cell table:formula="of:=IF(AND([.L$1438]&lt;=[.L97];[.L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64" calcext:value-type="percentage">
            <text:p>89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]&lt;[.G$1437];1;0)" office:value-type="float" office:value="0" calcext:value-type="float">
            <text:p>0</text:p>
          </table:table-cell>
          <table:table-cell/>
          <table:table-cell table:formula="of:=IF(AND([.L$1438]&lt;=[.L98];[.L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5" calcext:value-type="percentage">
            <text:p>94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]&lt;[.G$1437];1;0)" office:value-type="float" office:value="0" calcext:value-type="float">
            <text:p>0</text:p>
          </table:table-cell>
          <table:table-cell/>
          <table:table-cell table:formula="of:=IF(AND([.L$1438]&lt;=[.L99];[.L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03</text:p>
          </table:table-cell>
          <table:table-cell office:value-type="string" calcext:value-type="string">
            <text:p>10.0.3.1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]&lt;[.G$1437];1;0)" office:value-type="float" office:value="0" calcext:value-type="float">
            <text:p>0</text:p>
          </table:table-cell>
          <table:table-cell/>
          <table:table-cell table:formula="of:=IF(AND([.L$1438]&lt;=[.L100];[.L10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86</text:p>
          </table:table-cell>
          <table:table-cell office:value-type="string" calcext:value-type="string">
            <text:p>10.2.82.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" calcext:value-type="percentage">
            <text:p>97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]&lt;[.G$1437];1;0)" office:value-type="float" office:value="0" calcext:value-type="float">
            <text:p>0</text:p>
          </table:table-cell>
          <table:table-cell/>
          <table:table-cell table:formula="of:=IF(AND([.L$1438]&lt;=[.L101];[.L1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28</text:p>
          </table:table-cell>
          <table:table-cell office:value-type="string" calcext:value-type="string">
            <text:p>10.0.1.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]&lt;[.G$1437];1;0)" office:value-type="float" office:value="0" calcext:value-type="float">
            <text:p>0</text:p>
          </table:table-cell>
          <table:table-cell/>
          <table:table-cell table:formula="of:=IF(AND([.L$1438]&lt;=[.L102];[.L10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28</text:p>
          </table:table-cell>
          <table:table-cell office:value-type="string" calcext:value-type="string">
            <text:p>10.0.1.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]&lt;[.G$1437];1;0)" office:value-type="float" office:value="0" calcext:value-type="float">
            <text:p>0</text:p>
          </table:table-cell>
          <table:table-cell/>
          <table:table-cell table:formula="of:=IF(AND([.L$1438]&lt;=[.L103];[.L1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04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09" calcext:value-type="percentage">
            <text:p>86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]&lt;[.G$1437];1;0)" office:value-type="float" office:value="0" calcext:value-type="float">
            <text:p>0</text:p>
          </table:table-cell>
          <table:table-cell/>
          <table:table-cell table:formula="of:=IF(AND([.L$1438]&lt;=[.L104];[.L1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10.23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]&lt;[.G$1437];1;0)" office:value-type="float" office:value="0" calcext:value-type="float">
            <text:p>0</text:p>
          </table:table-cell>
          <table:table-cell/>
          <table:table-cell table:formula="of:=IF(AND([.L$1438]&lt;=[.L105];[.L10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36.116</text:p>
          </table:table-cell>
          <table:table-cell office:value-type="string" calcext:value-type="string">
            <text:p>10.3.199.1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]&lt;[.G$1437];1;0)" office:value-type="float" office:value="0" calcext:value-type="float">
            <text:p>0</text:p>
          </table:table-cell>
          <table:table-cell/>
          <table:table-cell table:formula="of:=IF(AND([.L$1438]&lt;=[.L106];[.L1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116</text:p>
          </table:table-cell>
          <table:table-cell office:value-type="string" calcext:value-type="string">
            <text:p>10.0.25.1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45" calcext:value-type="percentage">
            <text:p>94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]&lt;[.G$1437];1;0)" office:value-type="float" office:value="0" calcext:value-type="float">
            <text:p>0</text:p>
          </table:table-cell>
          <table:table-cell/>
          <table:table-cell table:formula="of:=IF(AND([.L$1438]&lt;=[.L107];[.L1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132</text:p>
          </table:table-cell>
          <table:table-cell office:value-type="string" calcext:value-type="string">
            <text:p>10.0.53.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]&lt;[.G$1437];1;0)" office:value-type="float" office:value="0" calcext:value-type="float">
            <text:p>0</text:p>
          </table:table-cell>
          <table:table-cell/>
          <table:table-cell table:formula="of:=IF(AND([.L$1438]&lt;=[.L108];[.L10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1.89</text:p>
          </table:table-cell>
          <table:table-cell office:value-type="string" calcext:value-type="string">
            <text:p>10.4.75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]&lt;[.G$1437];1;0)" office:value-type="float" office:value="0" calcext:value-type="float">
            <text:p>0</text:p>
          </table:table-cell>
          <table:table-cell/>
          <table:table-cell table:formula="of:=IF(AND([.L$1438]&lt;=[.L109];[.L10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101.18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" calcext:value-type="percentage">
            <text:p>98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]&lt;[.G$1437];1;0)" office:value-type="float" office:value="0" calcext:value-type="float">
            <text:p>0</text:p>
          </table:table-cell>
          <table:table-cell/>
          <table:table-cell table:formula="of:=IF(AND([.L$1438]&lt;=[.L110];[.L1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81</text:p>
          </table:table-cell>
          <table:table-cell office:value-type="string" calcext:value-type="string">
            <text:p>10.0.1.15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524" calcext:value-type="percentage">
            <text:p>75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]&lt;[.G$1437];1;0)" office:value-type="float" office:value="0" calcext:value-type="float">
            <text:p>0</text:p>
          </table:table-cell>
          <table:table-cell/>
          <table:table-cell table:formula="of:=IF(AND([.L$1438]&lt;=[.L111];[.L1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2.144</text:p>
          </table:table-cell>
          <table:table-cell office:value-type="string" calcext:value-type="string">
            <text:p>10.3.222.17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]&lt;[.G$1437];1;0)" office:value-type="float" office:value="0" calcext:value-type="float">
            <text:p>0</text:p>
          </table:table-cell>
          <table:table-cell/>
          <table:table-cell table:formula="of:=IF(AND([.L$1438]&lt;=[.L112];[.L1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5.64.1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]&lt;[.G$1437];1;0)" office:value-type="float" office:value="0" calcext:value-type="float">
            <text:p>0</text:p>
          </table:table-cell>
          <table:table-cell/>
          <table:table-cell table:formula="of:=IF(AND([.L$1438]&lt;=[.L113];[.L1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5.82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]&lt;[.G$1437];1;0)" office:value-type="float" office:value="0" calcext:value-type="float">
            <text:p>0</text:p>
          </table:table-cell>
          <table:table-cell/>
          <table:table-cell table:formula="of:=IF(AND([.L$1438]&lt;=[.L114];[.L1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office:value-type="string" calcext:value-type="string">
            <text:p>10.0.25.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115]&lt;[.G$1437];1;0)" office:value-type="float" office:value="0" calcext:value-type="float">
            <text:p>0</text:p>
          </table:table-cell>
          <table:table-cell/>
          <table:table-cell table:formula="of:=IF(AND([.L$1438]&lt;=[.L115];[.L11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4.2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]&lt;[.G$1437];1;0)" office:value-type="float" office:value="0" calcext:value-type="float">
            <text:p>0</text:p>
          </table:table-cell>
          <table:table-cell/>
          <table:table-cell table:formula="of:=IF(AND([.L$1438]&lt;=[.L116];[.L11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4.2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]&lt;[.G$1437];1;0)" office:value-type="float" office:value="0" calcext:value-type="float">
            <text:p>0</text:p>
          </table:table-cell>
          <table:table-cell/>
          <table:table-cell table:formula="of:=IF(AND([.L$1438]&lt;=[.L117];[.L11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4.2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]&lt;[.G$1437];1;0)" office:value-type="float" office:value="0" calcext:value-type="float">
            <text:p>0</text:p>
          </table:table-cell>
          <table:table-cell/>
          <table:table-cell table:formula="of:=IF(AND([.L$1438]&lt;=[.L118];[.L11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34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05" calcext:value-type="percentage">
            <text:p>92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]&lt;[.G$1437];1;0)" office:value-type="float" office:value="0" calcext:value-type="float">
            <text:p>0</text:p>
          </table:table-cell>
          <table:table-cell/>
          <table:table-cell table:formula="of:=IF(AND([.L$1438]&lt;=[.L119];[.L1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]&lt;[.G$1437];1;0)" office:value-type="float" office:value="0" calcext:value-type="float">
            <text:p>0</text:p>
          </table:table-cell>
          <table:table-cell/>
          <table:table-cell table:formula="of:=IF(AND([.L$1438]&lt;=[.L120];[.L1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]&lt;[.G$1437];1;0)" office:value-type="float" office:value="0" calcext:value-type="float">
            <text:p>0</text:p>
          </table:table-cell>
          <table:table-cell/>
          <table:table-cell table:formula="of:=IF(AND([.L$1438]&lt;=[.L121];[.L1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]&lt;[.G$1437];1;0)" office:value-type="float" office:value="0" calcext:value-type="float">
            <text:p>0</text:p>
          </table:table-cell>
          <table:table-cell/>
          <table:table-cell table:formula="of:=IF(AND([.L$1438]&lt;=[.L122];[.L1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3.62</text:p>
          </table:table-cell>
          <table:table-cell office:value-type="string" calcext:value-type="string">
            <text:p>10.5.82.17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]&lt;[.G$1437];1;0)" office:value-type="float" office:value="0" calcext:value-type="float">
            <text:p>0</text:p>
          </table:table-cell>
          <table:table-cell/>
          <table:table-cell table:formula="of:=IF(AND([.L$1438]&lt;=[.L123];[.L12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39.46</text:p>
          </table:table-cell>
          <table:table-cell office:value-type="string" calcext:value-type="string">
            <text:p>10.2.43.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]&lt;[.G$1437];1;0)" office:value-type="float" office:value="0" calcext:value-type="float">
            <text:p>0</text:p>
          </table:table-cell>
          <table:table-cell/>
          <table:table-cell table:formula="of:=IF(AND([.L$1438]&lt;=[.L124];[.L1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1.146</text:p>
          </table:table-cell>
          <table:table-cell office:value-type="string" calcext:value-type="string">
            <text:p>10.4.20.1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]&lt;[.G$1437];1;0)" office:value-type="float" office:value="0" calcext:value-type="float">
            <text:p>0</text:p>
          </table:table-cell>
          <table:table-cell/>
          <table:table-cell table:formula="of:=IF(AND([.L$1438]&lt;=[.L125];[.L12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4.58</text:p>
          </table:table-cell>
          <table:table-cell office:value-type="string" calcext:value-type="string">
            <text:p>10.4.93.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]&lt;[.G$1437];1;0)" office:value-type="float" office:value="0" calcext:value-type="float">
            <text:p>0</text:p>
          </table:table-cell>
          <table:table-cell/>
          <table:table-cell table:formula="of:=IF(AND([.L$1438]&lt;=[.L126];[.L12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24" calcext:value-type="percentage">
            <text:p>88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]&lt;[.G$1437];1;0)" office:value-type="float" office:value="0" calcext:value-type="float">
            <text:p>0</text:p>
          </table:table-cell>
          <table:table-cell/>
          <table:table-cell table:formula="of:=IF(AND([.L$1438]&lt;=[.L127];[.L1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09" calcext:value-type="percentage">
            <text:p>89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]&lt;[.G$1437];1;0)" office:value-type="float" office:value="0" calcext:value-type="float">
            <text:p>0</text:p>
          </table:table-cell>
          <table:table-cell/>
          <table:table-cell table:formula="of:=IF(AND([.L$1438]&lt;=[.L128];[.L1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" calcext:value-type="percentage">
            <text:p>90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]&lt;[.G$1437];1;0)" office:value-type="float" office:value="0" calcext:value-type="float">
            <text:p>0</text:p>
          </table:table-cell>
          <table:table-cell/>
          <table:table-cell table:formula="of:=IF(AND([.L$1438]&lt;=[.L129];[.L1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3.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85" calcext:value-type="percentage">
            <text:p>90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]&lt;[.G$1437];1;0)" office:value-type="float" office:value="0" calcext:value-type="float">
            <text:p>0</text:p>
          </table:table-cell>
          <table:table-cell/>
          <table:table-cell table:formula="of:=IF(AND([.L$1438]&lt;=[.L130];[.L1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65" calcext:value-type="percentage">
            <text:p>94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]&lt;[.G$1437];1;0)" office:value-type="float" office:value="0" calcext:value-type="float">
            <text:p>0</text:p>
          </table:table-cell>
          <table:table-cell/>
          <table:table-cell table:formula="of:=IF(AND([.L$1438]&lt;=[.L131];[.L1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]&lt;[.G$1437];1;0)" office:value-type="float" office:value="0" calcext:value-type="float">
            <text:p>0</text:p>
          </table:table-cell>
          <table:table-cell/>
          <table:table-cell table:formula="of:=IF(AND([.L$1438]&lt;=[.L132];[.L1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]&lt;[.G$1437];1;0)" office:value-type="float" office:value="0" calcext:value-type="float">
            <text:p>0</text:p>
          </table:table-cell>
          <table:table-cell/>
          <table:table-cell table:formula="of:=IF(AND([.L$1438]&lt;=[.L133];[.L1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95" calcext:value-type="percentage">
            <text:p>91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]&lt;[.G$1437];1;0)" office:value-type="float" office:value="0" calcext:value-type="float">
            <text:p>0</text:p>
          </table:table-cell>
          <table:table-cell/>
          <table:table-cell table:formula="of:=IF(AND([.L$1438]&lt;=[.L134];[.L1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5" calcext:value-type="percentage">
            <text:p>94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]&lt;[.G$1437];1;0)" office:value-type="float" office:value="0" calcext:value-type="float">
            <text:p>0</text:p>
          </table:table-cell>
          <table:table-cell/>
          <table:table-cell table:formula="of:=IF(AND([.L$1438]&lt;=[.L135];[.L1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" calcext:value-type="percentage">
            <text:p>92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]&lt;[.G$1437];1;0)" office:value-type="float" office:value="0" calcext:value-type="float">
            <text:p>0</text:p>
          </table:table-cell>
          <table:table-cell/>
          <table:table-cell table:formula="of:=IF(AND([.L$1438]&lt;=[.L136];[.L1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]&lt;[.G$1437];1;0)" office:value-type="float" office:value="0" calcext:value-type="float">
            <text:p>0</text:p>
          </table:table-cell>
          <table:table-cell/>
          <table:table-cell table:formula="of:=IF(AND([.L$1438]&lt;=[.L137];[.L1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4" calcext:value-type="percentage">
            <text:p>92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]&lt;[.G$1437];1;0)" office:value-type="float" office:value="0" calcext:value-type="float">
            <text:p>0</text:p>
          </table:table-cell>
          <table:table-cell/>
          <table:table-cell table:formula="of:=IF(AND([.L$1438]&lt;=[.L138];[.L1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" calcext:value-type="percentage">
            <text:p>93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]&lt;[.G$1437];1;0)" office:value-type="float" office:value="0" calcext:value-type="float">
            <text:p>0</text:p>
          </table:table-cell>
          <table:table-cell/>
          <table:table-cell table:formula="of:=IF(AND([.L$1438]&lt;=[.L139];[.L1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" calcext:value-type="percentage">
            <text:p>93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]&lt;[.G$1437];1;0)" office:value-type="float" office:value="0" calcext:value-type="float">
            <text:p>0</text:p>
          </table:table-cell>
          <table:table-cell/>
          <table:table-cell table:formula="of:=IF(AND([.L$1438]&lt;=[.L140];[.L1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75" calcext:value-type="percentage">
            <text:p>95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]&lt;[.G$1437];1;0)" office:value-type="float" office:value="0" calcext:value-type="float">
            <text:p>0</text:p>
          </table:table-cell>
          <table:table-cell/>
          <table:table-cell table:formula="of:=IF(AND([.L$1438]&lt;=[.L141];[.L1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5" calcext:value-type="percentage">
            <text:p>91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]&lt;[.G$1437];1;0)" office:value-type="float" office:value="0" calcext:value-type="float">
            <text:p>0</text:p>
          </table:table-cell>
          <table:table-cell/>
          <table:table-cell table:formula="of:=IF(AND([.L$1438]&lt;=[.L142];[.L1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05" calcext:value-type="percentage">
            <text:p>91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3]&lt;[.G$1437];1;0)" office:value-type="float" office:value="0" calcext:value-type="float">
            <text:p>0</text:p>
          </table:table-cell>
          <table:table-cell/>
          <table:table-cell table:formula="of:=IF(AND([.L$1438]&lt;=[.L143];[.L1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5" calcext:value-type="percentage">
            <text:p>91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4]&lt;[.G$1437];1;0)" office:value-type="float" office:value="0" calcext:value-type="float">
            <text:p>0</text:p>
          </table:table-cell>
          <table:table-cell/>
          <table:table-cell table:formula="of:=IF(AND([.L$1438]&lt;=[.L144];[.L1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5]&lt;[.G$1437];1;0)" office:value-type="float" office:value="0" calcext:value-type="float">
            <text:p>0</text:p>
          </table:table-cell>
          <table:table-cell/>
          <table:table-cell table:formula="of:=IF(AND([.L$1438]&lt;=[.L145];[.L1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8" calcext:value-type="percentage">
            <text:p>90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6]&lt;[.G$1437];1;0)" office:value-type="float" office:value="0" calcext:value-type="float">
            <text:p>0</text:p>
          </table:table-cell>
          <table:table-cell/>
          <table:table-cell table:formula="of:=IF(AND([.L$1438]&lt;=[.L146];[.L1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2</text:p>
          </table:table-cell>
          <table:table-cell office:value-type="string" calcext:value-type="string">
            <text:p>10.0.15.18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7]&lt;[.G$1437];1;0)" office:value-type="float" office:value="0" calcext:value-type="float">
            <text:p>0</text:p>
          </table:table-cell>
          <table:table-cell/>
          <table:table-cell table:formula="of:=IF(AND([.L$1438]&lt;=[.L147];[.L14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office:value-type="string" calcext:value-type="string">
            <text:p>10.0.25.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8]&lt;[.G$1437];1;0)" office:value-type="float" office:value="0" calcext:value-type="float">
            <text:p>0</text:p>
          </table:table-cell>
          <table:table-cell/>
          <table:table-cell table:formula="of:=IF(AND([.L$1438]&lt;=[.L148];[.L14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9]&lt;[.G$1437];1;0)" office:value-type="float" office:value="0" calcext:value-type="float">
            <text:p>0</text:p>
          </table:table-cell>
          <table:table-cell/>
          <table:table-cell table:formula="of:=IF(AND([.L$1438]&lt;=[.L149];[.L14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0]&lt;[.G$1437];1;0)" office:value-type="float" office:value="0" calcext:value-type="float">
            <text:p>0</text:p>
          </table:table-cell>
          <table:table-cell/>
          <table:table-cell table:formula="of:=IF(AND([.L$1438]&lt;=[.L150];[.L15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5" calcext:value-type="percentage">
            <text:p>0,5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1]&lt;[.G$1437];1;0)" office:value-type="float" office:value="0" calcext:value-type="float">
            <text:p>0</text:p>
          </table:table-cell>
          <table:table-cell/>
          <table:table-cell table:formula="of:=IF(AND([.L$1438]&lt;=[.L151];[.L1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2]&lt;[.G$1437];1;0)" office:value-type="float" office:value="0" calcext:value-type="float">
            <text:p>0</text:p>
          </table:table-cell>
          <table:table-cell/>
          <table:table-cell table:formula="of:=IF(AND([.L$1438]&lt;=[.L152];[.L15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3]&lt;[.G$1437];1;0)" office:value-type="float" office:value="0" calcext:value-type="float">
            <text:p>0</text:p>
          </table:table-cell>
          <table:table-cell/>
          <table:table-cell table:formula="of:=IF(AND([.L$1438]&lt;=[.L153];[.L15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4]&lt;[.G$1437];1;0)" office:value-type="float" office:value="0" calcext:value-type="float">
            <text:p>0</text:p>
          </table:table-cell>
          <table:table-cell/>
          <table:table-cell table:formula="of:=IF(AND([.L$1438]&lt;=[.L154];[.L15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5]&lt;[.G$1437];1;0)" office:value-type="float" office:value="0" calcext:value-type="float">
            <text:p>0</text:p>
          </table:table-cell>
          <table:table-cell/>
          <table:table-cell table:formula="of:=IF(AND([.L$1438]&lt;=[.L155];[.L1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6]&lt;[.G$1437];1;0)" office:value-type="float" office:value="0" calcext:value-type="float">
            <text:p>0</text:p>
          </table:table-cell>
          <table:table-cell/>
          <table:table-cell table:formula="of:=IF(AND([.L$1438]&lt;=[.L156];[.L15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7]&lt;[.G$1437];1;0)" office:value-type="float" office:value="0" calcext:value-type="float">
            <text:p>0</text:p>
          </table:table-cell>
          <table:table-cell/>
          <table:table-cell table:formula="of:=IF(AND([.L$1438]&lt;=[.L157];[.L15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8]&lt;[.G$1437];1;0)" office:value-type="float" office:value="0" calcext:value-type="float">
            <text:p>0</text:p>
          </table:table-cell>
          <table:table-cell/>
          <table:table-cell table:formula="of:=IF(AND([.L$1438]&lt;=[.L158];[.L1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59]&lt;[.G$1437];1;0)" office:value-type="float" office:value="0" calcext:value-type="float">
            <text:p>0</text:p>
          </table:table-cell>
          <table:table-cell/>
          <table:table-cell table:formula="of:=IF(AND([.L$1438]&lt;=[.L159];[.L1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0]&lt;[.G$1437];1;0)" office:value-type="float" office:value="0" calcext:value-type="float">
            <text:p>0</text:p>
          </table:table-cell>
          <table:table-cell/>
          <table:table-cell table:formula="of:=IF(AND([.L$1438]&lt;=[.L160];[.L1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1]&lt;[.G$1437];1;0)" office:value-type="float" office:value="0" calcext:value-type="float">
            <text:p>0</text:p>
          </table:table-cell>
          <table:table-cell/>
          <table:table-cell table:formula="of:=IF(AND([.L$1438]&lt;=[.L161];[.L1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2]&lt;[.G$1437];1;0)" office:value-type="float" office:value="0" calcext:value-type="float">
            <text:p>0</text:p>
          </table:table-cell>
          <table:table-cell/>
          <table:table-cell table:formula="of:=IF(AND([.L$1438]&lt;=[.L162];[.L16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3]&lt;[.G$1437];1;0)" office:value-type="float" office:value="0" calcext:value-type="float">
            <text:p>0</text:p>
          </table:table-cell>
          <table:table-cell/>
          <table:table-cell table:formula="of:=IF(AND([.L$1438]&lt;=[.L163];[.L16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42</text:p>
          </table:table-cell>
          <table:table-cell office:value-type="string" calcext:value-type="string">
            <text:p>10.0.102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4]&lt;[.G$1437];1;0)" office:value-type="float" office:value="0" calcext:value-type="float">
            <text:p>0</text:p>
          </table:table-cell>
          <table:table-cell/>
          <table:table-cell table:formula="of:=IF(AND([.L$1438]&lt;=[.L164];[.L1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5]&lt;[.G$1437];1;0)" office:value-type="float" office:value="0" calcext:value-type="float">
            <text:p>0</text:p>
          </table:table-cell>
          <table:table-cell/>
          <table:table-cell table:formula="of:=IF(AND([.L$1438]&lt;=[.L165];[.L16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6]&lt;[.G$1437];1;0)" office:value-type="float" office:value="0" calcext:value-type="float">
            <text:p>0</text:p>
          </table:table-cell>
          <table:table-cell/>
          <table:table-cell table:formula="of:=IF(AND([.L$1438]&lt;=[.L166];[.L1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7]&lt;[.G$1437];1;0)" office:value-type="float" office:value="0" calcext:value-type="float">
            <text:p>0</text:p>
          </table:table-cell>
          <table:table-cell/>
          <table:table-cell table:formula="of:=IF(AND([.L$1438]&lt;=[.L167];[.L1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8]&lt;[.G$1437];1;0)" office:value-type="float" office:value="0" calcext:value-type="float">
            <text:p>0</text:p>
          </table:table-cell>
          <table:table-cell/>
          <table:table-cell table:formula="of:=IF(AND([.L$1438]&lt;=[.L168];[.L1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69]&lt;[.G$1437];1;0)" office:value-type="float" office:value="0" calcext:value-type="float">
            <text:p>0</text:p>
          </table:table-cell>
          <table:table-cell/>
          <table:table-cell table:formula="of:=IF(AND([.L$1438]&lt;=[.L169];[.L1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0]&lt;[.G$1437];1;0)" office:value-type="float" office:value="0" calcext:value-type="float">
            <text:p>0</text:p>
          </table:table-cell>
          <table:table-cell/>
          <table:table-cell table:formula="of:=IF(AND([.L$1438]&lt;=[.L170];[.L1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1]&lt;[.G$1437];1;0)" office:value-type="float" office:value="0" calcext:value-type="float">
            <text:p>0</text:p>
          </table:table-cell>
          <table:table-cell/>
          <table:table-cell table:formula="of:=IF(AND([.L$1438]&lt;=[.L171];[.L1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2]&lt;[.G$1437];1;0)" office:value-type="float" office:value="0" calcext:value-type="float">
            <text:p>0</text:p>
          </table:table-cell>
          <table:table-cell/>
          <table:table-cell table:formula="of:=IF(AND([.L$1438]&lt;=[.L172];[.L1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3]&lt;[.G$1437];1;0)" office:value-type="float" office:value="0" calcext:value-type="float">
            <text:p>0</text:p>
          </table:table-cell>
          <table:table-cell/>
          <table:table-cell table:formula="of:=IF(AND([.L$1438]&lt;=[.L173];[.L1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4]&lt;[.G$1437];1;0)" office:value-type="float" office:value="0" calcext:value-type="float">
            <text:p>0</text:p>
          </table:table-cell>
          <table:table-cell/>
          <table:table-cell table:formula="of:=IF(AND([.L$1438]&lt;=[.L174];[.L1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62</text:p>
          </table:table-cell>
          <table:table-cell office:value-type="string" calcext:value-type="string">
            <text:p>10.0.67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5]&lt;[.G$1437];1;0)" office:value-type="float" office:value="0" calcext:value-type="float">
            <text:p>0</text:p>
          </table:table-cell>
          <table:table-cell/>
          <table:table-cell table:formula="of:=IF(AND([.L$1438]&lt;=[.L175];[.L1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62</text:p>
          </table:table-cell>
          <table:table-cell office:value-type="string" calcext:value-type="string">
            <text:p>10.0.67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6]&lt;[.G$1437];1;0)" office:value-type="float" office:value="0" calcext:value-type="float">
            <text:p>0</text:p>
          </table:table-cell>
          <table:table-cell/>
          <table:table-cell table:formula="of:=IF(AND([.L$1438]&lt;=[.L176];[.L1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28.18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55" calcext:value-type="percentage">
            <text:p>97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7]&lt;[.G$1437];1;0)" office:value-type="float" office:value="0" calcext:value-type="float">
            <text:p>0</text:p>
          </table:table-cell>
          <table:table-cell/>
          <table:table-cell table:formula="of:=IF(AND([.L$1438]&lt;=[.L177];[.L1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4" calcext:value-type="percentage">
            <text:p>96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8]&lt;[.G$1437];1;0)" office:value-type="float" office:value="0" calcext:value-type="float">
            <text:p>0</text:p>
          </table:table-cell>
          <table:table-cell/>
          <table:table-cell table:formula="of:=IF(AND([.L$1438]&lt;=[.L178];[.L1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8" calcext:value-type="percentage">
            <text:p>96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79]&lt;[.G$1437];1;0)" office:value-type="float" office:value="0" calcext:value-type="float">
            <text:p>0</text:p>
          </table:table-cell>
          <table:table-cell/>
          <table:table-cell table:formula="of:=IF(AND([.L$1438]&lt;=[.L179];[.L1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5" calcext:value-type="percentage">
            <text:p>97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0]&lt;[.G$1437];1;0)" office:value-type="float" office:value="0" calcext:value-type="float">
            <text:p>0</text:p>
          </table:table-cell>
          <table:table-cell/>
          <table:table-cell table:formula="of:=IF(AND([.L$1438]&lt;=[.L180];[.L1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25" calcext:value-type="percentage">
            <text:p>97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1]&lt;[.G$1437];1;0)" office:value-type="float" office:value="0" calcext:value-type="float">
            <text:p>0</text:p>
          </table:table-cell>
          <table:table-cell/>
          <table:table-cell table:formula="of:=IF(AND([.L$1438]&lt;=[.L181];[.L1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25" calcext:value-type="percentage">
            <text:p>97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2]&lt;[.G$1437];1;0)" office:value-type="float" office:value="0" calcext:value-type="float">
            <text:p>0</text:p>
          </table:table-cell>
          <table:table-cell/>
          <table:table-cell table:formula="of:=IF(AND([.L$1438]&lt;=[.L182];[.L1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1.178.16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3]&lt;[.G$1437];1;0)" office:value-type="float" office:value="0" calcext:value-type="float">
            <text:p>0</text:p>
          </table:table-cell>
          <table:table-cell/>
          <table:table-cell table:formula="of:=IF(AND([.L$1438]&lt;=[.L183];[.L18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31.225</text:p>
          </table:table-cell>
          <table:table-cell office:value-type="string" calcext:value-type="string">
            <text:p>10.3.239.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4]&lt;[.G$1437];1;0)" office:value-type="float" office:value="0" calcext:value-type="float">
            <text:p>0</text:p>
          </table:table-cell>
          <table:table-cell/>
          <table:table-cell table:formula="of:=IF(AND([.L$1438]&lt;=[.L184];[.L1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2.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5]&lt;[.G$1437];1;0)" office:value-type="float" office:value="0" calcext:value-type="float">
            <text:p>0</text:p>
          </table:table-cell>
          <table:table-cell/>
          <table:table-cell table:formula="of:=IF(AND([.L$1438]&lt;=[.L185];[.L18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2.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6]&lt;[.G$1437];1;0)" office:value-type="float" office:value="0" calcext:value-type="float">
            <text:p>0</text:p>
          </table:table-cell>
          <table:table-cell/>
          <table:table-cell table:formula="of:=IF(AND([.L$1438]&lt;=[.L186];[.L1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.40.176</text:p>
          </table:table-cell>
          <table:table-cell office:value-type="string" calcext:value-type="string">
            <text:p>10.3.126.1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7]&lt;[.G$1437];1;0)" office:value-type="float" office:value="0" calcext:value-type="float">
            <text:p>0</text:p>
          </table:table-cell>
          <table:table-cell/>
          <table:table-cell table:formula="of:=IF(AND([.L$1438]&lt;=[.L187];[.L18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8]&lt;[.G$1437];1;0)" office:value-type="float" office:value="0" calcext:value-type="float">
            <text:p>0</text:p>
          </table:table-cell>
          <table:table-cell/>
          <table:table-cell table:formula="of:=IF(AND([.L$1438]&lt;=[.L188];[.L1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0.216</text:p>
          </table:table-cell>
          <table:table-cell office:value-type="string" calcext:value-type="string">
            <text:p>10.2.130.2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5" calcext:value-type="percentage">
            <text:p>90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89]&lt;[.G$1437];1;0)" office:value-type="float" office:value="0" calcext:value-type="float">
            <text:p>0</text:p>
          </table:table-cell>
          <table:table-cell/>
          <table:table-cell table:formula="of:=IF(AND([.L$1438]&lt;=[.L189];[.L1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21</text:p>
          </table:table-cell>
          <table:table-cell office:value-type="string" calcext:value-type="string">
            <text:p>10.0.143.7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0]&lt;[.G$1437];1;0)" office:value-type="float" office:value="0" calcext:value-type="float">
            <text:p>0</text:p>
          </table:table-cell>
          <table:table-cell/>
          <table:table-cell table:formula="of:=IF(AND([.L$1438]&lt;=[.L190];[.L19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121</text:p>
          </table:table-cell>
          <table:table-cell office:value-type="string" calcext:value-type="string">
            <text:p>10.0.143.7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1]&lt;[.G$1437];1;0)" office:value-type="float" office:value="0" calcext:value-type="float">
            <text:p>0</text:p>
          </table:table-cell>
          <table:table-cell/>
          <table:table-cell table:formula="of:=IF(AND([.L$1438]&lt;=[.L191];[.L1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21</text:p>
          </table:table-cell>
          <table:table-cell office:value-type="string" calcext:value-type="string">
            <text:p>10.0.143.7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2]&lt;[.G$1437];1;0)" office:value-type="float" office:value="0" calcext:value-type="float">
            <text:p>0</text:p>
          </table:table-cell>
          <table:table-cell/>
          <table:table-cell table:formula="of:=IF(AND([.L$1438]&lt;=[.L192];[.L1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218</text:p>
          </table:table-cell>
          <table:table-cell office:value-type="string" calcext:value-type="string">
            <text:p>10.0.19.16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3]&lt;[.G$1437];1;0)" office:value-type="float" office:value="0" calcext:value-type="float">
            <text:p>0</text:p>
          </table:table-cell>
          <table:table-cell/>
          <table:table-cell table:formula="of:=IF(AND([.L$1438]&lt;=[.L193];[.L1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63.152</text:p>
          </table:table-cell>
          <table:table-cell office:value-type="string" calcext:value-type="string">
            <text:p>10.2.172.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4]&lt;[.G$1437];1;0)" office:value-type="float" office:value="0" calcext:value-type="float">
            <text:p>0</text:p>
          </table:table-cell>
          <table:table-cell/>
          <table:table-cell table:formula="of:=IF(AND([.L$1438]&lt;=[.L194];[.L1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95</text:p>
          </table:table-cell>
          <table:table-cell office:value-type="string" calcext:value-type="string">
            <text:p>10.0.73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9" calcext:value-type="percentage">
            <text:p>97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5]&lt;[.G$1437];1;0)" office:value-type="float" office:value="0" calcext:value-type="float">
            <text:p>0</text:p>
          </table:table-cell>
          <table:table-cell/>
          <table:table-cell table:formula="of:=IF(AND([.L$1438]&lt;=[.L195];[.L1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5.84.18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6]&lt;[.G$1437];1;0)" office:value-type="float" office:value="0" calcext:value-type="float">
            <text:p>0</text:p>
          </table:table-cell>
          <table:table-cell/>
          <table:table-cell table:formula="of:=IF(AND([.L$1438]&lt;=[.L196];[.L1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251</text:p>
          </table:table-cell>
          <table:table-cell office:value-type="string" calcext:value-type="string">
            <text:p>10.0.4.2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7]&lt;[.G$1437];1;0)" office:value-type="float" office:value="0" calcext:value-type="float">
            <text:p>0</text:p>
          </table:table-cell>
          <table:table-cell/>
          <table:table-cell table:formula="of:=IF(AND([.L$1438]&lt;=[.L197];[.L1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251.19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8]&lt;[.G$1437];1;0)" office:value-type="float" office:value="0" calcext:value-type="float">
            <text:p>0</text:p>
          </table:table-cell>
          <table:table-cell/>
          <table:table-cell table:formula="of:=IF(AND([.L$1438]&lt;=[.L198];[.L19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6.48</text:p>
          </table:table-cell>
          <table:table-cell office:value-type="string" calcext:value-type="string">
            <text:p>10.2.110.9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9" calcext:value-type="percentage">
            <text:p>97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99]&lt;[.G$1437];1;0)" office:value-type="float" office:value="0" calcext:value-type="float">
            <text:p>0</text:p>
          </table:table-cell>
          <table:table-cell/>
          <table:table-cell table:formula="of:=IF(AND([.L$1438]&lt;=[.L199];[.L1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0]&lt;[.G$1437];1;0)" office:value-type="float" office:value="0" calcext:value-type="float">
            <text:p>0</text:p>
          </table:table-cell>
          <table:table-cell/>
          <table:table-cell table:formula="of:=IF(AND([.L$1438]&lt;=[.L200];[.L2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169</text:p>
          </table:table-cell>
          <table:table-cell office:value-type="string" calcext:value-type="string">
            <text:p>10.1.86.9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5" calcext:value-type="percentage">
            <text:p>96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1]&lt;[.G$1437];1;0)" office:value-type="float" office:value="0" calcext:value-type="float">
            <text:p>0</text:p>
          </table:table-cell>
          <table:table-cell/>
          <table:table-cell table:formula="of:=IF(AND([.L$1438]&lt;=[.L201];[.L2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2]&lt;[.G$1437];1;0)" office:value-type="float" office:value="0" calcext:value-type="float">
            <text:p>0</text:p>
          </table:table-cell>
          <table:table-cell/>
          <table:table-cell table:formula="of:=IF(AND([.L$1438]&lt;=[.L202];[.L20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3]&lt;[.G$1437];1;0)" office:value-type="float" office:value="0" calcext:value-type="float">
            <text:p>0</text:p>
          </table:table-cell>
          <table:table-cell/>
          <table:table-cell table:formula="of:=IF(AND([.L$1438]&lt;=[.L203];[.L20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4]&lt;[.G$1437];1;0)" office:value-type="float" office:value="0" calcext:value-type="float">
            <text:p>0</text:p>
          </table:table-cell>
          <table:table-cell/>
          <table:table-cell table:formula="of:=IF(AND([.L$1438]&lt;=[.L204];[.L2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5]&lt;[.G$1437];1;0)" office:value-type="float" office:value="0" calcext:value-type="float">
            <text:p>0</text:p>
          </table:table-cell>
          <table:table-cell/>
          <table:table-cell table:formula="of:=IF(AND([.L$1438]&lt;=[.L205];[.L2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6]&lt;[.G$1437];1;0)" office:value-type="float" office:value="0" calcext:value-type="float">
            <text:p>0</text:p>
          </table:table-cell>
          <table:table-cell/>
          <table:table-cell table:formula="of:=IF(AND([.L$1438]&lt;=[.L206];[.L2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7]&lt;[.G$1437];1;0)" office:value-type="float" office:value="0" calcext:value-type="float">
            <text:p>0</text:p>
          </table:table-cell>
          <table:table-cell/>
          <table:table-cell table:formula="of:=IF(AND([.L$1438]&lt;=[.L207];[.L20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8]&lt;[.G$1437];1;0)" office:value-type="float" office:value="0" calcext:value-type="float">
            <text:p>0</text:p>
          </table:table-cell>
          <table:table-cell/>
          <table:table-cell table:formula="of:=IF(AND([.L$1438]&lt;=[.L208];[.L2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09]&lt;[.G$1437];1;0)" office:value-type="float" office:value="0" calcext:value-type="float">
            <text:p>0</text:p>
          </table:table-cell>
          <table:table-cell/>
          <table:table-cell table:formula="of:=IF(AND([.L$1438]&lt;=[.L209];[.L20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0]&lt;[.G$1437];1;0)" office:value-type="float" office:value="0" calcext:value-type="float">
            <text:p>0</text:p>
          </table:table-cell>
          <table:table-cell/>
          <table:table-cell table:formula="of:=IF(AND([.L$1438]&lt;=[.L210];[.L21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1]&lt;[.G$1437];1;0)" office:value-type="float" office:value="0" calcext:value-type="float">
            <text:p>0</text:p>
          </table:table-cell>
          <table:table-cell/>
          <table:table-cell table:formula="of:=IF(AND([.L$1438]&lt;=[.L211];[.L21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2]&lt;[.G$1437];1;0)" office:value-type="float" office:value="0" calcext:value-type="float">
            <text:p>0</text:p>
          </table:table-cell>
          <table:table-cell/>
          <table:table-cell table:formula="of:=IF(AND([.L$1438]&lt;=[.L212];[.L21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83.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3]&lt;[.G$1437];1;0)" office:value-type="float" office:value="0" calcext:value-type="float">
            <text:p>0</text:p>
          </table:table-cell>
          <table:table-cell/>
          <table:table-cell table:formula="of:=IF(AND([.L$1438]&lt;=[.L213];[.L2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3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214]&lt;[.G$1437];1;0)" office:value-type="float" office:value="0" calcext:value-type="float">
            <text:p>0</text:p>
          </table:table-cell>
          <table:table-cell/>
          <table:table-cell table:formula="of:=IF(AND([.L$1438]&lt;=[.L214];[.L21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3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215]&lt;[.G$1437];1;0)" office:value-type="float" office:value="0" calcext:value-type="float">
            <text:p>0</text:p>
          </table:table-cell>
          <table:table-cell/>
          <table:table-cell table:formula="of:=IF(AND([.L$1438]&lt;=[.L215];[.L21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3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216]&lt;[.G$1437];1;0)" office:value-type="float" office:value="0" calcext:value-type="float">
            <text:p>0</text:p>
          </table:table-cell>
          <table:table-cell/>
          <table:table-cell table:formula="of:=IF(AND([.L$1438]&lt;=[.L216];[.L21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3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7]&lt;[.G$1437];1;0)" office:value-type="float" office:value="0" calcext:value-type="float">
            <text:p>0</text:p>
          </table:table-cell>
          <table:table-cell/>
          <table:table-cell table:formula="of:=IF(AND([.L$1438]&lt;=[.L217];[.L2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1.227</text:p>
          </table:table-cell>
          <table:table-cell office:value-type="string" calcext:value-type="string">
            <text:p>10.1.196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8]&lt;[.G$1437];1;0)" office:value-type="float" office:value="0" calcext:value-type="float">
            <text:p>0</text:p>
          </table:table-cell>
          <table:table-cell/>
          <table:table-cell table:formula="of:=IF(AND([.L$1438]&lt;=[.L218];[.L21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99" calcext:value-type="percentage">
            <text:p>87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19]&lt;[.G$1437];1;0)" office:value-type="float" office:value="0" calcext:value-type="float">
            <text:p>0</text:p>
          </table:table-cell>
          <table:table-cell/>
          <table:table-cell table:formula="of:=IF(AND([.L$1438]&lt;=[.L219];[.L2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45" calcext:value-type="percentage">
            <text:p>90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0]&lt;[.G$1437];1;0)" office:value-type="float" office:value="0" calcext:value-type="float">
            <text:p>0</text:p>
          </table:table-cell>
          <table:table-cell/>
          <table:table-cell table:formula="of:=IF(AND([.L$1438]&lt;=[.L220];[.L2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1]&lt;[.G$1437];1;0)" office:value-type="float" office:value="0" calcext:value-type="float">
            <text:p>0</text:p>
          </table:table-cell>
          <table:table-cell/>
          <table:table-cell table:formula="of:=IF(AND([.L$1438]&lt;=[.L221];[.L2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55" calcext:value-type="percentage">
            <text:p>92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2]&lt;[.G$1437];1;0)" office:value-type="float" office:value="0" calcext:value-type="float">
            <text:p>0</text:p>
          </table:table-cell>
          <table:table-cell/>
          <table:table-cell table:formula="of:=IF(AND([.L$1438]&lt;=[.L222];[.L2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75" calcext:value-type="percentage">
            <text:p>95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3]&lt;[.G$1437];1;0)" office:value-type="float" office:value="0" calcext:value-type="float">
            <text:p>0</text:p>
          </table:table-cell>
          <table:table-cell/>
          <table:table-cell table:formula="of:=IF(AND([.L$1438]&lt;=[.L223];[.L2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4]&lt;[.G$1437];1;0)" office:value-type="float" office:value="0" calcext:value-type="float">
            <text:p>0</text:p>
          </table:table-cell>
          <table:table-cell/>
          <table:table-cell table:formula="of:=IF(AND([.L$1438]&lt;=[.L224];[.L2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7" calcext:value-type="percentage">
            <text:p>91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5]&lt;[.G$1437];1;0)" office:value-type="float" office:value="0" calcext:value-type="float">
            <text:p>0</text:p>
          </table:table-cell>
          <table:table-cell/>
          <table:table-cell table:formula="of:=IF(AND([.L$1438]&lt;=[.L225];[.L2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" calcext:value-type="percentage">
            <text:p>93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6]&lt;[.G$1437];1;0)" office:value-type="float" office:value="0" calcext:value-type="float">
            <text:p>0</text:p>
          </table:table-cell>
          <table:table-cell/>
          <table:table-cell table:formula="of:=IF(AND([.L$1438]&lt;=[.L226];[.L2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05" calcext:value-type="percentage">
            <text:p>93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7]&lt;[.G$1437];1;0)" office:value-type="float" office:value="0" calcext:value-type="float">
            <text:p>0</text:p>
          </table:table-cell>
          <table:table-cell/>
          <table:table-cell table:formula="of:=IF(AND([.L$1438]&lt;=[.L227];[.L2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08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05" calcext:value-type="percentage">
            <text:p>90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8]&lt;[.G$1437];1;0)" office:value-type="float" office:value="0" calcext:value-type="float">
            <text:p>0</text:p>
          </table:table-cell>
          <table:table-cell/>
          <table:table-cell table:formula="of:=IF(AND([.L$1438]&lt;=[.L228];[.L2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13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29]&lt;[.G$1437];1;0)" office:value-type="float" office:value="0" calcext:value-type="float">
            <text:p>0</text:p>
          </table:table-cell>
          <table:table-cell/>
          <table:table-cell table:formula="of:=IF(AND([.L$1438]&lt;=[.L229];[.L2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1.57</text:p>
          </table:table-cell>
          <table:table-cell office:value-type="string" calcext:value-type="string">
            <text:p>10.4.168.9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0]&lt;[.G$1437];1;0)" office:value-type="float" office:value="0" calcext:value-type="float">
            <text:p>0</text:p>
          </table:table-cell>
          <table:table-cell/>
          <table:table-cell table:formula="of:=IF(AND([.L$1438]&lt;=[.L230];[.L2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1]&lt;[.G$1437];1;0)" office:value-type="float" office:value="0" calcext:value-type="float">
            <text:p>0</text:p>
          </table:table-cell>
          <table:table-cell/>
          <table:table-cell table:formula="of:=IF(AND([.L$1438]&lt;=[.L231];[.L2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2]&lt;[.G$1437];1;0)" office:value-type="float" office:value="0" calcext:value-type="float">
            <text:p>0</text:p>
          </table:table-cell>
          <table:table-cell/>
          <table:table-cell table:formula="of:=IF(AND([.L$1438]&lt;=[.L232];[.L2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9.115</text:p>
          </table:table-cell>
          <table:table-cell office:value-type="string" calcext:value-type="string">
            <text:p>10.1.139.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1" calcext:value-type="percentage">
            <text:p>98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3]&lt;[.G$1437];1;0)" office:value-type="float" office:value="0" calcext:value-type="float">
            <text:p>0</text:p>
          </table:table-cell>
          <table:table-cell/>
          <table:table-cell table:formula="of:=IF(AND([.L$1438]&lt;=[.L233];[.L2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72</text:p>
          </table:table-cell>
          <table:table-cell office:value-type="string" calcext:value-type="string">
            <text:p>10.2.36.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05" calcext:value-type="percentage">
            <text:p>93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4]&lt;[.G$1437];1;0)" office:value-type="float" office:value="0" calcext:value-type="float">
            <text:p>0</text:p>
          </table:table-cell>
          <table:table-cell/>
          <table:table-cell table:formula="of:=IF(AND([.L$1438]&lt;=[.L234];[.L2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" calcext:value-type="percentage">
            <text:p>93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5]&lt;[.G$1437];1;0)" office:value-type="float" office:value="0" calcext:value-type="float">
            <text:p>0</text:p>
          </table:table-cell>
          <table:table-cell/>
          <table:table-cell table:formula="of:=IF(AND([.L$1438]&lt;=[.L235];[.L2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44" calcext:value-type="percentage">
            <text:p>89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6]&lt;[.G$1437];1;0)" office:value-type="float" office:value="0" calcext:value-type="float">
            <text:p>0</text:p>
          </table:table-cell>
          <table:table-cell/>
          <table:table-cell table:formula="of:=IF(AND([.L$1438]&lt;=[.L236];[.L2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7]&lt;[.G$1437];1;0)" office:value-type="float" office:value="0" calcext:value-type="float">
            <text:p>0</text:p>
          </table:table-cell>
          <table:table-cell/>
          <table:table-cell table:formula="of:=IF(AND([.L$1438]&lt;=[.L237];[.L2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8]&lt;[.G$1437];1;0)" office:value-type="float" office:value="0" calcext:value-type="float">
            <text:p>0</text:p>
          </table:table-cell>
          <table:table-cell/>
          <table:table-cell table:formula="of:=IF(AND([.L$1438]&lt;=[.L238];[.L2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" calcext:value-type="percentage">
            <text:p>94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39]&lt;[.G$1437];1;0)" office:value-type="float" office:value="0" calcext:value-type="float">
            <text:p>0</text:p>
          </table:table-cell>
          <table:table-cell/>
          <table:table-cell table:formula="of:=IF(AND([.L$1438]&lt;=[.L239];[.L2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99" calcext:value-type="percentage">
            <text:p>89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0]&lt;[.G$1437];1;0)" office:value-type="float" office:value="0" calcext:value-type="float">
            <text:p>0</text:p>
          </table:table-cell>
          <table:table-cell/>
          <table:table-cell table:formula="of:=IF(AND([.L$1438]&lt;=[.L240];[.L2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1]&lt;[.G$1437];1;0)" office:value-type="float" office:value="0" calcext:value-type="float">
            <text:p>0</text:p>
          </table:table-cell>
          <table:table-cell/>
          <table:table-cell table:formula="of:=IF(AND([.L$1438]&lt;=[.L241];[.L2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55" calcext:value-type="percentage">
            <text:p>97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2]&lt;[.G$1437];1;0)" office:value-type="float" office:value="0" calcext:value-type="float">
            <text:p>0</text:p>
          </table:table-cell>
          <table:table-cell/>
          <table:table-cell table:formula="of:=IF(AND([.L$1438]&lt;=[.L242];[.L2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35" calcext:value-type="percentage">
            <text:p>91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3]&lt;[.G$1437];1;0)" office:value-type="float" office:value="0" calcext:value-type="float">
            <text:p>0</text:p>
          </table:table-cell>
          <table:table-cell/>
          <table:table-cell table:formula="of:=IF(AND([.L$1438]&lt;=[.L243];[.L2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14" calcext:value-type="percentage">
            <text:p>87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4]&lt;[.G$1437];1;0)" office:value-type="float" office:value="0" calcext:value-type="float">
            <text:p>0</text:p>
          </table:table-cell>
          <table:table-cell/>
          <table:table-cell table:formula="of:=IF(AND([.L$1438]&lt;=[.L244];[.L2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95" calcext:value-type="percentage">
            <text:p>90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5]&lt;[.G$1437];1;0)" office:value-type="float" office:value="0" calcext:value-type="float">
            <text:p>0</text:p>
          </table:table-cell>
          <table:table-cell/>
          <table:table-cell table:formula="of:=IF(AND([.L$1438]&lt;=[.L245];[.L2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2.55.19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29" calcext:value-type="percentage">
            <text:p>86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6]&lt;[.G$1437];1;0)" office:value-type="float" office:value="0" calcext:value-type="float">
            <text:p>0</text:p>
          </table:table-cell>
          <table:table-cell/>
          <table:table-cell table:formula="of:=IF(AND([.L$1438]&lt;=[.L246];[.L2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3</text:p>
          </table:table-cell>
          <table:table-cell office:value-type="string" calcext:value-type="string">
            <text:p>10.0.0.1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7]&lt;[.G$1437];1;0)" office:value-type="float" office:value="0" calcext:value-type="float">
            <text:p>0</text:p>
          </table:table-cell>
          <table:table-cell/>
          <table:table-cell table:formula="of:=IF(AND([.L$1438]&lt;=[.L247];[.L2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3</text:p>
          </table:table-cell>
          <table:table-cell office:value-type="string" calcext:value-type="string">
            <text:p>10.0.0.1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8]&lt;[.G$1437];1;0)" office:value-type="float" office:value="0" calcext:value-type="float">
            <text:p>0</text:p>
          </table:table-cell>
          <table:table-cell/>
          <table:table-cell table:formula="of:=IF(AND([.L$1438]&lt;=[.L248];[.L2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.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49]&lt;[.G$1437];1;0)" office:value-type="float" office:value="0" calcext:value-type="float">
            <text:p>0</text:p>
          </table:table-cell>
          <table:table-cell/>
          <table:table-cell table:formula="of:=IF(AND([.L$1438]&lt;=[.L249];[.L2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2</text:p>
          </table:table-cell>
          <table:table-cell office:value-type="string" calcext:value-type="string">
            <text:p>10.1.130.1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4" calcext:value-type="percentage">
            <text:p>97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0]&lt;[.G$1437];1;0)" office:value-type="float" office:value="0" calcext:value-type="float">
            <text:p>0</text:p>
          </table:table-cell>
          <table:table-cell/>
          <table:table-cell table:formula="of:=IF(AND([.L$1438]&lt;=[.L250];[.L2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" calcext:value-type="percentage">
            <text:p>91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1]&lt;[.G$1437];1;0)" office:value-type="float" office:value="0" calcext:value-type="float">
            <text:p>0</text:p>
          </table:table-cell>
          <table:table-cell/>
          <table:table-cell table:formula="of:=IF(AND([.L$1438]&lt;=[.L251];[.L2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2]&lt;[.G$1437];1;0)" office:value-type="float" office:value="0" calcext:value-type="float">
            <text:p>0</text:p>
          </table:table-cell>
          <table:table-cell/>
          <table:table-cell table:formula="of:=IF(AND([.L$1438]&lt;=[.L252];[.L2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3]&lt;[.G$1437];1;0)" office:value-type="float" office:value="0" calcext:value-type="float">
            <text:p>0</text:p>
          </table:table-cell>
          <table:table-cell/>
          <table:table-cell table:formula="of:=IF(AND([.L$1438]&lt;=[.L253];[.L2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25" calcext:value-type="percentage">
            <text:p>94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4]&lt;[.G$1437];1;0)" office:value-type="float" office:value="0" calcext:value-type="float">
            <text:p>0</text:p>
          </table:table-cell>
          <table:table-cell/>
          <table:table-cell table:formula="of:=IF(AND([.L$1438]&lt;=[.L254];[.L25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" calcext:value-type="percentage">
            <text:p>94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5]&lt;[.G$1437];1;0)" office:value-type="float" office:value="0" calcext:value-type="float">
            <text:p>0</text:p>
          </table:table-cell>
          <table:table-cell/>
          <table:table-cell table:formula="of:=IF(AND([.L$1438]&lt;=[.L255];[.L2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" calcext:value-type="percentage">
            <text:p>91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6]&lt;[.G$1437];1;0)" office:value-type="float" office:value="0" calcext:value-type="float">
            <text:p>0</text:p>
          </table:table-cell>
          <table:table-cell/>
          <table:table-cell table:formula="of:=IF(AND([.L$1438]&lt;=[.L256];[.L25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" calcext:value-type="percentage">
            <text:p>91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7]&lt;[.G$1437];1;0)" office:value-type="float" office:value="0" calcext:value-type="float">
            <text:p>0</text:p>
          </table:table-cell>
          <table:table-cell/>
          <table:table-cell table:formula="of:=IF(AND([.L$1438]&lt;=[.L257];[.L2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35" calcext:value-type="percentage">
            <text:p>91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8]&lt;[.G$1437];1;0)" office:value-type="float" office:value="0" calcext:value-type="float">
            <text:p>0</text:p>
          </table:table-cell>
          <table:table-cell/>
          <table:table-cell table:formula="of:=IF(AND([.L$1438]&lt;=[.L258];[.L2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55" calcext:value-type="percentage">
            <text:p>92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59]&lt;[.G$1437];1;0)" office:value-type="float" office:value="0" calcext:value-type="float">
            <text:p>0</text:p>
          </table:table-cell>
          <table:table-cell/>
          <table:table-cell table:formula="of:=IF(AND([.L$1438]&lt;=[.L259];[.L2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" calcext:value-type="percentage">
            <text:p>90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0]&lt;[.G$1437];1;0)" office:value-type="float" office:value="0" calcext:value-type="float">
            <text:p>0</text:p>
          </table:table-cell>
          <table:table-cell/>
          <table:table-cell table:formula="of:=IF(AND([.L$1438]&lt;=[.L260];[.L2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59" calcext:value-type="percentage">
            <text:p>89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1]&lt;[.G$1437];1;0)" office:value-type="float" office:value="0" calcext:value-type="float">
            <text:p>0</text:p>
          </table:table-cell>
          <table:table-cell/>
          <table:table-cell table:formula="of:=IF(AND([.L$1438]&lt;=[.L261];[.L2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157</text:p>
          </table:table-cell>
          <table:table-cell office:value-type="string" calcext:value-type="string">
            <text:p>10.3.27.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54" calcext:value-type="percentage">
            <text:p>84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2]&lt;[.G$1437];1;0)" office:value-type="float" office:value="0" calcext:value-type="float">
            <text:p>0</text:p>
          </table:table-cell>
          <table:table-cell/>
          <table:table-cell table:formula="of:=IF(AND([.L$1438]&lt;=[.L262];[.L2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40.188</text:p>
          </table:table-cell>
          <table:table-cell office:value-type="string" calcext:value-type="string">
            <text:p>10.3.129.9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3]&lt;[.G$1437];1;0)" office:value-type="float" office:value="0" calcext:value-type="float">
            <text:p>0</text:p>
          </table:table-cell>
          <table:table-cell/>
          <table:table-cell table:formula="of:=IF(AND([.L$1438]&lt;=[.L263];[.L26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40.188</text:p>
          </table:table-cell>
          <table:table-cell office:value-type="string" calcext:value-type="string">
            <text:p>10.3.129.9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4]&lt;[.G$1437];1;0)" office:value-type="float" office:value="0" calcext:value-type="float">
            <text:p>0</text:p>
          </table:table-cell>
          <table:table-cell/>
          <table:table-cell table:formula="of:=IF(AND([.L$1438]&lt;=[.L264];[.L26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1.27</text:p>
          </table:table-cell>
          <table:table-cell office:value-type="string" calcext:value-type="string">
            <text:p>10.4.34.1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" calcext:value-type="percentage">
            <text:p>91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5]&lt;[.G$1437];1;0)" office:value-type="float" office:value="0" calcext:value-type="float">
            <text:p>0</text:p>
          </table:table-cell>
          <table:table-cell/>
          <table:table-cell table:formula="of:=IF(AND([.L$1438]&lt;=[.L265];[.L2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0.68</text:p>
          </table:table-cell>
          <table:table-cell office:value-type="string" calcext:value-type="string">
            <text:p>10.2.39.16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6]&lt;[.G$1437];1;0)" office:value-type="float" office:value="0" calcext:value-type="float">
            <text:p>0</text:p>
          </table:table-cell>
          <table:table-cell/>
          <table:table-cell table:formula="of:=IF(AND([.L$1438]&lt;=[.L266];[.L26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222.191</text:p>
          </table:table-cell>
          <table:table-cell office:value-type="string" calcext:value-type="string">
            <text:p>10.1.247.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7]&lt;[.G$1437];1;0)" office:value-type="float" office:value="0" calcext:value-type="float">
            <text:p>0</text:p>
          </table:table-cell>
          <table:table-cell/>
          <table:table-cell table:formula="of:=IF(AND([.L$1438]&lt;=[.L267];[.L2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0.216</text:p>
          </table:table-cell>
          <table:table-cell office:value-type="string" calcext:value-type="string">
            <text:p>10.2.70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8]&lt;[.G$1437];1;0)" office:value-type="float" office:value="0" calcext:value-type="float">
            <text:p>0</text:p>
          </table:table-cell>
          <table:table-cell/>
          <table:table-cell table:formula="of:=IF(AND([.L$1438]&lt;=[.L268];[.L2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74</text:p>
          </table:table-cell>
          <table:table-cell office:value-type="string" calcext:value-type="string">
            <text:p>10.2.184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5" calcext:value-type="percentage">
            <text:p>0,5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69]&lt;[.G$1437];1;0)" office:value-type="float" office:value="0" calcext:value-type="float">
            <text:p>0</text:p>
          </table:table-cell>
          <table:table-cell/>
          <table:table-cell table:formula="of:=IF(AND([.L$1438]&lt;=[.L269];[.L2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66.210</text:p>
          </table:table-cell>
          <table:table-cell office:value-type="string" calcext:value-type="string">
            <text:p>10.2.64.2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0]&lt;[.G$1437];1;0)" office:value-type="float" office:value="0" calcext:value-type="float">
            <text:p>0</text:p>
          </table:table-cell>
          <table:table-cell/>
          <table:table-cell table:formula="of:=IF(AND([.L$1438]&lt;=[.L270];[.L2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34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3" calcext:value-type="percentage">
            <text:p>91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1]&lt;[.G$1437];1;0)" office:value-type="float" office:value="0" calcext:value-type="float">
            <text:p>0</text:p>
          </table:table-cell>
          <table:table-cell/>
          <table:table-cell table:formula="of:=IF(AND([.L$1438]&lt;=[.L271];[.L2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34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2]&lt;[.G$1437];1;0)" office:value-type="float" office:value="0" calcext:value-type="float">
            <text:p>0</text:p>
          </table:table-cell>
          <table:table-cell/>
          <table:table-cell table:formula="of:=IF(AND([.L$1438]&lt;=[.L272];[.L2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34.5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5" calcext:value-type="percentage">
            <text:p>90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3]&lt;[.G$1437];1;0)" office:value-type="float" office:value="0" calcext:value-type="float">
            <text:p>0</text:p>
          </table:table-cell>
          <table:table-cell/>
          <table:table-cell table:formula="of:=IF(AND([.L$1438]&lt;=[.L273];[.L2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1.31.17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4]&lt;[.G$1437];1;0)" office:value-type="float" office:value="0" calcext:value-type="float">
            <text:p>0</text:p>
          </table:table-cell>
          <table:table-cell/>
          <table:table-cell table:formula="of:=IF(AND([.L$1438]&lt;=[.L274];[.L27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0.217.17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5]&lt;[.G$1437];1;0)" office:value-type="float" office:value="0" calcext:value-type="float">
            <text:p>0</text:p>
          </table:table-cell>
          <table:table-cell/>
          <table:table-cell table:formula="of:=IF(AND([.L$1438]&lt;=[.L275];[.L2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.70</text:p>
          </table:table-cell>
          <table:table-cell office:value-type="string" calcext:value-type="string">
            <text:p>10.2.100.19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5" calcext:value-type="percentage">
            <text:p>95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6]&lt;[.G$1437];1;0)" office:value-type="float" office:value="0" calcext:value-type="float">
            <text:p>0</text:p>
          </table:table-cell>
          <table:table-cell/>
          <table:table-cell table:formula="of:=IF(AND([.L$1438]&lt;=[.L276];[.L2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225</text:p>
          </table:table-cell>
          <table:table-cell office:value-type="string" calcext:value-type="string">
            <text:p>10.3.93.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6" calcext:value-type="percentage">
            <text:p>95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7]&lt;[.G$1437];1;0)" office:value-type="float" office:value="0" calcext:value-type="float">
            <text:p>0</text:p>
          </table:table-cell>
          <table:table-cell/>
          <table:table-cell table:formula="of:=IF(AND([.L$1438]&lt;=[.L277];[.L2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26</text:p>
          </table:table-cell>
          <table:table-cell office:value-type="string" calcext:value-type="string">
            <text:p>10.0.3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8]&lt;[.G$1437];1;0)" office:value-type="float" office:value="0" calcext:value-type="float">
            <text:p>0</text:p>
          </table:table-cell>
          <table:table-cell/>
          <table:table-cell table:formula="of:=IF(AND([.L$1438]&lt;=[.L278];[.L2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6.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79]&lt;[.G$1437];1;0)" office:value-type="float" office:value="0" calcext:value-type="float">
            <text:p>0</text:p>
          </table:table-cell>
          <table:table-cell/>
          <table:table-cell table:formula="of:=IF(AND([.L$1438]&lt;=[.L279];[.L27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6.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0]&lt;[.G$1437];1;0)" office:value-type="float" office:value="0" calcext:value-type="float">
            <text:p>0</text:p>
          </table:table-cell>
          <table:table-cell/>
          <table:table-cell table:formula="of:=IF(AND([.L$1438]&lt;=[.L280];[.L28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8.247</text:p>
          </table:table-cell>
          <table:table-cell office:value-type="string" calcext:value-type="string">
            <text:p>10.1.174.16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" calcext:value-type="percentage">
            <text:p>93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1]&lt;[.G$1437];1;0)" office:value-type="float" office:value="0" calcext:value-type="float">
            <text:p>0</text:p>
          </table:table-cell>
          <table:table-cell/>
          <table:table-cell table:formula="of:=IF(AND([.L$1438]&lt;=[.L281];[.L2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2.144</text:p>
          </table:table-cell>
          <table:table-cell office:value-type="string" calcext:value-type="string">
            <text:p>10.1.163.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2]&lt;[.G$1437];1;0)" office:value-type="float" office:value="0" calcext:value-type="float">
            <text:p>0</text:p>
          </table:table-cell>
          <table:table-cell/>
          <table:table-cell table:formula="of:=IF(AND([.L$1438]&lt;=[.L282];[.L2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4</text:p>
          </table:table-cell>
          <table:table-cell office:value-type="string" calcext:value-type="string">
            <text:p>10.3.151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5" calcext:value-type="percentage">
            <text:p>91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3]&lt;[.G$1437];1;0)" office:value-type="float" office:value="0" calcext:value-type="float">
            <text:p>0</text:p>
          </table:table-cell>
          <table:table-cell/>
          <table:table-cell table:formula="of:=IF(AND([.L$1438]&lt;=[.L283];[.L2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4.86</text:p>
          </table:table-cell>
          <table:table-cell office:value-type="string" calcext:value-type="string">
            <text:p>10.4.96.2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95" calcext:value-type="percentage">
            <text:p>97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4]&lt;[.G$1437];1;0)" office:value-type="float" office:value="0" calcext:value-type="float">
            <text:p>0</text:p>
          </table:table-cell>
          <table:table-cell/>
          <table:table-cell table:formula="of:=IF(AND([.L$1438]&lt;=[.L284];[.L2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14" calcext:value-type="percentage">
            <text:p>87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5]&lt;[.G$1437];1;0)" office:value-type="float" office:value="0" calcext:value-type="float">
            <text:p>0</text:p>
          </table:table-cell>
          <table:table-cell/>
          <table:table-cell table:formula="of:=IF(AND([.L$1438]&lt;=[.L285];[.L2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" calcext:value-type="percentage">
            <text:p>92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6]&lt;[.G$1437];1;0)" office:value-type="float" office:value="0" calcext:value-type="float">
            <text:p>0</text:p>
          </table:table-cell>
          <table:table-cell/>
          <table:table-cell table:formula="of:=IF(AND([.L$1438]&lt;=[.L286];[.L2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3" calcext:value-type="percentage">
            <text:p>92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7]&lt;[.G$1437];1;0)" office:value-type="float" office:value="0" calcext:value-type="float">
            <text:p>0</text:p>
          </table:table-cell>
          <table:table-cell/>
          <table:table-cell table:formula="of:=IF(AND([.L$1438]&lt;=[.L287];[.L2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8" calcext:value-type="percentage">
            <text:p>90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8]&lt;[.G$1437];1;0)" office:value-type="float" office:value="0" calcext:value-type="float">
            <text:p>0</text:p>
          </table:table-cell>
          <table:table-cell/>
          <table:table-cell table:formula="of:=IF(AND([.L$1438]&lt;=[.L288];[.L2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5" calcext:value-type="percentage">
            <text:p>93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89]&lt;[.G$1437];1;0)" office:value-type="float" office:value="0" calcext:value-type="float">
            <text:p>0</text:p>
          </table:table-cell>
          <table:table-cell/>
          <table:table-cell table:formula="of:=IF(AND([.L$1438]&lt;=[.L289];[.L2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3" calcext:value-type="percentage">
            <text:p>91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0]&lt;[.G$1437];1;0)" office:value-type="float" office:value="0" calcext:value-type="float">
            <text:p>0</text:p>
          </table:table-cell>
          <table:table-cell/>
          <table:table-cell table:formula="of:=IF(AND([.L$1438]&lt;=[.L290];[.L2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5" calcext:value-type="percentage">
            <text:p>91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1]&lt;[.G$1437];1;0)" office:value-type="float" office:value="0" calcext:value-type="float">
            <text:p>0</text:p>
          </table:table-cell>
          <table:table-cell/>
          <table:table-cell table:formula="of:=IF(AND([.L$1438]&lt;=[.L291];[.L2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55" calcext:value-type="percentage">
            <text:p>92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2]&lt;[.G$1437];1;0)" office:value-type="float" office:value="0" calcext:value-type="float">
            <text:p>0</text:p>
          </table:table-cell>
          <table:table-cell/>
          <table:table-cell table:formula="of:=IF(AND([.L$1438]&lt;=[.L292];[.L2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" calcext:value-type="percentage">
            <text:p>90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3]&lt;[.G$1437];1;0)" office:value-type="float" office:value="0" calcext:value-type="float">
            <text:p>0</text:p>
          </table:table-cell>
          <table:table-cell/>
          <table:table-cell table:formula="of:=IF(AND([.L$1438]&lt;=[.L293];[.L2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14" calcext:value-type="percentage">
            <text:p>88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4]&lt;[.G$1437];1;0)" office:value-type="float" office:value="0" calcext:value-type="float">
            <text:p>0</text:p>
          </table:table-cell>
          <table:table-cell/>
          <table:table-cell table:formula="of:=IF(AND([.L$1438]&lt;=[.L294];[.L2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49" calcext:value-type="percentage">
            <text:p>85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5]&lt;[.G$1437];1;0)" office:value-type="float" office:value="0" calcext:value-type="float">
            <text:p>0</text:p>
          </table:table-cell>
          <table:table-cell/>
          <table:table-cell table:formula="of:=IF(AND([.L$1438]&lt;=[.L295];[.L2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19" calcext:value-type="percentage">
            <text:p>89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6]&lt;[.G$1437];1;0)" office:value-type="float" office:value="0" calcext:value-type="float">
            <text:p>0</text:p>
          </table:table-cell>
          <table:table-cell/>
          <table:table-cell table:formula="of:=IF(AND([.L$1438]&lt;=[.L296];[.L2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210.110</text:p>
          </table:table-cell>
          <table:table-cell office:value-type="string" calcext:value-type="string">
            <text:p>10.2.33.1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7]&lt;[.G$1437];1;0)" office:value-type="float" office:value="0" calcext:value-type="float">
            <text:p>0</text:p>
          </table:table-cell>
          <table:table-cell/>
          <table:table-cell table:formula="of:=IF(AND([.L$1438]&lt;=[.L297];[.L2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4.129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54" calcext:value-type="percentage">
            <text:p>85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8]&lt;[.G$1437];1;0)" office:value-type="float" office:value="0" calcext:value-type="float">
            <text:p>0</text:p>
          </table:table-cell>
          <table:table-cell/>
          <table:table-cell table:formula="of:=IF(AND([.L$1438]&lt;=[.L298];[.L2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4.129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34" calcext:value-type="percentage">
            <text:p>84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299]&lt;[.G$1437];1;0)" office:value-type="float" office:value="0" calcext:value-type="float">
            <text:p>0</text:p>
          </table:table-cell>
          <table:table-cell/>
          <table:table-cell table:formula="of:=IF(AND([.L$1438]&lt;=[.L299];[.L2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4.129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54" calcext:value-type="percentage">
            <text:p>87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0]&lt;[.G$1437];1;0)" office:value-type="float" office:value="0" calcext:value-type="float">
            <text:p>0</text:p>
          </table:table-cell>
          <table:table-cell/>
          <table:table-cell table:formula="of:=IF(AND([.L$1438]&lt;=[.L300];[.L30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" calcext:value-type="percentage">
            <text:p>91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1]&lt;[.G$1437];1;0)" office:value-type="float" office:value="0" calcext:value-type="float">
            <text:p>0</text:p>
          </table:table-cell>
          <table:table-cell/>
          <table:table-cell table:formula="of:=IF(AND([.L$1438]&lt;=[.L301];[.L3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5" calcext:value-type="percentage">
            <text:p>91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2]&lt;[.G$1437];1;0)" office:value-type="float" office:value="0" calcext:value-type="float">
            <text:p>0</text:p>
          </table:table-cell>
          <table:table-cell/>
          <table:table-cell table:formula="of:=IF(AND([.L$1438]&lt;=[.L302];[.L3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5" calcext:value-type="percentage">
            <text:p>91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3]&lt;[.G$1437];1;0)" office:value-type="float" office:value="0" calcext:value-type="float">
            <text:p>0</text:p>
          </table:table-cell>
          <table:table-cell/>
          <table:table-cell table:formula="of:=IF(AND([.L$1438]&lt;=[.L303];[.L3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" calcext:value-type="percentage">
            <text:p>91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4]&lt;[.G$1437];1;0)" office:value-type="float" office:value="0" calcext:value-type="float">
            <text:p>0</text:p>
          </table:table-cell>
          <table:table-cell/>
          <table:table-cell table:formula="of:=IF(AND([.L$1438]&lt;=[.L304];[.L3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79" calcext:value-type="percentage">
            <text:p>87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5]&lt;[.G$1437];1;0)" office:value-type="float" office:value="0" calcext:value-type="float">
            <text:p>0</text:p>
          </table:table-cell>
          <table:table-cell/>
          <table:table-cell table:formula="of:=IF(AND([.L$1438]&lt;=[.L305];[.L3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0.28.1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6]&lt;[.G$1437];1;0)" office:value-type="float" office:value="0" calcext:value-type="float">
            <text:p>0</text:p>
          </table:table-cell>
          <table:table-cell/>
          <table:table-cell table:formula="of:=IF(AND([.L$1438]&lt;=[.L306];[.L30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36.113</text:p>
          </table:table-cell>
          <table:table-cell office:value-type="string" calcext:value-type="string">
            <text:p>10.2.86.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7]&lt;[.G$1437];1;0)" office:value-type="float" office:value="0" calcext:value-type="float">
            <text:p>0</text:p>
          </table:table-cell>
          <table:table-cell/>
          <table:table-cell table:formula="of:=IF(AND([.L$1438]&lt;=[.L307];[.L30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8]&lt;[.G$1437];1;0)" office:value-type="float" office:value="0" calcext:value-type="float">
            <text:p>0</text:p>
          </table:table-cell>
          <table:table-cell/>
          <table:table-cell table:formula="of:=IF(AND([.L$1438]&lt;=[.L308];[.L3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09]&lt;[.G$1437];1;0)" office:value-type="float" office:value="0" calcext:value-type="float">
            <text:p>0</text:p>
          </table:table-cell>
          <table:table-cell/>
          <table:table-cell table:formula="of:=IF(AND([.L$1438]&lt;=[.L309];[.L3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68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0]&lt;[.G$1437];1;0)" office:value-type="float" office:value="0" calcext:value-type="float">
            <text:p>0</text:p>
          </table:table-cell>
          <table:table-cell/>
          <table:table-cell table:formula="of:=IF(AND([.L$1438]&lt;=[.L310];[.L31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68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1]&lt;[.G$1437];1;0)" office:value-type="float" office:value="0" calcext:value-type="float">
            <text:p>0</text:p>
          </table:table-cell>
          <table:table-cell/>
          <table:table-cell table:formula="of:=IF(AND([.L$1438]&lt;=[.L311];[.L31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33</text:p>
          </table:table-cell>
          <table:table-cell office:value-type="string" calcext:value-type="string">
            <text:p>10.0.36.1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312]&lt;[.G$1437];1;0)" office:value-type="float" office:value="0" calcext:value-type="float">
            <text:p>0</text:p>
          </table:table-cell>
          <table:table-cell/>
          <table:table-cell table:formula="of:=IF(AND([.L$1438]&lt;=[.L312];[.L31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1.89</text:p>
          </table:table-cell>
          <table:table-cell office:value-type="string" calcext:value-type="string">
            <text:p>10.4.75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3]&lt;[.G$1437];1;0)" office:value-type="float" office:value="0" calcext:value-type="float">
            <text:p>0</text:p>
          </table:table-cell>
          <table:table-cell/>
          <table:table-cell table:formula="of:=IF(AND([.L$1438]&lt;=[.L313];[.L31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38.7</text:p>
          </table:table-cell>
          <table:table-cell office:value-type="string" calcext:value-type="string">
            <text:p>10.3.78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4]&lt;[.G$1437];1;0)" office:value-type="float" office:value="0" calcext:value-type="float">
            <text:p>0</text:p>
          </table:table-cell>
          <table:table-cell/>
          <table:table-cell table:formula="of:=IF(AND([.L$1438]&lt;=[.L314];[.L31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85</text:p>
          </table:table-cell>
          <table:table-cell office:value-type="string" calcext:value-type="string">
            <text:p>10.0.164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649" calcext:value-type="percentage">
            <text:p>76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5]&lt;[.G$1437];1;0)" office:value-type="float" office:value="0" calcext:value-type="float">
            <text:p>0</text:p>
          </table:table-cell>
          <table:table-cell/>
          <table:table-cell table:formula="of:=IF(AND([.L$1438]&lt;=[.L315];[.L3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2.144</text:p>
          </table:table-cell>
          <table:table-cell office:value-type="string" calcext:value-type="string">
            <text:p>10.4.99.18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6]&lt;[.G$1437];1;0)" office:value-type="float" office:value="0" calcext:value-type="float">
            <text:p>0</text:p>
          </table:table-cell>
          <table:table-cell/>
          <table:table-cell table:formula="of:=IF(AND([.L$1438]&lt;=[.L316];[.L3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.159</text:p>
          </table:table-cell>
          <table:table-cell office:value-type="string" calcext:value-type="string">
            <text:p>10.2.203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7]&lt;[.G$1437];1;0)" office:value-type="float" office:value="0" calcext:value-type="float">
            <text:p>0</text:p>
          </table:table-cell>
          <table:table-cell/>
          <table:table-cell table:formula="of:=IF(AND([.L$1438]&lt;=[.L317];[.L3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.159</text:p>
          </table:table-cell>
          <table:table-cell office:value-type="string" calcext:value-type="string">
            <text:p>10.2.203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8]&lt;[.G$1437];1;0)" office:value-type="float" office:value="0" calcext:value-type="float">
            <text:p>0</text:p>
          </table:table-cell>
          <table:table-cell/>
          <table:table-cell table:formula="of:=IF(AND([.L$1438]&lt;=[.L318];[.L3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.159</text:p>
          </table:table-cell>
          <table:table-cell office:value-type="string" calcext:value-type="string">
            <text:p>10.2.203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19]&lt;[.G$1437];1;0)" office:value-type="float" office:value="0" calcext:value-type="float">
            <text:p>0</text:p>
          </table:table-cell>
          <table:table-cell/>
          <table:table-cell table:formula="of:=IF(AND([.L$1438]&lt;=[.L319];[.L3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4.110.6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0]&lt;[.G$1437];1;0)" office:value-type="float" office:value="0" calcext:value-type="float">
            <text:p>0</text:p>
          </table:table-cell>
          <table:table-cell/>
          <table:table-cell table:formula="of:=IF(AND([.L$1438]&lt;=[.L320];[.L32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238.124</text:p>
          </table:table-cell>
          <table:table-cell office:value-type="string" calcext:value-type="string">
            <text:p>10.3.6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1]&lt;[.G$1437];1;0)" office:value-type="float" office:value="0" calcext:value-type="float">
            <text:p>0</text:p>
          </table:table-cell>
          <table:table-cell/>
          <table:table-cell table:formula="of:=IF(AND([.L$1438]&lt;=[.L321];[.L3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37</text:p>
          </table:table-cell>
          <table:table-cell office:value-type="string" calcext:value-type="string">
            <text:p>10.1.172.2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2]&lt;[.G$1437];1;0)" office:value-type="float" office:value="0" calcext:value-type="float">
            <text:p>0</text:p>
          </table:table-cell>
          <table:table-cell/>
          <table:table-cell table:formula="of:=IF(AND([.L$1438]&lt;=[.L322];[.L3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37</text:p>
          </table:table-cell>
          <table:table-cell office:value-type="string" calcext:value-type="string">
            <text:p>10.1.172.2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3]&lt;[.G$1437];1;0)" office:value-type="float" office:value="0" calcext:value-type="float">
            <text:p>0</text:p>
          </table:table-cell>
          <table:table-cell/>
          <table:table-cell table:formula="of:=IF(AND([.L$1438]&lt;=[.L323];[.L32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2.1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4]&lt;[.G$1437];1;0)" office:value-type="float" office:value="0" calcext:value-type="float">
            <text:p>0</text:p>
          </table:table-cell>
          <table:table-cell/>
          <table:table-cell table:formula="of:=IF(AND([.L$1438]&lt;=[.L324];[.L3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2.183</text:p>
          </table:table-cell>
          <table:table-cell office:value-type="string" calcext:value-type="string">
            <text:p>10.2.45.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5]&lt;[.G$1437];1;0)" office:value-type="float" office:value="0" calcext:value-type="float">
            <text:p>0</text:p>
          </table:table-cell>
          <table:table-cell/>
          <table:table-cell table:formula="of:=IF(AND([.L$1438]&lt;=[.L325];[.L3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7.191</text:p>
          </table:table-cell>
          <table:table-cell office:value-type="string" calcext:value-type="string">
            <text:p>10.2.237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6]&lt;[.G$1437];1;0)" office:value-type="float" office:value="0" calcext:value-type="float">
            <text:p>0</text:p>
          </table:table-cell>
          <table:table-cell/>
          <table:table-cell table:formula="of:=IF(AND([.L$1438]&lt;=[.L326];[.L3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66.210</text:p>
          </table:table-cell>
          <table:table-cell office:value-type="string" calcext:value-type="string">
            <text:p>10.2.64.2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7]&lt;[.G$1437];1;0)" office:value-type="float" office:value="0" calcext:value-type="float">
            <text:p>0</text:p>
          </table:table-cell>
          <table:table-cell/>
          <table:table-cell table:formula="of:=IF(AND([.L$1438]&lt;=[.L327];[.L3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243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8]&lt;[.G$1437];1;0)" office:value-type="float" office:value="0" calcext:value-type="float">
            <text:p>0</text:p>
          </table:table-cell>
          <table:table-cell/>
          <table:table-cell table:formula="of:=IF(AND([.L$1438]&lt;=[.L328];[.L3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243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29]&lt;[.G$1437];1;0)" office:value-type="float" office:value="0" calcext:value-type="float">
            <text:p>0</text:p>
          </table:table-cell>
          <table:table-cell/>
          <table:table-cell table:formula="of:=IF(AND([.L$1438]&lt;=[.L329];[.L3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0]&lt;[.G$1437];1;0)" office:value-type="float" office:value="0" calcext:value-type="float">
            <text:p>0</text:p>
          </table:table-cell>
          <table:table-cell/>
          <table:table-cell table:formula="of:=IF(AND([.L$1438]&lt;=[.L330];[.L3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1" calcext:value-type="percentage">
            <text:p>98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1]&lt;[.G$1437];1;0)" office:value-type="float" office:value="0" calcext:value-type="float">
            <text:p>0</text:p>
          </table:table-cell>
          <table:table-cell/>
          <table:table-cell table:formula="of:=IF(AND([.L$1438]&lt;=[.L331];[.L3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2]&lt;[.G$1437];1;0)" office:value-type="float" office:value="0" calcext:value-type="float">
            <text:p>0</text:p>
          </table:table-cell>
          <table:table-cell/>
          <table:table-cell table:formula="of:=IF(AND([.L$1438]&lt;=[.L332];[.L3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5" calcext:value-type="percentage">
            <text:p>0,5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3]&lt;[.G$1437];1;0)" office:value-type="float" office:value="0" calcext:value-type="float">
            <text:p>0</text:p>
          </table:table-cell>
          <table:table-cell/>
          <table:table-cell table:formula="of:=IF(AND([.L$1438]&lt;=[.L333];[.L3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45.1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65" calcext:value-type="percentage">
            <text:p>94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4]&lt;[.G$1437];1;0)" office:value-type="float" office:value="0" calcext:value-type="float">
            <text:p>0</text:p>
          </table:table-cell>
          <table:table-cell/>
          <table:table-cell table:formula="of:=IF(AND([.L$1438]&lt;=[.L334];[.L3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.62</text:p>
          </table:table-cell>
          <table:table-cell office:value-type="string" calcext:value-type="string">
            <text:p>10.0.16.9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5]&lt;[.G$1437];1;0)" office:value-type="float" office:value="0" calcext:value-type="float">
            <text:p>0</text:p>
          </table:table-cell>
          <table:table-cell/>
          <table:table-cell table:formula="of:=IF(AND([.L$1438]&lt;=[.L335];[.L33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70</text:p>
          </table:table-cell>
          <table:table-cell office:value-type="string" calcext:value-type="string">
            <text:p>10.1.47.10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6]&lt;[.G$1437];1;0)" office:value-type="float" office:value="0" calcext:value-type="float">
            <text:p>0</text:p>
          </table:table-cell>
          <table:table-cell/>
          <table:table-cell table:formula="of:=IF(AND([.L$1438]&lt;=[.L336];[.L33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7]&lt;[.G$1437];1;0)" office:value-type="float" office:value="0" calcext:value-type="float">
            <text:p>0</text:p>
          </table:table-cell>
          <table:table-cell/>
          <table:table-cell table:formula="of:=IF(AND([.L$1438]&lt;=[.L337];[.L33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8]&lt;[.G$1437];1;0)" office:value-type="float" office:value="0" calcext:value-type="float">
            <text:p>0</text:p>
          </table:table-cell>
          <table:table-cell/>
          <table:table-cell table:formula="of:=IF(AND([.L$1438]&lt;=[.L338];[.L3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39]&lt;[.G$1437];1;0)" office:value-type="float" office:value="0" calcext:value-type="float">
            <text:p>0</text:p>
          </table:table-cell>
          <table:table-cell/>
          <table:table-cell table:formula="of:=IF(AND([.L$1438]&lt;=[.L339];[.L33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0]&lt;[.G$1437];1;0)" office:value-type="float" office:value="0" calcext:value-type="float">
            <text:p>0</text:p>
          </table:table-cell>
          <table:table-cell/>
          <table:table-cell table:formula="of:=IF(AND([.L$1438]&lt;=[.L340];[.L34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1]&lt;[.G$1437];1;0)" office:value-type="float" office:value="0" calcext:value-type="float">
            <text:p>0</text:p>
          </table:table-cell>
          <table:table-cell/>
          <table:table-cell table:formula="of:=IF(AND([.L$1438]&lt;=[.L341];[.L34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5</text:p>
          </table:table-cell>
          <table:table-cell office:value-type="string" calcext:value-type="string">
            <text:p>10.0.4.2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2]&lt;[.G$1437];1;0)" office:value-type="float" office:value="0" calcext:value-type="float">
            <text:p>0</text:p>
          </table:table-cell>
          <table:table-cell/>
          <table:table-cell table:formula="of:=IF(AND([.L$1438]&lt;=[.L342];[.L3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.96.86</text:p>
          </table:table-cell>
          <table:table-cell office:value-type="string" calcext:value-type="string">
            <text:p>10.2.118.1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3]&lt;[.G$1437];1;0)" office:value-type="float" office:value="0" calcext:value-type="float">
            <text:p>0</text:p>
          </table:table-cell>
          <table:table-cell/>
          <table:table-cell table:formula="of:=IF(AND([.L$1438]&lt;=[.L343];[.L3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41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4]&lt;[.G$1437];1;0)" office:value-type="float" office:value="0" calcext:value-type="float">
            <text:p>0</text:p>
          </table:table-cell>
          <table:table-cell/>
          <table:table-cell table:formula="of:=IF(AND([.L$1438]&lt;=[.L344];[.L34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4.50</text:p>
          </table:table-cell>
          <table:table-cell office:value-type="string" calcext:value-type="string">
            <text:p>10.0.154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15" calcext:value-type="percentage">
            <text:p>96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5]&lt;[.G$1437];1;0)" office:value-type="float" office:value="0" calcext:value-type="float">
            <text:p>0</text:p>
          </table:table-cell>
          <table:table-cell/>
          <table:table-cell table:formula="of:=IF(AND([.L$1438]&lt;=[.L345];[.L3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49" calcext:value-type="percentage">
            <text:p>84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6]&lt;[.G$1437];1;0)" office:value-type="float" office:value="0" calcext:value-type="float">
            <text:p>0</text:p>
          </table:table-cell>
          <table:table-cell/>
          <table:table-cell table:formula="of:=IF(AND([.L$1438]&lt;=[.L346];[.L3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39" calcext:value-type="percentage">
            <text:p>89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7]&lt;[.G$1437];1;0)" office:value-type="float" office:value="0" calcext:value-type="float">
            <text:p>0</text:p>
          </table:table-cell>
          <table:table-cell/>
          <table:table-cell table:formula="of:=IF(AND([.L$1438]&lt;=[.L347];[.L3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" calcext:value-type="percentage">
            <text:p>91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8]&lt;[.G$1437];1;0)" office:value-type="float" office:value="0" calcext:value-type="float">
            <text:p>0</text:p>
          </table:table-cell>
          <table:table-cell/>
          <table:table-cell table:formula="of:=IF(AND([.L$1438]&lt;=[.L348];[.L3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4" calcext:value-type="percentage">
            <text:p>90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49]&lt;[.G$1437];1;0)" office:value-type="float" office:value="0" calcext:value-type="float">
            <text:p>0</text:p>
          </table:table-cell>
          <table:table-cell/>
          <table:table-cell table:formula="of:=IF(AND([.L$1438]&lt;=[.L349];[.L3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64" calcext:value-type="percentage">
            <text:p>87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0]&lt;[.G$1437];1;0)" office:value-type="float" office:value="0" calcext:value-type="float">
            <text:p>0</text:p>
          </table:table-cell>
          <table:table-cell/>
          <table:table-cell table:formula="of:=IF(AND([.L$1438]&lt;=[.L350];[.L3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224" calcext:value-type="percentage">
            <text:p>82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1]&lt;[.G$1437];1;0)" office:value-type="float" office:value="0" calcext:value-type="float">
            <text:p>0</text:p>
          </table:table-cell>
          <table:table-cell/>
          <table:table-cell table:formula="of:=IF(AND([.L$1438]&lt;=[.L351];[.L3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8</text:p>
          </table:table-cell>
          <table:table-cell office:value-type="string" calcext:value-type="string">
            <text:p>10.1.57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3" calcext:value-type="percentage">
            <text:p>97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2]&lt;[.G$1437];1;0)" office:value-type="float" office:value="0" calcext:value-type="float">
            <text:p>0</text:p>
          </table:table-cell>
          <table:table-cell/>
          <table:table-cell table:formula="of:=IF(AND([.L$1438]&lt;=[.L352];[.L3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.211</text:p>
          </table:table-cell>
          <table:table-cell office:value-type="string" calcext:value-type="string">
            <text:p>10.1.78.6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6" calcext:value-type="percentage">
            <text:p>0,6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3]&lt;[.G$1437];1;0)" office:value-type="float" office:value="0" calcext:value-type="float">
            <text:p>0</text:p>
          </table:table-cell>
          <table:table-cell/>
          <table:table-cell table:formula="of:=IF(AND([.L$1438]&lt;=[.L353];[.L3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89</text:p>
          </table:table-cell>
          <table:table-cell office:value-type="string" calcext:value-type="string">
            <text:p>10.2.201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4]&lt;[.G$1437];1;0)" office:value-type="float" office:value="0" calcext:value-type="float">
            <text:p>0</text:p>
          </table:table-cell>
          <table:table-cell/>
          <table:table-cell table:formula="of:=IF(AND([.L$1438]&lt;=[.L354];[.L35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89</text:p>
          </table:table-cell>
          <table:table-cell office:value-type="string" calcext:value-type="string">
            <text:p>10.2.201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5]&lt;[.G$1437];1;0)" office:value-type="float" office:value="0" calcext:value-type="float">
            <text:p>0</text:p>
          </table:table-cell>
          <table:table-cell/>
          <table:table-cell table:formula="of:=IF(AND([.L$1438]&lt;=[.L355];[.L35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129.19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6]&lt;[.G$1437];1;0)" office:value-type="float" office:value="0" calcext:value-type="float">
            <text:p>0</text:p>
          </table:table-cell>
          <table:table-cell/>
          <table:table-cell table:formula="of:=IF(AND([.L$1438]&lt;=[.L356];[.L35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2.46</text:p>
          </table:table-cell>
          <table:table-cell office:value-type="string" calcext:value-type="string">
            <text:p>10.2.205.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39" calcext:value-type="percentage">
            <text:p>86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7]&lt;[.G$1437];1;0)" office:value-type="float" office:value="0" calcext:value-type="float">
            <text:p>0</text:p>
          </table:table-cell>
          <table:table-cell/>
          <table:table-cell table:formula="of:=IF(AND([.L$1438]&lt;=[.L357];[.L3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2.46</text:p>
          </table:table-cell>
          <table:table-cell office:value-type="string" calcext:value-type="string">
            <text:p>10.2.205.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54" calcext:value-type="percentage">
            <text:p>88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8]&lt;[.G$1437];1;0)" office:value-type="float" office:value="0" calcext:value-type="float">
            <text:p>0</text:p>
          </table:table-cell>
          <table:table-cell/>
          <table:table-cell table:formula="of:=IF(AND([.L$1438]&lt;=[.L358];[.L3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64</text:p>
          </table:table-cell>
          <table:table-cell office:value-type="string" calcext:value-type="string">
            <text:p>10.0.8.2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" calcext:value-type="percentage">
            <text:p>91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59]&lt;[.G$1437];1;0)" office:value-type="float" office:value="0" calcext:value-type="float">
            <text:p>0</text:p>
          </table:table-cell>
          <table:table-cell/>
          <table:table-cell table:formula="of:=IF(AND([.L$1438]&lt;=[.L359];[.L3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47.4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0]&lt;[.G$1437];1;0)" office:value-type="float" office:value="0" calcext:value-type="float">
            <text:p>0</text:p>
          </table:table-cell>
          <table:table-cell/>
          <table:table-cell table:formula="of:=IF(AND([.L$1438]&lt;=[.L360];[.L3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57</text:p>
          </table:table-cell>
          <table:table-cell office:value-type="string" calcext:value-type="string">
            <text:p>10.2.202.6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1]&lt;[.G$1437];1;0)" office:value-type="float" office:value="0" calcext:value-type="float">
            <text:p>0</text:p>
          </table:table-cell>
          <table:table-cell/>
          <table:table-cell table:formula="of:=IF(AND([.L$1438]&lt;=[.L361];[.L3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9.68</text:p>
          </table:table-cell>
          <table:table-cell office:value-type="string" calcext:value-type="string">
            <text:p>10.2.172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85" calcext:value-type="percentage">
            <text:p>96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2]&lt;[.G$1437];1;0)" office:value-type="float" office:value="0" calcext:value-type="float">
            <text:p>0</text:p>
          </table:table-cell>
          <table:table-cell/>
          <table:table-cell table:formula="of:=IF(AND([.L$1438]&lt;=[.L362];[.L3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186</text:p>
          </table:table-cell>
          <table:table-cell office:value-type="string" calcext:value-type="string">
            <text:p>10.0.46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25" calcext:value-type="percentage">
            <text:p>93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3]&lt;[.G$1437];1;0)" office:value-type="float" office:value="0" calcext:value-type="float">
            <text:p>0</text:p>
          </table:table-cell>
          <table:table-cell/>
          <table:table-cell table:formula="of:=IF(AND([.L$1438]&lt;=[.L363];[.L3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186</text:p>
          </table:table-cell>
          <table:table-cell office:value-type="string" calcext:value-type="string">
            <text:p>10.0.46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3" calcext:value-type="percentage">
            <text:p>95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4]&lt;[.G$1437];1;0)" office:value-type="float" office:value="0" calcext:value-type="float">
            <text:p>0</text:p>
          </table:table-cell>
          <table:table-cell/>
          <table:table-cell table:formula="of:=IF(AND([.L$1438]&lt;=[.L364];[.L3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2.2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65" calcext:value-type="percentage">
            <text:p>92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5]&lt;[.G$1437];1;0)" office:value-type="float" office:value="0" calcext:value-type="float">
            <text:p>0</text:p>
          </table:table-cell>
          <table:table-cell/>
          <table:table-cell table:formula="of:=IF(AND([.L$1438]&lt;=[.L365];[.L3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2.2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6]&lt;[.G$1437];1;0)" office:value-type="float" office:value="0" calcext:value-type="float">
            <text:p>0</text:p>
          </table:table-cell>
          <table:table-cell/>
          <table:table-cell table:formula="of:=IF(AND([.L$1438]&lt;=[.L366];[.L3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2.2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7]&lt;[.G$1437];1;0)" office:value-type="float" office:value="0" calcext:value-type="float">
            <text:p>0</text:p>
          </table:table-cell>
          <table:table-cell/>
          <table:table-cell table:formula="of:=IF(AND([.L$1438]&lt;=[.L367];[.L3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2.2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84" calcext:value-type="percentage">
            <text:p>89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8]&lt;[.G$1437];1;0)" office:value-type="float" office:value="0" calcext:value-type="float">
            <text:p>0</text:p>
          </table:table-cell>
          <table:table-cell/>
          <table:table-cell table:formula="of:=IF(AND([.L$1438]&lt;=[.L368];[.L3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2.2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29" calcext:value-type="percentage">
            <text:p>88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69]&lt;[.G$1437];1;0)" office:value-type="float" office:value="0" calcext:value-type="float">
            <text:p>0</text:p>
          </table:table-cell>
          <table:table-cell/>
          <table:table-cell table:formula="of:=IF(AND([.L$1438]&lt;=[.L369];[.L3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.28</text:p>
          </table:table-cell>
          <table:table-cell office:value-type="string" calcext:value-type="string">
            <text:p>10.0.9.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65" calcext:value-type="percentage">
            <text:p>0,6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0]&lt;[.G$1437];1;0)" office:value-type="float" office:value="0" calcext:value-type="float">
            <text:p>0</text:p>
          </table:table-cell>
          <table:table-cell/>
          <table:table-cell table:formula="of:=IF(AND([.L$1438]&lt;=[.L370];[.L3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232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1]&lt;[.G$1437];1;0)" office:value-type="float" office:value="0" calcext:value-type="float">
            <text:p>0</text:p>
          </table:table-cell>
          <table:table-cell/>
          <table:table-cell table:formula="of:=IF(AND([.L$1438]&lt;=[.L371];[.L3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.27</text:p>
          </table:table-cell>
          <table:table-cell office:value-type="string" calcext:value-type="string">
            <text:p>10.0.123.3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2]&lt;[.G$1437];1;0)" office:value-type="float" office:value="0" calcext:value-type="float">
            <text:p>0</text:p>
          </table:table-cell>
          <table:table-cell/>
          <table:table-cell table:formula="of:=IF(AND([.L$1438]&lt;=[.L372];[.L3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.27</text:p>
          </table:table-cell>
          <table:table-cell office:value-type="string" calcext:value-type="string">
            <text:p>10.0.123.3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3]&lt;[.G$1437];1;0)" office:value-type="float" office:value="0" calcext:value-type="float">
            <text:p>0</text:p>
          </table:table-cell>
          <table:table-cell/>
          <table:table-cell table:formula="of:=IF(AND([.L$1438]&lt;=[.L373];[.L3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.13</text:p>
          </table:table-cell>
          <table:table-cell office:value-type="string" calcext:value-type="string">
            <text:p>10.2.255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4]&lt;[.G$1437];1;0)" office:value-type="float" office:value="0" calcext:value-type="float">
            <text:p>0</text:p>
          </table:table-cell>
          <table:table-cell/>
          <table:table-cell table:formula="of:=IF(AND([.L$1438]&lt;=[.L374];[.L3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28</text:p>
          </table:table-cell>
          <table:table-cell office:value-type="string" calcext:value-type="string">
            <text:p>10.0.84.5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375]&lt;[.G$1437];1;0)" office:value-type="float" office:value="0" calcext:value-type="float">
            <text:p>0</text:p>
          </table:table-cell>
          <table:table-cell/>
          <table:table-cell table:formula="of:=IF(AND([.L$1438]&lt;=[.L375];[.L37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62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6" calcext:value-type="percentage">
            <text:p>97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6]&lt;[.G$1437];1;0)" office:value-type="float" office:value="0" calcext:value-type="float">
            <text:p>0</text:p>
          </table:table-cell>
          <table:table-cell/>
          <table:table-cell table:formula="of:=IF(AND([.L$1438]&lt;=[.L376];[.L3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22</text:p>
          </table:table-cell>
          <table:table-cell office:value-type="string" calcext:value-type="string">
            <text:p>10.2.209.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7]&lt;[.G$1437];1;0)" office:value-type="float" office:value="0" calcext:value-type="float">
            <text:p>0</text:p>
          </table:table-cell>
          <table:table-cell/>
          <table:table-cell table:formula="of:=IF(AND([.L$1438]&lt;=[.L377];[.L3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103</text:p>
          </table:table-cell>
          <table:table-cell office:value-type="string" calcext:value-type="string">
            <text:p>10.1.163.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8]&lt;[.G$1437];1;0)" office:value-type="float" office:value="0" calcext:value-type="float">
            <text:p>0</text:p>
          </table:table-cell>
          <table:table-cell/>
          <table:table-cell table:formula="of:=IF(AND([.L$1438]&lt;=[.L378];[.L37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97.193</text:p>
          </table:table-cell>
          <table:table-cell office:value-type="string" calcext:value-type="string">
            <text:p>10.2.176.17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79]&lt;[.G$1437];1;0)" office:value-type="float" office:value="0" calcext:value-type="float">
            <text:p>0</text:p>
          </table:table-cell>
          <table:table-cell/>
          <table:table-cell table:formula="of:=IF(AND([.L$1438]&lt;=[.L379];[.L37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" calcext:value-type="percentage">
            <text:p>90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0]&lt;[.G$1437];1;0)" office:value-type="float" office:value="0" calcext:value-type="float">
            <text:p>0</text:p>
          </table:table-cell>
          <table:table-cell/>
          <table:table-cell table:formula="of:=IF(AND([.L$1438]&lt;=[.L380];[.L3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" calcext:value-type="percentage">
            <text:p>93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1]&lt;[.G$1437];1;0)" office:value-type="float" office:value="0" calcext:value-type="float">
            <text:p>0</text:p>
          </table:table-cell>
          <table:table-cell/>
          <table:table-cell table:formula="of:=IF(AND([.L$1438]&lt;=[.L381];[.L3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39" calcext:value-type="percentage">
            <text:p>89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2]&lt;[.G$1437];1;0)" office:value-type="float" office:value="0" calcext:value-type="float">
            <text:p>0</text:p>
          </table:table-cell>
          <table:table-cell/>
          <table:table-cell table:formula="of:=IF(AND([.L$1438]&lt;=[.L382];[.L3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182</text:p>
          </table:table-cell>
          <table:table-cell office:value-type="string" calcext:value-type="string">
            <text:p>10.0.24.19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3]&lt;[.G$1437];1;0)" office:value-type="float" office:value="0" calcext:value-type="float">
            <text:p>0</text:p>
          </table:table-cell>
          <table:table-cell/>
          <table:table-cell table:formula="of:=IF(AND([.L$1438]&lt;=[.L383];[.L38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32.158</text:p>
          </table:table-cell>
          <table:table-cell office:value-type="string" calcext:value-type="string">
            <text:p>10.4.95.1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4]&lt;[.G$1437];1;0)" office:value-type="float" office:value="0" calcext:value-type="float">
            <text:p>0</text:p>
          </table:table-cell>
          <table:table-cell/>
          <table:table-cell table:formula="of:=IF(AND([.L$1438]&lt;=[.L384];[.L3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251</text:p>
          </table:table-cell>
          <table:table-cell office:value-type="string" calcext:value-type="string">
            <text:p>10.0.4.2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5]&lt;[.G$1437];1;0)" office:value-type="float" office:value="0" calcext:value-type="float">
            <text:p>0</text:p>
          </table:table-cell>
          <table:table-cell/>
          <table:table-cell table:formula="of:=IF(AND([.L$1438]&lt;=[.L385];[.L38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7.230</text:p>
          </table:table-cell>
          <table:table-cell office:value-type="string" calcext:value-type="string">
            <text:p>10.1.94.2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6]&lt;[.G$1437];1;0)" office:value-type="float" office:value="0" calcext:value-type="float">
            <text:p>0</text:p>
          </table:table-cell>
          <table:table-cell/>
          <table:table-cell table:formula="of:=IF(AND([.L$1438]&lt;=[.L386];[.L3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7.230</text:p>
          </table:table-cell>
          <table:table-cell office:value-type="string" calcext:value-type="string">
            <text:p>10.1.94.2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7]&lt;[.G$1437];1;0)" office:value-type="float" office:value="0" calcext:value-type="float">
            <text:p>0</text:p>
          </table:table-cell>
          <table:table-cell/>
          <table:table-cell table:formula="of:=IF(AND([.L$1438]&lt;=[.L387];[.L3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7.230</text:p>
          </table:table-cell>
          <table:table-cell office:value-type="string" calcext:value-type="string">
            <text:p>10.1.94.2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8]&lt;[.G$1437];1;0)" office:value-type="float" office:value="0" calcext:value-type="float">
            <text:p>0</text:p>
          </table:table-cell>
          <table:table-cell/>
          <table:table-cell table:formula="of:=IF(AND([.L$1438]&lt;=[.L388];[.L3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5.93</text:p>
          </table:table-cell>
          <table:table-cell office:value-type="string" calcext:value-type="string">
            <text:p>10.1.6.20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89]&lt;[.G$1437];1;0)" office:value-type="float" office:value="0" calcext:value-type="float">
            <text:p>0</text:p>
          </table:table-cell>
          <table:table-cell/>
          <table:table-cell table:formula="of:=IF(AND([.L$1438]&lt;=[.L389];[.L3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0]&lt;[.G$1437];1;0)" office:value-type="float" office:value="0" calcext:value-type="float">
            <text:p>0</text:p>
          </table:table-cell>
          <table:table-cell/>
          <table:table-cell table:formula="of:=IF(AND([.L$1438]&lt;=[.L390];[.L39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1]&lt;[.G$1437];1;0)" office:value-type="float" office:value="0" calcext:value-type="float">
            <text:p>0</text:p>
          </table:table-cell>
          <table:table-cell/>
          <table:table-cell table:formula="of:=IF(AND([.L$1438]&lt;=[.L391];[.L3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49.234</text:p>
          </table:table-cell>
          <table:table-cell office:value-type="string" calcext:value-type="string">
            <text:p>10.1.210.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2]&lt;[.G$1437];1;0)" office:value-type="float" office:value="0" calcext:value-type="float">
            <text:p>0</text:p>
          </table:table-cell>
          <table:table-cell/>
          <table:table-cell table:formula="of:=IF(AND([.L$1438]&lt;=[.L392];[.L3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49.234</text:p>
          </table:table-cell>
          <table:table-cell office:value-type="string" calcext:value-type="string">
            <text:p>10.1.210.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3]&lt;[.G$1437];1;0)" office:value-type="float" office:value="0" calcext:value-type="float">
            <text:p>0</text:p>
          </table:table-cell>
          <table:table-cell/>
          <table:table-cell table:formula="of:=IF(AND([.L$1438]&lt;=[.L393];[.L39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6</text:p>
          </table:table-cell>
          <table:table-cell office:value-type="string" calcext:value-type="string">
            <text:p>10.0.58.19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4]&lt;[.G$1437];1;0)" office:value-type="float" office:value="0" calcext:value-type="float">
            <text:p>0</text:p>
          </table:table-cell>
          <table:table-cell/>
          <table:table-cell table:formula="of:=IF(AND([.L$1438]&lt;=[.L394];[.L3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62.222</text:p>
          </table:table-cell>
          <table:table-cell office:value-type="string" calcext:value-type="string">
            <text:p>10.4.211.16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5]&lt;[.G$1437];1;0)" office:value-type="float" office:value="0" calcext:value-type="float">
            <text:p>0</text:p>
          </table:table-cell>
          <table:table-cell/>
          <table:table-cell table:formula="of:=IF(AND([.L$1438]&lt;=[.L395];[.L39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1.30.1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34" calcext:value-type="percentage">
            <text:p>89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6]&lt;[.G$1437];1;0)" office:value-type="float" office:value="0" calcext:value-type="float">
            <text:p>0</text:p>
          </table:table-cell>
          <table:table-cell/>
          <table:table-cell table:formula="of:=IF(AND([.L$1438]&lt;=[.L396];[.L3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1.30.1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14" calcext:value-type="percentage">
            <text:p>88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7]&lt;[.G$1437];1;0)" office:value-type="float" office:value="0" calcext:value-type="float">
            <text:p>0</text:p>
          </table:table-cell>
          <table:table-cell/>
          <table:table-cell table:formula="of:=IF(AND([.L$1438]&lt;=[.L397];[.L3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4.83</text:p>
          </table:table-cell>
          <table:table-cell office:value-type="string" calcext:value-type="string">
            <text:p>10.3.154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8]&lt;[.G$1437];1;0)" office:value-type="float" office:value="0" calcext:value-type="float">
            <text:p>0</text:p>
          </table:table-cell>
          <table:table-cell/>
          <table:table-cell table:formula="of:=IF(AND([.L$1438]&lt;=[.L398];[.L39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399]&lt;[.G$1437];1;0)" office:value-type="float" office:value="0" calcext:value-type="float">
            <text:p>0</text:p>
          </table:table-cell>
          <table:table-cell/>
          <table:table-cell table:formula="of:=IF(AND([.L$1438]&lt;=[.L399];[.L39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0.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0]&lt;[.G$1437];1;0)" office:value-type="float" office:value="0" calcext:value-type="float">
            <text:p>0</text:p>
          </table:table-cell>
          <table:table-cell/>
          <table:table-cell table:formula="of:=IF(AND([.L$1438]&lt;=[.L400];[.L4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0.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1]&lt;[.G$1437];1;0)" office:value-type="float" office:value="0" calcext:value-type="float">
            <text:p>0</text:p>
          </table:table-cell>
          <table:table-cell/>
          <table:table-cell table:formula="of:=IF(AND([.L$1438]&lt;=[.L401];[.L40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0.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2]&lt;[.G$1437];1;0)" office:value-type="float" office:value="0" calcext:value-type="float">
            <text:p>0</text:p>
          </table:table-cell>
          <table:table-cell/>
          <table:table-cell table:formula="of:=IF(AND([.L$1438]&lt;=[.L402];[.L40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184.184</text:p>
          </table:table-cell>
          <table:table-cell office:value-type="string" calcext:value-type="string">
            <text:p>10.3.129.15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3]&lt;[.G$1437];1;0)" office:value-type="float" office:value="0" calcext:value-type="float">
            <text:p>0</text:p>
          </table:table-cell>
          <table:table-cell/>
          <table:table-cell table:formula="of:=IF(AND([.L$1438]&lt;=[.L403];[.L40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184.184</text:p>
          </table:table-cell>
          <table:table-cell office:value-type="string" calcext:value-type="string">
            <text:p>10.3.129.15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4]&lt;[.G$1437];1;0)" office:value-type="float" office:value="0" calcext:value-type="float">
            <text:p>0</text:p>
          </table:table-cell>
          <table:table-cell/>
          <table:table-cell table:formula="of:=IF(AND([.L$1438]&lt;=[.L404];[.L4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.184.184</text:p>
          </table:table-cell>
          <table:table-cell office:value-type="string" calcext:value-type="string">
            <text:p>10.3.129.15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5]&lt;[.G$1437];1;0)" office:value-type="float" office:value="0" calcext:value-type="float">
            <text:p>0</text:p>
          </table:table-cell>
          <table:table-cell/>
          <table:table-cell table:formula="of:=IF(AND([.L$1438]&lt;=[.L405];[.L4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2.55.19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144" calcext:value-type="percentage">
            <text:p>81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6]&lt;[.G$1437];1;0)" office:value-type="float" office:value="0" calcext:value-type="float">
            <text:p>0</text:p>
          </table:table-cell>
          <table:table-cell/>
          <table:table-cell table:formula="of:=IF(AND([.L$1438]&lt;=[.L406];[.L4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2.55.19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04" calcext:value-type="percentage">
            <text:p>85,0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7]&lt;[.G$1437];1;0)" office:value-type="float" office:value="0" calcext:value-type="float">
            <text:p>0</text:p>
          </table:table-cell>
          <table:table-cell/>
          <table:table-cell table:formula="of:=IF(AND([.L$1438]&lt;=[.L407];[.L4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2.55.19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144" calcext:value-type="percentage">
            <text:p>81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8]&lt;[.G$1437];1;0)" office:value-type="float" office:value="0" calcext:value-type="float">
            <text:p>0</text:p>
          </table:table-cell>
          <table:table-cell/>
          <table:table-cell table:formula="of:=IF(AND([.L$1438]&lt;=[.L408];[.L4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80</text:p>
          </table:table-cell>
          <table:table-cell office:value-type="string" calcext:value-type="string">
            <text:p>10.0.90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79" calcext:value-type="percentage">
            <text:p>89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09]&lt;[.G$1437];1;0)" office:value-type="float" office:value="0" calcext:value-type="float">
            <text:p>0</text:p>
          </table:table-cell>
          <table:table-cell/>
          <table:table-cell table:formula="of:=IF(AND([.L$1438]&lt;=[.L409];[.L4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80</text:p>
          </table:table-cell>
          <table:table-cell office:value-type="string" calcext:value-type="string">
            <text:p>10.0.90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0]&lt;[.G$1437];1;0)" office:value-type="float" office:value="0" calcext:value-type="float">
            <text:p>0</text:p>
          </table:table-cell>
          <table:table-cell/>
          <table:table-cell table:formula="of:=IF(AND([.L$1438]&lt;=[.L410];[.L4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23</text:p>
          </table:table-cell>
          <table:table-cell office:value-type="string" calcext:value-type="string">
            <text:p>10.2.252.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34" calcext:value-type="percentage">
            <text:p>84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1]&lt;[.G$1437];1;0)" office:value-type="float" office:value="0" calcext:value-type="float">
            <text:p>0</text:p>
          </table:table-cell>
          <table:table-cell/>
          <table:table-cell table:formula="of:=IF(AND([.L$1438]&lt;=[.L411];[.L4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23</text:p>
          </table:table-cell>
          <table:table-cell office:value-type="string" calcext:value-type="string">
            <text:p>10.2.252.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74" calcext:value-type="percentage">
            <text:p>86,7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2]&lt;[.G$1437];1;0)" office:value-type="float" office:value="0" calcext:value-type="float">
            <text:p>0</text:p>
          </table:table-cell>
          <table:table-cell/>
          <table:table-cell table:formula="of:=IF(AND([.L$1438]&lt;=[.L412];[.L4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23</text:p>
          </table:table-cell>
          <table:table-cell office:value-type="string" calcext:value-type="string">
            <text:p>10.2.252.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34" calcext:value-type="percentage">
            <text:p>86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3]&lt;[.G$1437];1;0)" office:value-type="float" office:value="0" calcext:value-type="float">
            <text:p>0</text:p>
          </table:table-cell>
          <table:table-cell/>
          <table:table-cell table:formula="of:=IF(AND([.L$1438]&lt;=[.L413];[.L4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4.175.1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4]&lt;[.G$1437];1;0)" office:value-type="float" office:value="0" calcext:value-type="float">
            <text:p>0</text:p>
          </table:table-cell>
          <table:table-cell/>
          <table:table-cell table:formula="of:=IF(AND([.L$1438]&lt;=[.L414];[.L4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4.175.1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5]&lt;[.G$1437];1;0)" office:value-type="float" office:value="0" calcext:value-type="float">
            <text:p>0</text:p>
          </table:table-cell>
          <table:table-cell/>
          <table:table-cell table:formula="of:=IF(AND([.L$1438]&lt;=[.L415];[.L41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529" calcext:value-type="percentage">
            <text:p>75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6]&lt;[.G$1437];1;0)" office:value-type="float" office:value="0" calcext:value-type="float">
            <text:p>0</text:p>
          </table:table-cell>
          <table:table-cell/>
          <table:table-cell table:formula="of:=IF(AND([.L$1438]&lt;=[.L416];[.L4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739" calcext:value-type="percentage">
            <text:p>77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7]&lt;[.G$1437];1;0)" office:value-type="float" office:value="0" calcext:value-type="float">
            <text:p>0</text:p>
          </table:table-cell>
          <table:table-cell/>
          <table:table-cell table:formula="of:=IF(AND([.L$1438]&lt;=[.L417];[.L4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104" calcext:value-type="percentage">
            <text:p>81,0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8]&lt;[.G$1437];1;0)" office:value-type="float" office:value="0" calcext:value-type="float">
            <text:p>0</text:p>
          </table:table-cell>
          <table:table-cell/>
          <table:table-cell table:formula="of:=IF(AND([.L$1438]&lt;=[.L418];[.L4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" calcext:value-type="percentage">
            <text:p>94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19]&lt;[.G$1437];1;0)" office:value-type="float" office:value="0" calcext:value-type="float">
            <text:p>0</text:p>
          </table:table-cell>
          <table:table-cell/>
          <table:table-cell table:formula="of:=IF(AND([.L$1438]&lt;=[.L419];[.L4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49" calcext:value-type="percentage">
            <text:p>89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0]&lt;[.G$1437];1;0)" office:value-type="float" office:value="0" calcext:value-type="float">
            <text:p>0</text:p>
          </table:table-cell>
          <table:table-cell/>
          <table:table-cell table:formula="of:=IF(AND([.L$1438]&lt;=[.L420];[.L4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29" calcext:value-type="percentage">
            <text:p>88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1]&lt;[.G$1437];1;0)" office:value-type="float" office:value="0" calcext:value-type="float">
            <text:p>0</text:p>
          </table:table-cell>
          <table:table-cell/>
          <table:table-cell table:formula="of:=IF(AND([.L$1438]&lt;=[.L421];[.L4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89" calcext:value-type="percentage">
            <text:p>84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2]&lt;[.G$1437];1;0)" office:value-type="float" office:value="0" calcext:value-type="float">
            <text:p>0</text:p>
          </table:table-cell>
          <table:table-cell/>
          <table:table-cell table:formula="of:=IF(AND([.L$1438]&lt;=[.L422];[.L4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5" calcext:value-type="percentage">
            <text:p>90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3]&lt;[.G$1437];1;0)" office:value-type="float" office:value="0" calcext:value-type="float">
            <text:p>0</text:p>
          </table:table-cell>
          <table:table-cell/>
          <table:table-cell table:formula="of:=IF(AND([.L$1438]&lt;=[.L423];[.L4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5" calcext:value-type="percentage">
            <text:p>92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4]&lt;[.G$1437];1;0)" office:value-type="float" office:value="0" calcext:value-type="float">
            <text:p>0</text:p>
          </table:table-cell>
          <table:table-cell/>
          <table:table-cell table:formula="of:=IF(AND([.L$1438]&lt;=[.L424];[.L4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4.107</text:p>
          </table:table-cell>
          <table:table-cell office:value-type="string" calcext:value-type="string">
            <text:p>10.4.99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5]&lt;[.G$1437];1;0)" office:value-type="float" office:value="0" calcext:value-type="float">
            <text:p>0</text:p>
          </table:table-cell>
          <table:table-cell/>
          <table:table-cell table:formula="of:=IF(AND([.L$1438]&lt;=[.L425];[.L4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4.107</text:p>
          </table:table-cell>
          <table:table-cell office:value-type="string" calcext:value-type="string">
            <text:p>10.4.99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6]&lt;[.G$1437];1;0)" office:value-type="float" office:value="0" calcext:value-type="float">
            <text:p>0</text:p>
          </table:table-cell>
          <table:table-cell/>
          <table:table-cell table:formula="of:=IF(AND([.L$1438]&lt;=[.L426];[.L4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1.114</text:p>
          </table:table-cell>
          <table:table-cell office:value-type="string" calcext:value-type="string">
            <text:p>10.2.249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5" calcext:value-type="percentage">
            <text:p>98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7]&lt;[.G$1437];1;0)" office:value-type="float" office:value="0" calcext:value-type="float">
            <text:p>0</text:p>
          </table:table-cell>
          <table:table-cell/>
          <table:table-cell table:formula="of:=IF(AND([.L$1438]&lt;=[.L427];[.L4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116.1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8]&lt;[.G$1437];1;0)" office:value-type="float" office:value="0" calcext:value-type="float">
            <text:p>0</text:p>
          </table:table-cell>
          <table:table-cell/>
          <table:table-cell table:formula="of:=IF(AND([.L$1438]&lt;=[.L428];[.L42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116.1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29]&lt;[.G$1437];1;0)" office:value-type="float" office:value="0" calcext:value-type="float">
            <text:p>0</text:p>
          </table:table-cell>
          <table:table-cell/>
          <table:table-cell table:formula="of:=IF(AND([.L$1438]&lt;=[.L429];[.L42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33</text:p>
          </table:table-cell>
          <table:table-cell office:value-type="string" calcext:value-type="string">
            <text:p>10.0.0.1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" calcext:value-type="percentage">
            <text:p>98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0]&lt;[.G$1437];1;0)" office:value-type="float" office:value="0" calcext:value-type="float">
            <text:p>0</text:p>
          </table:table-cell>
          <table:table-cell/>
          <table:table-cell table:formula="of:=IF(AND([.L$1438]&lt;=[.L430];[.L4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3</text:p>
          </table:table-cell>
          <table:table-cell office:value-type="string" calcext:value-type="string">
            <text:p>10.0.0.1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1]&lt;[.G$1437];1;0)" office:value-type="float" office:value="0" calcext:value-type="float">
            <text:p>0</text:p>
          </table:table-cell>
          <table:table-cell/>
          <table:table-cell table:formula="of:=IF(AND([.L$1438]&lt;=[.L431];[.L4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95" calcext:value-type="percentage">
            <text:p>91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2]&lt;[.G$1437];1;0)" office:value-type="float" office:value="0" calcext:value-type="float">
            <text:p>0</text:p>
          </table:table-cell>
          <table:table-cell/>
          <table:table-cell table:formula="of:=IF(AND([.L$1438]&lt;=[.L432];[.L4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34" calcext:value-type="percentage">
            <text:p>89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3]&lt;[.G$1437];1;0)" office:value-type="float" office:value="0" calcext:value-type="float">
            <text:p>0</text:p>
          </table:table-cell>
          <table:table-cell/>
          <table:table-cell table:formula="of:=IF(AND([.L$1438]&lt;=[.L433];[.L4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34" calcext:value-type="percentage">
            <text:p>87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4]&lt;[.G$1437];1;0)" office:value-type="float" office:value="0" calcext:value-type="float">
            <text:p>0</text:p>
          </table:table-cell>
          <table:table-cell/>
          <table:table-cell table:formula="of:=IF(AND([.L$1438]&lt;=[.L434];[.L4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5" calcext:value-type="percentage">
            <text:p>90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5]&lt;[.G$1437];1;0)" office:value-type="float" office:value="0" calcext:value-type="float">
            <text:p>0</text:p>
          </table:table-cell>
          <table:table-cell/>
          <table:table-cell table:formula="of:=IF(AND([.L$1438]&lt;=[.L435];[.L4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2" calcext:value-type="percentage">
            <text:p>91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6]&lt;[.G$1437];1;0)" office:value-type="float" office:value="0" calcext:value-type="float">
            <text:p>0</text:p>
          </table:table-cell>
          <table:table-cell/>
          <table:table-cell table:formula="of:=IF(AND([.L$1438]&lt;=[.L436];[.L4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5" calcext:value-type="percentage">
            <text:p>90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7]&lt;[.G$1437];1;0)" office:value-type="float" office:value="0" calcext:value-type="float">
            <text:p>0</text:p>
          </table:table-cell>
          <table:table-cell/>
          <table:table-cell table:formula="of:=IF(AND([.L$1438]&lt;=[.L437];[.L4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04" calcext:value-type="percentage">
            <text:p>89,0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8]&lt;[.G$1437];1;0)" office:value-type="float" office:value="0" calcext:value-type="float">
            <text:p>0</text:p>
          </table:table-cell>
          <table:table-cell/>
          <table:table-cell table:formula="of:=IF(AND([.L$1438]&lt;=[.L438];[.L4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6" calcext:value-type="percentage">
            <text:p>92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39]&lt;[.G$1437];1;0)" office:value-type="float" office:value="0" calcext:value-type="float">
            <text:p>0</text:p>
          </table:table-cell>
          <table:table-cell/>
          <table:table-cell table:formula="of:=IF(AND([.L$1438]&lt;=[.L439];[.L4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4" calcext:value-type="percentage">
            <text:p>90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0]&lt;[.G$1437];1;0)" office:value-type="float" office:value="0" calcext:value-type="float">
            <text:p>0</text:p>
          </table:table-cell>
          <table:table-cell/>
          <table:table-cell table:formula="of:=IF(AND([.L$1438]&lt;=[.L440];[.L4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5" calcext:value-type="percentage">
            <text:p>92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1]&lt;[.G$1437];1;0)" office:value-type="float" office:value="0" calcext:value-type="float">
            <text:p>0</text:p>
          </table:table-cell>
          <table:table-cell/>
          <table:table-cell table:formula="of:=IF(AND([.L$1438]&lt;=[.L441];[.L4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94" calcext:value-type="percentage">
            <text:p>88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2]&lt;[.G$1437];1;0)" office:value-type="float" office:value="0" calcext:value-type="float">
            <text:p>0</text:p>
          </table:table-cell>
          <table:table-cell/>
          <table:table-cell table:formula="of:=IF(AND([.L$1438]&lt;=[.L442];[.L4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05" calcext:value-type="percentage">
            <text:p>90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3]&lt;[.G$1437];1;0)" office:value-type="float" office:value="0" calcext:value-type="float">
            <text:p>0</text:p>
          </table:table-cell>
          <table:table-cell/>
          <table:table-cell table:formula="of:=IF(AND([.L$1438]&lt;=[.L443];[.L4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2.183</text:p>
          </table:table-cell>
          <table:table-cell office:value-type="string" calcext:value-type="string">
            <text:p>10.2.45.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4]&lt;[.G$1437];1;0)" office:value-type="float" office:value="0" calcext:value-type="float">
            <text:p>0</text:p>
          </table:table-cell>
          <table:table-cell/>
          <table:table-cell table:formula="of:=IF(AND([.L$1438]&lt;=[.L444];[.L4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2.183</text:p>
          </table:table-cell>
          <table:table-cell office:value-type="string" calcext:value-type="string">
            <text:p>10.2.45.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5]&lt;[.G$1437];1;0)" office:value-type="float" office:value="0" calcext:value-type="float">
            <text:p>0</text:p>
          </table:table-cell>
          <table:table-cell/>
          <table:table-cell table:formula="of:=IF(AND([.L$1438]&lt;=[.L445];[.L4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19</text:p>
          </table:table-cell>
          <table:table-cell office:value-type="string" calcext:value-type="string">
            <text:p>10.0.251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6]&lt;[.G$1437];1;0)" office:value-type="float" office:value="0" calcext:value-type="float">
            <text:p>0</text:p>
          </table:table-cell>
          <table:table-cell/>
          <table:table-cell table:formula="of:=IF(AND([.L$1438]&lt;=[.L446];[.L44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19</text:p>
          </table:table-cell>
          <table:table-cell office:value-type="string" calcext:value-type="string">
            <text:p>10.0.251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7]&lt;[.G$1437];1;0)" office:value-type="float" office:value="0" calcext:value-type="float">
            <text:p>0</text:p>
          </table:table-cell>
          <table:table-cell/>
          <table:table-cell table:formula="of:=IF(AND([.L$1438]&lt;=[.L447];[.L44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19</text:p>
          </table:table-cell>
          <table:table-cell office:value-type="string" calcext:value-type="string">
            <text:p>10.0.251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8]&lt;[.G$1437];1;0)" office:value-type="float" office:value="0" calcext:value-type="float">
            <text:p>0</text:p>
          </table:table-cell>
          <table:table-cell/>
          <table:table-cell table:formula="of:=IF(AND([.L$1438]&lt;=[.L448];[.L44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4.107</text:p>
          </table:table-cell>
          <table:table-cell office:value-type="string" calcext:value-type="string">
            <text:p>10.4.108.1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49]&lt;[.G$1437];1;0)" office:value-type="float" office:value="0" calcext:value-type="float">
            <text:p>0</text:p>
          </table:table-cell>
          <table:table-cell/>
          <table:table-cell table:formula="of:=IF(AND([.L$1438]&lt;=[.L449];[.L4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49.163</text:p>
          </table:table-cell>
          <table:table-cell office:value-type="string" calcext:value-type="string">
            <text:p>10.1.192.14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274" calcext:value-type="percentage">
            <text:p>82,7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0]&lt;[.G$1437];1;0)" office:value-type="float" office:value="0" calcext:value-type="float">
            <text:p>0</text:p>
          </table:table-cell>
          <table:table-cell/>
          <table:table-cell table:formula="of:=IF(AND([.L$1438]&lt;=[.L450];[.L4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169.6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1]&lt;[.G$1437];1;0)" office:value-type="float" office:value="0" calcext:value-type="float">
            <text:p>0</text:p>
          </table:table-cell>
          <table:table-cell/>
          <table:table-cell table:formula="of:=IF(AND([.L$1438]&lt;=[.L451];[.L4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169.6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2]&lt;[.G$1437];1;0)" office:value-type="float" office:value="0" calcext:value-type="float">
            <text:p>0</text:p>
          </table:table-cell>
          <table:table-cell/>
          <table:table-cell table:formula="of:=IF(AND([.L$1438]&lt;=[.L452];[.L4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169.6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3]&lt;[.G$1437];1;0)" office:value-type="float" office:value="0" calcext:value-type="float">
            <text:p>0</text:p>
          </table:table-cell>
          <table:table-cell/>
          <table:table-cell table:formula="of:=IF(AND([.L$1438]&lt;=[.L453];[.L4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169.6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4]&lt;[.G$1437];1;0)" office:value-type="float" office:value="0" calcext:value-type="float">
            <text:p>0</text:p>
          </table:table-cell>
          <table:table-cell/>
          <table:table-cell table:formula="of:=IF(AND([.L$1438]&lt;=[.L454];[.L45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218</text:p>
          </table:table-cell>
          <table:table-cell office:value-type="string" calcext:value-type="string">
            <text:p>10.0.26.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9" calcext:value-type="percentage">
            <text:p>97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5]&lt;[.G$1437];1;0)" office:value-type="float" office:value="0" calcext:value-type="float">
            <text:p>0</text:p>
          </table:table-cell>
          <table:table-cell/>
          <table:table-cell table:formula="of:=IF(AND([.L$1438]&lt;=[.L455];[.L4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0.98</text:p>
          </table:table-cell>
          <table:table-cell office:value-type="string" calcext:value-type="string">
            <text:p>10.1.161.11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95" calcext:value-type="percentage">
            <text:p>97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6]&lt;[.G$1437];1;0)" office:value-type="float" office:value="0" calcext:value-type="float">
            <text:p>0</text:p>
          </table:table-cell>
          <table:table-cell/>
          <table:table-cell table:formula="of:=IF(AND([.L$1438]&lt;=[.L456];[.L45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1.245.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94" calcext:value-type="percentage">
            <text:p>87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7]&lt;[.G$1437];1;0)" office:value-type="float" office:value="0" calcext:value-type="float">
            <text:p>0</text:p>
          </table:table-cell>
          <table:table-cell/>
          <table:table-cell table:formula="of:=IF(AND([.L$1438]&lt;=[.L457];[.L4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1.245.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34" calcext:value-type="percentage">
            <text:p>86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8]&lt;[.G$1437];1;0)" office:value-type="float" office:value="0" calcext:value-type="float">
            <text:p>0</text:p>
          </table:table-cell>
          <table:table-cell/>
          <table:table-cell table:formula="of:=IF(AND([.L$1438]&lt;=[.L458];[.L4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1.245.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64" calcext:value-type="percentage">
            <text:p>84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59]&lt;[.G$1437];1;0)" office:value-type="float" office:value="0" calcext:value-type="float">
            <text:p>0</text:p>
          </table:table-cell>
          <table:table-cell/>
          <table:table-cell table:formula="of:=IF(AND([.L$1438]&lt;=[.L459];[.L4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61.102</text:p>
          </table:table-cell>
          <table:table-cell office:value-type="string" calcext:value-type="string">
            <text:p>10.1.242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0]&lt;[.G$1437];1;0)" office:value-type="float" office:value="0" calcext:value-type="float">
            <text:p>0</text:p>
          </table:table-cell>
          <table:table-cell/>
          <table:table-cell table:formula="of:=IF(AND([.L$1438]&lt;=[.L460];[.L46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62.11</text:p>
          </table:table-cell>
          <table:table-cell office:value-type="string" calcext:value-type="string">
            <text:p>10.1.181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1]&lt;[.G$1437];1;0)" office:value-type="float" office:value="0" calcext:value-type="float">
            <text:p>0</text:p>
          </table:table-cell>
          <table:table-cell/>
          <table:table-cell table:formula="of:=IF(AND([.L$1438]&lt;=[.L461];[.L46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2]&lt;[.G$1437];1;0)" office:value-type="float" office:value="0" calcext:value-type="float">
            <text:p>0</text:p>
          </table:table-cell>
          <table:table-cell/>
          <table:table-cell table:formula="of:=IF(AND([.L$1438]&lt;=[.L462];[.L4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3]&lt;[.G$1437];1;0)" office:value-type="float" office:value="0" calcext:value-type="float">
            <text:p>0</text:p>
          </table:table-cell>
          <table:table-cell/>
          <table:table-cell table:formula="of:=IF(AND([.L$1438]&lt;=[.L463];[.L46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0.68</text:p>
          </table:table-cell>
          <table:table-cell office:value-type="string" calcext:value-type="string">
            <text:p>10.2.39.16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4]&lt;[.G$1437];1;0)" office:value-type="float" office:value="0" calcext:value-type="float">
            <text:p>0</text:p>
          </table:table-cell>
          <table:table-cell/>
          <table:table-cell table:formula="of:=IF(AND([.L$1438]&lt;=[.L464];[.L46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115.15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2" calcext:value-type="percentage">
            <text:p>98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5]&lt;[.G$1437];1;0)" office:value-type="float" office:value="0" calcext:value-type="float">
            <text:p>0</text:p>
          </table:table-cell>
          <table:table-cell/>
          <table:table-cell table:formula="of:=IF(AND([.L$1438]&lt;=[.L465];[.L4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115.15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6]&lt;[.G$1437];1;0)" office:value-type="float" office:value="0" calcext:value-type="float">
            <text:p>0</text:p>
          </table:table-cell>
          <table:table-cell/>
          <table:table-cell table:formula="of:=IF(AND([.L$1438]&lt;=[.L466];[.L4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14" calcext:value-type="percentage">
            <text:p>86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7]&lt;[.G$1437];1;0)" office:value-type="float" office:value="0" calcext:value-type="float">
            <text:p>0</text:p>
          </table:table-cell>
          <table:table-cell/>
          <table:table-cell table:formula="of:=IF(AND([.L$1438]&lt;=[.L467];[.L4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59" calcext:value-type="percentage">
            <text:p>89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8]&lt;[.G$1437];1;0)" office:value-type="float" office:value="0" calcext:value-type="float">
            <text:p>0</text:p>
          </table:table-cell>
          <table:table-cell/>
          <table:table-cell table:formula="of:=IF(AND([.L$1438]&lt;=[.L468];[.L4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5" calcext:value-type="percentage">
            <text:p>91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69]&lt;[.G$1437];1;0)" office:value-type="float" office:value="0" calcext:value-type="float">
            <text:p>0</text:p>
          </table:table-cell>
          <table:table-cell/>
          <table:table-cell table:formula="of:=IF(AND([.L$1438]&lt;=[.L469];[.L4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89" calcext:value-type="percentage">
            <text:p>86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0]&lt;[.G$1437];1;0)" office:value-type="float" office:value="0" calcext:value-type="float">
            <text:p>0</text:p>
          </table:table-cell>
          <table:table-cell/>
          <table:table-cell table:formula="of:=IF(AND([.L$1438]&lt;=[.L470];[.L4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" calcext:value-type="percentage">
            <text:p>90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1]&lt;[.G$1437];1;0)" office:value-type="float" office:value="0" calcext:value-type="float">
            <text:p>0</text:p>
          </table:table-cell>
          <table:table-cell/>
          <table:table-cell table:formula="of:=IF(AND([.L$1438]&lt;=[.L471];[.L4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39" calcext:value-type="percentage">
            <text:p>88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2]&lt;[.G$1437];1;0)" office:value-type="float" office:value="0" calcext:value-type="float">
            <text:p>0</text:p>
          </table:table-cell>
          <table:table-cell/>
          <table:table-cell table:formula="of:=IF(AND([.L$1438]&lt;=[.L472];[.L4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99" calcext:value-type="percentage">
            <text:p>86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3]&lt;[.G$1437];1;0)" office:value-type="float" office:value="0" calcext:value-type="float">
            <text:p>0</text:p>
          </table:table-cell>
          <table:table-cell/>
          <table:table-cell table:formula="of:=IF(AND([.L$1438]&lt;=[.L473];[.L4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5" calcext:value-type="percentage">
            <text:p>90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4]&lt;[.G$1437];1;0)" office:value-type="float" office:value="0" calcext:value-type="float">
            <text:p>0</text:p>
          </table:table-cell>
          <table:table-cell/>
          <table:table-cell table:formula="of:=IF(AND([.L$1438]&lt;=[.L474];[.L4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94" calcext:value-type="percentage">
            <text:p>83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5]&lt;[.G$1437];1;0)" office:value-type="float" office:value="0" calcext:value-type="float">
            <text:p>0</text:p>
          </table:table-cell>
          <table:table-cell/>
          <table:table-cell table:formula="of:=IF(AND([.L$1438]&lt;=[.L475];[.L4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15" calcext:value-type="percentage">
            <text:p>90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6]&lt;[.G$1437];1;0)" office:value-type="float" office:value="0" calcext:value-type="float">
            <text:p>0</text:p>
          </table:table-cell>
          <table:table-cell/>
          <table:table-cell table:formula="of:=IF(AND([.L$1438]&lt;=[.L476];[.L4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22.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2" calcext:value-type="percentage">
            <text:p>91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7]&lt;[.G$1437];1;0)" office:value-type="float" office:value="0" calcext:value-type="float">
            <text:p>0</text:p>
          </table:table-cell>
          <table:table-cell/>
          <table:table-cell table:formula="of:=IF(AND([.L$1438]&lt;=[.L477];[.L4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3.118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8]&lt;[.G$1437];1;0)" office:value-type="float" office:value="0" calcext:value-type="float">
            <text:p>0</text:p>
          </table:table-cell>
          <table:table-cell/>
          <table:table-cell table:formula="of:=IF(AND([.L$1438]&lt;=[.L478];[.L47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79]&lt;[.G$1437];1;0)" office:value-type="float" office:value="0" calcext:value-type="float">
            <text:p>0</text:p>
          </table:table-cell>
          <table:table-cell/>
          <table:table-cell table:formula="of:=IF(AND([.L$1438]&lt;=[.L479];[.L4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0]&lt;[.G$1437];1;0)" office:value-type="float" office:value="0" calcext:value-type="float">
            <text:p>0</text:p>
          </table:table-cell>
          <table:table-cell/>
          <table:table-cell table:formula="of:=IF(AND([.L$1438]&lt;=[.L480];[.L4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14.246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1]&lt;[.G$1437];1;0)" office:value-type="float" office:value="0" calcext:value-type="float">
            <text:p>0</text:p>
          </table:table-cell>
          <table:table-cell/>
          <table:table-cell table:formula="of:=IF(AND([.L$1438]&lt;=[.L481];[.L4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14.246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2]&lt;[.G$1437];1;0)" office:value-type="float" office:value="0" calcext:value-type="float">
            <text:p>0</text:p>
          </table:table-cell>
          <table:table-cell/>
          <table:table-cell table:formula="of:=IF(AND([.L$1438]&lt;=[.L482];[.L4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185</text:p>
          </table:table-cell>
          <table:table-cell office:value-type="string" calcext:value-type="string">
            <text:p>10.0.37.1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3]&lt;[.G$1437];1;0)" office:value-type="float" office:value="0" calcext:value-type="float">
            <text:p>0</text:p>
          </table:table-cell>
          <table:table-cell/>
          <table:table-cell table:formula="of:=IF(AND([.L$1438]&lt;=[.L483];[.L4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94" calcext:value-type="percentage">
            <text:p>86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4]&lt;[.G$1437];1;0)" office:value-type="float" office:value="0" calcext:value-type="float">
            <text:p>0</text:p>
          </table:table-cell>
          <table:table-cell/>
          <table:table-cell table:formula="of:=IF(AND([.L$1438]&lt;=[.L484];[.L4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7" calcext:value-type="percentage">
            <text:p>91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5]&lt;[.G$1437];1;0)" office:value-type="float" office:value="0" calcext:value-type="float">
            <text:p>0</text:p>
          </table:table-cell>
          <table:table-cell/>
          <table:table-cell table:formula="of:=IF(AND([.L$1438]&lt;=[.L485];[.L4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6]&lt;[.G$1437];1;0)" office:value-type="float" office:value="0" calcext:value-type="float">
            <text:p>0</text:p>
          </table:table-cell>
          <table:table-cell/>
          <table:table-cell table:formula="of:=IF(AND([.L$1438]&lt;=[.L486];[.L4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25" calcext:value-type="percentage">
            <text:p>92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7]&lt;[.G$1437];1;0)" office:value-type="float" office:value="0" calcext:value-type="float">
            <text:p>0</text:p>
          </table:table-cell>
          <table:table-cell/>
          <table:table-cell table:formula="of:=IF(AND([.L$1438]&lt;=[.L487];[.L4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8]&lt;[.G$1437];1;0)" office:value-type="float" office:value="0" calcext:value-type="float">
            <text:p>0</text:p>
          </table:table-cell>
          <table:table-cell/>
          <table:table-cell table:formula="of:=IF(AND([.L$1438]&lt;=[.L488];[.L48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89]&lt;[.G$1437];1;0)" office:value-type="float" office:value="0" calcext:value-type="float">
            <text:p>0</text:p>
          </table:table-cell>
          <table:table-cell/>
          <table:table-cell table:formula="of:=IF(AND([.L$1438]&lt;=[.L489];[.L48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250</text:p>
          </table:table-cell>
          <table:table-cell office:value-type="string" calcext:value-type="string">
            <text:p>10.0.175.7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8" calcext:value-type="percentage">
            <text:p>97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0]&lt;[.G$1437];1;0)" office:value-type="float" office:value="0" calcext:value-type="float">
            <text:p>0</text:p>
          </table:table-cell>
          <table:table-cell/>
          <table:table-cell table:formula="of:=IF(AND([.L$1438]&lt;=[.L490];[.L4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250</text:p>
          </table:table-cell>
          <table:table-cell office:value-type="string" calcext:value-type="string">
            <text:p>10.0.175.7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1]&lt;[.G$1437];1;0)" office:value-type="float" office:value="0" calcext:value-type="float">
            <text:p>0</text:p>
          </table:table-cell>
          <table:table-cell/>
          <table:table-cell table:formula="of:=IF(AND([.L$1438]&lt;=[.L491];[.L49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250</text:p>
          </table:table-cell>
          <table:table-cell office:value-type="string" calcext:value-type="string">
            <text:p>10.0.175.7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2]&lt;[.G$1437];1;0)" office:value-type="float" office:value="0" calcext:value-type="float">
            <text:p>0</text:p>
          </table:table-cell>
          <table:table-cell/>
          <table:table-cell table:formula="of:=IF(AND([.L$1438]&lt;=[.L492];[.L4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0.68</text:p>
          </table:table-cell>
          <table:table-cell office:value-type="string" calcext:value-type="string">
            <text:p>10.2.39.16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3]&lt;[.G$1437];1;0)" office:value-type="float" office:value="0" calcext:value-type="float">
            <text:p>0</text:p>
          </table:table-cell>
          <table:table-cell/>
          <table:table-cell table:formula="of:=IF(AND([.L$1438]&lt;=[.L493];[.L49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6.199</text:p>
          </table:table-cell>
          <table:table-cell office:value-type="string" calcext:value-type="string">
            <text:p>10.1.245.10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19" calcext:value-type="percentage">
            <text:p>85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4]&lt;[.G$1437];1;0)" office:value-type="float" office:value="0" calcext:value-type="float">
            <text:p>0</text:p>
          </table:table-cell>
          <table:table-cell/>
          <table:table-cell table:formula="of:=IF(AND([.L$1438]&lt;=[.L494];[.L4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3" calcext:value-type="percentage">
            <text:p>96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5]&lt;[.G$1437];1;0)" office:value-type="float" office:value="0" calcext:value-type="float">
            <text:p>0</text:p>
          </table:table-cell>
          <table:table-cell/>
          <table:table-cell table:formula="of:=IF(AND([.L$1438]&lt;=[.L495];[.L4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85" calcext:value-type="percentage">
            <text:p>96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6]&lt;[.G$1437];1;0)" office:value-type="float" office:value="0" calcext:value-type="float">
            <text:p>0</text:p>
          </table:table-cell>
          <table:table-cell/>
          <table:table-cell table:formula="of:=IF(AND([.L$1438]&lt;=[.L496];[.L4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5" calcext:value-type="percentage">
            <text:p>96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7]&lt;[.G$1437];1;0)" office:value-type="float" office:value="0" calcext:value-type="float">
            <text:p>0</text:p>
          </table:table-cell>
          <table:table-cell/>
          <table:table-cell table:formula="of:=IF(AND([.L$1438]&lt;=[.L497];[.L4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2" calcext:value-type="percentage">
            <text:p>97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8]&lt;[.G$1437];1;0)" office:value-type="float" office:value="0" calcext:value-type="float">
            <text:p>0</text:p>
          </table:table-cell>
          <table:table-cell/>
          <table:table-cell table:formula="of:=IF(AND([.L$1438]&lt;=[.L498];[.L4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3</text:p>
          </table:table-cell>
          <table:table-cell office:value-type="string" calcext:value-type="string">
            <text:p>10.2.182.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499]&lt;[.G$1437];1;0)" office:value-type="float" office:value="0" calcext:value-type="float">
            <text:p>0</text:p>
          </table:table-cell>
          <table:table-cell/>
          <table:table-cell table:formula="of:=IF(AND([.L$1438]&lt;=[.L499];[.L4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3</text:p>
          </table:table-cell>
          <table:table-cell office:value-type="string" calcext:value-type="string">
            <text:p>10.2.182.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0]&lt;[.G$1437];1;0)" office:value-type="float" office:value="0" calcext:value-type="float">
            <text:p>0</text:p>
          </table:table-cell>
          <table:table-cell/>
          <table:table-cell table:formula="of:=IF(AND([.L$1438]&lt;=[.L500];[.L5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1]&lt;[.G$1437];1;0)" office:value-type="float" office:value="0" calcext:value-type="float">
            <text:p>0</text:p>
          </table:table-cell>
          <table:table-cell/>
          <table:table-cell table:formula="of:=IF(AND([.L$1438]&lt;=[.L501];[.L5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2]&lt;[.G$1437];1;0)" office:value-type="float" office:value="0" calcext:value-type="float">
            <text:p>0</text:p>
          </table:table-cell>
          <table:table-cell/>
          <table:table-cell table:formula="of:=IF(AND([.L$1438]&lt;=[.L502];[.L5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3]&lt;[.G$1437];1;0)" office:value-type="float" office:value="0" calcext:value-type="float">
            <text:p>0</text:p>
          </table:table-cell>
          <table:table-cell/>
          <table:table-cell table:formula="of:=IF(AND([.L$1438]&lt;=[.L503];[.L5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4]&lt;[.G$1437];1;0)" office:value-type="float" office:value="0" calcext:value-type="float">
            <text:p>0</text:p>
          </table:table-cell>
          <table:table-cell/>
          <table:table-cell table:formula="of:=IF(AND([.L$1438]&lt;=[.L504];[.L5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5]&lt;[.G$1437];1;0)" office:value-type="float" office:value="0" calcext:value-type="float">
            <text:p>0</text:p>
          </table:table-cell>
          <table:table-cell/>
          <table:table-cell table:formula="of:=IF(AND([.L$1438]&lt;=[.L505];[.L5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9.115</text:p>
          </table:table-cell>
          <table:table-cell office:value-type="string" calcext:value-type="string">
            <text:p>10.1.139.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6]&lt;[.G$1437];1;0)" office:value-type="float" office:value="0" calcext:value-type="float">
            <text:p>0</text:p>
          </table:table-cell>
          <table:table-cell/>
          <table:table-cell table:formula="of:=IF(AND([.L$1438]&lt;=[.L506];[.L50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18</text:p>
          </table:table-cell>
          <table:table-cell office:value-type="string" calcext:value-type="string">
            <text:p>10.0.28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7]&lt;[.G$1437];1;0)" office:value-type="float" office:value="0" calcext:value-type="float">
            <text:p>0</text:p>
          </table:table-cell>
          <table:table-cell/>
          <table:table-cell table:formula="of:=IF(AND([.L$1438]&lt;=[.L507];[.L5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1.225</text:p>
          </table:table-cell>
          <table:table-cell office:value-type="string" calcext:value-type="string">
            <text:p>10.3.239.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8]&lt;[.G$1437];1;0)" office:value-type="float" office:value="0" calcext:value-type="float">
            <text:p>0</text:p>
          </table:table-cell>
          <table:table-cell/>
          <table:table-cell table:formula="of:=IF(AND([.L$1438]&lt;=[.L508];[.L5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1.225</text:p>
          </table:table-cell>
          <table:table-cell office:value-type="string" calcext:value-type="string">
            <text:p>10.3.239.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09]&lt;[.G$1437];1;0)" office:value-type="float" office:value="0" calcext:value-type="float">
            <text:p>0</text:p>
          </table:table-cell>
          <table:table-cell/>
          <table:table-cell table:formula="of:=IF(AND([.L$1438]&lt;=[.L509];[.L5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3.251</text:p>
          </table:table-cell>
          <table:table-cell office:value-type="string" calcext:value-type="string">
            <text:p>10.1.244.2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4" calcext:value-type="percentage">
            <text:p>97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0]&lt;[.G$1437];1;0)" office:value-type="float" office:value="0" calcext:value-type="float">
            <text:p>0</text:p>
          </table:table-cell>
          <table:table-cell/>
          <table:table-cell table:formula="of:=IF(AND([.L$1438]&lt;=[.L510];[.L5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3</text:p>
          </table:table-cell>
          <table:table-cell office:value-type="string" calcext:value-type="string">
            <text:p>10.0.0.1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1]&lt;[.G$1437];1;0)" office:value-type="float" office:value="0" calcext:value-type="float">
            <text:p>0</text:p>
          </table:table-cell>
          <table:table-cell/>
          <table:table-cell table:formula="of:=IF(AND([.L$1438]&lt;=[.L511];[.L5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3</text:p>
          </table:table-cell>
          <table:table-cell office:value-type="string" calcext:value-type="string">
            <text:p>10.0.0.13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2]&lt;[.G$1437];1;0)" office:value-type="float" office:value="0" calcext:value-type="float">
            <text:p>0</text:p>
          </table:table-cell>
          <table:table-cell/>
          <table:table-cell table:formula="of:=IF(AND([.L$1438]&lt;=[.L512];[.L5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0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3]&lt;[.G$1437];1;0)" office:value-type="float" office:value="0" calcext:value-type="float">
            <text:p>0</text:p>
          </table:table-cell>
          <table:table-cell/>
          <table:table-cell table:formula="of:=IF(AND([.L$1438]&lt;=[.L513];[.L51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2.142</text:p>
          </table:table-cell>
          <table:table-cell office:value-type="string" calcext:value-type="string">
            <text:p>10.2.235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85" calcext:value-type="percentage">
            <text:p>95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4]&lt;[.G$1437];1;0)" office:value-type="float" office:value="0" calcext:value-type="float">
            <text:p>0</text:p>
          </table:table-cell>
          <table:table-cell/>
          <table:table-cell table:formula="of:=IF(AND([.L$1438]&lt;=[.L514];[.L5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142</text:p>
          </table:table-cell>
          <table:table-cell office:value-type="string" calcext:value-type="string">
            <text:p>10.2.235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5" calcext:value-type="percentage">
            <text:p>97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5]&lt;[.G$1437];1;0)" office:value-type="float" office:value="0" calcext:value-type="float">
            <text:p>0</text:p>
          </table:table-cell>
          <table:table-cell/>
          <table:table-cell table:formula="of:=IF(AND([.L$1438]&lt;=[.L515];[.L5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4</text:p>
          </table:table-cell>
          <table:table-cell office:value-type="string" calcext:value-type="string">
            <text:p>10.0.14.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6]&lt;[.G$1437];1;0)" office:value-type="float" office:value="0" calcext:value-type="float">
            <text:p>0</text:p>
          </table:table-cell>
          <table:table-cell/>
          <table:table-cell table:formula="of:=IF(AND([.L$1438]&lt;=[.L516];[.L5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4</text:p>
          </table:table-cell>
          <table:table-cell office:value-type="string" calcext:value-type="string">
            <text:p>10.0.14.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7]&lt;[.G$1437];1;0)" office:value-type="float" office:value="0" calcext:value-type="float">
            <text:p>0</text:p>
          </table:table-cell>
          <table:table-cell/>
          <table:table-cell table:formula="of:=IF(AND([.L$1438]&lt;=[.L517];[.L51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71.69</text:p>
          </table:table-cell>
          <table:table-cell office:value-type="string" calcext:value-type="string">
            <text:p>10.2.41.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5" calcext:value-type="percentage">
            <text:p>91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8]&lt;[.G$1437];1;0)" office:value-type="float" office:value="0" calcext:value-type="float">
            <text:p>0</text:p>
          </table:table-cell>
          <table:table-cell/>
          <table:table-cell table:formula="of:=IF(AND([.L$1438]&lt;=[.L518];[.L5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7.230</text:p>
          </table:table-cell>
          <table:table-cell office:value-type="string" calcext:value-type="string">
            <text:p>10.1.94.2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19]&lt;[.G$1437];1;0)" office:value-type="float" office:value="0" calcext:value-type="float">
            <text:p>0</text:p>
          </table:table-cell>
          <table:table-cell/>
          <table:table-cell table:formula="of:=IF(AND([.L$1438]&lt;=[.L519];[.L5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7.230</text:p>
          </table:table-cell>
          <table:table-cell office:value-type="string" calcext:value-type="string">
            <text:p>10.1.94.2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0]&lt;[.G$1437];1;0)" office:value-type="float" office:value="0" calcext:value-type="float">
            <text:p>0</text:p>
          </table:table-cell>
          <table:table-cell/>
          <table:table-cell table:formula="of:=IF(AND([.L$1438]&lt;=[.L520];[.L5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.10</text:p>
          </table:table-cell>
          <table:table-cell office:value-type="string" calcext:value-type="string">
            <text:p>10.0.3.1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1]&lt;[.G$1437];1;0)" office:value-type="float" office:value="0" calcext:value-type="float">
            <text:p>0</text:p>
          </table:table-cell>
          <table:table-cell/>
          <table:table-cell table:formula="of:=IF(AND([.L$1438]&lt;=[.L521];[.L52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74.40</text:p>
          </table:table-cell>
          <table:table-cell office:value-type="string" calcext:value-type="string">
            <text:p>10.4.106.2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2]&lt;[.G$1437];1;0)" office:value-type="float" office:value="0" calcext:value-type="float">
            <text:p>0</text:p>
          </table:table-cell>
          <table:table-cell/>
          <table:table-cell table:formula="of:=IF(AND([.L$1438]&lt;=[.L522];[.L5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47.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523]&lt;[.G$1437];1;0)" office:value-type="float" office:value="0" calcext:value-type="float">
            <text:p>0</text:p>
          </table:table-cell>
          <table:table-cell/>
          <table:table-cell table:formula="of:=IF(AND([.L$1438]&lt;=[.L523];[.L52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47.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4]&lt;[.G$1437];1;0)" office:value-type="float" office:value="0" calcext:value-type="float">
            <text:p>0</text:p>
          </table:table-cell>
          <table:table-cell/>
          <table:table-cell table:formula="of:=IF(AND([.L$1438]&lt;=[.L524];[.L5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45.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" calcext:value-type="percentage">
            <text:p>91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5]&lt;[.G$1437];1;0)" office:value-type="float" office:value="0" calcext:value-type="float">
            <text:p>0</text:p>
          </table:table-cell>
          <table:table-cell/>
          <table:table-cell table:formula="of:=IF(AND([.L$1438]&lt;=[.L525];[.L5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6]&lt;[.G$1437];1;0)" office:value-type="float" office:value="0" calcext:value-type="float">
            <text:p>0</text:p>
          </table:table-cell>
          <table:table-cell/>
          <table:table-cell table:formula="of:=IF(AND([.L$1438]&lt;=[.L526];[.L5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7]&lt;[.G$1437];1;0)" office:value-type="float" office:value="0" calcext:value-type="float">
            <text:p>0</text:p>
          </table:table-cell>
          <table:table-cell/>
          <table:table-cell table:formula="of:=IF(AND([.L$1438]&lt;=[.L527];[.L52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9" calcext:value-type="percentage">
            <text:p>91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8]&lt;[.G$1437];1;0)" office:value-type="float" office:value="0" calcext:value-type="float">
            <text:p>0</text:p>
          </table:table-cell>
          <table:table-cell/>
          <table:table-cell table:formula="of:=IF(AND([.L$1438]&lt;=[.L528];[.L5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6" calcext:value-type="percentage">
            <text:p>95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29]&lt;[.G$1437];1;0)" office:value-type="float" office:value="0" calcext:value-type="float">
            <text:p>0</text:p>
          </table:table-cell>
          <table:table-cell/>
          <table:table-cell table:formula="of:=IF(AND([.L$1438]&lt;=[.L529];[.L5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45" calcext:value-type="percentage">
            <text:p>96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0]&lt;[.G$1437];1;0)" office:value-type="float" office:value="0" calcext:value-type="float">
            <text:p>0</text:p>
          </table:table-cell>
          <table:table-cell/>
          <table:table-cell table:formula="of:=IF(AND([.L$1438]&lt;=[.L530];[.L5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3" calcext:value-type="percentage">
            <text:p>94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1]&lt;[.G$1437];1;0)" office:value-type="float" office:value="0" calcext:value-type="float">
            <text:p>0</text:p>
          </table:table-cell>
          <table:table-cell/>
          <table:table-cell table:formula="of:=IF(AND([.L$1438]&lt;=[.L531];[.L5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4" calcext:value-type="percentage">
            <text:p>92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2]&lt;[.G$1437];1;0)" office:value-type="float" office:value="0" calcext:value-type="float">
            <text:p>0</text:p>
          </table:table-cell>
          <table:table-cell/>
          <table:table-cell table:formula="of:=IF(AND([.L$1438]&lt;=[.L532];[.L5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75" calcext:value-type="percentage">
            <text:p>94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3]&lt;[.G$1437];1;0)" office:value-type="float" office:value="0" calcext:value-type="float">
            <text:p>0</text:p>
          </table:table-cell>
          <table:table-cell/>
          <table:table-cell table:formula="of:=IF(AND([.L$1438]&lt;=[.L533];[.L5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25" calcext:value-type="percentage">
            <text:p>92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4]&lt;[.G$1437];1;0)" office:value-type="float" office:value="0" calcext:value-type="float">
            <text:p>0</text:p>
          </table:table-cell>
          <table:table-cell/>
          <table:table-cell table:formula="of:=IF(AND([.L$1438]&lt;=[.L534];[.L5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5" calcext:value-type="percentage">
            <text:p>92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5]&lt;[.G$1437];1;0)" office:value-type="float" office:value="0" calcext:value-type="float">
            <text:p>0</text:p>
          </table:table-cell>
          <table:table-cell/>
          <table:table-cell table:formula="of:=IF(AND([.L$1438]&lt;=[.L535];[.L5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05" calcext:value-type="percentage">
            <text:p>92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6]&lt;[.G$1437];1;0)" office:value-type="float" office:value="0" calcext:value-type="float">
            <text:p>0</text:p>
          </table:table-cell>
          <table:table-cell/>
          <table:table-cell table:formula="of:=IF(AND([.L$1438]&lt;=[.L536];[.L5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99" calcext:value-type="percentage">
            <text:p>89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7]&lt;[.G$1437];1;0)" office:value-type="float" office:value="0" calcext:value-type="float">
            <text:p>0</text:p>
          </table:table-cell>
          <table:table-cell/>
          <table:table-cell table:formula="of:=IF(AND([.L$1438]&lt;=[.L537];[.L5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8" calcext:value-type="percentage">
            <text:p>96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8]&lt;[.G$1437];1;0)" office:value-type="float" office:value="0" calcext:value-type="float">
            <text:p>0</text:p>
          </table:table-cell>
          <table:table-cell/>
          <table:table-cell table:formula="of:=IF(AND([.L$1438]&lt;=[.L538];[.L5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19" calcext:value-type="percentage">
            <text:p>89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39]&lt;[.G$1437];1;0)" office:value-type="float" office:value="0" calcext:value-type="float">
            <text:p>0</text:p>
          </table:table-cell>
          <table:table-cell/>
          <table:table-cell table:formula="of:=IF(AND([.L$1438]&lt;=[.L539];[.L5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15" calcext:value-type="percentage">
            <text:p>90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0]&lt;[.G$1437];1;0)" office:value-type="float" office:value="0" calcext:value-type="float">
            <text:p>0</text:p>
          </table:table-cell>
          <table:table-cell/>
          <table:table-cell table:formula="of:=IF(AND([.L$1438]&lt;=[.L540];[.L5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" calcext:value-type="percentage">
            <text:p>91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1]&lt;[.G$1437];1;0)" office:value-type="float" office:value="0" calcext:value-type="float">
            <text:p>0</text:p>
          </table:table-cell>
          <table:table-cell/>
          <table:table-cell table:formula="of:=IF(AND([.L$1438]&lt;=[.L541];[.L5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05" calcext:value-type="percentage">
            <text:p>91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2]&lt;[.G$1437];1;0)" office:value-type="float" office:value="0" calcext:value-type="float">
            <text:p>0</text:p>
          </table:table-cell>
          <table:table-cell/>
          <table:table-cell table:formula="of:=IF(AND([.L$1438]&lt;=[.L542];[.L5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6" calcext:value-type="percentage">
            <text:p>94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3]&lt;[.G$1437];1;0)" office:value-type="float" office:value="0" calcext:value-type="float">
            <text:p>0</text:p>
          </table:table-cell>
          <table:table-cell/>
          <table:table-cell table:formula="of:=IF(AND([.L$1438]&lt;=[.L543];[.L5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" calcext:value-type="percentage">
            <text:p>93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4]&lt;[.G$1437];1;0)" office:value-type="float" office:value="0" calcext:value-type="float">
            <text:p>0</text:p>
          </table:table-cell>
          <table:table-cell/>
          <table:table-cell table:formula="of:=IF(AND([.L$1438]&lt;=[.L544];[.L5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75" calcext:value-type="percentage">
            <text:p>94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5]&lt;[.G$1437];1;0)" office:value-type="float" office:value="0" calcext:value-type="float">
            <text:p>0</text:p>
          </table:table-cell>
          <table:table-cell/>
          <table:table-cell table:formula="of:=IF(AND([.L$1438]&lt;=[.L545];[.L5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1.211.1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24" calcext:value-type="percentage">
            <text:p>87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6]&lt;[.G$1437];1;0)" office:value-type="float" office:value="0" calcext:value-type="float">
            <text:p>0</text:p>
          </table:table-cell>
          <table:table-cell/>
          <table:table-cell table:formula="of:=IF(AND([.L$1438]&lt;=[.L546];[.L5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62.195</text:p>
          </table:table-cell>
          <table:table-cell office:value-type="string" calcext:value-type="string">
            <text:p>10.1.232.2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35" calcext:value-type="percentage">
            <text:p>97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7]&lt;[.G$1437];1;0)" office:value-type="float" office:value="0" calcext:value-type="float">
            <text:p>0</text:p>
          </table:table-cell>
          <table:table-cell/>
          <table:table-cell table:formula="of:=IF(AND([.L$1438]&lt;=[.L547];[.L5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office:value-type="string" calcext:value-type="string">
            <text:p>10.0.25.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548]&lt;[.G$1437];1;0)" office:value-type="float" office:value="0" calcext:value-type="float">
            <text:p>0</text:p>
          </table:table-cell>
          <table:table-cell/>
          <table:table-cell table:formula="of:=IF(AND([.L$1438]&lt;=[.L548];[.L54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45" calcext:value-type="percentage">
            <text:p>90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49]&lt;[.G$1437];1;0)" office:value-type="float" office:value="0" calcext:value-type="float">
            <text:p>0</text:p>
          </table:table-cell>
          <table:table-cell/>
          <table:table-cell table:formula="of:=IF(AND([.L$1438]&lt;=[.L549];[.L5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55" calcext:value-type="percentage">
            <text:p>90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0]&lt;[.G$1437];1;0)" office:value-type="float" office:value="0" calcext:value-type="float">
            <text:p>0</text:p>
          </table:table-cell>
          <table:table-cell/>
          <table:table-cell table:formula="of:=IF(AND([.L$1438]&lt;=[.L550];[.L5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1]&lt;[.G$1437];1;0)" office:value-type="float" office:value="0" calcext:value-type="float">
            <text:p>0</text:p>
          </table:table-cell>
          <table:table-cell/>
          <table:table-cell table:formula="of:=IF(AND([.L$1438]&lt;=[.L551];[.L5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2]&lt;[.G$1437];1;0)" office:value-type="float" office:value="0" calcext:value-type="float">
            <text:p>0</text:p>
          </table:table-cell>
          <table:table-cell/>
          <table:table-cell table:formula="of:=IF(AND([.L$1438]&lt;=[.L552];[.L5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05" calcext:value-type="percentage">
            <text:p>92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3]&lt;[.G$1437];1;0)" office:value-type="float" office:value="0" calcext:value-type="float">
            <text:p>0</text:p>
          </table:table-cell>
          <table:table-cell/>
          <table:table-cell table:formula="of:=IF(AND([.L$1438]&lt;=[.L553];[.L5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55" calcext:value-type="percentage">
            <text:p>90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4]&lt;[.G$1437];1;0)" office:value-type="float" office:value="0" calcext:value-type="float">
            <text:p>0</text:p>
          </table:table-cell>
          <table:table-cell/>
          <table:table-cell table:formula="of:=IF(AND([.L$1438]&lt;=[.L554];[.L55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65" calcext:value-type="percentage">
            <text:p>92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5]&lt;[.G$1437];1;0)" office:value-type="float" office:value="0" calcext:value-type="float">
            <text:p>0</text:p>
          </table:table-cell>
          <table:table-cell/>
          <table:table-cell table:formula="of:=IF(AND([.L$1438]&lt;=[.L555];[.L5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0.48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" calcext:value-type="percentage">
            <text:p>90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6]&lt;[.G$1437];1;0)" office:value-type="float" office:value="0" calcext:value-type="float">
            <text:p>0</text:p>
          </table:table-cell>
          <table:table-cell/>
          <table:table-cell table:formula="of:=IF(AND([.L$1438]&lt;=[.L556];[.L55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0.48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" calcext:value-type="percentage">
            <text:p>92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7]&lt;[.G$1437];1;0)" office:value-type="float" office:value="0" calcext:value-type="float">
            <text:p>0</text:p>
          </table:table-cell>
          <table:table-cell/>
          <table:table-cell table:formula="of:=IF(AND([.L$1438]&lt;=[.L557];[.L5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25" calcext:value-type="percentage">
            <text:p>96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8]&lt;[.G$1437];1;0)" office:value-type="float" office:value="0" calcext:value-type="float">
            <text:p>0</text:p>
          </table:table-cell>
          <table:table-cell/>
          <table:table-cell table:formula="of:=IF(AND([.L$1438]&lt;=[.L558];[.L5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7" calcext:value-type="percentage">
            <text:p>96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59]&lt;[.G$1437];1;0)" office:value-type="float" office:value="0" calcext:value-type="float">
            <text:p>0</text:p>
          </table:table-cell>
          <table:table-cell/>
          <table:table-cell table:formula="of:=IF(AND([.L$1438]&lt;=[.L559];[.L5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2" calcext:value-type="percentage">
            <text:p>97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0]&lt;[.G$1437];1;0)" office:value-type="float" office:value="0" calcext:value-type="float">
            <text:p>0</text:p>
          </table:table-cell>
          <table:table-cell/>
          <table:table-cell table:formula="of:=IF(AND([.L$1438]&lt;=[.L560];[.L5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1.45</text:p>
          </table:table-cell>
          <table:table-cell office:value-type="string" calcext:value-type="string">
            <text:p>10.1.218.11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95" calcext:value-type="percentage">
            <text:p>95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1]&lt;[.G$1437];1;0)" office:value-type="float" office:value="0" calcext:value-type="float">
            <text:p>0</text:p>
          </table:table-cell>
          <table:table-cell/>
          <table:table-cell table:formula="of:=IF(AND([.L$1438]&lt;=[.L561];[.L5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1.45</text:p>
          </table:table-cell>
          <table:table-cell office:value-type="string" calcext:value-type="string">
            <text:p>10.1.218.11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25" calcext:value-type="percentage">
            <text:p>97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2]&lt;[.G$1437];1;0)" office:value-type="float" office:value="0" calcext:value-type="float">
            <text:p>0</text:p>
          </table:table-cell>
          <table:table-cell/>
          <table:table-cell table:formula="of:=IF(AND([.L$1438]&lt;=[.L562];[.L5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24" calcext:value-type="percentage">
            <text:p>86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3]&lt;[.G$1437];1;0)" office:value-type="float" office:value="0" calcext:value-type="float">
            <text:p>0</text:p>
          </table:table-cell>
          <table:table-cell/>
          <table:table-cell table:formula="of:=IF(AND([.L$1438]&lt;=[.L563];[.L5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5" calcext:value-type="percentage">
            <text:p>90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4]&lt;[.G$1437];1;0)" office:value-type="float" office:value="0" calcext:value-type="float">
            <text:p>0</text:p>
          </table:table-cell>
          <table:table-cell/>
          <table:table-cell table:formula="of:=IF(AND([.L$1438]&lt;=[.L564];[.L5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54" calcext:value-type="percentage">
            <text:p>86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5]&lt;[.G$1437];1;0)" office:value-type="float" office:value="0" calcext:value-type="float">
            <text:p>0</text:p>
          </table:table-cell>
          <table:table-cell/>
          <table:table-cell table:formula="of:=IF(AND([.L$1438]&lt;=[.L565];[.L5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83.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6]&lt;[.G$1437];1;0)" office:value-type="float" office:value="0" calcext:value-type="float">
            <text:p>0</text:p>
          </table:table-cell>
          <table:table-cell/>
          <table:table-cell table:formula="of:=IF(AND([.L$1438]&lt;=[.L566];[.L5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80</text:p>
          </table:table-cell>
          <table:table-cell office:value-type="string" calcext:value-type="string">
            <text:p>10.3.176.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5" calcext:value-type="percentage">
            <text:p>94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7]&lt;[.G$1437];1;0)" office:value-type="float" office:value="0" calcext:value-type="float">
            <text:p>0</text:p>
          </table:table-cell>
          <table:table-cell/>
          <table:table-cell table:formula="of:=IF(AND([.L$1438]&lt;=[.L567];[.L5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5" calcext:value-type="percentage">
            <text:p>90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8]&lt;[.G$1437];1;0)" office:value-type="float" office:value="0" calcext:value-type="float">
            <text:p>0</text:p>
          </table:table-cell>
          <table:table-cell/>
          <table:table-cell table:formula="of:=IF(AND([.L$1438]&lt;=[.L568];[.L5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59" calcext:value-type="percentage">
            <text:p>88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69]&lt;[.G$1437];1;0)" office:value-type="float" office:value="0" calcext:value-type="float">
            <text:p>0</text:p>
          </table:table-cell>
          <table:table-cell/>
          <table:table-cell table:formula="of:=IF(AND([.L$1438]&lt;=[.L569];[.L5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0]&lt;[.G$1437];1;0)" office:value-type="float" office:value="0" calcext:value-type="float">
            <text:p>0</text:p>
          </table:table-cell>
          <table:table-cell/>
          <table:table-cell table:formula="of:=IF(AND([.L$1438]&lt;=[.L570];[.L5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144" calcext:value-type="percentage">
            <text:p>81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1]&lt;[.G$1437];1;0)" office:value-type="float" office:value="0" calcext:value-type="float">
            <text:p>0</text:p>
          </table:table-cell>
          <table:table-cell/>
          <table:table-cell table:formula="of:=IF(AND([.L$1438]&lt;=[.L571];[.L5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774" calcext:value-type="percentage">
            <text:p>77,7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2]&lt;[.G$1437];1;0)" office:value-type="float" office:value="0" calcext:value-type="float">
            <text:p>0</text:p>
          </table:table-cell>
          <table:table-cell/>
          <table:table-cell table:formula="of:=IF(AND([.L$1438]&lt;=[.L572];[.L5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79" calcext:value-type="percentage">
            <text:p>84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3]&lt;[.G$1437];1;0)" office:value-type="float" office:value="0" calcext:value-type="float">
            <text:p>0</text:p>
          </table:table-cell>
          <table:table-cell/>
          <table:table-cell table:formula="of:=IF(AND([.L$1438]&lt;=[.L573];[.L5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234" calcext:value-type="percentage">
            <text:p>82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4]&lt;[.G$1437];1;0)" office:value-type="float" office:value="0" calcext:value-type="float">
            <text:p>0</text:p>
          </table:table-cell>
          <table:table-cell/>
          <table:table-cell table:formula="of:=IF(AND([.L$1438]&lt;=[.L574];[.L5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41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994" calcext:value-type="percentage">
            <text:p>79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5]&lt;[.G$1437];1;0)" office:value-type="float" office:value="0" calcext:value-type="float">
            <text:p>0</text:p>
          </table:table-cell>
          <table:table-cell/>
          <table:table-cell table:formula="of:=IF(AND([.L$1438]&lt;=[.L575];[.L5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6]&lt;[.G$1437];1;0)" office:value-type="float" office:value="0" calcext:value-type="float">
            <text:p>0</text:p>
          </table:table-cell>
          <table:table-cell/>
          <table:table-cell table:formula="of:=IF(AND([.L$1438]&lt;=[.L576];[.L57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7]&lt;[.G$1437];1;0)" office:value-type="float" office:value="0" calcext:value-type="float">
            <text:p>0</text:p>
          </table:table-cell>
          <table:table-cell/>
          <table:table-cell table:formula="of:=IF(AND([.L$1438]&lt;=[.L577];[.L5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.69</text:p>
          </table:table-cell>
          <table:table-cell office:value-type="string" calcext:value-type="string">
            <text:p>10.0.43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8" calcext:value-type="percentage">
            <text:p>97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8]&lt;[.G$1437];1;0)" office:value-type="float" office:value="0" calcext:value-type="float">
            <text:p>0</text:p>
          </table:table-cell>
          <table:table-cell/>
          <table:table-cell table:formula="of:=IF(AND([.L$1438]&lt;=[.L578];[.L5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177</text:p>
          </table:table-cell>
          <table:table-cell office:value-type="string" calcext:value-type="string">
            <text:p>10.0.136.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79]&lt;[.G$1437];1;0)" office:value-type="float" office:value="0" calcext:value-type="float">
            <text:p>0</text:p>
          </table:table-cell>
          <table:table-cell/>
          <table:table-cell table:formula="of:=IF(AND([.L$1438]&lt;=[.L579];[.L57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4" calcext:value-type="percentage">
            <text:p>96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0]&lt;[.G$1437];1;0)" office:value-type="float" office:value="0" calcext:value-type="float">
            <text:p>0</text:p>
          </table:table-cell>
          <table:table-cell/>
          <table:table-cell table:formula="of:=IF(AND([.L$1438]&lt;=[.L580];[.L5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25" calcext:value-type="percentage">
            <text:p>94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1]&lt;[.G$1437];1;0)" office:value-type="float" office:value="0" calcext:value-type="float">
            <text:p>0</text:p>
          </table:table-cell>
          <table:table-cell/>
          <table:table-cell table:formula="of:=IF(AND([.L$1438]&lt;=[.L581];[.L5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3" calcext:value-type="percentage">
            <text:p>95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2]&lt;[.G$1437];1;0)" office:value-type="float" office:value="0" calcext:value-type="float">
            <text:p>0</text:p>
          </table:table-cell>
          <table:table-cell/>
          <table:table-cell table:formula="of:=IF(AND([.L$1438]&lt;=[.L582];[.L5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5" calcext:value-type="percentage">
            <text:p>95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3]&lt;[.G$1437];1;0)" office:value-type="float" office:value="0" calcext:value-type="float">
            <text:p>0</text:p>
          </table:table-cell>
          <table:table-cell/>
          <table:table-cell table:formula="of:=IF(AND([.L$1438]&lt;=[.L583];[.L5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4]&lt;[.G$1437];1;0)" office:value-type="float" office:value="0" calcext:value-type="float">
            <text:p>0</text:p>
          </table:table-cell>
          <table:table-cell/>
          <table:table-cell table:formula="of:=IF(AND([.L$1438]&lt;=[.L584];[.L5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55" calcext:value-type="percentage">
            <text:p>93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5]&lt;[.G$1437];1;0)" office:value-type="float" office:value="0" calcext:value-type="float">
            <text:p>0</text:p>
          </table:table-cell>
          <table:table-cell/>
          <table:table-cell table:formula="of:=IF(AND([.L$1438]&lt;=[.L585];[.L5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" calcext:value-type="percentage">
            <text:p>94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6]&lt;[.G$1437];1;0)" office:value-type="float" office:value="0" calcext:value-type="float">
            <text:p>0</text:p>
          </table:table-cell>
          <table:table-cell/>
          <table:table-cell table:formula="of:=IF(AND([.L$1438]&lt;=[.L586];[.L5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7]&lt;[.G$1437];1;0)" office:value-type="float" office:value="0" calcext:value-type="float">
            <text:p>0</text:p>
          </table:table-cell>
          <table:table-cell/>
          <table:table-cell table:formula="of:=IF(AND([.L$1438]&lt;=[.L587];[.L5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" calcext:value-type="percentage">
            <text:p>93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8]&lt;[.G$1437];1;0)" office:value-type="float" office:value="0" calcext:value-type="float">
            <text:p>0</text:p>
          </table:table-cell>
          <table:table-cell/>
          <table:table-cell table:formula="of:=IF(AND([.L$1438]&lt;=[.L588];[.L5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2" calcext:value-type="percentage">
            <text:p>94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89]&lt;[.G$1437];1;0)" office:value-type="float" office:value="0" calcext:value-type="float">
            <text:p>0</text:p>
          </table:table-cell>
          <table:table-cell/>
          <table:table-cell table:formula="of:=IF(AND([.L$1438]&lt;=[.L589];[.L5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5" calcext:value-type="percentage">
            <text:p>92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0]&lt;[.G$1437];1;0)" office:value-type="float" office:value="0" calcext:value-type="float">
            <text:p>0</text:p>
          </table:table-cell>
          <table:table-cell/>
          <table:table-cell table:formula="of:=IF(AND([.L$1438]&lt;=[.L590];[.L5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1]&lt;[.G$1437];1;0)" office:value-type="float" office:value="0" calcext:value-type="float">
            <text:p>0</text:p>
          </table:table-cell>
          <table:table-cell/>
          <table:table-cell table:formula="of:=IF(AND([.L$1438]&lt;=[.L591];[.L5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2]&lt;[.G$1437];1;0)" office:value-type="float" office:value="0" calcext:value-type="float">
            <text:p>0</text:p>
          </table:table-cell>
          <table:table-cell/>
          <table:table-cell table:formula="of:=IF(AND([.L$1438]&lt;=[.L592];[.L5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5" calcext:value-type="percentage">
            <text:p>94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3]&lt;[.G$1437];1;0)" office:value-type="float" office:value="0" calcext:value-type="float">
            <text:p>0</text:p>
          </table:table-cell>
          <table:table-cell/>
          <table:table-cell table:formula="of:=IF(AND([.L$1438]&lt;=[.L593];[.L5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" calcext:value-type="percentage">
            <text:p>90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4]&lt;[.G$1437];1;0)" office:value-type="float" office:value="0" calcext:value-type="float">
            <text:p>0</text:p>
          </table:table-cell>
          <table:table-cell/>
          <table:table-cell table:formula="of:=IF(AND([.L$1438]&lt;=[.L594];[.L5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" calcext:value-type="percentage">
            <text:p>94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5]&lt;[.G$1437];1;0)" office:value-type="float" office:value="0" calcext:value-type="float">
            <text:p>0</text:p>
          </table:table-cell>
          <table:table-cell/>
          <table:table-cell table:formula="of:=IF(AND([.L$1438]&lt;=[.L595];[.L5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" calcext:value-type="percentage">
            <text:p>93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6]&lt;[.G$1437];1;0)" office:value-type="float" office:value="0" calcext:value-type="float">
            <text:p>0</text:p>
          </table:table-cell>
          <table:table-cell/>
          <table:table-cell table:formula="of:=IF(AND([.L$1438]&lt;=[.L596];[.L5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7]&lt;[.G$1437];1;0)" office:value-type="float" office:value="0" calcext:value-type="float">
            <text:p>0</text:p>
          </table:table-cell>
          <table:table-cell/>
          <table:table-cell table:formula="of:=IF(AND([.L$1438]&lt;=[.L597];[.L5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9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" calcext:value-type="percentage">
            <text:p>90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8]&lt;[.G$1437];1;0)" office:value-type="float" office:value="0" calcext:value-type="float">
            <text:p>0</text:p>
          </table:table-cell>
          <table:table-cell/>
          <table:table-cell table:formula="of:=IF(AND([.L$1438]&lt;=[.L598];[.L5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9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5" calcext:value-type="percentage">
            <text:p>91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599]&lt;[.G$1437];1;0)" office:value-type="float" office:value="0" calcext:value-type="float">
            <text:p>0</text:p>
          </table:table-cell>
          <table:table-cell/>
          <table:table-cell table:formula="of:=IF(AND([.L$1438]&lt;=[.L599];[.L5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9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4" calcext:value-type="percentage">
            <text:p>92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0]&lt;[.G$1437];1;0)" office:value-type="float" office:value="0" calcext:value-type="float">
            <text:p>0</text:p>
          </table:table-cell>
          <table:table-cell/>
          <table:table-cell table:formula="of:=IF(AND([.L$1438]&lt;=[.L600];[.L60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9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5" calcext:value-type="percentage">
            <text:p>92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1]&lt;[.G$1437];1;0)" office:value-type="float" office:value="0" calcext:value-type="float">
            <text:p>0</text:p>
          </table:table-cell>
          <table:table-cell/>
          <table:table-cell table:formula="of:=IF(AND([.L$1438]&lt;=[.L601];[.L6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3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2]&lt;[.G$1437];1;0)" office:value-type="float" office:value="0" calcext:value-type="float">
            <text:p>0</text:p>
          </table:table-cell>
          <table:table-cell/>
          <table:table-cell table:formula="of:=IF(AND([.L$1438]&lt;=[.L602];[.L6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3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3]&lt;[.G$1437];1;0)" office:value-type="float" office:value="0" calcext:value-type="float">
            <text:p>0</text:p>
          </table:table-cell>
          <table:table-cell/>
          <table:table-cell table:formula="of:=IF(AND([.L$1438]&lt;=[.L603];[.L6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99" calcext:value-type="percentage">
            <text:p>86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4]&lt;[.G$1437];1;0)" office:value-type="float" office:value="0" calcext:value-type="float">
            <text:p>0</text:p>
          </table:table-cell>
          <table:table-cell/>
          <table:table-cell table:formula="of:=IF(AND([.L$1438]&lt;=[.L604];[.L6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7" calcext:value-type="percentage">
            <text:p>91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5]&lt;[.G$1437];1;0)" office:value-type="float" office:value="0" calcext:value-type="float">
            <text:p>0</text:p>
          </table:table-cell>
          <table:table-cell/>
          <table:table-cell table:formula="of:=IF(AND([.L$1438]&lt;=[.L605];[.L6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" calcext:value-type="percentage">
            <text:p>92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6]&lt;[.G$1437];1;0)" office:value-type="float" office:value="0" calcext:value-type="float">
            <text:p>0</text:p>
          </table:table-cell>
          <table:table-cell/>
          <table:table-cell table:formula="of:=IF(AND([.L$1438]&lt;=[.L606];[.L6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05" calcext:value-type="percentage">
            <text:p>92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7]&lt;[.G$1437];1;0)" office:value-type="float" office:value="0" calcext:value-type="float">
            <text:p>0</text:p>
          </table:table-cell>
          <table:table-cell/>
          <table:table-cell table:formula="of:=IF(AND([.L$1438]&lt;=[.L607];[.L6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" calcext:value-type="percentage">
            <text:p>90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8]&lt;[.G$1437];1;0)" office:value-type="float" office:value="0" calcext:value-type="float">
            <text:p>0</text:p>
          </table:table-cell>
          <table:table-cell/>
          <table:table-cell table:formula="of:=IF(AND([.L$1438]&lt;=[.L608];[.L6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5" calcext:value-type="percentage">
            <text:p>90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09]&lt;[.G$1437];1;0)" office:value-type="float" office:value="0" calcext:value-type="float">
            <text:p>0</text:p>
          </table:table-cell>
          <table:table-cell/>
          <table:table-cell table:formula="of:=IF(AND([.L$1438]&lt;=[.L609];[.L6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5</text:p>
          </table:table-cell>
          <table:table-cell office:value-type="string" calcext:value-type="string">
            <text:p>10.0.130.24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0]&lt;[.G$1437];1;0)" office:value-type="float" office:value="0" calcext:value-type="float">
            <text:p>0</text:p>
          </table:table-cell>
          <table:table-cell/>
          <table:table-cell table:formula="of:=IF(AND([.L$1438]&lt;=[.L610];[.L6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1]&lt;[.G$1437];1;0)" office:value-type="float" office:value="0" calcext:value-type="float">
            <text:p>0</text:p>
          </table:table-cell>
          <table:table-cell/>
          <table:table-cell table:formula="of:=IF(AND([.L$1438]&lt;=[.L611];[.L6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2]&lt;[.G$1437];1;0)" office:value-type="float" office:value="0" calcext:value-type="float">
            <text:p>0</text:p>
          </table:table-cell>
          <table:table-cell/>
          <table:table-cell table:formula="of:=IF(AND([.L$1438]&lt;=[.L612];[.L6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3]&lt;[.G$1437];1;0)" office:value-type="float" office:value="0" calcext:value-type="float">
            <text:p>0</text:p>
          </table:table-cell>
          <table:table-cell/>
          <table:table-cell table:formula="of:=IF(AND([.L$1438]&lt;=[.L613];[.L6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4]&lt;[.G$1437];1;0)" office:value-type="float" office:value="0" calcext:value-type="float">
            <text:p>0</text:p>
          </table:table-cell>
          <table:table-cell/>
          <table:table-cell table:formula="of:=IF(AND([.L$1438]&lt;=[.L614];[.L6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5]&lt;[.G$1437];1;0)" office:value-type="float" office:value="0" calcext:value-type="float">
            <text:p>0</text:p>
          </table:table-cell>
          <table:table-cell/>
          <table:table-cell table:formula="of:=IF(AND([.L$1438]&lt;=[.L615];[.L6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6]&lt;[.G$1437];1;0)" office:value-type="float" office:value="0" calcext:value-type="float">
            <text:p>0</text:p>
          </table:table-cell>
          <table:table-cell/>
          <table:table-cell table:formula="of:=IF(AND([.L$1438]&lt;=[.L616];[.L6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7]&lt;[.G$1437];1;0)" office:value-type="float" office:value="0" calcext:value-type="float">
            <text:p>0</text:p>
          </table:table-cell>
          <table:table-cell/>
          <table:table-cell table:formula="of:=IF(AND([.L$1438]&lt;=[.L617];[.L6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8]&lt;[.G$1437];1;0)" office:value-type="float" office:value="0" calcext:value-type="float">
            <text:p>0</text:p>
          </table:table-cell>
          <table:table-cell/>
          <table:table-cell table:formula="of:=IF(AND([.L$1438]&lt;=[.L618];[.L61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19]&lt;[.G$1437];1;0)" office:value-type="float" office:value="0" calcext:value-type="float">
            <text:p>0</text:p>
          </table:table-cell>
          <table:table-cell/>
          <table:table-cell table:formula="of:=IF(AND([.L$1438]&lt;=[.L619];[.L61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0]&lt;[.G$1437];1;0)" office:value-type="float" office:value="0" calcext:value-type="float">
            <text:p>0</text:p>
          </table:table-cell>
          <table:table-cell/>
          <table:table-cell table:formula="of:=IF(AND([.L$1438]&lt;=[.L620];[.L62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.123</text:p>
          </table:table-cell>
          <table:table-cell office:value-type="string" calcext:value-type="string">
            <text:p>10.2.173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7" calcext:value-type="percentage">
            <text:p>95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1]&lt;[.G$1437];1;0)" office:value-type="float" office:value="0" calcext:value-type="float">
            <text:p>0</text:p>
          </table:table-cell>
          <table:table-cell/>
          <table:table-cell table:formula="of:=IF(AND([.L$1438]&lt;=[.L621];[.L6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1.69</text:p>
          </table:table-cell>
          <table:table-cell office:value-type="string" calcext:value-type="string">
            <text:p>10.2.41.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05" calcext:value-type="percentage">
            <text:p>90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2]&lt;[.G$1437];1;0)" office:value-type="float" office:value="0" calcext:value-type="float">
            <text:p>0</text:p>
          </table:table-cell>
          <table:table-cell/>
          <table:table-cell table:formula="of:=IF(AND([.L$1438]&lt;=[.L622];[.L6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1.69</text:p>
          </table:table-cell>
          <table:table-cell office:value-type="string" calcext:value-type="string">
            <text:p>10.2.41.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5" calcext:value-type="percentage">
            <text:p>90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3]&lt;[.G$1437];1;0)" office:value-type="float" office:value="0" calcext:value-type="float">
            <text:p>0</text:p>
          </table:table-cell>
          <table:table-cell/>
          <table:table-cell table:formula="of:=IF(AND([.L$1438]&lt;=[.L623];[.L6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1.69</text:p>
          </table:table-cell>
          <table:table-cell office:value-type="string" calcext:value-type="string">
            <text:p>10.2.41.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84" calcext:value-type="percentage">
            <text:p>89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4]&lt;[.G$1437];1;0)" office:value-type="float" office:value="0" calcext:value-type="float">
            <text:p>0</text:p>
          </table:table-cell>
          <table:table-cell/>
          <table:table-cell table:formula="of:=IF(AND([.L$1438]&lt;=[.L624];[.L6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1.69</text:p>
          </table:table-cell>
          <table:table-cell office:value-type="string" calcext:value-type="string">
            <text:p>10.2.41.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69" calcext:value-type="percentage">
            <text:p>88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5]&lt;[.G$1437];1;0)" office:value-type="float" office:value="0" calcext:value-type="float">
            <text:p>0</text:p>
          </table:table-cell>
          <table:table-cell/>
          <table:table-cell table:formula="of:=IF(AND([.L$1438]&lt;=[.L625];[.L6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1.69</text:p>
          </table:table-cell>
          <table:table-cell office:value-type="string" calcext:value-type="string">
            <text:p>10.2.41.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79" calcext:value-type="percentage">
            <text:p>88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6]&lt;[.G$1437];1;0)" office:value-type="float" office:value="0" calcext:value-type="float">
            <text:p>0</text:p>
          </table:table-cell>
          <table:table-cell/>
          <table:table-cell table:formula="of:=IF(AND([.L$1438]&lt;=[.L626];[.L6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83.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7]&lt;[.G$1437];1;0)" office:value-type="float" office:value="0" calcext:value-type="float">
            <text:p>0</text:p>
          </table:table-cell>
          <table:table-cell/>
          <table:table-cell table:formula="of:=IF(AND([.L$1438]&lt;=[.L627];[.L6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9</text:p>
          </table:table-cell>
          <table:table-cell office:value-type="string" calcext:value-type="string">
            <text:p>10.2.173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8]&lt;[.G$1437];1;0)" office:value-type="float" office:value="0" calcext:value-type="float">
            <text:p>0</text:p>
          </table:table-cell>
          <table:table-cell/>
          <table:table-cell table:formula="of:=IF(AND([.L$1438]&lt;=[.L628];[.L62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9</text:p>
          </table:table-cell>
          <table:table-cell office:value-type="string" calcext:value-type="string">
            <text:p>10.2.173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29]&lt;[.G$1437];1;0)" office:value-type="float" office:value="0" calcext:value-type="float">
            <text:p>0</text:p>
          </table:table-cell>
          <table:table-cell/>
          <table:table-cell table:formula="of:=IF(AND([.L$1438]&lt;=[.L629];[.L62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50</text:p>
          </table:table-cell>
          <table:table-cell office:value-type="string" calcext:value-type="string">
            <text:p>10.0.38.19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4" calcext:value-type="percentage">
            <text:p>97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0]&lt;[.G$1437];1;0)" office:value-type="float" office:value="0" calcext:value-type="float">
            <text:p>0</text:p>
          </table:table-cell>
          <table:table-cell/>
          <table:table-cell table:formula="of:=IF(AND([.L$1438]&lt;=[.L630];[.L6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859" calcext:value-type="percentage">
            <text:p>78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1]&lt;[.G$1437];1;0)" office:value-type="float" office:value="0" calcext:value-type="float">
            <text:p>0</text:p>
          </table:table-cell>
          <table:table-cell/>
          <table:table-cell table:formula="of:=IF(AND([.L$1438]&lt;=[.L631];[.L6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84" calcext:value-type="percentage">
            <text:p>88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2]&lt;[.G$1437];1;0)" office:value-type="float" office:value="0" calcext:value-type="float">
            <text:p>0</text:p>
          </table:table-cell>
          <table:table-cell/>
          <table:table-cell table:formula="of:=IF(AND([.L$1438]&lt;=[.L632];[.L6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" calcext:value-type="percentage">
            <text:p>93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3]&lt;[.G$1437];1;0)" office:value-type="float" office:value="0" calcext:value-type="float">
            <text:p>0</text:p>
          </table:table-cell>
          <table:table-cell/>
          <table:table-cell table:formula="of:=IF(AND([.L$1438]&lt;=[.L633];[.L6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3" calcext:value-type="percentage">
            <text:p>94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4]&lt;[.G$1437];1;0)" office:value-type="float" office:value="0" calcext:value-type="float">
            <text:p>0</text:p>
          </table:table-cell>
          <table:table-cell/>
          <table:table-cell table:formula="of:=IF(AND([.L$1438]&lt;=[.L634];[.L6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679" calcext:value-type="percentage">
            <text:p>76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5]&lt;[.G$1437];1;0)" office:value-type="float" office:value="0" calcext:value-type="float">
            <text:p>0</text:p>
          </table:table-cell>
          <table:table-cell/>
          <table:table-cell table:formula="of:=IF(AND([.L$1438]&lt;=[.L635];[.L6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5" calcext:value-type="percentage">
            <text:p>94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6]&lt;[.G$1437];1;0)" office:value-type="float" office:value="0" calcext:value-type="float">
            <text:p>0</text:p>
          </table:table-cell>
          <table:table-cell/>
          <table:table-cell table:formula="of:=IF(AND([.L$1438]&lt;=[.L636];[.L6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95" calcext:value-type="percentage">
            <text:p>93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7]&lt;[.G$1437];1;0)" office:value-type="float" office:value="0" calcext:value-type="float">
            <text:p>0</text:p>
          </table:table-cell>
          <table:table-cell/>
          <table:table-cell table:formula="of:=IF(AND([.L$1438]&lt;=[.L637];[.L6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84" calcext:value-type="percentage">
            <text:p>88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8]&lt;[.G$1437];1;0)" office:value-type="float" office:value="0" calcext:value-type="float">
            <text:p>0</text:p>
          </table:table-cell>
          <table:table-cell/>
          <table:table-cell table:formula="of:=IF(AND([.L$1438]&lt;=[.L638];[.L6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69" calcext:value-type="percentage">
            <text:p>89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39]&lt;[.G$1437];1;0)" office:value-type="float" office:value="0" calcext:value-type="float">
            <text:p>0</text:p>
          </table:table-cell>
          <table:table-cell/>
          <table:table-cell table:formula="of:=IF(AND([.L$1438]&lt;=[.L639];[.L6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3" calcext:value-type="percentage">
            <text:p>91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0]&lt;[.G$1437];1;0)" office:value-type="float" office:value="0" calcext:value-type="float">
            <text:p>0</text:p>
          </table:table-cell>
          <table:table-cell/>
          <table:table-cell table:formula="of:=IF(AND([.L$1438]&lt;=[.L640];[.L6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86.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84" calcext:value-type="percentage">
            <text:p>87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1]&lt;[.G$1437];1;0)" office:value-type="float" office:value="0" calcext:value-type="float">
            <text:p>0</text:p>
          </table:table-cell>
          <table:table-cell/>
          <table:table-cell table:formula="of:=IF(AND([.L$1438]&lt;=[.L641];[.L6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59" calcext:value-type="percentage">
            <text:p>86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2]&lt;[.G$1437];1;0)" office:value-type="float" office:value="0" calcext:value-type="float">
            <text:p>0</text:p>
          </table:table-cell>
          <table:table-cell/>
          <table:table-cell table:formula="of:=IF(AND([.L$1438]&lt;=[.L642];[.L6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" calcext:value-type="percentage">
            <text:p>92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3]&lt;[.G$1437];1;0)" office:value-type="float" office:value="0" calcext:value-type="float">
            <text:p>0</text:p>
          </table:table-cell>
          <table:table-cell/>
          <table:table-cell table:formula="of:=IF(AND([.L$1438]&lt;=[.L643];[.L6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5" calcext:value-type="percentage">
            <text:p>92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4]&lt;[.G$1437];1;0)" office:value-type="float" office:value="0" calcext:value-type="float">
            <text:p>0</text:p>
          </table:table-cell>
          <table:table-cell/>
          <table:table-cell table:formula="of:=IF(AND([.L$1438]&lt;=[.L644];[.L6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" calcext:value-type="percentage">
            <text:p>93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5]&lt;[.G$1437];1;0)" office:value-type="float" office:value="0" calcext:value-type="float">
            <text:p>0</text:p>
          </table:table-cell>
          <table:table-cell/>
          <table:table-cell table:formula="of:=IF(AND([.L$1438]&lt;=[.L645];[.L6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25" calcext:value-type="percentage">
            <text:p>93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6]&lt;[.G$1437];1;0)" office:value-type="float" office:value="0" calcext:value-type="float">
            <text:p>0</text:p>
          </table:table-cell>
          <table:table-cell/>
          <table:table-cell table:formula="of:=IF(AND([.L$1438]&lt;=[.L646];[.L6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7]&lt;[.G$1437];1;0)" office:value-type="float" office:value="0" calcext:value-type="float">
            <text:p>0</text:p>
          </table:table-cell>
          <table:table-cell/>
          <table:table-cell table:formula="of:=IF(AND([.L$1438]&lt;=[.L647];[.L6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5" calcext:value-type="percentage">
            <text:p>92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8]&lt;[.G$1437];1;0)" office:value-type="float" office:value="0" calcext:value-type="float">
            <text:p>0</text:p>
          </table:table-cell>
          <table:table-cell/>
          <table:table-cell table:formula="of:=IF(AND([.L$1438]&lt;=[.L648];[.L6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49]&lt;[.G$1437];1;0)" office:value-type="float" office:value="0" calcext:value-type="float">
            <text:p>0</text:p>
          </table:table-cell>
          <table:table-cell/>
          <table:table-cell table:formula="of:=IF(AND([.L$1438]&lt;=[.L649];[.L6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" calcext:value-type="percentage">
            <text:p>93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0]&lt;[.G$1437];1;0)" office:value-type="float" office:value="0" calcext:value-type="float">
            <text:p>0</text:p>
          </table:table-cell>
          <table:table-cell/>
          <table:table-cell table:formula="of:=IF(AND([.L$1438]&lt;=[.L650];[.L6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251.14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3" calcext:value-type="percentage">
            <text:p>94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1]&lt;[.G$1437];1;0)" office:value-type="float" office:value="0" calcext:value-type="float">
            <text:p>0</text:p>
          </table:table-cell>
          <table:table-cell/>
          <table:table-cell table:formula="of:=IF(AND([.L$1438]&lt;=[.L651];[.L6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2]&lt;[.G$1437];1;0)" office:value-type="float" office:value="0" calcext:value-type="float">
            <text:p>0</text:p>
          </table:table-cell>
          <table:table-cell/>
          <table:table-cell table:formula="of:=IF(AND([.L$1438]&lt;=[.L652];[.L6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3]&lt;[.G$1437];1;0)" office:value-type="float" office:value="0" calcext:value-type="float">
            <text:p>0</text:p>
          </table:table-cell>
          <table:table-cell/>
          <table:table-cell table:formula="of:=IF(AND([.L$1438]&lt;=[.L653];[.L6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2</text:p>
          </table:table-cell>
          <table:table-cell office:value-type="string" calcext:value-type="string">
            <text:p>10.1.157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5" calcext:value-type="percentage">
            <text:p>97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4]&lt;[.G$1437];1;0)" office:value-type="float" office:value="0" calcext:value-type="float">
            <text:p>0</text:p>
          </table:table-cell>
          <table:table-cell/>
          <table:table-cell table:formula="of:=IF(AND([.L$1438]&lt;=[.L654];[.L65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69</text:p>
          </table:table-cell>
          <table:table-cell office:value-type="string" calcext:value-type="string">
            <text:p>10.4.117.8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5]&lt;[.G$1437];1;0)" office:value-type="float" office:value="0" calcext:value-type="float">
            <text:p>0</text:p>
          </table:table-cell>
          <table:table-cell/>
          <table:table-cell table:formula="of:=IF(AND([.L$1438]&lt;=[.L655];[.L65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69</text:p>
          </table:table-cell>
          <table:table-cell office:value-type="string" calcext:value-type="string">
            <text:p>10.4.117.8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6]&lt;[.G$1437];1;0)" office:value-type="float" office:value="0" calcext:value-type="float">
            <text:p>0</text:p>
          </table:table-cell>
          <table:table-cell/>
          <table:table-cell table:formula="of:=IF(AND([.L$1438]&lt;=[.L656];[.L65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0.33.2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09" calcext:value-type="percentage">
            <text:p>85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7]&lt;[.G$1437];1;0)" office:value-type="float" office:value="0" calcext:value-type="float">
            <text:p>0</text:p>
          </table:table-cell>
          <table:table-cell/>
          <table:table-cell table:formula="of:=IF(AND([.L$1438]&lt;=[.L657];[.L6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0.33.2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79" calcext:value-type="percentage">
            <text:p>85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8]&lt;[.G$1437];1;0)" office:value-type="float" office:value="0" calcext:value-type="float">
            <text:p>0</text:p>
          </table:table-cell>
          <table:table-cell/>
          <table:table-cell table:formula="of:=IF(AND([.L$1438]&lt;=[.L658];[.L6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43.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59]&lt;[.G$1437];1;0)" office:value-type="float" office:value="0" calcext:value-type="float">
            <text:p>0</text:p>
          </table:table-cell>
          <table:table-cell/>
          <table:table-cell table:formula="of:=IF(AND([.L$1438]&lt;=[.L659];[.L6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0.215.14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0]&lt;[.G$1437];1;0)" office:value-type="float" office:value="0" calcext:value-type="float">
            <text:p>0</text:p>
          </table:table-cell>
          <table:table-cell/>
          <table:table-cell table:formula="of:=IF(AND([.L$1438]&lt;=[.L660];[.L6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0.215.14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1]&lt;[.G$1437];1;0)" office:value-type="float" office:value="0" calcext:value-type="float">
            <text:p>0</text:p>
          </table:table-cell>
          <table:table-cell/>
          <table:table-cell table:formula="of:=IF(AND([.L$1438]&lt;=[.L661];[.L6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14.246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2]&lt;[.G$1437];1;0)" office:value-type="float" office:value="0" calcext:value-type="float">
            <text:p>0</text:p>
          </table:table-cell>
          <table:table-cell/>
          <table:table-cell table:formula="of:=IF(AND([.L$1438]&lt;=[.L662];[.L6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7.230</text:p>
          </table:table-cell>
          <table:table-cell office:value-type="string" calcext:value-type="string">
            <text:p>10.1.94.2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3]&lt;[.G$1437];1;0)" office:value-type="float" office:value="0" calcext:value-type="float">
            <text:p>0</text:p>
          </table:table-cell>
          <table:table-cell/>
          <table:table-cell table:formula="of:=IF(AND([.L$1438]&lt;=[.L663];[.L6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7.230</text:p>
          </table:table-cell>
          <table:table-cell office:value-type="string" calcext:value-type="string">
            <text:p>10.1.94.2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4]&lt;[.G$1437];1;0)" office:value-type="float" office:value="0" calcext:value-type="float">
            <text:p>0</text:p>
          </table:table-cell>
          <table:table-cell/>
          <table:table-cell table:formula="of:=IF(AND([.L$1438]&lt;=[.L664];[.L6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5]&lt;[.G$1437];1;0)" office:value-type="float" office:value="0" calcext:value-type="float">
            <text:p>0</text:p>
          </table:table-cell>
          <table:table-cell/>
          <table:table-cell table:formula="of:=IF(AND([.L$1438]&lt;=[.L665];[.L66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6]&lt;[.G$1437];1;0)" office:value-type="float" office:value="0" calcext:value-type="float">
            <text:p>0</text:p>
          </table:table-cell>
          <table:table-cell/>
          <table:table-cell table:formula="of:=IF(AND([.L$1438]&lt;=[.L666];[.L66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7]&lt;[.G$1437];1;0)" office:value-type="float" office:value="0" calcext:value-type="float">
            <text:p>0</text:p>
          </table:table-cell>
          <table:table-cell/>
          <table:table-cell table:formula="of:=IF(AND([.L$1438]&lt;=[.L667];[.L66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8]&lt;[.G$1437];1;0)" office:value-type="float" office:value="0" calcext:value-type="float">
            <text:p>0</text:p>
          </table:table-cell>
          <table:table-cell/>
          <table:table-cell table:formula="of:=IF(AND([.L$1438]&lt;=[.L668];[.L66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69]&lt;[.G$1437];1;0)" office:value-type="float" office:value="0" calcext:value-type="float">
            <text:p>0</text:p>
          </table:table-cell>
          <table:table-cell/>
          <table:table-cell table:formula="of:=IF(AND([.L$1438]&lt;=[.L669];[.L66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0]&lt;[.G$1437];1;0)" office:value-type="float" office:value="0" calcext:value-type="float">
            <text:p>0</text:p>
          </table:table-cell>
          <table:table-cell/>
          <table:table-cell table:formula="of:=IF(AND([.L$1438]&lt;=[.L670];[.L67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1]&lt;[.G$1437];1;0)" office:value-type="float" office:value="0" calcext:value-type="float">
            <text:p>0</text:p>
          </table:table-cell>
          <table:table-cell/>
          <table:table-cell table:formula="of:=IF(AND([.L$1438]&lt;=[.L671];[.L67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2]&lt;[.G$1437];1;0)" office:value-type="float" office:value="0" calcext:value-type="float">
            <text:p>0</text:p>
          </table:table-cell>
          <table:table-cell/>
          <table:table-cell table:formula="of:=IF(AND([.L$1438]&lt;=[.L672];[.L67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3]&lt;[.G$1437];1;0)" office:value-type="float" office:value="0" calcext:value-type="float">
            <text:p>0</text:p>
          </table:table-cell>
          <table:table-cell/>
          <table:table-cell table:formula="of:=IF(AND([.L$1438]&lt;=[.L673];[.L67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4]&lt;[.G$1437];1;0)" office:value-type="float" office:value="0" calcext:value-type="float">
            <text:p>0</text:p>
          </table:table-cell>
          <table:table-cell/>
          <table:table-cell table:formula="of:=IF(AND([.L$1438]&lt;=[.L674];[.L67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5]&lt;[.G$1437];1;0)" office:value-type="float" office:value="0" calcext:value-type="float">
            <text:p>0</text:p>
          </table:table-cell>
          <table:table-cell/>
          <table:table-cell table:formula="of:=IF(AND([.L$1438]&lt;=[.L675];[.L67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6]&lt;[.G$1437];1;0)" office:value-type="float" office:value="0" calcext:value-type="float">
            <text:p>0</text:p>
          </table:table-cell>
          <table:table-cell/>
          <table:table-cell table:formula="of:=IF(AND([.L$1438]&lt;=[.L676];[.L67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7]&lt;[.G$1437];1;0)" office:value-type="float" office:value="0" calcext:value-type="float">
            <text:p>0</text:p>
          </table:table-cell>
          <table:table-cell/>
          <table:table-cell table:formula="of:=IF(AND([.L$1438]&lt;=[.L677];[.L67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8]&lt;[.G$1437];1;0)" office:value-type="float" office:value="0" calcext:value-type="float">
            <text:p>0</text:p>
          </table:table-cell>
          <table:table-cell/>
          <table:table-cell table:formula="of:=IF(AND([.L$1438]&lt;=[.L678];[.L67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79]&lt;[.G$1437];1;0)" office:value-type="float" office:value="0" calcext:value-type="float">
            <text:p>0</text:p>
          </table:table-cell>
          <table:table-cell/>
          <table:table-cell table:formula="of:=IF(AND([.L$1438]&lt;=[.L679];[.L6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0]&lt;[.G$1437];1;0)" office:value-type="float" office:value="0" calcext:value-type="float">
            <text:p>0</text:p>
          </table:table-cell>
          <table:table-cell/>
          <table:table-cell table:formula="of:=IF(AND([.L$1438]&lt;=[.L680];[.L6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164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94" calcext:value-type="percentage">
            <text:p>86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1]&lt;[.G$1437];1;0)" office:value-type="float" office:value="0" calcext:value-type="float">
            <text:p>0</text:p>
          </table:table-cell>
          <table:table-cell/>
          <table:table-cell table:formula="of:=IF(AND([.L$1438]&lt;=[.L681];[.L6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164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94" calcext:value-type="percentage">
            <text:p>84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2]&lt;[.G$1437];1;0)" office:value-type="float" office:value="0" calcext:value-type="float">
            <text:p>0</text:p>
          </table:table-cell>
          <table:table-cell/>
          <table:table-cell table:formula="of:=IF(AND([.L$1438]&lt;=[.L682];[.L6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3]&lt;[.G$1437];1;0)" office:value-type="float" office:value="0" calcext:value-type="float">
            <text:p>0</text:p>
          </table:table-cell>
          <table:table-cell/>
          <table:table-cell table:formula="of:=IF(AND([.L$1438]&lt;=[.L683];[.L6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4]&lt;[.G$1437];1;0)" office:value-type="float" office:value="0" calcext:value-type="float">
            <text:p>0</text:p>
          </table:table-cell>
          <table:table-cell/>
          <table:table-cell table:formula="of:=IF(AND([.L$1438]&lt;=[.L684];[.L6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5]&lt;[.G$1437];1;0)" office:value-type="float" office:value="0" calcext:value-type="float">
            <text:p>0</text:p>
          </table:table-cell>
          <table:table-cell/>
          <table:table-cell table:formula="of:=IF(AND([.L$1438]&lt;=[.L685];[.L6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1.225</text:p>
          </table:table-cell>
          <table:table-cell office:value-type="string" calcext:value-type="string">
            <text:p>10.3.239.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6]&lt;[.G$1437];1;0)" office:value-type="float" office:value="0" calcext:value-type="float">
            <text:p>0</text:p>
          </table:table-cell>
          <table:table-cell/>
          <table:table-cell table:formula="of:=IF(AND([.L$1438]&lt;=[.L686];[.L6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2.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7]&lt;[.G$1437];1;0)" office:value-type="float" office:value="0" calcext:value-type="float">
            <text:p>0</text:p>
          </table:table-cell>
          <table:table-cell/>
          <table:table-cell table:formula="of:=IF(AND([.L$1438]&lt;=[.L687];[.L6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789" calcext:value-type="percentage">
            <text:p>77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8]&lt;[.G$1437];1;0)" office:value-type="float" office:value="0" calcext:value-type="float">
            <text:p>0</text:p>
          </table:table-cell>
          <table:table-cell/>
          <table:table-cell table:formula="of:=IF(AND([.L$1438]&lt;=[.L688];[.L6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834" calcext:value-type="percentage">
            <text:p>78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89]&lt;[.G$1437];1;0)" office:value-type="float" office:value="0" calcext:value-type="float">
            <text:p>0</text:p>
          </table:table-cell>
          <table:table-cell/>
          <table:table-cell table:formula="of:=IF(AND([.L$1438]&lt;=[.L689];[.L6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744" calcext:value-type="percentage">
            <text:p>77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0]&lt;[.G$1437];1;0)" office:value-type="float" office:value="0" calcext:value-type="float">
            <text:p>0</text:p>
          </table:table-cell>
          <table:table-cell/>
          <table:table-cell table:formula="of:=IF(AND([.L$1438]&lt;=[.L690];[.L6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99" calcext:value-type="percentage">
            <text:p>87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1]&lt;[.G$1437];1;0)" office:value-type="float" office:value="0" calcext:value-type="float">
            <text:p>0</text:p>
          </table:table-cell>
          <table:table-cell/>
          <table:table-cell table:formula="of:=IF(AND([.L$1438]&lt;=[.L691];[.L6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74" calcext:value-type="percentage">
            <text:p>87,7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2]&lt;[.G$1437];1;0)" office:value-type="float" office:value="0" calcext:value-type="float">
            <text:p>0</text:p>
          </table:table-cell>
          <table:table-cell/>
          <table:table-cell table:formula="of:=IF(AND([.L$1438]&lt;=[.L692];[.L6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24" calcext:value-type="percentage">
            <text:p>87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3]&lt;[.G$1437];1;0)" office:value-type="float" office:value="0" calcext:value-type="float">
            <text:p>0</text:p>
          </table:table-cell>
          <table:table-cell/>
          <table:table-cell table:formula="of:=IF(AND([.L$1438]&lt;=[.L693];[.L6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59" calcext:value-type="percentage">
            <text:p>86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4]&lt;[.G$1437];1;0)" office:value-type="float" office:value="0" calcext:value-type="float">
            <text:p>0</text:p>
          </table:table-cell>
          <table:table-cell/>
          <table:table-cell table:formula="of:=IF(AND([.L$1438]&lt;=[.L694];[.L6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4.199</text:p>
          </table:table-cell>
          <table:table-cell office:value-type="string" calcext:value-type="string">
            <text:p>10.2.220.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" calcext:value-type="percentage">
            <text:p>92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5]&lt;[.G$1437];1;0)" office:value-type="float" office:value="0" calcext:value-type="float">
            <text:p>0</text:p>
          </table:table-cell>
          <table:table-cell/>
          <table:table-cell table:formula="of:=IF(AND([.L$1438]&lt;=[.L695];[.L6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4.199</text:p>
          </table:table-cell>
          <table:table-cell office:value-type="string" calcext:value-type="string">
            <text:p>10.2.220.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45" calcext:value-type="percentage">
            <text:p>92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6]&lt;[.G$1437];1;0)" office:value-type="float" office:value="0" calcext:value-type="float">
            <text:p>0</text:p>
          </table:table-cell>
          <table:table-cell/>
          <table:table-cell table:formula="of:=IF(AND([.L$1438]&lt;=[.L696];[.L6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7]&lt;[.G$1437];1;0)" office:value-type="float" office:value="0" calcext:value-type="float">
            <text:p>0</text:p>
          </table:table-cell>
          <table:table-cell/>
          <table:table-cell table:formula="of:=IF(AND([.L$1438]&lt;=[.L697];[.L69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8]&lt;[.G$1437];1;0)" office:value-type="float" office:value="0" calcext:value-type="float">
            <text:p>0</text:p>
          </table:table-cell>
          <table:table-cell/>
          <table:table-cell table:formula="of:=IF(AND([.L$1438]&lt;=[.L698];[.L69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699]&lt;[.G$1437];1;0)" office:value-type="float" office:value="0" calcext:value-type="float">
            <text:p>0</text:p>
          </table:table-cell>
          <table:table-cell/>
          <table:table-cell table:formula="of:=IF(AND([.L$1438]&lt;=[.L699];[.L69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0]&lt;[.G$1437];1;0)" office:value-type="float" office:value="0" calcext:value-type="float">
            <text:p>0</text:p>
          </table:table-cell>
          <table:table-cell/>
          <table:table-cell table:formula="of:=IF(AND([.L$1438]&lt;=[.L700];[.L7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179" calcext:value-type="percentage">
            <text:p>81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1]&lt;[.G$1437];1;0)" office:value-type="float" office:value="0" calcext:value-type="float">
            <text:p>0</text:p>
          </table:table-cell>
          <table:table-cell/>
          <table:table-cell table:formula="of:=IF(AND([.L$1438]&lt;=[.L701];[.L7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034" calcext:value-type="percentage">
            <text:p>80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2]&lt;[.G$1437];1;0)" office:value-type="float" office:value="0" calcext:value-type="float">
            <text:p>0</text:p>
          </table:table-cell>
          <table:table-cell/>
          <table:table-cell table:formula="of:=IF(AND([.L$1438]&lt;=[.L702];[.L7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3]&lt;[.G$1437];1;0)" office:value-type="float" office:value="0" calcext:value-type="float">
            <text:p>0</text:p>
          </table:table-cell>
          <table:table-cell/>
          <table:table-cell table:formula="of:=IF(AND([.L$1438]&lt;=[.L703];[.L7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" calcext:value-type="percentage">
            <text:p>93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4]&lt;[.G$1437];1;0)" office:value-type="float" office:value="0" calcext:value-type="float">
            <text:p>0</text:p>
          </table:table-cell>
          <table:table-cell/>
          <table:table-cell table:formula="of:=IF(AND([.L$1438]&lt;=[.L704];[.L7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45" calcext:value-type="percentage">
            <text:p>94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5]&lt;[.G$1437];1;0)" office:value-type="float" office:value="0" calcext:value-type="float">
            <text:p>0</text:p>
          </table:table-cell>
          <table:table-cell/>
          <table:table-cell table:formula="of:=IF(AND([.L$1438]&lt;=[.L705];[.L7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" calcext:value-type="percentage">
            <text:p>93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6]&lt;[.G$1437];1;0)" office:value-type="float" office:value="0" calcext:value-type="float">
            <text:p>0</text:p>
          </table:table-cell>
          <table:table-cell/>
          <table:table-cell table:formula="of:=IF(AND([.L$1438]&lt;=[.L706];[.L7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99" calcext:value-type="percentage">
            <text:p>89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7]&lt;[.G$1437];1;0)" office:value-type="float" office:value="0" calcext:value-type="float">
            <text:p>0</text:p>
          </table:table-cell>
          <table:table-cell/>
          <table:table-cell table:formula="of:=IF(AND([.L$1438]&lt;=[.L707];[.L7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6" calcext:value-type="percentage">
            <text:p>95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8]&lt;[.G$1437];1;0)" office:value-type="float" office:value="0" calcext:value-type="float">
            <text:p>0</text:p>
          </table:table-cell>
          <table:table-cell/>
          <table:table-cell table:formula="of:=IF(AND([.L$1438]&lt;=[.L708];[.L7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4" calcext:value-type="percentage">
            <text:p>97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09]&lt;[.G$1437];1;0)" office:value-type="float" office:value="0" calcext:value-type="float">
            <text:p>0</text:p>
          </table:table-cell>
          <table:table-cell/>
          <table:table-cell table:formula="of:=IF(AND([.L$1438]&lt;=[.L709];[.L7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5" calcext:value-type="percentage">
            <text:p>94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0]&lt;[.G$1437];1;0)" office:value-type="float" office:value="0" calcext:value-type="float">
            <text:p>0</text:p>
          </table:table-cell>
          <table:table-cell/>
          <table:table-cell table:formula="of:=IF(AND([.L$1438]&lt;=[.L710];[.L7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7" calcext:value-type="percentage">
            <text:p>94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1]&lt;[.G$1437];1;0)" office:value-type="float" office:value="0" calcext:value-type="float">
            <text:p>0</text:p>
          </table:table-cell>
          <table:table-cell/>
          <table:table-cell table:formula="of:=IF(AND([.L$1438]&lt;=[.L711];[.L7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" calcext:value-type="percentage">
            <text:p>93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2]&lt;[.G$1437];1;0)" office:value-type="float" office:value="0" calcext:value-type="float">
            <text:p>0</text:p>
          </table:table-cell>
          <table:table-cell/>
          <table:table-cell table:formula="of:=IF(AND([.L$1438]&lt;=[.L712];[.L7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" calcext:value-type="percentage">
            <text:p>95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3]&lt;[.G$1437];1;0)" office:value-type="float" office:value="0" calcext:value-type="float">
            <text:p>0</text:p>
          </table:table-cell>
          <table:table-cell/>
          <table:table-cell table:formula="of:=IF(AND([.L$1438]&lt;=[.L713];[.L7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" calcext:value-type="percentage">
            <text:p>93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4]&lt;[.G$1437];1;0)" office:value-type="float" office:value="0" calcext:value-type="float">
            <text:p>0</text:p>
          </table:table-cell>
          <table:table-cell/>
          <table:table-cell table:formula="of:=IF(AND([.L$1438]&lt;=[.L714];[.L7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2" calcext:value-type="percentage">
            <text:p>94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5]&lt;[.G$1437];1;0)" office:value-type="float" office:value="0" calcext:value-type="float">
            <text:p>0</text:p>
          </table:table-cell>
          <table:table-cell/>
          <table:table-cell table:formula="of:=IF(AND([.L$1438]&lt;=[.L715];[.L7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5" calcext:value-type="percentage">
            <text:p>92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6]&lt;[.G$1437];1;0)" office:value-type="float" office:value="0" calcext:value-type="float">
            <text:p>0</text:p>
          </table:table-cell>
          <table:table-cell/>
          <table:table-cell table:formula="of:=IF(AND([.L$1438]&lt;=[.L716];[.L7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8" calcext:value-type="percentage">
            <text:p>94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7]&lt;[.G$1437];1;0)" office:value-type="float" office:value="0" calcext:value-type="float">
            <text:p>0</text:p>
          </table:table-cell>
          <table:table-cell/>
          <table:table-cell table:formula="of:=IF(AND([.L$1438]&lt;=[.L717];[.L7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" calcext:value-type="percentage">
            <text:p>93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8]&lt;[.G$1437];1;0)" office:value-type="float" office:value="0" calcext:value-type="float">
            <text:p>0</text:p>
          </table:table-cell>
          <table:table-cell/>
          <table:table-cell table:formula="of:=IF(AND([.L$1438]&lt;=[.L718];[.L7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5" calcext:value-type="percentage">
            <text:p>92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19]&lt;[.G$1437];1;0)" office:value-type="float" office:value="0" calcext:value-type="float">
            <text:p>0</text:p>
          </table:table-cell>
          <table:table-cell/>
          <table:table-cell table:formula="of:=IF(AND([.L$1438]&lt;=[.L719];[.L7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0]&lt;[.G$1437];1;0)" office:value-type="float" office:value="0" calcext:value-type="float">
            <text:p>0</text:p>
          </table:table-cell>
          <table:table-cell/>
          <table:table-cell table:formula="of:=IF(AND([.L$1438]&lt;=[.L720];[.L7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" calcext:value-type="percentage">
            <text:p>94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1]&lt;[.G$1437];1;0)" office:value-type="float" office:value="0" calcext:value-type="float">
            <text:p>0</text:p>
          </table:table-cell>
          <table:table-cell/>
          <table:table-cell table:formula="of:=IF(AND([.L$1438]&lt;=[.L721];[.L7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6" calcext:value-type="percentage">
            <text:p>95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2]&lt;[.G$1437];1;0)" office:value-type="float" office:value="0" calcext:value-type="float">
            <text:p>0</text:p>
          </table:table-cell>
          <table:table-cell/>
          <table:table-cell table:formula="of:=IF(AND([.L$1438]&lt;=[.L722];[.L7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65.29</text:p>
          </table:table-cell>
          <table:table-cell office:value-type="string" calcext:value-type="string">
            <text:p>10.4.108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3]&lt;[.G$1437];1;0)" office:value-type="float" office:value="0" calcext:value-type="float">
            <text:p>0</text:p>
          </table:table-cell>
          <table:table-cell/>
          <table:table-cell table:formula="of:=IF(AND([.L$1438]&lt;=[.L723];[.L7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4.107</text:p>
          </table:table-cell>
          <table:table-cell office:value-type="string" calcext:value-type="string">
            <text:p>10.0.126.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4]&lt;[.G$1437];1;0)" office:value-type="float" office:value="0" calcext:value-type="float">
            <text:p>0</text:p>
          </table:table-cell>
          <table:table-cell/>
          <table:table-cell table:formula="of:=IF(AND([.L$1438]&lt;=[.L724];[.L7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249" calcext:value-type="percentage">
            <text:p>82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5]&lt;[.G$1437];1;0)" office:value-type="float" office:value="0" calcext:value-type="float">
            <text:p>0</text:p>
          </table:table-cell>
          <table:table-cell/>
          <table:table-cell table:formula="of:=IF(AND([.L$1438]&lt;=[.L725];[.L7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85</text:p>
          </table:table-cell>
          <table:table-cell office:value-type="string" calcext:value-type="string">
            <text:p>10.0.164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684" calcext:value-type="percentage">
            <text:p>76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6]&lt;[.G$1437];1;0)" office:value-type="float" office:value="0" calcext:value-type="float">
            <text:p>0</text:p>
          </table:table-cell>
          <table:table-cell/>
          <table:table-cell table:formula="of:=IF(AND([.L$1438]&lt;=[.L726];[.L7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.27</text:p>
          </table:table-cell>
          <table:table-cell office:value-type="string" calcext:value-type="string">
            <text:p>10.4.105.2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7]&lt;[.G$1437];1;0)" office:value-type="float" office:value="0" calcext:value-type="float">
            <text:p>0</text:p>
          </table:table-cell>
          <table:table-cell/>
          <table:table-cell table:formula="of:=IF(AND([.L$1438]&lt;=[.L727];[.L72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.27</text:p>
          </table:table-cell>
          <table:table-cell office:value-type="string" calcext:value-type="string">
            <text:p>10.4.105.2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8]&lt;[.G$1437];1;0)" office:value-type="float" office:value="0" calcext:value-type="float">
            <text:p>0</text:p>
          </table:table-cell>
          <table:table-cell/>
          <table:table-cell table:formula="of:=IF(AND([.L$1438]&lt;=[.L728];[.L7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29]&lt;[.G$1437];1;0)" office:value-type="float" office:value="0" calcext:value-type="float">
            <text:p>0</text:p>
          </table:table-cell>
          <table:table-cell/>
          <table:table-cell table:formula="of:=IF(AND([.L$1438]&lt;=[.L729];[.L7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0]&lt;[.G$1437];1;0)" office:value-type="float" office:value="0" calcext:value-type="float">
            <text:p>0</text:p>
          </table:table-cell>
          <table:table-cell/>
          <table:table-cell table:formula="of:=IF(AND([.L$1438]&lt;=[.L730];[.L73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.7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25" calcext:value-type="percentage">
            <text:p>94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1]&lt;[.G$1437];1;0)" office:value-type="float" office:value="0" calcext:value-type="float">
            <text:p>0</text:p>
          </table:table-cell>
          <table:table-cell/>
          <table:table-cell table:formula="of:=IF(AND([.L$1438]&lt;=[.L731];[.L7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7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" calcext:value-type="percentage">
            <text:p>93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2]&lt;[.G$1437];1;0)" office:value-type="float" office:value="0" calcext:value-type="float">
            <text:p>0</text:p>
          </table:table-cell>
          <table:table-cell/>
          <table:table-cell table:formula="of:=IF(AND([.L$1438]&lt;=[.L732];[.L7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7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55" calcext:value-type="percentage">
            <text:p>94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3]&lt;[.G$1437];1;0)" office:value-type="float" office:value="0" calcext:value-type="float">
            <text:p>0</text:p>
          </table:table-cell>
          <table:table-cell/>
          <table:table-cell table:formula="of:=IF(AND([.L$1438]&lt;=[.L733];[.L7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7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4]&lt;[.G$1437];1;0)" office:value-type="float" office:value="0" calcext:value-type="float">
            <text:p>0</text:p>
          </table:table-cell>
          <table:table-cell/>
          <table:table-cell table:formula="of:=IF(AND([.L$1438]&lt;=[.L734];[.L7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7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15" calcext:value-type="percentage">
            <text:p>95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5]&lt;[.G$1437];1;0)" office:value-type="float" office:value="0" calcext:value-type="float">
            <text:p>0</text:p>
          </table:table-cell>
          <table:table-cell/>
          <table:table-cell table:formula="of:=IF(AND([.L$1438]&lt;=[.L735];[.L7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7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25" calcext:value-type="percentage">
            <text:p>93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6]&lt;[.G$1437];1;0)" office:value-type="float" office:value="0" calcext:value-type="float">
            <text:p>0</text:p>
          </table:table-cell>
          <table:table-cell/>
          <table:table-cell table:formula="of:=IF(AND([.L$1438]&lt;=[.L736];[.L7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.28</text:p>
          </table:table-cell>
          <table:table-cell office:value-type="string" calcext:value-type="string">
            <text:p>10.0.9.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6" calcext:value-type="percentage">
            <text:p>0,6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2" calcext:value-type="percentage">
            <text:p>98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7]&lt;[.G$1437];1;0)" office:value-type="float" office:value="0" calcext:value-type="float">
            <text:p>0</text:p>
          </table:table-cell>
          <table:table-cell/>
          <table:table-cell table:formula="of:=IF(AND([.L$1438]&lt;=[.L737];[.L7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3.201</text:p>
          </table:table-cell>
          <table:table-cell office:value-type="string" calcext:value-type="string">
            <text:p>10.2.249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8]&lt;[.G$1437];1;0)" office:value-type="float" office:value="0" calcext:value-type="float">
            <text:p>0</text:p>
          </table:table-cell>
          <table:table-cell/>
          <table:table-cell table:formula="of:=IF(AND([.L$1438]&lt;=[.L738];[.L7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3.201</text:p>
          </table:table-cell>
          <table:table-cell office:value-type="string" calcext:value-type="string">
            <text:p>10.2.249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39]&lt;[.G$1437];1;0)" office:value-type="float" office:value="0" calcext:value-type="float">
            <text:p>0</text:p>
          </table:table-cell>
          <table:table-cell/>
          <table:table-cell table:formula="of:=IF(AND([.L$1438]&lt;=[.L739];[.L7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3.201</text:p>
          </table:table-cell>
          <table:table-cell office:value-type="string" calcext:value-type="string">
            <text:p>10.2.249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0]&lt;[.G$1437];1;0)" office:value-type="float" office:value="0" calcext:value-type="float">
            <text:p>0</text:p>
          </table:table-cell>
          <table:table-cell/>
          <table:table-cell table:formula="of:=IF(AND([.L$1438]&lt;=[.L740];[.L7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79" calcext:value-type="percentage">
            <text:p>84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1]&lt;[.G$1437];1;0)" office:value-type="float" office:value="0" calcext:value-type="float">
            <text:p>0</text:p>
          </table:table-cell>
          <table:table-cell/>
          <table:table-cell table:formula="of:=IF(AND([.L$1438]&lt;=[.L741];[.L7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84" calcext:value-type="percentage">
            <text:p>83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2]&lt;[.G$1437];1;0)" office:value-type="float" office:value="0" calcext:value-type="float">
            <text:p>0</text:p>
          </table:table-cell>
          <table:table-cell/>
          <table:table-cell table:formula="of:=IF(AND([.L$1438]&lt;=[.L742];[.L7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74" calcext:value-type="percentage">
            <text:p>89,7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3]&lt;[.G$1437];1;0)" office:value-type="float" office:value="0" calcext:value-type="float">
            <text:p>0</text:p>
          </table:table-cell>
          <table:table-cell/>
          <table:table-cell table:formula="of:=IF(AND([.L$1438]&lt;=[.L743];[.L7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39" calcext:value-type="percentage">
            <text:p>89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4]&lt;[.G$1437];1;0)" office:value-type="float" office:value="0" calcext:value-type="float">
            <text:p>0</text:p>
          </table:table-cell>
          <table:table-cell/>
          <table:table-cell table:formula="of:=IF(AND([.L$1438]&lt;=[.L744];[.L7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24" calcext:value-type="percentage">
            <text:p>85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5]&lt;[.G$1437];1;0)" office:value-type="float" office:value="0" calcext:value-type="float">
            <text:p>0</text:p>
          </table:table-cell>
          <table:table-cell/>
          <table:table-cell table:formula="of:=IF(AND([.L$1438]&lt;=[.L745];[.L7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6]&lt;[.G$1437];1;0)" office:value-type="float" office:value="0" calcext:value-type="float">
            <text:p>0</text:p>
          </table:table-cell>
          <table:table-cell/>
          <table:table-cell table:formula="of:=IF(AND([.L$1438]&lt;=[.L746];[.L74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7]&lt;[.G$1437];1;0)" office:value-type="float" office:value="0" calcext:value-type="float">
            <text:p>0</text:p>
          </table:table-cell>
          <table:table-cell/>
          <table:table-cell table:formula="of:=IF(AND([.L$1438]&lt;=[.L747];[.L74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8]&lt;[.G$1437];1;0)" office:value-type="float" office:value="0" calcext:value-type="float">
            <text:p>0</text:p>
          </table:table-cell>
          <table:table-cell/>
          <table:table-cell table:formula="of:=IF(AND([.L$1438]&lt;=[.L748];[.L7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49]&lt;[.G$1437];1;0)" office:value-type="float" office:value="0" calcext:value-type="float">
            <text:p>0</text:p>
          </table:table-cell>
          <table:table-cell/>
          <table:table-cell table:formula="of:=IF(AND([.L$1438]&lt;=[.L749];[.L74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0]&lt;[.G$1437];1;0)" office:value-type="float" office:value="0" calcext:value-type="float">
            <text:p>0</text:p>
          </table:table-cell>
          <table:table-cell/>
          <table:table-cell table:formula="of:=IF(AND([.L$1438]&lt;=[.L750];[.L75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1]&lt;[.G$1437];1;0)" office:value-type="float" office:value="0" calcext:value-type="float">
            <text:p>0</text:p>
          </table:table-cell>
          <table:table-cell/>
          <table:table-cell table:formula="of:=IF(AND([.L$1438]&lt;=[.L751];[.L75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2]&lt;[.G$1437];1;0)" office:value-type="float" office:value="0" calcext:value-type="float">
            <text:p>0</text:p>
          </table:table-cell>
          <table:table-cell/>
          <table:table-cell table:formula="of:=IF(AND([.L$1438]&lt;=[.L752];[.L75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3]&lt;[.G$1437];1;0)" office:value-type="float" office:value="0" calcext:value-type="float">
            <text:p>0</text:p>
          </table:table-cell>
          <table:table-cell/>
          <table:table-cell table:formula="of:=IF(AND([.L$1438]&lt;=[.L753];[.L75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4]&lt;[.G$1437];1;0)" office:value-type="float" office:value="0" calcext:value-type="float">
            <text:p>0</text:p>
          </table:table-cell>
          <table:table-cell/>
          <table:table-cell table:formula="of:=IF(AND([.L$1438]&lt;=[.L754];[.L75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5]&lt;[.G$1437];1;0)" office:value-type="float" office:value="0" calcext:value-type="float">
            <text:p>0</text:p>
          </table:table-cell>
          <table:table-cell/>
          <table:table-cell table:formula="of:=IF(AND([.L$1438]&lt;=[.L755];[.L75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6]&lt;[.G$1437];1;0)" office:value-type="float" office:value="0" calcext:value-type="float">
            <text:p>0</text:p>
          </table:table-cell>
          <table:table-cell/>
          <table:table-cell table:formula="of:=IF(AND([.L$1438]&lt;=[.L756];[.L75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7]&lt;[.G$1437];1;0)" office:value-type="float" office:value="0" calcext:value-type="float">
            <text:p>0</text:p>
          </table:table-cell>
          <table:table-cell/>
          <table:table-cell table:formula="of:=IF(AND([.L$1438]&lt;=[.L757];[.L75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8]&lt;[.G$1437];1;0)" office:value-type="float" office:value="0" calcext:value-type="float">
            <text:p>0</text:p>
          </table:table-cell>
          <table:table-cell/>
          <table:table-cell table:formula="of:=IF(AND([.L$1438]&lt;=[.L758];[.L75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59]&lt;[.G$1437];1;0)" office:value-type="float" office:value="0" calcext:value-type="float">
            <text:p>0</text:p>
          </table:table-cell>
          <table:table-cell/>
          <table:table-cell table:formula="of:=IF(AND([.L$1438]&lt;=[.L759];[.L75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2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" calcext:value-type="percentage">
            <text:p>92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0]&lt;[.G$1437];1;0)" office:value-type="float" office:value="0" calcext:value-type="float">
            <text:p>0</text:p>
          </table:table-cell>
          <table:table-cell/>
          <table:table-cell table:formula="of:=IF(AND([.L$1438]&lt;=[.L760];[.L7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62.13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" calcext:value-type="percentage">
            <text:p>94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1]&lt;[.G$1437];1;0)" office:value-type="float" office:value="0" calcext:value-type="float">
            <text:p>0</text:p>
          </table:table-cell>
          <table:table-cell/>
          <table:table-cell table:formula="of:=IF(AND([.L$1438]&lt;=[.L761];[.L7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3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2]&lt;[.G$1437];1;0)" office:value-type="float" office:value="0" calcext:value-type="float">
            <text:p>0</text:p>
          </table:table-cell>
          <table:table-cell/>
          <table:table-cell table:formula="of:=IF(AND([.L$1438]&lt;=[.L762];[.L76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3]&lt;[.G$1437];1;0)" office:value-type="float" office:value="0" calcext:value-type="float">
            <text:p>0</text:p>
          </table:table-cell>
          <table:table-cell/>
          <table:table-cell table:formula="of:=IF(AND([.L$1438]&lt;=[.L763];[.L76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4]&lt;[.G$1437];1;0)" office:value-type="float" office:value="0" calcext:value-type="float">
            <text:p>0</text:p>
          </table:table-cell>
          <table:table-cell/>
          <table:table-cell table:formula="of:=IF(AND([.L$1438]&lt;=[.L764];[.L76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5]&lt;[.G$1437];1;0)" office:value-type="float" office:value="0" calcext:value-type="float">
            <text:p>0</text:p>
          </table:table-cell>
          <table:table-cell/>
          <table:table-cell table:formula="of:=IF(AND([.L$1438]&lt;=[.L765];[.L76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9.116</text:p>
          </table:table-cell>
          <table:table-cell office:value-type="string" calcext:value-type="string">
            <text:p>10.1.253.1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6]&lt;[.G$1437];1;0)" office:value-type="float" office:value="0" calcext:value-type="float">
            <text:p>0</text:p>
          </table:table-cell>
          <table:table-cell/>
          <table:table-cell table:formula="of:=IF(AND([.L$1438]&lt;=[.L766];[.L76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0.1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7]&lt;[.G$1437];1;0)" office:value-type="float" office:value="0" calcext:value-type="float">
            <text:p>0</text:p>
          </table:table-cell>
          <table:table-cell/>
          <table:table-cell table:formula="of:=IF(AND([.L$1438]&lt;=[.L767];[.L76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0.1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8]&lt;[.G$1437];1;0)" office:value-type="float" office:value="0" calcext:value-type="float">
            <text:p>0</text:p>
          </table:table-cell>
          <table:table-cell/>
          <table:table-cell table:formula="of:=IF(AND([.L$1438]&lt;=[.L768];[.L7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28.18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69]&lt;[.G$1437];1;0)" office:value-type="float" office:value="0" calcext:value-type="float">
            <text:p>0</text:p>
          </table:table-cell>
          <table:table-cell/>
          <table:table-cell table:formula="of:=IF(AND([.L$1438]&lt;=[.L769];[.L7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0]&lt;[.G$1437];1;0)" office:value-type="float" office:value="0" calcext:value-type="float">
            <text:p>0</text:p>
          </table:table-cell>
          <table:table-cell/>
          <table:table-cell table:formula="of:=IF(AND([.L$1438]&lt;=[.L770];[.L77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1]&lt;[.G$1437];1;0)" office:value-type="float" office:value="0" calcext:value-type="float">
            <text:p>0</text:p>
          </table:table-cell>
          <table:table-cell/>
          <table:table-cell table:formula="of:=IF(AND([.L$1438]&lt;=[.L771];[.L77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66</text:p>
          </table:table-cell>
          <table:table-cell office:value-type="string" calcext:value-type="string">
            <text:p>10.0.136.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2]&lt;[.G$1437];1;0)" office:value-type="float" office:value="0" calcext:value-type="float">
            <text:p>0</text:p>
          </table:table-cell>
          <table:table-cell/>
          <table:table-cell table:formula="of:=IF(AND([.L$1438]&lt;=[.L772];[.L77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3]&lt;[.G$1437];1;0)" office:value-type="float" office:value="0" calcext:value-type="float">
            <text:p>0</text:p>
          </table:table-cell>
          <table:table-cell/>
          <table:table-cell table:formula="of:=IF(AND([.L$1438]&lt;=[.L773];[.L77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4]&lt;[.G$1437];1;0)" office:value-type="float" office:value="0" calcext:value-type="float">
            <text:p>0</text:p>
          </table:table-cell>
          <table:table-cell/>
          <table:table-cell table:formula="of:=IF(AND([.L$1438]&lt;=[.L774];[.L7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232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5]&lt;[.G$1437];1;0)" office:value-type="float" office:value="0" calcext:value-type="float">
            <text:p>0</text:p>
          </table:table-cell>
          <table:table-cell/>
          <table:table-cell table:formula="of:=IF(AND([.L$1438]&lt;=[.L775];[.L7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94" calcext:value-type="percentage">
            <text:p>87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6]&lt;[.G$1437];1;0)" office:value-type="float" office:value="0" calcext:value-type="float">
            <text:p>0</text:p>
          </table:table-cell>
          <table:table-cell/>
          <table:table-cell table:formula="of:=IF(AND([.L$1438]&lt;=[.L776];[.L7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44" calcext:value-type="percentage">
            <text:p>87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7]&lt;[.G$1437];1;0)" office:value-type="float" office:value="0" calcext:value-type="float">
            <text:p>0</text:p>
          </table:table-cell>
          <table:table-cell/>
          <table:table-cell table:formula="of:=IF(AND([.L$1438]&lt;=[.L777];[.L7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49" calcext:value-type="percentage">
            <text:p>85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8]&lt;[.G$1437];1;0)" office:value-type="float" office:value="0" calcext:value-type="float">
            <text:p>0</text:p>
          </table:table-cell>
          <table:table-cell/>
          <table:table-cell table:formula="of:=IF(AND([.L$1438]&lt;=[.L778];[.L7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34" calcext:value-type="percentage">
            <text:p>85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79]&lt;[.G$1437];1;0)" office:value-type="float" office:value="0" calcext:value-type="float">
            <text:p>0</text:p>
          </table:table-cell>
          <table:table-cell/>
          <table:table-cell table:formula="of:=IF(AND([.L$1438]&lt;=[.L779];[.L7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29" calcext:value-type="percentage">
            <text:p>87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0]&lt;[.G$1437];1;0)" office:value-type="float" office:value="0" calcext:value-type="float">
            <text:p>0</text:p>
          </table:table-cell>
          <table:table-cell/>
          <table:table-cell table:formula="of:=IF(AND([.L$1438]&lt;=[.L780];[.L7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44" calcext:value-type="percentage">
            <text:p>88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1]&lt;[.G$1437];1;0)" office:value-type="float" office:value="0" calcext:value-type="float">
            <text:p>0</text:p>
          </table:table-cell>
          <table:table-cell/>
          <table:table-cell table:formula="of:=IF(AND([.L$1438]&lt;=[.L781];[.L7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57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29" calcext:value-type="percentage">
            <text:p>87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2]&lt;[.G$1437];1;0)" office:value-type="float" office:value="0" calcext:value-type="float">
            <text:p>0</text:p>
          </table:table-cell>
          <table:table-cell/>
          <table:table-cell table:formula="of:=IF(AND([.L$1438]&lt;=[.L782];[.L7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42</text:p>
          </table:table-cell>
          <table:table-cell office:value-type="string" calcext:value-type="string">
            <text:p>10.0.102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5" calcext:value-type="percentage">
            <text:p>0,5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95" calcext:value-type="percentage">
            <text:p>97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3]&lt;[.G$1437];1;0)" office:value-type="float" office:value="0" calcext:value-type="float">
            <text:p>0</text:p>
          </table:table-cell>
          <table:table-cell/>
          <table:table-cell table:formula="of:=IF(AND([.L$1438]&lt;=[.L783];[.L7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25" calcext:value-type="percentage">
            <text:p>95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4]&lt;[.G$1437];1;0)" office:value-type="float" office:value="0" calcext:value-type="float">
            <text:p>0</text:p>
          </table:table-cell>
          <table:table-cell/>
          <table:table-cell table:formula="of:=IF(AND([.L$1438]&lt;=[.L784];[.L7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05" calcext:value-type="percentage">
            <text:p>94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5]&lt;[.G$1437];1;0)" office:value-type="float" office:value="0" calcext:value-type="float">
            <text:p>0</text:p>
          </table:table-cell>
          <table:table-cell/>
          <table:table-cell table:formula="of:=IF(AND([.L$1438]&lt;=[.L785];[.L7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2" calcext:value-type="percentage">
            <text:p>94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6]&lt;[.G$1437];1;0)" office:value-type="float" office:value="0" calcext:value-type="float">
            <text:p>0</text:p>
          </table:table-cell>
          <table:table-cell/>
          <table:table-cell table:formula="of:=IF(AND([.L$1438]&lt;=[.L786];[.L7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5" calcext:value-type="percentage">
            <text:p>94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7]&lt;[.G$1437];1;0)" office:value-type="float" office:value="0" calcext:value-type="float">
            <text:p>0</text:p>
          </table:table-cell>
          <table:table-cell/>
          <table:table-cell table:formula="of:=IF(AND([.L$1438]&lt;=[.L787];[.L7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" calcext:value-type="percentage">
            <text:p>93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8]&lt;[.G$1437];1;0)" office:value-type="float" office:value="0" calcext:value-type="float">
            <text:p>0</text:p>
          </table:table-cell>
          <table:table-cell/>
          <table:table-cell table:formula="of:=IF(AND([.L$1438]&lt;=[.L788];[.L7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05" calcext:value-type="percentage">
            <text:p>94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89]&lt;[.G$1437];1;0)" office:value-type="float" office:value="0" calcext:value-type="float">
            <text:p>0</text:p>
          </table:table-cell>
          <table:table-cell/>
          <table:table-cell table:formula="of:=IF(AND([.L$1438]&lt;=[.L789];[.L7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65" calcext:value-type="percentage">
            <text:p>94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0]&lt;[.G$1437];1;0)" office:value-type="float" office:value="0" calcext:value-type="float">
            <text:p>0</text:p>
          </table:table-cell>
          <table:table-cell/>
          <table:table-cell table:formula="of:=IF(AND([.L$1438]&lt;=[.L790];[.L7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5" calcext:value-type="percentage">
            <text:p>94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1]&lt;[.G$1437];1;0)" office:value-type="float" office:value="0" calcext:value-type="float">
            <text:p>0</text:p>
          </table:table-cell>
          <table:table-cell/>
          <table:table-cell table:formula="of:=IF(AND([.L$1438]&lt;=[.L791];[.L7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0.0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09" calcext:value-type="percentage">
            <text:p>83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2]&lt;[.G$1437];1;0)" office:value-type="float" office:value="0" calcext:value-type="float">
            <text:p>0</text:p>
          </table:table-cell>
          <table:table-cell/>
          <table:table-cell table:formula="of:=IF(AND([.L$1438]&lt;=[.L792];[.L7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0.0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264" calcext:value-type="percentage">
            <text:p>82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3]&lt;[.G$1437];1;0)" office:value-type="float" office:value="0" calcext:value-type="float">
            <text:p>0</text:p>
          </table:table-cell>
          <table:table-cell/>
          <table:table-cell table:formula="of:=IF(AND([.L$1438]&lt;=[.L793];[.L7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0.0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84" calcext:value-type="percentage">
            <text:p>86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4]&lt;[.G$1437];1;0)" office:value-type="float" office:value="0" calcext:value-type="float">
            <text:p>0</text:p>
          </table:table-cell>
          <table:table-cell/>
          <table:table-cell table:formula="of:=IF(AND([.L$1438]&lt;=[.L794];[.L7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0.0.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14" calcext:value-type="percentage">
            <text:p>84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5]&lt;[.G$1437];1;0)" office:value-type="float" office:value="0" calcext:value-type="float">
            <text:p>0</text:p>
          </table:table-cell>
          <table:table-cell/>
          <table:table-cell table:formula="of:=IF(AND([.L$1438]&lt;=[.L795];[.L7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91</text:p>
          </table:table-cell>
          <table:table-cell office:value-type="string" calcext:value-type="string">
            <text:p>10.2.235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6]&lt;[.G$1437];1;0)" office:value-type="float" office:value="0" calcext:value-type="float">
            <text:p>0</text:p>
          </table:table-cell>
          <table:table-cell/>
          <table:table-cell table:formula="of:=IF(AND([.L$1438]&lt;=[.L796];[.L7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7]&lt;[.G$1437];1;0)" office:value-type="float" office:value="0" calcext:value-type="float">
            <text:p>0</text:p>
          </table:table-cell>
          <table:table-cell/>
          <table:table-cell table:formula="of:=IF(AND([.L$1438]&lt;=[.L797];[.L7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8]&lt;[.G$1437];1;0)" office:value-type="float" office:value="0" calcext:value-type="float">
            <text:p>0</text:p>
          </table:table-cell>
          <table:table-cell/>
          <table:table-cell table:formula="of:=IF(AND([.L$1438]&lt;=[.L798];[.L7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799]&lt;[.G$1437];1;0)" office:value-type="float" office:value="0" calcext:value-type="float">
            <text:p>0</text:p>
          </table:table-cell>
          <table:table-cell/>
          <table:table-cell table:formula="of:=IF(AND([.L$1438]&lt;=[.L799];[.L7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8.89</text:p>
          </table:table-cell>
          <table:table-cell office:value-type="string" calcext:value-type="string">
            <text:p>10.0.146.1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0]&lt;[.G$1437];1;0)" office:value-type="float" office:value="0" calcext:value-type="float">
            <text:p>0</text:p>
          </table:table-cell>
          <table:table-cell/>
          <table:table-cell table:formula="of:=IF(AND([.L$1438]&lt;=[.L800];[.L8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44" calcext:value-type="percentage">
            <text:p>87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1]&lt;[.G$1437];1;0)" office:value-type="float" office:value="0" calcext:value-type="float">
            <text:p>0</text:p>
          </table:table-cell>
          <table:table-cell/>
          <table:table-cell table:formula="of:=IF(AND([.L$1438]&lt;=[.L801];[.L8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94" calcext:value-type="percentage">
            <text:p>87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2]&lt;[.G$1437];1;0)" office:value-type="float" office:value="0" calcext:value-type="float">
            <text:p>0</text:p>
          </table:table-cell>
          <table:table-cell/>
          <table:table-cell table:formula="of:=IF(AND([.L$1438]&lt;=[.L802];[.L8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3]&lt;[.G$1437];1;0)" office:value-type="float" office:value="0" calcext:value-type="float">
            <text:p>0</text:p>
          </table:table-cell>
          <table:table-cell/>
          <table:table-cell table:formula="of:=IF(AND([.L$1438]&lt;=[.L803];[.L8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79" calcext:value-type="percentage">
            <text:p>89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4]&lt;[.G$1437];1;0)" office:value-type="float" office:value="0" calcext:value-type="float">
            <text:p>0</text:p>
          </table:table-cell>
          <table:table-cell/>
          <table:table-cell table:formula="of:=IF(AND([.L$1438]&lt;=[.L804];[.L8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19" calcext:value-type="percentage">
            <text:p>88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5]&lt;[.G$1437];1;0)" office:value-type="float" office:value="0" calcext:value-type="float">
            <text:p>0</text:p>
          </table:table-cell>
          <table:table-cell/>
          <table:table-cell table:formula="of:=IF(AND([.L$1438]&lt;=[.L805];[.L8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99" calcext:value-type="percentage">
            <text:p>89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6]&lt;[.G$1437];1;0)" office:value-type="float" office:value="0" calcext:value-type="float">
            <text:p>0</text:p>
          </table:table-cell>
          <table:table-cell/>
          <table:table-cell table:formula="of:=IF(AND([.L$1438]&lt;=[.L806];[.L8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19" calcext:value-type="percentage">
            <text:p>86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7]&lt;[.G$1437];1;0)" office:value-type="float" office:value="0" calcext:value-type="float">
            <text:p>0</text:p>
          </table:table-cell>
          <table:table-cell/>
          <table:table-cell table:formula="of:=IF(AND([.L$1438]&lt;=[.L807];[.L8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0.85.2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5" calcext:value-type="percentage">
            <text:p>90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8]&lt;[.G$1437];1;0)" office:value-type="float" office:value="0" calcext:value-type="float">
            <text:p>0</text:p>
          </table:table-cell>
          <table:table-cell/>
          <table:table-cell table:formula="of:=IF(AND([.L$1438]&lt;=[.L808];[.L8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09]&lt;[.G$1437];1;0)" office:value-type="float" office:value="0" calcext:value-type="float">
            <text:p>0</text:p>
          </table:table-cell>
          <table:table-cell/>
          <table:table-cell table:formula="of:=IF(AND([.L$1438]&lt;=[.L809];[.L80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0]&lt;[.G$1437];1;0)" office:value-type="float" office:value="0" calcext:value-type="float">
            <text:p>0</text:p>
          </table:table-cell>
          <table:table-cell/>
          <table:table-cell table:formula="of:=IF(AND([.L$1438]&lt;=[.L810];[.L81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1]&lt;[.G$1437];1;0)" office:value-type="float" office:value="0" calcext:value-type="float">
            <text:p>0</text:p>
          </table:table-cell>
          <table:table-cell/>
          <table:table-cell table:formula="of:=IF(AND([.L$1438]&lt;=[.L811];[.L8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2]&lt;[.G$1437];1;0)" office:value-type="float" office:value="0" calcext:value-type="float">
            <text:p>0</text:p>
          </table:table-cell>
          <table:table-cell/>
          <table:table-cell table:formula="of:=IF(AND([.L$1438]&lt;=[.L812];[.L81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3]&lt;[.G$1437];1;0)" office:value-type="float" office:value="0" calcext:value-type="float">
            <text:p>0</text:p>
          </table:table-cell>
          <table:table-cell/>
          <table:table-cell table:formula="of:=IF(AND([.L$1438]&lt;=[.L813];[.L81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4]&lt;[.G$1437];1;0)" office:value-type="float" office:value="0" calcext:value-type="float">
            <text:p>0</text:p>
          </table:table-cell>
          <table:table-cell/>
          <table:table-cell table:formula="of:=IF(AND([.L$1438]&lt;=[.L814];[.L8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5]&lt;[.G$1437];1;0)" office:value-type="float" office:value="0" calcext:value-type="float">
            <text:p>0</text:p>
          </table:table-cell>
          <table:table-cell/>
          <table:table-cell table:formula="of:=IF(AND([.L$1438]&lt;=[.L815];[.L81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6]&lt;[.G$1437];1;0)" office:value-type="float" office:value="0" calcext:value-type="float">
            <text:p>0</text:p>
          </table:table-cell>
          <table:table-cell/>
          <table:table-cell table:formula="of:=IF(AND([.L$1438]&lt;=[.L816];[.L81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7]&lt;[.G$1437];1;0)" office:value-type="float" office:value="0" calcext:value-type="float">
            <text:p>0</text:p>
          </table:table-cell>
          <table:table-cell/>
          <table:table-cell table:formula="of:=IF(AND([.L$1438]&lt;=[.L817];[.L81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8]&lt;[.G$1437];1;0)" office:value-type="float" office:value="0" calcext:value-type="float">
            <text:p>0</text:p>
          </table:table-cell>
          <table:table-cell/>
          <table:table-cell table:formula="of:=IF(AND([.L$1438]&lt;=[.L818];[.L8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19]&lt;[.G$1437];1;0)" office:value-type="float" office:value="0" calcext:value-type="float">
            <text:p>0</text:p>
          </table:table-cell>
          <table:table-cell/>
          <table:table-cell table:formula="of:=IF(AND([.L$1438]&lt;=[.L819];[.L8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0]&lt;[.G$1437];1;0)" office:value-type="float" office:value="0" calcext:value-type="float">
            <text:p>0</text:p>
          </table:table-cell>
          <table:table-cell/>
          <table:table-cell table:formula="of:=IF(AND([.L$1438]&lt;=[.L820];[.L82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1]&lt;[.G$1437];1;0)" office:value-type="float" office:value="0" calcext:value-type="float">
            <text:p>0</text:p>
          </table:table-cell>
          <table:table-cell/>
          <table:table-cell table:formula="of:=IF(AND([.L$1438]&lt;=[.L821];[.L82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180</text:p>
          </table:table-cell>
          <table:table-cell office:value-type="string" calcext:value-type="string">
            <text:p>10.2.83.20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" calcext:value-type="percentage">
            <text:p>91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2]&lt;[.G$1437];1;0)" office:value-type="float" office:value="0" calcext:value-type="float">
            <text:p>0</text:p>
          </table:table-cell>
          <table:table-cell/>
          <table:table-cell table:formula="of:=IF(AND([.L$1438]&lt;=[.L822];[.L8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36</text:p>
          </table:table-cell>
          <table:table-cell office:value-type="string" calcext:value-type="string">
            <text:p>10.0.123.3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3]&lt;[.G$1437];1;0)" office:value-type="float" office:value="0" calcext:value-type="float">
            <text:p>0</text:p>
          </table:table-cell>
          <table:table-cell/>
          <table:table-cell table:formula="of:=IF(AND([.L$1438]&lt;=[.L823];[.L8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869" calcext:value-type="percentage">
            <text:p>78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4]&lt;[.G$1437];1;0)" office:value-type="float" office:value="0" calcext:value-type="float">
            <text:p>0</text:p>
          </table:table-cell>
          <table:table-cell/>
          <table:table-cell table:formula="of:=IF(AND([.L$1438]&lt;=[.L824];[.L8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979" calcext:value-type="percentage">
            <text:p>79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5]&lt;[.G$1437];1;0)" office:value-type="float" office:value="0" calcext:value-type="float">
            <text:p>0</text:p>
          </table:table-cell>
          <table:table-cell/>
          <table:table-cell table:formula="of:=IF(AND([.L$1438]&lt;=[.L825];[.L8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14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234" calcext:value-type="percentage">
            <text:p>82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6]&lt;[.G$1437];1;0)" office:value-type="float" office:value="0" calcext:value-type="float">
            <text:p>0</text:p>
          </table:table-cell>
          <table:table-cell/>
          <table:table-cell table:formula="of:=IF(AND([.L$1438]&lt;=[.L826];[.L8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.34</text:p>
          </table:table-cell>
          <table:table-cell office:value-type="string" calcext:value-type="string">
            <text:p>10.0.12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5" calcext:value-type="percentage">
            <text:p>0,5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7]&lt;[.G$1437];1;0)" office:value-type="float" office:value="0" calcext:value-type="float">
            <text:p>0</text:p>
          </table:table-cell>
          <table:table-cell/>
          <table:table-cell table:formula="of:=IF(AND([.L$1438]&lt;=[.L827];[.L8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.209</text:p>
          </table:table-cell>
          <table:table-cell office:value-type="string" calcext:value-type="string">
            <text:p>10.1.131.2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69" calcext:value-type="percentage">
            <text:p>86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8]&lt;[.G$1437];1;0)" office:value-type="float" office:value="0" calcext:value-type="float">
            <text:p>0</text:p>
          </table:table-cell>
          <table:table-cell/>
          <table:table-cell table:formula="of:=IF(AND([.L$1438]&lt;=[.L828];[.L8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212</text:p>
          </table:table-cell>
          <table:table-cell office:value-type="string" calcext:value-type="string">
            <text:p>10.2.200.3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29]&lt;[.G$1437];1;0)" office:value-type="float" office:value="0" calcext:value-type="float">
            <text:p>0</text:p>
          </table:table-cell>
          <table:table-cell/>
          <table:table-cell table:formula="of:=IF(AND([.L$1438]&lt;=[.L829];[.L82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0]&lt;[.G$1437];1;0)" office:value-type="float" office:value="0" calcext:value-type="float">
            <text:p>0</text:p>
          </table:table-cell>
          <table:table-cell/>
          <table:table-cell table:formula="of:=IF(AND([.L$1438]&lt;=[.L830];[.L8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68.9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1]&lt;[.G$1437];1;0)" office:value-type="float" office:value="0" calcext:value-type="float">
            <text:p>0</text:p>
          </table:table-cell>
          <table:table-cell/>
          <table:table-cell table:formula="of:=IF(AND([.L$1438]&lt;=[.L831];[.L8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2]&lt;[.G$1437];1;0)" office:value-type="float" office:value="0" calcext:value-type="float">
            <text:p>0</text:p>
          </table:table-cell>
          <table:table-cell/>
          <table:table-cell table:formula="of:=IF(AND([.L$1438]&lt;=[.L832];[.L83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96.86</text:p>
          </table:table-cell>
          <table:table-cell office:value-type="string" calcext:value-type="string">
            <text:p>10.2.118.1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3]&lt;[.G$1437];1;0)" office:value-type="float" office:value="0" calcext:value-type="float">
            <text:p>0</text:p>
          </table:table-cell>
          <table:table-cell/>
          <table:table-cell table:formula="of:=IF(AND([.L$1438]&lt;=[.L833];[.L8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.96.86</text:p>
          </table:table-cell>
          <table:table-cell office:value-type="string" calcext:value-type="string">
            <text:p>10.2.118.1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4]&lt;[.G$1437];1;0)" office:value-type="float" office:value="0" calcext:value-type="float">
            <text:p>0</text:p>
          </table:table-cell>
          <table:table-cell/>
          <table:table-cell table:formula="of:=IF(AND([.L$1438]&lt;=[.L834];[.L8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8</text:p>
          </table:table-cell>
          <table:table-cell office:value-type="string" calcext:value-type="string">
            <text:p>10.3.132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24" calcext:value-type="percentage">
            <text:p>89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5]&lt;[.G$1437];1;0)" office:value-type="float" office:value="0" calcext:value-type="float">
            <text:p>0</text:p>
          </table:table-cell>
          <table:table-cell/>
          <table:table-cell table:formula="of:=IF(AND([.L$1438]&lt;=[.L835];[.L8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38</text:p>
          </table:table-cell>
          <table:table-cell office:value-type="string" calcext:value-type="string">
            <text:p>10.3.132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" calcext:value-type="percentage">
            <text:p>90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6]&lt;[.G$1437];1;0)" office:value-type="float" office:value="0" calcext:value-type="float">
            <text:p>0</text:p>
          </table:table-cell>
          <table:table-cell/>
          <table:table-cell table:formula="of:=IF(AND([.L$1438]&lt;=[.L836];[.L8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8</text:p>
          </table:table-cell>
          <table:table-cell office:value-type="string" calcext:value-type="string">
            <text:p>10.0.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" calcext:value-type="percentage">
            <text:p>94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7]&lt;[.G$1437];1;0)" office:value-type="float" office:value="0" calcext:value-type="float">
            <text:p>0</text:p>
          </table:table-cell>
          <table:table-cell/>
          <table:table-cell table:formula="of:=IF(AND([.L$1438]&lt;=[.L837];[.L8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0.217.17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8]&lt;[.G$1437];1;0)" office:value-type="float" office:value="0" calcext:value-type="float">
            <text:p>0</text:p>
          </table:table-cell>
          <table:table-cell/>
          <table:table-cell table:formula="of:=IF(AND([.L$1438]&lt;=[.L838];[.L8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8.64</text:p>
          </table:table-cell>
          <table:table-cell office:value-type="string" calcext:value-type="string">
            <text:p>10.1.225.1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39]&lt;[.G$1437];1;0)" office:value-type="float" office:value="0" calcext:value-type="float">
            <text:p>0</text:p>
          </table:table-cell>
          <table:table-cell/>
          <table:table-cell table:formula="of:=IF(AND([.L$1438]&lt;=[.L839];[.L8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1.89</text:p>
          </table:table-cell>
          <table:table-cell office:value-type="string" calcext:value-type="string">
            <text:p>10.4.75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0]&lt;[.G$1437];1;0)" office:value-type="float" office:value="0" calcext:value-type="float">
            <text:p>0</text:p>
          </table:table-cell>
          <table:table-cell/>
          <table:table-cell table:formula="of:=IF(AND([.L$1438]&lt;=[.L840];[.L84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3.135.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1]&lt;[.G$1437];1;0)" office:value-type="float" office:value="0" calcext:value-type="float">
            <text:p>0</text:p>
          </table:table-cell>
          <table:table-cell/>
          <table:table-cell table:formula="of:=IF(AND([.L$1438]&lt;=[.L841];[.L84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51.127</text:p>
          </table:table-cell>
          <table:table-cell office:value-type="string" calcext:value-type="string">
            <text:p>10.4.105.2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2]&lt;[.G$1437];1;0)" office:value-type="float" office:value="0" calcext:value-type="float">
            <text:p>0</text:p>
          </table:table-cell>
          <table:table-cell/>
          <table:table-cell table:formula="of:=IF(AND([.L$1438]&lt;=[.L842];[.L8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3]&lt;[.G$1437];1;0)" office:value-type="float" office:value="0" calcext:value-type="float">
            <text:p>0</text:p>
          </table:table-cell>
          <table:table-cell/>
          <table:table-cell table:formula="of:=IF(AND([.L$1438]&lt;=[.L843];[.L84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4]&lt;[.G$1437];1;0)" office:value-type="float" office:value="0" calcext:value-type="float">
            <text:p>0</text:p>
          </table:table-cell>
          <table:table-cell/>
          <table:table-cell table:formula="of:=IF(AND([.L$1438]&lt;=[.L844];[.L8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69" calcext:value-type="percentage">
            <text:p>89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5]&lt;[.G$1437];1;0)" office:value-type="float" office:value="0" calcext:value-type="float">
            <text:p>0</text:p>
          </table:table-cell>
          <table:table-cell/>
          <table:table-cell table:formula="of:=IF(AND([.L$1438]&lt;=[.L845];[.L8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94" calcext:value-type="percentage">
            <text:p>88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6]&lt;[.G$1437];1;0)" office:value-type="float" office:value="0" calcext:value-type="float">
            <text:p>0</text:p>
          </table:table-cell>
          <table:table-cell/>
          <table:table-cell table:formula="of:=IF(AND([.L$1438]&lt;=[.L846];[.L8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5" calcext:value-type="percentage">
            <text:p>92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7]&lt;[.G$1437];1;0)" office:value-type="float" office:value="0" calcext:value-type="float">
            <text:p>0</text:p>
          </table:table-cell>
          <table:table-cell/>
          <table:table-cell table:formula="of:=IF(AND([.L$1438]&lt;=[.L847];[.L8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5" calcext:value-type="percentage">
            <text:p>93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8]&lt;[.G$1437];1;0)" office:value-type="float" office:value="0" calcext:value-type="float">
            <text:p>0</text:p>
          </table:table-cell>
          <table:table-cell/>
          <table:table-cell table:formula="of:=IF(AND([.L$1438]&lt;=[.L848];[.L8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" calcext:value-type="percentage">
            <text:p>92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49]&lt;[.G$1437];1;0)" office:value-type="float" office:value="0" calcext:value-type="float">
            <text:p>0</text:p>
          </table:table-cell>
          <table:table-cell/>
          <table:table-cell table:formula="of:=IF(AND([.L$1438]&lt;=[.L849];[.L8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5" calcext:value-type="percentage">
            <text:p>93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0]&lt;[.G$1437];1;0)" office:value-type="float" office:value="0" calcext:value-type="float">
            <text:p>0</text:p>
          </table:table-cell>
          <table:table-cell/>
          <table:table-cell table:formula="of:=IF(AND([.L$1438]&lt;=[.L850];[.L8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" calcext:value-type="percentage">
            <text:p>95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1]&lt;[.G$1437];1;0)" office:value-type="float" office:value="0" calcext:value-type="float">
            <text:p>0</text:p>
          </table:table-cell>
          <table:table-cell/>
          <table:table-cell table:formula="of:=IF(AND([.L$1438]&lt;=[.L851];[.L8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74" calcext:value-type="percentage">
            <text:p>88,7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2]&lt;[.G$1437];1;0)" office:value-type="float" office:value="0" calcext:value-type="float">
            <text:p>0</text:p>
          </table:table-cell>
          <table:table-cell/>
          <table:table-cell table:formula="of:=IF(AND([.L$1438]&lt;=[.L852];[.L8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1.30.1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" calcext:value-type="percentage">
            <text:p>90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3]&lt;[.G$1437];1;0)" office:value-type="float" office:value="0" calcext:value-type="float">
            <text:p>0</text:p>
          </table:table-cell>
          <table:table-cell/>
          <table:table-cell table:formula="of:=IF(AND([.L$1438]&lt;=[.L853];[.L8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13.1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4]&lt;[.G$1437];1;0)" office:value-type="float" office:value="0" calcext:value-type="float">
            <text:p>0</text:p>
          </table:table-cell>
          <table:table-cell/>
          <table:table-cell table:formula="of:=IF(AND([.L$1438]&lt;=[.L854];[.L85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64.122</text:p>
          </table:table-cell>
          <table:table-cell office:value-type="string" calcext:value-type="string">
            <text:p>10.2.45.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5]&lt;[.G$1437];1;0)" office:value-type="float" office:value="0" calcext:value-type="float">
            <text:p>0</text:p>
          </table:table-cell>
          <table:table-cell/>
          <table:table-cell table:formula="of:=IF(AND([.L$1438]&lt;=[.L855];[.L8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20</text:p>
          </table:table-cell>
          <table:table-cell office:value-type="string" calcext:value-type="string">
            <text:p>10.4.97.20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6]&lt;[.G$1437];1;0)" office:value-type="float" office:value="0" calcext:value-type="float">
            <text:p>0</text:p>
          </table:table-cell>
          <table:table-cell/>
          <table:table-cell table:formula="of:=IF(AND([.L$1438]&lt;=[.L856];[.L85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83.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7]&lt;[.G$1437];1;0)" office:value-type="float" office:value="0" calcext:value-type="float">
            <text:p>0</text:p>
          </table:table-cell>
          <table:table-cell/>
          <table:table-cell table:formula="of:=IF(AND([.L$1438]&lt;=[.L857];[.L8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83.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8]&lt;[.G$1437];1;0)" office:value-type="float" office:value="0" calcext:value-type="float">
            <text:p>0</text:p>
          </table:table-cell>
          <table:table-cell/>
          <table:table-cell table:formula="of:=IF(AND([.L$1438]&lt;=[.L858];[.L8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3.116.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79" calcext:value-type="percentage">
            <text:p>85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59]&lt;[.G$1437];1;0)" office:value-type="float" office:value="0" calcext:value-type="float">
            <text:p>0</text:p>
          </table:table-cell>
          <table:table-cell/>
          <table:table-cell table:formula="of:=IF(AND([.L$1438]&lt;=[.L859];[.L8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3.116.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04" calcext:value-type="percentage">
            <text:p>88,0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0]&lt;[.G$1437];1;0)" office:value-type="float" office:value="0" calcext:value-type="float">
            <text:p>0</text:p>
          </table:table-cell>
          <table:table-cell/>
          <table:table-cell table:formula="of:=IF(AND([.L$1438]&lt;=[.L860];[.L8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3.116.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04" calcext:value-type="percentage">
            <text:p>88,0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1]&lt;[.G$1437];1;0)" office:value-type="float" office:value="0" calcext:value-type="float">
            <text:p>0</text:p>
          </table:table-cell>
          <table:table-cell/>
          <table:table-cell table:formula="of:=IF(AND([.L$1438]&lt;=[.L861];[.L8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3.116.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44" calcext:value-type="percentage">
            <text:p>88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2]&lt;[.G$1437];1;0)" office:value-type="float" office:value="0" calcext:value-type="float">
            <text:p>0</text:p>
          </table:table-cell>
          <table:table-cell/>
          <table:table-cell table:formula="of:=IF(AND([.L$1438]&lt;=[.L862];[.L8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3.116.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" calcext:value-type="percentage">
            <text:p>91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3]&lt;[.G$1437];1;0)" office:value-type="float" office:value="0" calcext:value-type="float">
            <text:p>0</text:p>
          </table:table-cell>
          <table:table-cell/>
          <table:table-cell table:formula="of:=IF(AND([.L$1438]&lt;=[.L863];[.L8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3.116.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79" calcext:value-type="percentage">
            <text:p>89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4]&lt;[.G$1437];1;0)" office:value-type="float" office:value="0" calcext:value-type="float">
            <text:p>0</text:p>
          </table:table-cell>
          <table:table-cell/>
          <table:table-cell table:formula="of:=IF(AND([.L$1438]&lt;=[.L864];[.L8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5]&lt;[.G$1437];1;0)" office:value-type="float" office:value="0" calcext:value-type="float">
            <text:p>0</text:p>
          </table:table-cell>
          <table:table-cell/>
          <table:table-cell table:formula="of:=IF(AND([.L$1438]&lt;=[.L865];[.L86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6]&lt;[.G$1437];1;0)" office:value-type="float" office:value="0" calcext:value-type="float">
            <text:p>0</text:p>
          </table:table-cell>
          <table:table-cell/>
          <table:table-cell table:formula="of:=IF(AND([.L$1438]&lt;=[.L866];[.L86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7]&lt;[.G$1437];1;0)" office:value-type="float" office:value="0" calcext:value-type="float">
            <text:p>0</text:p>
          </table:table-cell>
          <table:table-cell/>
          <table:table-cell table:formula="of:=IF(AND([.L$1438]&lt;=[.L867];[.L86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8]&lt;[.G$1437];1;0)" office:value-type="float" office:value="0" calcext:value-type="float">
            <text:p>0</text:p>
          </table:table-cell>
          <table:table-cell/>
          <table:table-cell table:formula="of:=IF(AND([.L$1438]&lt;=[.L868];[.L86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69]&lt;[.G$1437];1;0)" office:value-type="float" office:value="0" calcext:value-type="float">
            <text:p>0</text:p>
          </table:table-cell>
          <table:table-cell/>
          <table:table-cell table:formula="of:=IF(AND([.L$1438]&lt;=[.L869];[.L86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0]&lt;[.G$1437];1;0)" office:value-type="float" office:value="0" calcext:value-type="float">
            <text:p>0</text:p>
          </table:table-cell>
          <table:table-cell/>
          <table:table-cell table:formula="of:=IF(AND([.L$1438]&lt;=[.L870];[.L87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1]&lt;[.G$1437];1;0)" office:value-type="float" office:value="0" calcext:value-type="float">
            <text:p>0</text:p>
          </table:table-cell>
          <table:table-cell/>
          <table:table-cell table:formula="of:=IF(AND([.L$1438]&lt;=[.L871];[.L8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2]&lt;[.G$1437];1;0)" office:value-type="float" office:value="0" calcext:value-type="float">
            <text:p>0</text:p>
          </table:table-cell>
          <table:table-cell/>
          <table:table-cell table:formula="of:=IF(AND([.L$1438]&lt;=[.L872];[.L8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3]&lt;[.G$1437];1;0)" office:value-type="float" office:value="0" calcext:value-type="float">
            <text:p>0</text:p>
          </table:table-cell>
          <table:table-cell/>
          <table:table-cell table:formula="of:=IF(AND([.L$1438]&lt;=[.L873];[.L8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4]&lt;[.G$1437];1;0)" office:value-type="float" office:value="0" calcext:value-type="float">
            <text:p>0</text:p>
          </table:table-cell>
          <table:table-cell/>
          <table:table-cell table:formula="of:=IF(AND([.L$1438]&lt;=[.L874];[.L8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5]&lt;[.G$1437];1;0)" office:value-type="float" office:value="0" calcext:value-type="float">
            <text:p>0</text:p>
          </table:table-cell>
          <table:table-cell/>
          <table:table-cell table:formula="of:=IF(AND([.L$1438]&lt;=[.L875];[.L8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54" calcext:value-type="percentage">
            <text:p>83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6]&lt;[.G$1437];1;0)" office:value-type="float" office:value="0" calcext:value-type="float">
            <text:p>0</text:p>
          </table:table-cell>
          <table:table-cell/>
          <table:table-cell table:formula="of:=IF(AND([.L$1438]&lt;=[.L876];[.L8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49" calcext:value-type="percentage">
            <text:p>85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7]&lt;[.G$1437];1;0)" office:value-type="float" office:value="0" calcext:value-type="float">
            <text:p>0</text:p>
          </table:table-cell>
          <table:table-cell/>
          <table:table-cell table:formula="of:=IF(AND([.L$1438]&lt;=[.L877];[.L8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1.78</text:p>
          </table:table-cell>
          <table:table-cell office:value-type="string" calcext:value-type="string">
            <text:p>10.2.102.2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8]&lt;[.G$1437];1;0)" office:value-type="float" office:value="0" calcext:value-type="float">
            <text:p>0</text:p>
          </table:table-cell>
          <table:table-cell/>
          <table:table-cell table:formula="of:=IF(AND([.L$1438]&lt;=[.L878];[.L87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719" calcext:value-type="percentage">
            <text:p>77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79]&lt;[.G$1437];1;0)" office:value-type="float" office:value="0" calcext:value-type="float">
            <text:p>0</text:p>
          </table:table-cell>
          <table:table-cell/>
          <table:table-cell table:formula="of:=IF(AND([.L$1438]&lt;=[.L879];[.L8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754" calcext:value-type="percentage">
            <text:p>77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0]&lt;[.G$1437];1;0)" office:value-type="float" office:value="0" calcext:value-type="float">
            <text:p>0</text:p>
          </table:table-cell>
          <table:table-cell/>
          <table:table-cell table:formula="of:=IF(AND([.L$1438]&lt;=[.L880];[.L8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699" calcext:value-type="percentage">
            <text:p>76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1]&lt;[.G$1437];1;0)" office:value-type="float" office:value="0" calcext:value-type="float">
            <text:p>0</text:p>
          </table:table-cell>
          <table:table-cell/>
          <table:table-cell table:formula="of:=IF(AND([.L$1438]&lt;=[.L881];[.L8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649" calcext:value-type="percentage">
            <text:p>76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2]&lt;[.G$1437];1;0)" office:value-type="float" office:value="0" calcext:value-type="float">
            <text:p>0</text:p>
          </table:table-cell>
          <table:table-cell/>
          <table:table-cell table:formula="of:=IF(AND([.L$1438]&lt;=[.L882];[.L8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3]&lt;[.G$1437];1;0)" office:value-type="float" office:value="0" calcext:value-type="float">
            <text:p>0</text:p>
          </table:table-cell>
          <table:table-cell/>
          <table:table-cell table:formula="of:=IF(AND([.L$1438]&lt;=[.L883];[.L88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4]&lt;[.G$1437];1;0)" office:value-type="float" office:value="0" calcext:value-type="float">
            <text:p>0</text:p>
          </table:table-cell>
          <table:table-cell/>
          <table:table-cell table:formula="of:=IF(AND([.L$1438]&lt;=[.L884];[.L8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222.191</text:p>
          </table:table-cell>
          <table:table-cell office:value-type="string" calcext:value-type="string">
            <text:p>10.1.247.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25" calcext:value-type="percentage">
            <text:p>98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5]&lt;[.G$1437];1;0)" office:value-type="float" office:value="0" calcext:value-type="float">
            <text:p>0</text:p>
          </table:table-cell>
          <table:table-cell/>
          <table:table-cell table:formula="of:=IF(AND([.L$1438]&lt;=[.L885];[.L8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222.191</text:p>
          </table:table-cell>
          <table:table-cell office:value-type="string" calcext:value-type="string">
            <text:p>10.1.247.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6]&lt;[.G$1437];1;0)" office:value-type="float" office:value="0" calcext:value-type="float">
            <text:p>0</text:p>
          </table:table-cell>
          <table:table-cell/>
          <table:table-cell table:formula="of:=IF(AND([.L$1438]&lt;=[.L886];[.L8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94" calcext:value-type="percentage">
            <text:p>86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7]&lt;[.G$1437];1;0)" office:value-type="float" office:value="0" calcext:value-type="float">
            <text:p>0</text:p>
          </table:table-cell>
          <table:table-cell/>
          <table:table-cell table:formula="of:=IF(AND([.L$1438]&lt;=[.L887];[.L8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7" calcext:value-type="percentage">
            <text:p>91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8]&lt;[.G$1437];1;0)" office:value-type="float" office:value="0" calcext:value-type="float">
            <text:p>0</text:p>
          </table:table-cell>
          <table:table-cell/>
          <table:table-cell table:formula="of:=IF(AND([.L$1438]&lt;=[.L888];[.L8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89]&lt;[.G$1437];1;0)" office:value-type="float" office:value="0" calcext:value-type="float">
            <text:p>0</text:p>
          </table:table-cell>
          <table:table-cell/>
          <table:table-cell table:formula="of:=IF(AND([.L$1438]&lt;=[.L889];[.L8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3</text:p>
          </table:table-cell>
          <table:table-cell office:value-type="string" calcext:value-type="string">
            <text:p>10.4.61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25" calcext:value-type="percentage">
            <text:p>92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0]&lt;[.G$1437];1;0)" office:value-type="float" office:value="0" calcext:value-type="float">
            <text:p>0</text:p>
          </table:table-cell>
          <table:table-cell/>
          <table:table-cell table:formula="of:=IF(AND([.L$1438]&lt;=[.L890];[.L8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55" calcext:value-type="percentage">
            <text:p>94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1]&lt;[.G$1437];1;0)" office:value-type="float" office:value="0" calcext:value-type="float">
            <text:p>0</text:p>
          </table:table-cell>
          <table:table-cell/>
          <table:table-cell table:formula="of:=IF(AND([.L$1438]&lt;=[.L891];[.L8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2]&lt;[.G$1437];1;0)" office:value-type="float" office:value="0" calcext:value-type="float">
            <text:p>0</text:p>
          </table:table-cell>
          <table:table-cell/>
          <table:table-cell table:formula="of:=IF(AND([.L$1438]&lt;=[.L892];[.L8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5" calcext:value-type="percentage">
            <text:p>95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3]&lt;[.G$1437];1;0)" office:value-type="float" office:value="0" calcext:value-type="float">
            <text:p>0</text:p>
          </table:table-cell>
          <table:table-cell/>
          <table:table-cell table:formula="of:=IF(AND([.L$1438]&lt;=[.L893];[.L8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" calcext:value-type="percentage">
            <text:p>95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4]&lt;[.G$1437];1;0)" office:value-type="float" office:value="0" calcext:value-type="float">
            <text:p>0</text:p>
          </table:table-cell>
          <table:table-cell/>
          <table:table-cell table:formula="of:=IF(AND([.L$1438]&lt;=[.L894];[.L8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" calcext:value-type="percentage">
            <text:p>92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5]&lt;[.G$1437];1;0)" office:value-type="float" office:value="0" calcext:value-type="float">
            <text:p>0</text:p>
          </table:table-cell>
          <table:table-cell/>
          <table:table-cell table:formula="of:=IF(AND([.L$1438]&lt;=[.L895];[.L8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6]&lt;[.G$1437];1;0)" office:value-type="float" office:value="0" calcext:value-type="float">
            <text:p>0</text:p>
          </table:table-cell>
          <table:table-cell/>
          <table:table-cell table:formula="of:=IF(AND([.L$1438]&lt;=[.L896];[.L8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5" calcext:value-type="percentage">
            <text:p>90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7]&lt;[.G$1437];1;0)" office:value-type="float" office:value="0" calcext:value-type="float">
            <text:p>0</text:p>
          </table:table-cell>
          <table:table-cell/>
          <table:table-cell table:formula="of:=IF(AND([.L$1438]&lt;=[.L897];[.L8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" calcext:value-type="percentage">
            <text:p>90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8]&lt;[.G$1437];1;0)" office:value-type="float" office:value="0" calcext:value-type="float">
            <text:p>0</text:p>
          </table:table-cell>
          <table:table-cell/>
          <table:table-cell table:formula="of:=IF(AND([.L$1438]&lt;=[.L898];[.L8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94" calcext:value-type="percentage">
            <text:p>89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899]&lt;[.G$1437];1;0)" office:value-type="float" office:value="0" calcext:value-type="float">
            <text:p>0</text:p>
          </table:table-cell>
          <table:table-cell/>
          <table:table-cell table:formula="of:=IF(AND([.L$1438]&lt;=[.L899];[.L8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1.89</text:p>
          </table:table-cell>
          <table:table-cell office:value-type="string" calcext:value-type="string">
            <text:p>10.4.75.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0]&lt;[.G$1437];1;0)" office:value-type="float" office:value="0" calcext:value-type="float">
            <text:p>0</text:p>
          </table:table-cell>
          <table:table-cell/>
          <table:table-cell table:formula="of:=IF(AND([.L$1438]&lt;=[.L900];[.L9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7.206</text:p>
          </table:table-cell>
          <table:table-cell office:value-type="string" calcext:value-type="string">
            <text:p>10.2.167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1]&lt;[.G$1437];1;0)" office:value-type="float" office:value="0" calcext:value-type="float">
            <text:p>0</text:p>
          </table:table-cell>
          <table:table-cell/>
          <table:table-cell table:formula="of:=IF(AND([.L$1438]&lt;=[.L901];[.L90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2.110</text:p>
          </table:table-cell>
          <table:table-cell office:value-type="string" calcext:value-type="string">
            <text:p>10.4.105.7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2]&lt;[.G$1437];1;0)" office:value-type="float" office:value="0" calcext:value-type="float">
            <text:p>0</text:p>
          </table:table-cell>
          <table:table-cell/>
          <table:table-cell table:formula="of:=IF(AND([.L$1438]&lt;=[.L902];[.L90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" calcext:value-type="percentage">
            <text:p>92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3]&lt;[.G$1437];1;0)" office:value-type="float" office:value="0" calcext:value-type="float">
            <text:p>0</text:p>
          </table:table-cell>
          <table:table-cell/>
          <table:table-cell table:formula="of:=IF(AND([.L$1438]&lt;=[.L903];[.L9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4]&lt;[.G$1437];1;0)" office:value-type="float" office:value="0" calcext:value-type="float">
            <text:p>0</text:p>
          </table:table-cell>
          <table:table-cell/>
          <table:table-cell table:formula="of:=IF(AND([.L$1438]&lt;=[.L904];[.L9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5" calcext:value-type="percentage">
            <text:p>93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5]&lt;[.G$1437];1;0)" office:value-type="float" office:value="0" calcext:value-type="float">
            <text:p>0</text:p>
          </table:table-cell>
          <table:table-cell/>
          <table:table-cell table:formula="of:=IF(AND([.L$1438]&lt;=[.L905];[.L9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55" calcext:value-type="percentage">
            <text:p>92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6]&lt;[.G$1437];1;0)" office:value-type="float" office:value="0" calcext:value-type="float">
            <text:p>0</text:p>
          </table:table-cell>
          <table:table-cell/>
          <table:table-cell table:formula="of:=IF(AND([.L$1438]&lt;=[.L906];[.L9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7]&lt;[.G$1437];1;0)" office:value-type="float" office:value="0" calcext:value-type="float">
            <text:p>0</text:p>
          </table:table-cell>
          <table:table-cell/>
          <table:table-cell table:formula="of:=IF(AND([.L$1438]&lt;=[.L907];[.L9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" calcext:value-type="percentage">
            <text:p>92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8]&lt;[.G$1437];1;0)" office:value-type="float" office:value="0" calcext:value-type="float">
            <text:p>0</text:p>
          </table:table-cell>
          <table:table-cell/>
          <table:table-cell table:formula="of:=IF(AND([.L$1438]&lt;=[.L908];[.L9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05" calcext:value-type="percentage">
            <text:p>92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09]&lt;[.G$1437];1;0)" office:value-type="float" office:value="0" calcext:value-type="float">
            <text:p>0</text:p>
          </table:table-cell>
          <table:table-cell/>
          <table:table-cell table:formula="of:=IF(AND([.L$1438]&lt;=[.L909];[.L9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5" calcext:value-type="percentage">
            <text:p>93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0]&lt;[.G$1437];1;0)" office:value-type="float" office:value="0" calcext:value-type="float">
            <text:p>0</text:p>
          </table:table-cell>
          <table:table-cell/>
          <table:table-cell table:formula="of:=IF(AND([.L$1438]&lt;=[.L910];[.L9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1]&lt;[.G$1437];1;0)" office:value-type="float" office:value="0" calcext:value-type="float">
            <text:p>0</text:p>
          </table:table-cell>
          <table:table-cell/>
          <table:table-cell table:formula="of:=IF(AND([.L$1438]&lt;=[.L911];[.L9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25" calcext:value-type="percentage">
            <text:p>93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2]&lt;[.G$1437];1;0)" office:value-type="float" office:value="0" calcext:value-type="float">
            <text:p>0</text:p>
          </table:table-cell>
          <table:table-cell/>
          <table:table-cell table:formula="of:=IF(AND([.L$1438]&lt;=[.L912];[.L9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25" calcext:value-type="percentage">
            <text:p>91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3]&lt;[.G$1437];1;0)" office:value-type="float" office:value="0" calcext:value-type="float">
            <text:p>0</text:p>
          </table:table-cell>
          <table:table-cell/>
          <table:table-cell table:formula="of:=IF(AND([.L$1438]&lt;=[.L913];[.L9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88.2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4]&lt;[.G$1437];1;0)" office:value-type="float" office:value="0" calcext:value-type="float">
            <text:p>0</text:p>
          </table:table-cell>
          <table:table-cell/>
          <table:table-cell table:formula="of:=IF(AND([.L$1438]&lt;=[.L914];[.L9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5]&lt;[.G$1437];1;0)" office:value-type="float" office:value="0" calcext:value-type="float">
            <text:p>0</text:p>
          </table:table-cell>
          <table:table-cell/>
          <table:table-cell table:formula="of:=IF(AND([.L$1438]&lt;=[.L915];[.L9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6]&lt;[.G$1437];1;0)" office:value-type="float" office:value="0" calcext:value-type="float">
            <text:p>0</text:p>
          </table:table-cell>
          <table:table-cell/>
          <table:table-cell table:formula="of:=IF(AND([.L$1438]&lt;=[.L916];[.L9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7]&lt;[.G$1437];1;0)" office:value-type="float" office:value="0" calcext:value-type="float">
            <text:p>0</text:p>
          </table:table-cell>
          <table:table-cell/>
          <table:table-cell table:formula="of:=IF(AND([.L$1438]&lt;=[.L917];[.L9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8]&lt;[.G$1437];1;0)" office:value-type="float" office:value="0" calcext:value-type="float">
            <text:p>0</text:p>
          </table:table-cell>
          <table:table-cell/>
          <table:table-cell table:formula="of:=IF(AND([.L$1438]&lt;=[.L918];[.L9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19]&lt;[.G$1437];1;0)" office:value-type="float" office:value="0" calcext:value-type="float">
            <text:p>0</text:p>
          </table:table-cell>
          <table:table-cell/>
          <table:table-cell table:formula="of:=IF(AND([.L$1438]&lt;=[.L919];[.L9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0]&lt;[.G$1437];1;0)" office:value-type="float" office:value="0" calcext:value-type="float">
            <text:p>0</text:p>
          </table:table-cell>
          <table:table-cell/>
          <table:table-cell table:formula="of:=IF(AND([.L$1438]&lt;=[.L920];[.L9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1]&lt;[.G$1437];1;0)" office:value-type="float" office:value="0" calcext:value-type="float">
            <text:p>0</text:p>
          </table:table-cell>
          <table:table-cell/>
          <table:table-cell table:formula="of:=IF(AND([.L$1438]&lt;=[.L921];[.L9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2]&lt;[.G$1437];1;0)" office:value-type="float" office:value="0" calcext:value-type="float">
            <text:p>0</text:p>
          </table:table-cell>
          <table:table-cell/>
          <table:table-cell table:formula="of:=IF(AND([.L$1438]&lt;=[.L922];[.L9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3]&lt;[.G$1437];1;0)" office:value-type="float" office:value="0" calcext:value-type="float">
            <text:p>0</text:p>
          </table:table-cell>
          <table:table-cell/>
          <table:table-cell table:formula="of:=IF(AND([.L$1438]&lt;=[.L923];[.L9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4]&lt;[.G$1437];1;0)" office:value-type="float" office:value="0" calcext:value-type="float">
            <text:p>0</text:p>
          </table:table-cell>
          <table:table-cell/>
          <table:table-cell table:formula="of:=IF(AND([.L$1438]&lt;=[.L924];[.L9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5]&lt;[.G$1437];1;0)" office:value-type="float" office:value="0" calcext:value-type="float">
            <text:p>0</text:p>
          </table:table-cell>
          <table:table-cell/>
          <table:table-cell table:formula="of:=IF(AND([.L$1438]&lt;=[.L925];[.L9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6]&lt;[.G$1437];1;0)" office:value-type="float" office:value="0" calcext:value-type="float">
            <text:p>0</text:p>
          </table:table-cell>
          <table:table-cell/>
          <table:table-cell table:formula="of:=IF(AND([.L$1438]&lt;=[.L926];[.L9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7]&lt;[.G$1437];1;0)" office:value-type="float" office:value="0" calcext:value-type="float">
            <text:p>0</text:p>
          </table:table-cell>
          <table:table-cell/>
          <table:table-cell table:formula="of:=IF(AND([.L$1438]&lt;=[.L927];[.L9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8]&lt;[.G$1437];1;0)" office:value-type="float" office:value="0" calcext:value-type="float">
            <text:p>0</text:p>
          </table:table-cell>
          <table:table-cell/>
          <table:table-cell table:formula="of:=IF(AND([.L$1438]&lt;=[.L928];[.L9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29]&lt;[.G$1437];1;0)" office:value-type="float" office:value="0" calcext:value-type="float">
            <text:p>0</text:p>
          </table:table-cell>
          <table:table-cell/>
          <table:table-cell table:formula="of:=IF(AND([.L$1438]&lt;=[.L929];[.L92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0]&lt;[.G$1437];1;0)" office:value-type="float" office:value="0" calcext:value-type="float">
            <text:p>0</text:p>
          </table:table-cell>
          <table:table-cell/>
          <table:table-cell table:formula="of:=IF(AND([.L$1438]&lt;=[.L930];[.L9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1]&lt;[.G$1437];1;0)" office:value-type="float" office:value="0" calcext:value-type="float">
            <text:p>0</text:p>
          </table:table-cell>
          <table:table-cell/>
          <table:table-cell table:formula="of:=IF(AND([.L$1438]&lt;=[.L931];[.L9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2]&lt;[.G$1437];1;0)" office:value-type="float" office:value="0" calcext:value-type="float">
            <text:p>0</text:p>
          </table:table-cell>
          <table:table-cell/>
          <table:table-cell table:formula="of:=IF(AND([.L$1438]&lt;=[.L932];[.L9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3]&lt;[.G$1437];1;0)" office:value-type="float" office:value="0" calcext:value-type="float">
            <text:p>0</text:p>
          </table:table-cell>
          <table:table-cell/>
          <table:table-cell table:formula="of:=IF(AND([.L$1438]&lt;=[.L933];[.L9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4]&lt;[.G$1437];1;0)" office:value-type="float" office:value="0" calcext:value-type="float">
            <text:p>0</text:p>
          </table:table-cell>
          <table:table-cell/>
          <table:table-cell table:formula="of:=IF(AND([.L$1438]&lt;=[.L934];[.L9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5]&lt;[.G$1437];1;0)" office:value-type="float" office:value="0" calcext:value-type="float">
            <text:p>0</text:p>
          </table:table-cell>
          <table:table-cell/>
          <table:table-cell table:formula="of:=IF(AND([.L$1438]&lt;=[.L935];[.L9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6]&lt;[.G$1437];1;0)" office:value-type="float" office:value="0" calcext:value-type="float">
            <text:p>0</text:p>
          </table:table-cell>
          <table:table-cell/>
          <table:table-cell table:formula="of:=IF(AND([.L$1438]&lt;=[.L936];[.L9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.121</text:p>
          </table:table-cell>
          <table:table-cell office:value-type="string" calcext:value-type="string">
            <text:p>10.4.113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7]&lt;[.G$1437];1;0)" office:value-type="float" office:value="0" calcext:value-type="float">
            <text:p>0</text:p>
          </table:table-cell>
          <table:table-cell/>
          <table:table-cell table:formula="of:=IF(AND([.L$1438]&lt;=[.L937];[.L9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.121</text:p>
          </table:table-cell>
          <table:table-cell office:value-type="string" calcext:value-type="string">
            <text:p>10.4.113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8]&lt;[.G$1437];1;0)" office:value-type="float" office:value="0" calcext:value-type="float">
            <text:p>0</text:p>
          </table:table-cell>
          <table:table-cell/>
          <table:table-cell table:formula="of:=IF(AND([.L$1438]&lt;=[.L938];[.L93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9.202</text:p>
          </table:table-cell>
          <table:table-cell office:value-type="string" calcext:value-type="string">
            <text:p>10.4.115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39]&lt;[.G$1437];1;0)" office:value-type="float" office:value="0" calcext:value-type="float">
            <text:p>0</text:p>
          </table:table-cell>
          <table:table-cell/>
          <table:table-cell table:formula="of:=IF(AND([.L$1438]&lt;=[.L939];[.L93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9.202</text:p>
          </table:table-cell>
          <table:table-cell office:value-type="string" calcext:value-type="string">
            <text:p>10.4.115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0]&lt;[.G$1437];1;0)" office:value-type="float" office:value="0" calcext:value-type="float">
            <text:p>0</text:p>
          </table:table-cell>
          <table:table-cell/>
          <table:table-cell table:formula="of:=IF(AND([.L$1438]&lt;=[.L940];[.L94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9.202</text:p>
          </table:table-cell>
          <table:table-cell office:value-type="string" calcext:value-type="string">
            <text:p>10.4.115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1]&lt;[.G$1437];1;0)" office:value-type="float" office:value="0" calcext:value-type="float">
            <text:p>0</text:p>
          </table:table-cell>
          <table:table-cell/>
          <table:table-cell table:formula="of:=IF(AND([.L$1438]&lt;=[.L941];[.L94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9</text:p>
          </table:table-cell>
          <table:table-cell office:value-type="string" calcext:value-type="string">
            <text:p>10.2.173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2]&lt;[.G$1437];1;0)" office:value-type="float" office:value="0" calcext:value-type="float">
            <text:p>0</text:p>
          </table:table-cell>
          <table:table-cell/>
          <table:table-cell table:formula="of:=IF(AND([.L$1438]&lt;=[.L942];[.L94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9</text:p>
          </table:table-cell>
          <table:table-cell office:value-type="string" calcext:value-type="string">
            <text:p>10.2.173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3]&lt;[.G$1437];1;0)" office:value-type="float" office:value="0" calcext:value-type="float">
            <text:p>0</text:p>
          </table:table-cell>
          <table:table-cell/>
          <table:table-cell table:formula="of:=IF(AND([.L$1438]&lt;=[.L943];[.L94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.221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4]&lt;[.G$1437];1;0)" office:value-type="float" office:value="0" calcext:value-type="float">
            <text:p>0</text:p>
          </table:table-cell>
          <table:table-cell/>
          <table:table-cell table:formula="of:=IF(AND([.L$1438]&lt;=[.L944];[.L9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221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5]&lt;[.G$1437];1;0)" office:value-type="float" office:value="0" calcext:value-type="float">
            <text:p>0</text:p>
          </table:table-cell>
          <table:table-cell/>
          <table:table-cell table:formula="of:=IF(AND([.L$1438]&lt;=[.L945];[.L9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54" calcext:value-type="percentage">
            <text:p>86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6]&lt;[.G$1437];1;0)" office:value-type="float" office:value="0" calcext:value-type="float">
            <text:p>0</text:p>
          </table:table-cell>
          <table:table-cell/>
          <table:table-cell table:formula="of:=IF(AND([.L$1438]&lt;=[.L946];[.L9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79" calcext:value-type="percentage">
            <text:p>83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7]&lt;[.G$1437];1;0)" office:value-type="float" office:value="0" calcext:value-type="float">
            <text:p>0</text:p>
          </table:table-cell>
          <table:table-cell/>
          <table:table-cell table:formula="of:=IF(AND([.L$1438]&lt;=[.L947];[.L9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39" calcext:value-type="percentage">
            <text:p>85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8]&lt;[.G$1437];1;0)" office:value-type="float" office:value="0" calcext:value-type="float">
            <text:p>0</text:p>
          </table:table-cell>
          <table:table-cell/>
          <table:table-cell table:formula="of:=IF(AND([.L$1438]&lt;=[.L948];[.L9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49]&lt;[.G$1437];1;0)" office:value-type="float" office:value="0" calcext:value-type="float">
            <text:p>0</text:p>
          </table:table-cell>
          <table:table-cell/>
          <table:table-cell table:formula="of:=IF(AND([.L$1438]&lt;=[.L949];[.L9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49" calcext:value-type="percentage">
            <text:p>85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0]&lt;[.G$1437];1;0)" office:value-type="float" office:value="0" calcext:value-type="float">
            <text:p>0</text:p>
          </table:table-cell>
          <table:table-cell/>
          <table:table-cell table:formula="of:=IF(AND([.L$1438]&lt;=[.L950];[.L9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99" calcext:value-type="percentage">
            <text:p>88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1]&lt;[.G$1437];1;0)" office:value-type="float" office:value="0" calcext:value-type="float">
            <text:p>0</text:p>
          </table:table-cell>
          <table:table-cell/>
          <table:table-cell table:formula="of:=IF(AND([.L$1438]&lt;=[.L951];[.L9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2.132.2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39" calcext:value-type="percentage">
            <text:p>87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2]&lt;[.G$1437];1;0)" office:value-type="float" office:value="0" calcext:value-type="float">
            <text:p>0</text:p>
          </table:table-cell>
          <table:table-cell/>
          <table:table-cell table:formula="of:=IF(AND([.L$1438]&lt;=[.L952];[.L9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85" calcext:value-type="percentage">
            <text:p>96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3]&lt;[.G$1437];1;0)" office:value-type="float" office:value="0" calcext:value-type="float">
            <text:p>0</text:p>
          </table:table-cell>
          <table:table-cell/>
          <table:table-cell table:formula="of:=IF(AND([.L$1438]&lt;=[.L953];[.L9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0.1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4]&lt;[.G$1437];1;0)" office:value-type="float" office:value="0" calcext:value-type="float">
            <text:p>0</text:p>
          </table:table-cell>
          <table:table-cell/>
          <table:table-cell table:formula="of:=IF(AND([.L$1438]&lt;=[.L954];[.L95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5]&lt;[.G$1437];1;0)" office:value-type="float" office:value="0" calcext:value-type="float">
            <text:p>0</text:p>
          </table:table-cell>
          <table:table-cell/>
          <table:table-cell table:formula="of:=IF(AND([.L$1438]&lt;=[.L955];[.L9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6]&lt;[.G$1437];1;0)" office:value-type="float" office:value="0" calcext:value-type="float">
            <text:p>0</text:p>
          </table:table-cell>
          <table:table-cell/>
          <table:table-cell table:formula="of:=IF(AND([.L$1438]&lt;=[.L956];[.L95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7]&lt;[.G$1437];1;0)" office:value-type="float" office:value="0" calcext:value-type="float">
            <text:p>0</text:p>
          </table:table-cell>
          <table:table-cell/>
          <table:table-cell table:formula="of:=IF(AND([.L$1438]&lt;=[.L957];[.L9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8]&lt;[.G$1437];1;0)" office:value-type="float" office:value="0" calcext:value-type="float">
            <text:p>0</text:p>
          </table:table-cell>
          <table:table-cell/>
          <table:table-cell table:formula="of:=IF(AND([.L$1438]&lt;=[.L958];[.L9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5" calcext:value-type="percentage">
            <text:p>91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59]&lt;[.G$1437];1;0)" office:value-type="float" office:value="0" calcext:value-type="float">
            <text:p>0</text:p>
          </table:table-cell>
          <table:table-cell/>
          <table:table-cell table:formula="of:=IF(AND([.L$1438]&lt;=[.L959];[.L9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5" calcext:value-type="percentage">
            <text:p>90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0]&lt;[.G$1437];1;0)" office:value-type="float" office:value="0" calcext:value-type="float">
            <text:p>0</text:p>
          </table:table-cell>
          <table:table-cell/>
          <table:table-cell table:formula="of:=IF(AND([.L$1438]&lt;=[.L960];[.L9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5" calcext:value-type="percentage">
            <text:p>94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1]&lt;[.G$1437];1;0)" office:value-type="float" office:value="0" calcext:value-type="float">
            <text:p>0</text:p>
          </table:table-cell>
          <table:table-cell/>
          <table:table-cell table:formula="of:=IF(AND([.L$1438]&lt;=[.L961];[.L9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2]&lt;[.G$1437];1;0)" office:value-type="float" office:value="0" calcext:value-type="float">
            <text:p>0</text:p>
          </table:table-cell>
          <table:table-cell/>
          <table:table-cell table:formula="of:=IF(AND([.L$1438]&lt;=[.L962];[.L9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" calcext:value-type="percentage">
            <text:p>93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3]&lt;[.G$1437];1;0)" office:value-type="float" office:value="0" calcext:value-type="float">
            <text:p>0</text:p>
          </table:table-cell>
          <table:table-cell/>
          <table:table-cell table:formula="of:=IF(AND([.L$1438]&lt;=[.L963];[.L9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65" calcext:value-type="percentage">
            <text:p>92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4]&lt;[.G$1437];1;0)" office:value-type="float" office:value="0" calcext:value-type="float">
            <text:p>0</text:p>
          </table:table-cell>
          <table:table-cell/>
          <table:table-cell table:formula="of:=IF(AND([.L$1438]&lt;=[.L964];[.L9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49" calcext:value-type="percentage">
            <text:p>88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5]&lt;[.G$1437];1;0)" office:value-type="float" office:value="0" calcext:value-type="float">
            <text:p>0</text:p>
          </table:table-cell>
          <table:table-cell/>
          <table:table-cell table:formula="of:=IF(AND([.L$1438]&lt;=[.L965];[.L9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1" calcext:value-type="percentage">
            <text:p>90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6]&lt;[.G$1437];1;0)" office:value-type="float" office:value="0" calcext:value-type="float">
            <text:p>0</text:p>
          </table:table-cell>
          <table:table-cell/>
          <table:table-cell table:formula="of:=IF(AND([.L$1438]&lt;=[.L966];[.L9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1" calcext:value-type="percentage">
            <text:p>96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7]&lt;[.G$1437];1;0)" office:value-type="float" office:value="0" calcext:value-type="float">
            <text:p>0</text:p>
          </table:table-cell>
          <table:table-cell/>
          <table:table-cell table:formula="of:=IF(AND([.L$1438]&lt;=[.L967];[.L9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15" calcext:value-type="percentage">
            <text:p>90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8]&lt;[.G$1437];1;0)" office:value-type="float" office:value="0" calcext:value-type="float">
            <text:p>0</text:p>
          </table:table-cell>
          <table:table-cell/>
          <table:table-cell table:formula="of:=IF(AND([.L$1438]&lt;=[.L968];[.L9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79" calcext:value-type="percentage">
            <text:p>89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69]&lt;[.G$1437];1;0)" office:value-type="float" office:value="0" calcext:value-type="float">
            <text:p>0</text:p>
          </table:table-cell>
          <table:table-cell/>
          <table:table-cell table:formula="of:=IF(AND([.L$1438]&lt;=[.L969];[.L9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0]&lt;[.G$1437];1;0)" office:value-type="float" office:value="0" calcext:value-type="float">
            <text:p>0</text:p>
          </table:table-cell>
          <table:table-cell/>
          <table:table-cell table:formula="of:=IF(AND([.L$1438]&lt;=[.L970];[.L9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65" calcext:value-type="percentage">
            <text:p>94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1]&lt;[.G$1437];1;0)" office:value-type="float" office:value="0" calcext:value-type="float">
            <text:p>0</text:p>
          </table:table-cell>
          <table:table-cell/>
          <table:table-cell table:formula="of:=IF(AND([.L$1438]&lt;=[.L971];[.L9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2]&lt;[.G$1437];1;0)" office:value-type="float" office:value="0" calcext:value-type="float">
            <text:p>0</text:p>
          </table:table-cell>
          <table:table-cell/>
          <table:table-cell table:formula="of:=IF(AND([.L$1438]&lt;=[.L972];[.L9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5" calcext:value-type="percentage">
            <text:p>93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3]&lt;[.G$1437];1;0)" office:value-type="float" office:value="0" calcext:value-type="float">
            <text:p>0</text:p>
          </table:table-cell>
          <table:table-cell/>
          <table:table-cell table:formula="of:=IF(AND([.L$1438]&lt;=[.L973];[.L9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4]&lt;[.G$1437];1;0)" office:value-type="float" office:value="0" calcext:value-type="float">
            <text:p>0</text:p>
          </table:table-cell>
          <table:table-cell/>
          <table:table-cell table:formula="of:=IF(AND([.L$1438]&lt;=[.L974];[.L97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5]&lt;[.G$1437];1;0)" office:value-type="float" office:value="0" calcext:value-type="float">
            <text:p>0</text:p>
          </table:table-cell>
          <table:table-cell/>
          <table:table-cell table:formula="of:=IF(AND([.L$1438]&lt;=[.L975];[.L97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6]&lt;[.G$1437];1;0)" office:value-type="float" office:value="0" calcext:value-type="float">
            <text:p>0</text:p>
          </table:table-cell>
          <table:table-cell/>
          <table:table-cell table:formula="of:=IF(AND([.L$1438]&lt;=[.L976];[.L97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7]&lt;[.G$1437];1;0)" office:value-type="float" office:value="0" calcext:value-type="float">
            <text:p>0</text:p>
          </table:table-cell>
          <table:table-cell/>
          <table:table-cell table:formula="of:=IF(AND([.L$1438]&lt;=[.L977];[.L97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8]&lt;[.G$1437];1;0)" office:value-type="float" office:value="0" calcext:value-type="float">
            <text:p>0</text:p>
          </table:table-cell>
          <table:table-cell/>
          <table:table-cell table:formula="of:=IF(AND([.L$1438]&lt;=[.L978];[.L97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79]&lt;[.G$1437];1;0)" office:value-type="float" office:value="0" calcext:value-type="float">
            <text:p>0</text:p>
          </table:table-cell>
          <table:table-cell/>
          <table:table-cell table:formula="of:=IF(AND([.L$1438]&lt;=[.L979];[.L9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" calcext:value-type="percentage">
            <text:p>91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0]&lt;[.G$1437];1;0)" office:value-type="float" office:value="0" calcext:value-type="float">
            <text:p>0</text:p>
          </table:table-cell>
          <table:table-cell/>
          <table:table-cell table:formula="of:=IF(AND([.L$1438]&lt;=[.L980];[.L9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" calcext:value-type="percentage">
            <text:p>91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1]&lt;[.G$1437];1;0)" office:value-type="float" office:value="0" calcext:value-type="float">
            <text:p>0</text:p>
          </table:table-cell>
          <table:table-cell/>
          <table:table-cell table:formula="of:=IF(AND([.L$1438]&lt;=[.L981];[.L9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5" calcext:value-type="percentage">
            <text:p>91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2]&lt;[.G$1437];1;0)" office:value-type="float" office:value="0" calcext:value-type="float">
            <text:p>0</text:p>
          </table:table-cell>
          <table:table-cell/>
          <table:table-cell table:formula="of:=IF(AND([.L$1438]&lt;=[.L982];[.L9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95" calcext:value-type="percentage">
            <text:p>90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3]&lt;[.G$1437];1;0)" office:value-type="float" office:value="0" calcext:value-type="float">
            <text:p>0</text:p>
          </table:table-cell>
          <table:table-cell/>
          <table:table-cell table:formula="of:=IF(AND([.L$1438]&lt;=[.L983];[.L9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4]&lt;[.G$1437];1;0)" office:value-type="float" office:value="0" calcext:value-type="float">
            <text:p>0</text:p>
          </table:table-cell>
          <table:table-cell/>
          <table:table-cell table:formula="of:=IF(AND([.L$1438]&lt;=[.L984];[.L9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5" calcext:value-type="percentage">
            <text:p>91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5]&lt;[.G$1437];1;0)" office:value-type="float" office:value="0" calcext:value-type="float">
            <text:p>0</text:p>
          </table:table-cell>
          <table:table-cell/>
          <table:table-cell table:formula="of:=IF(AND([.L$1438]&lt;=[.L985];[.L9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5" calcext:value-type="percentage">
            <text:p>90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6]&lt;[.G$1437];1;0)" office:value-type="float" office:value="0" calcext:value-type="float">
            <text:p>0</text:p>
          </table:table-cell>
          <table:table-cell/>
          <table:table-cell table:formula="of:=IF(AND([.L$1438]&lt;=[.L986];[.L9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1.182</text:p>
          </table:table-cell>
          <table:table-cell office:value-type="string" calcext:value-type="string">
            <text:p>10.1.32.2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7]&lt;[.G$1437];1;0)" office:value-type="float" office:value="0" calcext:value-type="float">
            <text:p>0</text:p>
          </table:table-cell>
          <table:table-cell/>
          <table:table-cell table:formula="of:=IF(AND([.L$1438]&lt;=[.L987];[.L9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8]&lt;[.G$1437];1;0)" office:value-type="float" office:value="0" calcext:value-type="float">
            <text:p>0</text:p>
          </table:table-cell>
          <table:table-cell/>
          <table:table-cell table:formula="of:=IF(AND([.L$1438]&lt;=[.L988];[.L98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89]&lt;[.G$1437];1;0)" office:value-type="float" office:value="0" calcext:value-type="float">
            <text:p>0</text:p>
          </table:table-cell>
          <table:table-cell/>
          <table:table-cell table:formula="of:=IF(AND([.L$1438]&lt;=[.L989];[.L9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0]&lt;[.G$1437];1;0)" office:value-type="float" office:value="0" calcext:value-type="float">
            <text:p>0</text:p>
          </table:table-cell>
          <table:table-cell/>
          <table:table-cell table:formula="of:=IF(AND([.L$1438]&lt;=[.L990];[.L99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1]&lt;[.G$1437];1;0)" office:value-type="float" office:value="0" calcext:value-type="float">
            <text:p>0</text:p>
          </table:table-cell>
          <table:table-cell/>
          <table:table-cell table:formula="of:=IF(AND([.L$1438]&lt;=[.L991];[.L99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2]&lt;[.G$1437];1;0)" office:value-type="float" office:value="0" calcext:value-type="float">
            <text:p>0</text:p>
          </table:table-cell>
          <table:table-cell/>
          <table:table-cell table:formula="of:=IF(AND([.L$1438]&lt;=[.L992];[.L99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3]&lt;[.G$1437];1;0)" office:value-type="float" office:value="0" calcext:value-type="float">
            <text:p>0</text:p>
          </table:table-cell>
          <table:table-cell/>
          <table:table-cell table:formula="of:=IF(AND([.L$1438]&lt;=[.L993];[.L99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4]&lt;[.G$1437];1;0)" office:value-type="float" office:value="0" calcext:value-type="float">
            <text:p>0</text:p>
          </table:table-cell>
          <table:table-cell/>
          <table:table-cell table:formula="of:=IF(AND([.L$1438]&lt;=[.L994];[.L99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5]&lt;[.G$1437];1;0)" office:value-type="float" office:value="0" calcext:value-type="float">
            <text:p>0</text:p>
          </table:table-cell>
          <table:table-cell/>
          <table:table-cell table:formula="of:=IF(AND([.L$1438]&lt;=[.L995];[.L99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6]&lt;[.G$1437];1;0)" office:value-type="float" office:value="0" calcext:value-type="float">
            <text:p>0</text:p>
          </table:table-cell>
          <table:table-cell/>
          <table:table-cell table:formula="of:=IF(AND([.L$1438]&lt;=[.L996];[.L99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7]&lt;[.G$1437];1;0)" office:value-type="float" office:value="0" calcext:value-type="float">
            <text:p>0</text:p>
          </table:table-cell>
          <table:table-cell/>
          <table:table-cell table:formula="of:=IF(AND([.L$1438]&lt;=[.L997];[.L9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8]&lt;[.G$1437];1;0)" office:value-type="float" office:value="0" calcext:value-type="float">
            <text:p>0</text:p>
          </table:table-cell>
          <table:table-cell/>
          <table:table-cell table:formula="of:=IF(AND([.L$1438]&lt;=[.L998];[.L9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999]&lt;[.G$1437];1;0)" office:value-type="float" office:value="0" calcext:value-type="float">
            <text:p>0</text:p>
          </table:table-cell>
          <table:table-cell/>
          <table:table-cell table:formula="of:=IF(AND([.L$1438]&lt;=[.L999];[.L99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0]&lt;[.G$1437];1;0)" office:value-type="float" office:value="0" calcext:value-type="float">
            <text:p>0</text:p>
          </table:table-cell>
          <table:table-cell/>
          <table:table-cell table:formula="of:=IF(AND([.L$1438]&lt;=[.L1000];[.L10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50</text:p>
          </table:table-cell>
          <table:table-cell office:value-type="string" calcext:value-type="string">
            <text:p>10.0.38.19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" calcext:value-type="percentage">
            <text:p>96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1]&lt;[.G$1437];1;0)" office:value-type="float" office:value="0" calcext:value-type="float">
            <text:p>0</text:p>
          </table:table-cell>
          <table:table-cell/>
          <table:table-cell table:formula="of:=IF(AND([.L$1438]&lt;=[.L1001];[.L10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0.1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2]&lt;[.G$1437];1;0)" office:value-type="float" office:value="0" calcext:value-type="float">
            <text:p>0</text:p>
          </table:table-cell>
          <table:table-cell/>
          <table:table-cell table:formula="of:=IF(AND([.L$1438]&lt;=[.L1002];[.L100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96.86</text:p>
          </table:table-cell>
          <table:table-cell office:value-type="string" calcext:value-type="string">
            <text:p>10.2.118.1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3]&lt;[.G$1437];1;0)" office:value-type="float" office:value="0" calcext:value-type="float">
            <text:p>0</text:p>
          </table:table-cell>
          <table:table-cell/>
          <table:table-cell table:formula="of:=IF(AND([.L$1438]&lt;=[.L1003];[.L10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.96.86</text:p>
          </table:table-cell>
          <table:table-cell office:value-type="string" calcext:value-type="string">
            <text:p>10.2.118.1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4]&lt;[.G$1437];1;0)" office:value-type="float" office:value="0" calcext:value-type="float">
            <text:p>0</text:p>
          </table:table-cell>
          <table:table-cell/>
          <table:table-cell table:formula="of:=IF(AND([.L$1438]&lt;=[.L1004];[.L10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99.10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5]&lt;[.G$1437];1;0)" office:value-type="float" office:value="0" calcext:value-type="float">
            <text:p>0</text:p>
          </table:table-cell>
          <table:table-cell/>
          <table:table-cell table:formula="of:=IF(AND([.L$1438]&lt;=[.L1005];[.L100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99.10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6]&lt;[.G$1437];1;0)" office:value-type="float" office:value="0" calcext:value-type="float">
            <text:p>0</text:p>
          </table:table-cell>
          <table:table-cell/>
          <table:table-cell table:formula="of:=IF(AND([.L$1438]&lt;=[.L1006];[.L100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99.10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7]&lt;[.G$1437];1;0)" office:value-type="float" office:value="0" calcext:value-type="float">
            <text:p>0</text:p>
          </table:table-cell>
          <table:table-cell/>
          <table:table-cell table:formula="of:=IF(AND([.L$1438]&lt;=[.L1007];[.L100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8]&lt;[.G$1437];1;0)" office:value-type="float" office:value="0" calcext:value-type="float">
            <text:p>0</text:p>
          </table:table-cell>
          <table:table-cell/>
          <table:table-cell table:formula="of:=IF(AND([.L$1438]&lt;=[.L1008];[.L10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09]&lt;[.G$1437];1;0)" office:value-type="float" office:value="0" calcext:value-type="float">
            <text:p>0</text:p>
          </table:table-cell>
          <table:table-cell/>
          <table:table-cell table:formula="of:=IF(AND([.L$1438]&lt;=[.L1009];[.L10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0]&lt;[.G$1437];1;0)" office:value-type="float" office:value="0" calcext:value-type="float">
            <text:p>0</text:p>
          </table:table-cell>
          <table:table-cell/>
          <table:table-cell table:formula="of:=IF(AND([.L$1438]&lt;=[.L1010];[.L10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1]&lt;[.G$1437];1;0)" office:value-type="float" office:value="0" calcext:value-type="float">
            <text:p>0</text:p>
          </table:table-cell>
          <table:table-cell/>
          <table:table-cell table:formula="of:=IF(AND([.L$1438]&lt;=[.L1011];[.L101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2]&lt;[.G$1437];1;0)" office:value-type="float" office:value="0" calcext:value-type="float">
            <text:p>0</text:p>
          </table:table-cell>
          <table:table-cell/>
          <table:table-cell table:formula="of:=IF(AND([.L$1438]&lt;=[.L1012];[.L101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3]&lt;[.G$1437];1;0)" office:value-type="float" office:value="0" calcext:value-type="float">
            <text:p>0</text:p>
          </table:table-cell>
          <table:table-cell/>
          <table:table-cell table:formula="of:=IF(AND([.L$1438]&lt;=[.L1013];[.L101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4]&lt;[.G$1437];1;0)" office:value-type="float" office:value="0" calcext:value-type="float">
            <text:p>0</text:p>
          </table:table-cell>
          <table:table-cell/>
          <table:table-cell table:formula="of:=IF(AND([.L$1438]&lt;=[.L1014];[.L101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5]&lt;[.G$1437];1;0)" office:value-type="float" office:value="0" calcext:value-type="float">
            <text:p>0</text:p>
          </table:table-cell>
          <table:table-cell/>
          <table:table-cell table:formula="of:=IF(AND([.L$1438]&lt;=[.L1015];[.L101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6]&lt;[.G$1437];1;0)" office:value-type="float" office:value="0" calcext:value-type="float">
            <text:p>0</text:p>
          </table:table-cell>
          <table:table-cell/>
          <table:table-cell table:formula="of:=IF(AND([.L$1438]&lt;=[.L1016];[.L101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7]&lt;[.G$1437];1;0)" office:value-type="float" office:value="0" calcext:value-type="float">
            <text:p>0</text:p>
          </table:table-cell>
          <table:table-cell/>
          <table:table-cell table:formula="of:=IF(AND([.L$1438]&lt;=[.L1017];[.L101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8]&lt;[.G$1437];1;0)" office:value-type="float" office:value="0" calcext:value-type="float">
            <text:p>0</text:p>
          </table:table-cell>
          <table:table-cell/>
          <table:table-cell table:formula="of:=IF(AND([.L$1438]&lt;=[.L1018];[.L101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19]&lt;[.G$1437];1;0)" office:value-type="float" office:value="0" calcext:value-type="float">
            <text:p>0</text:p>
          </table:table-cell>
          <table:table-cell/>
          <table:table-cell table:formula="of:=IF(AND([.L$1438]&lt;=[.L1019];[.L101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0]&lt;[.G$1437];1;0)" office:value-type="float" office:value="0" calcext:value-type="float">
            <text:p>0</text:p>
          </table:table-cell>
          <table:table-cell/>
          <table:table-cell table:formula="of:=IF(AND([.L$1438]&lt;=[.L1020];[.L102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1]&lt;[.G$1437];1;0)" office:value-type="float" office:value="0" calcext:value-type="float">
            <text:p>0</text:p>
          </table:table-cell>
          <table:table-cell/>
          <table:table-cell table:formula="of:=IF(AND([.L$1438]&lt;=[.L1021];[.L102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210.110</text:p>
          </table:table-cell>
          <table:table-cell office:value-type="string" calcext:value-type="string">
            <text:p>10.2.33.1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2]&lt;[.G$1437];1;0)" office:value-type="float" office:value="0" calcext:value-type="float">
            <text:p>0</text:p>
          </table:table-cell>
          <table:table-cell/>
          <table:table-cell table:formula="of:=IF(AND([.L$1438]&lt;=[.L1022];[.L10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0.47.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3]&lt;[.G$1437];1;0)" office:value-type="float" office:value="0" calcext:value-type="float">
            <text:p>0</text:p>
          </table:table-cell>
          <table:table-cell/>
          <table:table-cell table:formula="of:=IF(AND([.L$1438]&lt;=[.L1023];[.L102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0.47.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4]&lt;[.G$1437];1;0)" office:value-type="float" office:value="0" calcext:value-type="float">
            <text:p>0</text:p>
          </table:table-cell>
          <table:table-cell/>
          <table:table-cell table:formula="of:=IF(AND([.L$1438]&lt;=[.L1024];[.L102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0.47.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5]&lt;[.G$1437];1;0)" office:value-type="float" office:value="0" calcext:value-type="float">
            <text:p>0</text:p>
          </table:table-cell>
          <table:table-cell/>
          <table:table-cell table:formula="of:=IF(AND([.L$1438]&lt;=[.L1025];[.L102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8</text:p>
          </table:table-cell>
          <table:table-cell office:value-type="string" calcext:value-type="string">
            <text:p>10.3.106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1026]&lt;[.G$1437];1;0)" office:value-type="float" office:value="0" calcext:value-type="float">
            <text:p>0</text:p>
          </table:table-cell>
          <table:table-cell/>
          <table:table-cell table:formula="of:=IF(AND([.L$1438]&lt;=[.L1026];[.L102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8.221</text:p>
          </table:table-cell>
          <table:table-cell office:value-type="string" calcext:value-type="string">
            <text:p>10.1.173.15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7]&lt;[.G$1437];1;0)" office:value-type="float" office:value="0" calcext:value-type="float">
            <text:p>0</text:p>
          </table:table-cell>
          <table:table-cell/>
          <table:table-cell table:formula="of:=IF(AND([.L$1438]&lt;=[.L1027];[.L102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8.221</text:p>
          </table:table-cell>
          <table:table-cell office:value-type="string" calcext:value-type="string">
            <text:p>10.1.173.15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8]&lt;[.G$1437];1;0)" office:value-type="float" office:value="0" calcext:value-type="float">
            <text:p>0</text:p>
          </table:table-cell>
          <table:table-cell/>
          <table:table-cell table:formula="of:=IF(AND([.L$1438]&lt;=[.L1028];[.L10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8.221</text:p>
          </table:table-cell>
          <table:table-cell office:value-type="string" calcext:value-type="string">
            <text:p>10.1.173.15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29]&lt;[.G$1437];1;0)" office:value-type="float" office:value="0" calcext:value-type="float">
            <text:p>0</text:p>
          </table:table-cell>
          <table:table-cell/>
          <table:table-cell table:formula="of:=IF(AND([.L$1438]&lt;=[.L1029];[.L102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104.2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7" calcext:value-type="percentage">
            <text:p>95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0]&lt;[.G$1437];1;0)" office:value-type="float" office:value="0" calcext:value-type="float">
            <text:p>0</text:p>
          </table:table-cell>
          <table:table-cell/>
          <table:table-cell table:formula="of:=IF(AND([.L$1438]&lt;=[.L1030];[.L10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03.2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1]&lt;[.G$1437];1;0)" office:value-type="float" office:value="0" calcext:value-type="float">
            <text:p>0</text:p>
          </table:table-cell>
          <table:table-cell/>
          <table:table-cell table:formula="of:=IF(AND([.L$1438]&lt;=[.L1031];[.L10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217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6" calcext:value-type="percentage">
            <text:p>95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2]&lt;[.G$1437];1;0)" office:value-type="float" office:value="0" calcext:value-type="float">
            <text:p>0</text:p>
          </table:table-cell>
          <table:table-cell/>
          <table:table-cell table:formula="of:=IF(AND([.L$1438]&lt;=[.L1032];[.L10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0.25</text:p>
          </table:table-cell>
          <table:table-cell office:value-type="string" calcext:value-type="string">
            <text:p>10.4.101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3]&lt;[.G$1437];1;0)" office:value-type="float" office:value="0" calcext:value-type="float">
            <text:p>0</text:p>
          </table:table-cell>
          <table:table-cell/>
          <table:table-cell table:formula="of:=IF(AND([.L$1438]&lt;=[.L1033];[.L103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0.25</text:p>
          </table:table-cell>
          <table:table-cell office:value-type="string" calcext:value-type="string">
            <text:p>10.4.101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4]&lt;[.G$1437];1;0)" office:value-type="float" office:value="0" calcext:value-type="float">
            <text:p>0</text:p>
          </table:table-cell>
          <table:table-cell/>
          <table:table-cell table:formula="of:=IF(AND([.L$1438]&lt;=[.L1034];[.L103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187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209" calcext:value-type="percentage">
            <text:p>82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5]&lt;[.G$1437];1;0)" office:value-type="float" office:value="0" calcext:value-type="float">
            <text:p>0</text:p>
          </table:table-cell>
          <table:table-cell/>
          <table:table-cell table:formula="of:=IF(AND([.L$1438]&lt;=[.L1035];[.L10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187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59" calcext:value-type="percentage">
            <text:p>86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6]&lt;[.G$1437];1;0)" office:value-type="float" office:value="0" calcext:value-type="float">
            <text:p>0</text:p>
          </table:table-cell>
          <table:table-cell/>
          <table:table-cell table:formula="of:=IF(AND([.L$1438]&lt;=[.L1036];[.L10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4.129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44" calcext:value-type="percentage">
            <text:p>89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7]&lt;[.G$1437];1;0)" office:value-type="float" office:value="0" calcext:value-type="float">
            <text:p>0</text:p>
          </table:table-cell>
          <table:table-cell/>
          <table:table-cell table:formula="of:=IF(AND([.L$1438]&lt;=[.L1037];[.L10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194</text:p>
          </table:table-cell>
          <table:table-cell office:value-type="string" calcext:value-type="string">
            <text:p>10.4.129.1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69" calcext:value-type="percentage">
            <text:p>89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8]&lt;[.G$1437];1;0)" office:value-type="float" office:value="0" calcext:value-type="float">
            <text:p>0</text:p>
          </table:table-cell>
          <table:table-cell/>
          <table:table-cell table:formula="of:=IF(AND([.L$1438]&lt;=[.L1038];[.L10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39]&lt;[.G$1437];1;0)" office:value-type="float" office:value="0" calcext:value-type="float">
            <text:p>0</text:p>
          </table:table-cell>
          <table:table-cell/>
          <table:table-cell table:formula="of:=IF(AND([.L$1438]&lt;=[.L1039];[.L103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0]&lt;[.G$1437];1;0)" office:value-type="float" office:value="0" calcext:value-type="float">
            <text:p>0</text:p>
          </table:table-cell>
          <table:table-cell/>
          <table:table-cell table:formula="of:=IF(AND([.L$1438]&lt;=[.L1040];[.L10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142</text:p>
          </table:table-cell>
          <table:table-cell office:value-type="string" calcext:value-type="string">
            <text:p>10.2.235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05" calcext:value-type="percentage">
            <text:p>97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1]&lt;[.G$1437];1;0)" office:value-type="float" office:value="0" calcext:value-type="float">
            <text:p>0</text:p>
          </table:table-cell>
          <table:table-cell/>
          <table:table-cell table:formula="of:=IF(AND([.L$1438]&lt;=[.L1041];[.L10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142</text:p>
          </table:table-cell>
          <table:table-cell office:value-type="string" calcext:value-type="string">
            <text:p>10.2.235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" calcext:value-type="percentage">
            <text:p>97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2]&lt;[.G$1437];1;0)" office:value-type="float" office:value="0" calcext:value-type="float">
            <text:p>0</text:p>
          </table:table-cell>
          <table:table-cell/>
          <table:table-cell table:formula="of:=IF(AND([.L$1438]&lt;=[.L1042];[.L10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2.183</text:p>
          </table:table-cell>
          <table:table-cell office:value-type="string" calcext:value-type="string">
            <text:p>10.2.45.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3]&lt;[.G$1437];1;0)" office:value-type="float" office:value="0" calcext:value-type="float">
            <text:p>0</text:p>
          </table:table-cell>
          <table:table-cell/>
          <table:table-cell table:formula="of:=IF(AND([.L$1438]&lt;=[.L1043];[.L10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2.183</text:p>
          </table:table-cell>
          <table:table-cell office:value-type="string" calcext:value-type="string">
            <text:p>10.2.45.8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4]&lt;[.G$1437];1;0)" office:value-type="float" office:value="0" calcext:value-type="float">
            <text:p>0</text:p>
          </table:table-cell>
          <table:table-cell/>
          <table:table-cell table:formula="of:=IF(AND([.L$1438]&lt;=[.L1044];[.L10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5" calcext:value-type="percentage">
            <text:p>97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5]&lt;[.G$1437];1;0)" office:value-type="float" office:value="0" calcext:value-type="float">
            <text:p>0</text:p>
          </table:table-cell>
          <table:table-cell/>
          <table:table-cell table:formula="of:=IF(AND([.L$1438]&lt;=[.L1045];[.L10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5" calcext:value-type="percentage">
            <text:p>94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6]&lt;[.G$1437];1;0)" office:value-type="float" office:value="0" calcext:value-type="float">
            <text:p>0</text:p>
          </table:table-cell>
          <table:table-cell/>
          <table:table-cell table:formula="of:=IF(AND([.L$1438]&lt;=[.L1046];[.L10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6" calcext:value-type="percentage">
            <text:p>94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7]&lt;[.G$1437];1;0)" office:value-type="float" office:value="0" calcext:value-type="float">
            <text:p>0</text:p>
          </table:table-cell>
          <table:table-cell/>
          <table:table-cell table:formula="of:=IF(AND([.L$1438]&lt;=[.L1047];[.L10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75" calcext:value-type="percentage">
            <text:p>96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8]&lt;[.G$1437];1;0)" office:value-type="float" office:value="0" calcext:value-type="float">
            <text:p>0</text:p>
          </table:table-cell>
          <table:table-cell/>
          <table:table-cell table:formula="of:=IF(AND([.L$1438]&lt;=[.L1048];[.L10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" calcext:value-type="percentage">
            <text:p>92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49]&lt;[.G$1437];1;0)" office:value-type="float" office:value="0" calcext:value-type="float">
            <text:p>0</text:p>
          </table:table-cell>
          <table:table-cell/>
          <table:table-cell table:formula="of:=IF(AND([.L$1438]&lt;=[.L1049];[.L10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5" calcext:value-type="percentage">
            <text:p>95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0]&lt;[.G$1437];1;0)" office:value-type="float" office:value="0" calcext:value-type="float">
            <text:p>0</text:p>
          </table:table-cell>
          <table:table-cell/>
          <table:table-cell table:formula="of:=IF(AND([.L$1438]&lt;=[.L1050];[.L10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1]&lt;[.G$1437];1;0)" office:value-type="float" office:value="0" calcext:value-type="float">
            <text:p>0</text:p>
          </table:table-cell>
          <table:table-cell/>
          <table:table-cell table:formula="of:=IF(AND([.L$1438]&lt;=[.L1051];[.L10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55" calcext:value-type="percentage">
            <text:p>95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2]&lt;[.G$1437];1;0)" office:value-type="float" office:value="0" calcext:value-type="float">
            <text:p>0</text:p>
          </table:table-cell>
          <table:table-cell/>
          <table:table-cell table:formula="of:=IF(AND([.L$1438]&lt;=[.L1052];[.L10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55" calcext:value-type="percentage">
            <text:p>90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3]&lt;[.G$1437];1;0)" office:value-type="float" office:value="0" calcext:value-type="float">
            <text:p>0</text:p>
          </table:table-cell>
          <table:table-cell/>
          <table:table-cell table:formula="of:=IF(AND([.L$1438]&lt;=[.L1053];[.L10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64" calcext:value-type="percentage">
            <text:p>85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4]&lt;[.G$1437];1;0)" office:value-type="float" office:value="0" calcext:value-type="float">
            <text:p>0</text:p>
          </table:table-cell>
          <table:table-cell/>
          <table:table-cell table:formula="of:=IF(AND([.L$1438]&lt;=[.L1054];[.L105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" calcext:value-type="percentage">
            <text:p>90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5]&lt;[.G$1437];1;0)" office:value-type="float" office:value="0" calcext:value-type="float">
            <text:p>0</text:p>
          </table:table-cell>
          <table:table-cell/>
          <table:table-cell table:formula="of:=IF(AND([.L$1438]&lt;=[.L1055];[.L10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3" calcext:value-type="percentage">
            <text:p>95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6]&lt;[.G$1437];1;0)" office:value-type="float" office:value="0" calcext:value-type="float">
            <text:p>0</text:p>
          </table:table-cell>
          <table:table-cell/>
          <table:table-cell table:formula="of:=IF(AND([.L$1438]&lt;=[.L1056];[.L105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74" calcext:value-type="percentage">
            <text:p>85,7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7]&lt;[.G$1437];1;0)" office:value-type="float" office:value="0" calcext:value-type="float">
            <text:p>0</text:p>
          </table:table-cell>
          <table:table-cell/>
          <table:table-cell table:formula="of:=IF(AND([.L$1438]&lt;=[.L1057];[.L10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65" calcext:value-type="percentage">
            <text:p>90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8]&lt;[.G$1437];1;0)" office:value-type="float" office:value="0" calcext:value-type="float">
            <text:p>0</text:p>
          </table:table-cell>
          <table:table-cell/>
          <table:table-cell table:formula="of:=IF(AND([.L$1438]&lt;=[.L1058];[.L10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59]&lt;[.G$1437];1;0)" office:value-type="float" office:value="0" calcext:value-type="float">
            <text:p>0</text:p>
          </table:table-cell>
          <table:table-cell/>
          <table:table-cell table:formula="of:=IF(AND([.L$1438]&lt;=[.L1059];[.L105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5" calcext:value-type="percentage">
            <text:p>94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0]&lt;[.G$1437];1;0)" office:value-type="float" office:value="0" calcext:value-type="float">
            <text:p>0</text:p>
          </table:table-cell>
          <table:table-cell/>
          <table:table-cell table:formula="of:=IF(AND([.L$1438]&lt;=[.L1060];[.L10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35" calcext:value-type="percentage">
            <text:p>95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1]&lt;[.G$1437];1;0)" office:value-type="float" office:value="0" calcext:value-type="float">
            <text:p>0</text:p>
          </table:table-cell>
          <table:table-cell/>
          <table:table-cell table:formula="of:=IF(AND([.L$1438]&lt;=[.L1061];[.L10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" calcext:value-type="percentage">
            <text:p>94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2]&lt;[.G$1437];1;0)" office:value-type="float" office:value="0" calcext:value-type="float">
            <text:p>0</text:p>
          </table:table-cell>
          <table:table-cell/>
          <table:table-cell table:formula="of:=IF(AND([.L$1438]&lt;=[.L1062];[.L10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6.129</text:p>
          </table:table-cell>
          <table:table-cell office:value-type="string" calcext:value-type="string">
            <text:p>10.5.72.6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5" calcext:value-type="percentage">
            <text:p>95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3]&lt;[.G$1437];1;0)" office:value-type="float" office:value="0" calcext:value-type="float">
            <text:p>0</text:p>
          </table:table-cell>
          <table:table-cell/>
          <table:table-cell table:formula="of:=IF(AND([.L$1438]&lt;=[.L1063];[.L10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4]&lt;[.G$1437];1;0)" office:value-type="float" office:value="0" calcext:value-type="float">
            <text:p>0</text:p>
          </table:table-cell>
          <table:table-cell/>
          <table:table-cell table:formula="of:=IF(AND([.L$1438]&lt;=[.L1064];[.L10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5]&lt;[.G$1437];1;0)" office:value-type="float" office:value="0" calcext:value-type="float">
            <text:p>0</text:p>
          </table:table-cell>
          <table:table-cell/>
          <table:table-cell table:formula="of:=IF(AND([.L$1438]&lt;=[.L1065];[.L10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6]&lt;[.G$1437];1;0)" office:value-type="float" office:value="0" calcext:value-type="float">
            <text:p>0</text:p>
          </table:table-cell>
          <table:table-cell/>
          <table:table-cell table:formula="of:=IF(AND([.L$1438]&lt;=[.L1066];[.L106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7]&lt;[.G$1437];1;0)" office:value-type="float" office:value="0" calcext:value-type="float">
            <text:p>0</text:p>
          </table:table-cell>
          <table:table-cell/>
          <table:table-cell table:formula="of:=IF(AND([.L$1438]&lt;=[.L1067];[.L106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8]&lt;[.G$1437];1;0)" office:value-type="float" office:value="0" calcext:value-type="float">
            <text:p>0</text:p>
          </table:table-cell>
          <table:table-cell/>
          <table:table-cell table:formula="of:=IF(AND([.L$1438]&lt;=[.L1068];[.L106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69]&lt;[.G$1437];1;0)" office:value-type="float" office:value="0" calcext:value-type="float">
            <text:p>0</text:p>
          </table:table-cell>
          <table:table-cell/>
          <table:table-cell table:formula="of:=IF(AND([.L$1438]&lt;=[.L1069];[.L106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0]&lt;[.G$1437];1;0)" office:value-type="float" office:value="0" calcext:value-type="float">
            <text:p>0</text:p>
          </table:table-cell>
          <table:table-cell/>
          <table:table-cell table:formula="of:=IF(AND([.L$1438]&lt;=[.L1070];[.L10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1.150</text:p>
          </table:table-cell>
          <table:table-cell office:value-type="string" calcext:value-type="string">
            <text:p>10.0.30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6" calcext:value-type="percentage">
            <text:p>97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1]&lt;[.G$1437];1;0)" office:value-type="float" office:value="0" calcext:value-type="float">
            <text:p>0</text:p>
          </table:table-cell>
          <table:table-cell/>
          <table:table-cell table:formula="of:=IF(AND([.L$1438]&lt;=[.L1071];[.L10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1.150</text:p>
          </table:table-cell>
          <table:table-cell office:value-type="string" calcext:value-type="string">
            <text:p>10.0.30.2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2]&lt;[.G$1437];1;0)" office:value-type="float" office:value="0" calcext:value-type="float">
            <text:p>0</text:p>
          </table:table-cell>
          <table:table-cell/>
          <table:table-cell table:formula="of:=IF(AND([.L$1438]&lt;=[.L1072];[.L10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3]&lt;[.G$1437];1;0)" office:value-type="float" office:value="0" calcext:value-type="float">
            <text:p>0</text:p>
          </table:table-cell>
          <table:table-cell/>
          <table:table-cell table:formula="of:=IF(AND([.L$1438]&lt;=[.L1073];[.L10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4]&lt;[.G$1437];1;0)" office:value-type="float" office:value="0" calcext:value-type="float">
            <text:p>0</text:p>
          </table:table-cell>
          <table:table-cell/>
          <table:table-cell table:formula="of:=IF(AND([.L$1438]&lt;=[.L1074];[.L10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8</text:p>
          </table:table-cell>
          <table:table-cell office:value-type="string" calcext:value-type="string">
            <text:p>10.1.202.25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5]&lt;[.G$1437];1;0)" office:value-type="float" office:value="0" calcext:value-type="float">
            <text:p>0</text:p>
          </table:table-cell>
          <table:table-cell/>
          <table:table-cell table:formula="of:=IF(AND([.L$1438]&lt;=[.L1075];[.L107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6]&lt;[.G$1437];1;0)" office:value-type="float" office:value="0" calcext:value-type="float">
            <text:p>0</text:p>
          </table:table-cell>
          <table:table-cell/>
          <table:table-cell table:formula="of:=IF(AND([.L$1438]&lt;=[.L1076];[.L107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7]&lt;[.G$1437];1;0)" office:value-type="float" office:value="0" calcext:value-type="float">
            <text:p>0</text:p>
          </table:table-cell>
          <table:table-cell/>
          <table:table-cell table:formula="of:=IF(AND([.L$1438]&lt;=[.L1077];[.L107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8]&lt;[.G$1437];1;0)" office:value-type="float" office:value="0" calcext:value-type="float">
            <text:p>0</text:p>
          </table:table-cell>
          <table:table-cell/>
          <table:table-cell table:formula="of:=IF(AND([.L$1438]&lt;=[.L1078];[.L107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79]&lt;[.G$1437];1;0)" office:value-type="float" office:value="0" calcext:value-type="float">
            <text:p>0</text:p>
          </table:table-cell>
          <table:table-cell/>
          <table:table-cell table:formula="of:=IF(AND([.L$1438]&lt;=[.L1079];[.L10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0]&lt;[.G$1437];1;0)" office:value-type="float" office:value="0" calcext:value-type="float">
            <text:p>0</text:p>
          </table:table-cell>
          <table:table-cell/>
          <table:table-cell table:formula="of:=IF(AND([.L$1438]&lt;=[.L1080];[.L108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1]&lt;[.G$1437];1;0)" office:value-type="float" office:value="0" calcext:value-type="float">
            <text:p>0</text:p>
          </table:table-cell>
          <table:table-cell/>
          <table:table-cell table:formula="of:=IF(AND([.L$1438]&lt;=[.L1081];[.L108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2]&lt;[.G$1437];1;0)" office:value-type="float" office:value="0" calcext:value-type="float">
            <text:p>0</text:p>
          </table:table-cell>
          <table:table-cell/>
          <table:table-cell table:formula="of:=IF(AND([.L$1438]&lt;=[.L1082];[.L10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3]&lt;[.G$1437];1;0)" office:value-type="float" office:value="0" calcext:value-type="float">
            <text:p>0</text:p>
          </table:table-cell>
          <table:table-cell/>
          <table:table-cell table:formula="of:=IF(AND([.L$1438]&lt;=[.L1083];[.L108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4]&lt;[.G$1437];1;0)" office:value-type="float" office:value="0" calcext:value-type="float">
            <text:p>0</text:p>
          </table:table-cell>
          <table:table-cell/>
          <table:table-cell table:formula="of:=IF(AND([.L$1438]&lt;=[.L1084];[.L108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5]&lt;[.G$1437];1;0)" office:value-type="float" office:value="0" calcext:value-type="float">
            <text:p>0</text:p>
          </table:table-cell>
          <table:table-cell/>
          <table:table-cell table:formula="of:=IF(AND([.L$1438]&lt;=[.L1085];[.L108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6]&lt;[.G$1437];1;0)" office:value-type="float" office:value="0" calcext:value-type="float">
            <text:p>0</text:p>
          </table:table-cell>
          <table:table-cell/>
          <table:table-cell table:formula="of:=IF(AND([.L$1438]&lt;=[.L1086];[.L108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7]&lt;[.G$1437];1;0)" office:value-type="float" office:value="0" calcext:value-type="float">
            <text:p>0</text:p>
          </table:table-cell>
          <table:table-cell/>
          <table:table-cell table:formula="of:=IF(AND([.L$1438]&lt;=[.L1087];[.L108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55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8]&lt;[.G$1437];1;0)" office:value-type="float" office:value="0" calcext:value-type="float">
            <text:p>0</text:p>
          </table:table-cell>
          <table:table-cell/>
          <table:table-cell table:formula="of:=IF(AND([.L$1438]&lt;=[.L1088];[.L108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55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89]&lt;[.G$1437];1;0)" office:value-type="float" office:value="0" calcext:value-type="float">
            <text:p>0</text:p>
          </table:table-cell>
          <table:table-cell/>
          <table:table-cell table:formula="of:=IF(AND([.L$1438]&lt;=[.L1089];[.L10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7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0]&lt;[.G$1437];1;0)" office:value-type="float" office:value="0" calcext:value-type="float">
            <text:p>0</text:p>
          </table:table-cell>
          <table:table-cell/>
          <table:table-cell table:formula="of:=IF(AND([.L$1438]&lt;=[.L1090];[.L109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7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1]&lt;[.G$1437];1;0)" office:value-type="float" office:value="0" calcext:value-type="float">
            <text:p>0</text:p>
          </table:table-cell>
          <table:table-cell/>
          <table:table-cell table:formula="of:=IF(AND([.L$1438]&lt;=[.L1091];[.L10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2]&lt;[.G$1437];1;0)" office:value-type="float" office:value="0" calcext:value-type="float">
            <text:p>0</text:p>
          </table:table-cell>
          <table:table-cell/>
          <table:table-cell table:formula="of:=IF(AND([.L$1438]&lt;=[.L1092];[.L109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3]&lt;[.G$1437];1;0)" office:value-type="float" office:value="0" calcext:value-type="float">
            <text:p>0</text:p>
          </table:table-cell>
          <table:table-cell/>
          <table:table-cell table:formula="of:=IF(AND([.L$1438]&lt;=[.L1093];[.L10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4]&lt;[.G$1437];1;0)" office:value-type="float" office:value="0" calcext:value-type="float">
            <text:p>0</text:p>
          </table:table-cell>
          <table:table-cell/>
          <table:table-cell table:formula="of:=IF(AND([.L$1438]&lt;=[.L1094];[.L109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" calcext:value-type="percentage">
            <text:p>93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5]&lt;[.G$1437];1;0)" office:value-type="float" office:value="0" calcext:value-type="float">
            <text:p>0</text:p>
          </table:table-cell>
          <table:table-cell/>
          <table:table-cell table:formula="of:=IF(AND([.L$1438]&lt;=[.L1095];[.L10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5" calcext:value-type="percentage">
            <text:p>92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6]&lt;[.G$1437];1;0)" office:value-type="float" office:value="0" calcext:value-type="float">
            <text:p>0</text:p>
          </table:table-cell>
          <table:table-cell/>
          <table:table-cell table:formula="of:=IF(AND([.L$1438]&lt;=[.L1096];[.L10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35" calcext:value-type="percentage">
            <text:p>92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7]&lt;[.G$1437];1;0)" office:value-type="float" office:value="0" calcext:value-type="float">
            <text:p>0</text:p>
          </table:table-cell>
          <table:table-cell/>
          <table:table-cell table:formula="of:=IF(AND([.L$1438]&lt;=[.L1097];[.L10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" calcext:value-type="percentage">
            <text:p>91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8]&lt;[.G$1437];1;0)" office:value-type="float" office:value="0" calcext:value-type="float">
            <text:p>0</text:p>
          </table:table-cell>
          <table:table-cell/>
          <table:table-cell table:formula="of:=IF(AND([.L$1438]&lt;=[.L1098];[.L10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3" calcext:value-type="percentage">
            <text:p>96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099]&lt;[.G$1437];1;0)" office:value-type="float" office:value="0" calcext:value-type="float">
            <text:p>0</text:p>
          </table:table-cell>
          <table:table-cell/>
          <table:table-cell table:formula="of:=IF(AND([.L$1438]&lt;=[.L1099];[.L10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13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0]&lt;[.G$1437];1;0)" office:value-type="float" office:value="0" calcext:value-type="float">
            <text:p>0</text:p>
          </table:table-cell>
          <table:table-cell/>
          <table:table-cell table:formula="of:=IF(AND([.L$1438]&lt;=[.L1100];[.L110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03</text:p>
          </table:table-cell>
          <table:table-cell office:value-type="string" calcext:value-type="string">
            <text:p>10.0.13.19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1]&lt;[.G$1437];1;0)" office:value-type="float" office:value="0" calcext:value-type="float">
            <text:p>0</text:p>
          </table:table-cell>
          <table:table-cell/>
          <table:table-cell table:formula="of:=IF(AND([.L$1438]&lt;=[.L1101];[.L110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6</text:p>
          </table:table-cell>
          <table:table-cell office:value-type="string" calcext:value-type="string">
            <text:p>10.1.150.8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2]&lt;[.G$1437];1;0)" office:value-type="float" office:value="0" calcext:value-type="float">
            <text:p>0</text:p>
          </table:table-cell>
          <table:table-cell/>
          <table:table-cell table:formula="of:=IF(AND([.L$1438]&lt;=[.L1102];[.L11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3.132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8" calcext:value-type="percentage">
            <text:p>90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3]&lt;[.G$1437];1;0)" office:value-type="float" office:value="0" calcext:value-type="float">
            <text:p>0</text:p>
          </table:table-cell>
          <table:table-cell/>
          <table:table-cell table:formula="of:=IF(AND([.L$1438]&lt;=[.L1103];[.L11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6.136</text:p>
          </table:table-cell>
          <table:table-cell office:value-type="string" calcext:value-type="string">
            <text:p>10.3.132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4]&lt;[.G$1437];1;0)" office:value-type="float" office:value="0" calcext:value-type="float">
            <text:p>0</text:p>
          </table:table-cell>
          <table:table-cell/>
          <table:table-cell table:formula="of:=IF(AND([.L$1438]&lt;=[.L1104];[.L11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5]&lt;[.G$1437];1;0)" office:value-type="float" office:value="0" calcext:value-type="float">
            <text:p>0</text:p>
          </table:table-cell>
          <table:table-cell/>
          <table:table-cell table:formula="of:=IF(AND([.L$1438]&lt;=[.L1105];[.L11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05" calcext:value-type="percentage">
            <text:p>92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6]&lt;[.G$1437];1;0)" office:value-type="float" office:value="0" calcext:value-type="float">
            <text:p>0</text:p>
          </table:table-cell>
          <table:table-cell/>
          <table:table-cell table:formula="of:=IF(AND([.L$1438]&lt;=[.L1106];[.L11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5" calcext:value-type="percentage">
            <text:p>93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7]&lt;[.G$1437];1;0)" office:value-type="float" office:value="0" calcext:value-type="float">
            <text:p>0</text:p>
          </table:table-cell>
          <table:table-cell/>
          <table:table-cell table:formula="of:=IF(AND([.L$1438]&lt;=[.L1107];[.L11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" calcext:value-type="percentage">
            <text:p>92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8]&lt;[.G$1437];1;0)" office:value-type="float" office:value="0" calcext:value-type="float">
            <text:p>0</text:p>
          </table:table-cell>
          <table:table-cell/>
          <table:table-cell table:formula="of:=IF(AND([.L$1438]&lt;=[.L1108];[.L11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09]&lt;[.G$1437];1;0)" office:value-type="float" office:value="0" calcext:value-type="float">
            <text:p>0</text:p>
          </table:table-cell>
          <table:table-cell/>
          <table:table-cell table:formula="of:=IF(AND([.L$1438]&lt;=[.L1109];[.L11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0]&lt;[.G$1437];1;0)" office:value-type="float" office:value="0" calcext:value-type="float">
            <text:p>0</text:p>
          </table:table-cell>
          <table:table-cell/>
          <table:table-cell table:formula="of:=IF(AND([.L$1438]&lt;=[.L1110];[.L111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45" calcext:value-type="percentage">
            <text:p>97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1]&lt;[.G$1437];1;0)" office:value-type="float" office:value="0" calcext:value-type="float">
            <text:p>0</text:p>
          </table:table-cell>
          <table:table-cell/>
          <table:table-cell table:formula="of:=IF(AND([.L$1438]&lt;=[.L1111];[.L11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05" calcext:value-type="percentage">
            <text:p>94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2]&lt;[.G$1437];1;0)" office:value-type="float" office:value="0" calcext:value-type="float">
            <text:p>0</text:p>
          </table:table-cell>
          <table:table-cell/>
          <table:table-cell table:formula="of:=IF(AND([.L$1438]&lt;=[.L1112];[.L11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1.134.9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3]&lt;[.G$1437];1;0)" office:value-type="float" office:value="0" calcext:value-type="float">
            <text:p>0</text:p>
          </table:table-cell>
          <table:table-cell/>
          <table:table-cell table:formula="of:=IF(AND([.L$1438]&lt;=[.L1113];[.L11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.13</text:p>
          </table:table-cell>
          <table:table-cell office:value-type="string" calcext:value-type="string">
            <text:p>10.2.42.20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95" calcext:value-type="percentage">
            <text:p>95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4]&lt;[.G$1437];1;0)" office:value-type="float" office:value="0" calcext:value-type="float">
            <text:p>0</text:p>
          </table:table-cell>
          <table:table-cell/>
          <table:table-cell table:formula="of:=IF(AND([.L$1438]&lt;=[.L1114];[.L11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5]&lt;[.G$1437];1;0)" office:value-type="float" office:value="0" calcext:value-type="float">
            <text:p>0</text:p>
          </table:table-cell>
          <table:table-cell/>
          <table:table-cell table:formula="of:=IF(AND([.L$1438]&lt;=[.L1115];[.L11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5" calcext:value-type="percentage">
            <text:p>92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6]&lt;[.G$1437];1;0)" office:value-type="float" office:value="0" calcext:value-type="float">
            <text:p>0</text:p>
          </table:table-cell>
          <table:table-cell/>
          <table:table-cell table:formula="of:=IF(AND([.L$1438]&lt;=[.L1116];[.L11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14.14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35" calcext:value-type="percentage">
            <text:p>92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7]&lt;[.G$1437];1;0)" office:value-type="float" office:value="0" calcext:value-type="float">
            <text:p>0</text:p>
          </table:table-cell>
          <table:table-cell/>
          <table:table-cell table:formula="of:=IF(AND([.L$1438]&lt;=[.L1117];[.L11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29" calcext:value-type="percentage">
            <text:p>83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8]&lt;[.G$1437];1;0)" office:value-type="float" office:value="0" calcext:value-type="float">
            <text:p>0</text:p>
          </table:table-cell>
          <table:table-cell/>
          <table:table-cell table:formula="of:=IF(AND([.L$1438]&lt;=[.L1118];[.L11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94" calcext:value-type="percentage">
            <text:p>84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19]&lt;[.G$1437];1;0)" office:value-type="float" office:value="0" calcext:value-type="float">
            <text:p>0</text:p>
          </table:table-cell>
          <table:table-cell/>
          <table:table-cell table:formula="of:=IF(AND([.L$1438]&lt;=[.L1119];[.L11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094" calcext:value-type="percentage">
            <text:p>80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0]&lt;[.G$1437];1;0)" office:value-type="float" office:value="0" calcext:value-type="float">
            <text:p>0</text:p>
          </table:table-cell>
          <table:table-cell/>
          <table:table-cell table:formula="of:=IF(AND([.L$1438]&lt;=[.L1120];[.L11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42</text:p>
          </table:table-cell>
          <table:table-cell office:value-type="string" calcext:value-type="string">
            <text:p>10.1.70.13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94" calcext:value-type="percentage">
            <text:p>88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1]&lt;[.G$1437];1;0)" office:value-type="float" office:value="0" calcext:value-type="float">
            <text:p>0</text:p>
          </table:table-cell>
          <table:table-cell/>
          <table:table-cell table:formula="of:=IF(AND([.L$1438]&lt;=[.L1121];[.L11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00</text:p>
          </table:table-cell>
          <table:table-cell office:value-type="string" calcext:value-type="string">
            <text:p>10.2.212.18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" calcext:value-type="percentage">
            <text:p>92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2]&lt;[.G$1437];1;0)" office:value-type="float" office:value="0" calcext:value-type="float">
            <text:p>0</text:p>
          </table:table-cell>
          <table:table-cell/>
          <table:table-cell table:formula="of:=IF(AND([.L$1438]&lt;=[.L1122];[.L11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00</text:p>
          </table:table-cell>
          <table:table-cell office:value-type="string" calcext:value-type="string">
            <text:p>10.2.212.18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85" calcext:value-type="percentage">
            <text:p>96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3]&lt;[.G$1437];1;0)" office:value-type="float" office:value="0" calcext:value-type="float">
            <text:p>0</text:p>
          </table:table-cell>
          <table:table-cell/>
          <table:table-cell table:formula="of:=IF(AND([.L$1438]&lt;=[.L1123];[.L11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22.6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95" calcext:value-type="percentage">
            <text:p>97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4]&lt;[.G$1437];1;0)" office:value-type="float" office:value="0" calcext:value-type="float">
            <text:p>0</text:p>
          </table:table-cell>
          <table:table-cell/>
          <table:table-cell table:formula="of:=IF(AND([.L$1438]&lt;=[.L1124];[.L11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59" calcext:value-type="percentage">
            <text:p>84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5]&lt;[.G$1437];1;0)" office:value-type="float" office:value="0" calcext:value-type="float">
            <text:p>0</text:p>
          </table:table-cell>
          <table:table-cell/>
          <table:table-cell table:formula="of:=IF(AND([.L$1438]&lt;=[.L1125];[.L11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084" calcext:value-type="percentage">
            <text:p>80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6]&lt;[.G$1437];1;0)" office:value-type="float" office:value="0" calcext:value-type="float">
            <text:p>0</text:p>
          </table:table-cell>
          <table:table-cell/>
          <table:table-cell table:formula="of:=IF(AND([.L$1438]&lt;=[.L1126];[.L11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0.197.10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34" calcext:value-type="percentage">
            <text:p>83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7]&lt;[.G$1437];1;0)" office:value-type="float" office:value="0" calcext:value-type="float">
            <text:p>0</text:p>
          </table:table-cell>
          <table:table-cell/>
          <table:table-cell table:formula="of:=IF(AND([.L$1438]&lt;=[.L1127];[.L11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32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" calcext:value-type="percentage">
            <text:p>91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8]&lt;[.G$1437];1;0)" office:value-type="float" office:value="0" calcext:value-type="float">
            <text:p>0</text:p>
          </table:table-cell>
          <table:table-cell/>
          <table:table-cell table:formula="of:=IF(AND([.L$1438]&lt;=[.L1128];[.L11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32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79" calcext:value-type="percentage">
            <text:p>89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29]&lt;[.G$1437];1;0)" office:value-type="float" office:value="0" calcext:value-type="float">
            <text:p>0</text:p>
          </table:table-cell>
          <table:table-cell/>
          <table:table-cell table:formula="of:=IF(AND([.L$1438]&lt;=[.L1129];[.L11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32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" calcext:value-type="percentage">
            <text:p>93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0]&lt;[.G$1437];1;0)" office:value-type="float" office:value="0" calcext:value-type="float">
            <text:p>0</text:p>
          </table:table-cell>
          <table:table-cell/>
          <table:table-cell table:formula="of:=IF(AND([.L$1438]&lt;=[.L1130];[.L11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45" calcext:value-type="percentage">
            <text:p>91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1]&lt;[.G$1437];1;0)" office:value-type="float" office:value="0" calcext:value-type="float">
            <text:p>0</text:p>
          </table:table-cell>
          <table:table-cell/>
          <table:table-cell table:formula="of:=IF(AND([.L$1438]&lt;=[.L1131];[.L11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15" calcext:value-type="percentage">
            <text:p>92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2]&lt;[.G$1437];1;0)" office:value-type="float" office:value="0" calcext:value-type="float">
            <text:p>0</text:p>
          </table:table-cell>
          <table:table-cell/>
          <table:table-cell table:formula="of:=IF(AND([.L$1438]&lt;=[.L1132];[.L11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2" calcext:value-type="percentage">
            <text:p>95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3]&lt;[.G$1437];1;0)" office:value-type="float" office:value="0" calcext:value-type="float">
            <text:p>0</text:p>
          </table:table-cell>
          <table:table-cell/>
          <table:table-cell table:formula="of:=IF(AND([.L$1438]&lt;=[.L1133];[.L11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35" calcext:value-type="percentage">
            <text:p>94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4]&lt;[.G$1437];1;0)" office:value-type="float" office:value="0" calcext:value-type="float">
            <text:p>0</text:p>
          </table:table-cell>
          <table:table-cell/>
          <table:table-cell table:formula="of:=IF(AND([.L$1438]&lt;=[.L1134];[.L11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" calcext:value-type="percentage">
            <text:p>91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5]&lt;[.G$1437];1;0)" office:value-type="float" office:value="0" calcext:value-type="float">
            <text:p>0</text:p>
          </table:table-cell>
          <table:table-cell/>
          <table:table-cell table:formula="of:=IF(AND([.L$1438]&lt;=[.L1135];[.L11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5" calcext:value-type="percentage">
            <text:p>91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6]&lt;[.G$1437];1;0)" office:value-type="float" office:value="0" calcext:value-type="float">
            <text:p>0</text:p>
          </table:table-cell>
          <table:table-cell/>
          <table:table-cell table:formula="of:=IF(AND([.L$1438]&lt;=[.L1136];[.L11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99" calcext:value-type="percentage">
            <text:p>89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7]&lt;[.G$1437];1;0)" office:value-type="float" office:value="0" calcext:value-type="float">
            <text:p>0</text:p>
          </table:table-cell>
          <table:table-cell/>
          <table:table-cell table:formula="of:=IF(AND([.L$1438]&lt;=[.L1137];[.L11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" calcext:value-type="percentage">
            <text:p>91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8]&lt;[.G$1437];1;0)" office:value-type="float" office:value="0" calcext:value-type="float">
            <text:p>0</text:p>
          </table:table-cell>
          <table:table-cell/>
          <table:table-cell table:formula="of:=IF(AND([.L$1438]&lt;=[.L1138];[.L11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95" calcext:value-type="percentage">
            <text:p>93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39]&lt;[.G$1437];1;0)" office:value-type="float" office:value="0" calcext:value-type="float">
            <text:p>0</text:p>
          </table:table-cell>
          <table:table-cell/>
          <table:table-cell table:formula="of:=IF(AND([.L$1438]&lt;=[.L1139];[.L11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45" calcext:value-type="percentage">
            <text:p>94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0]&lt;[.G$1437];1;0)" office:value-type="float" office:value="0" calcext:value-type="float">
            <text:p>0</text:p>
          </table:table-cell>
          <table:table-cell/>
          <table:table-cell table:formula="of:=IF(AND([.L$1438]&lt;=[.L1140];[.L11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" calcext:value-type="percentage">
            <text:p>91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1]&lt;[.G$1437];1;0)" office:value-type="float" office:value="0" calcext:value-type="float">
            <text:p>0</text:p>
          </table:table-cell>
          <table:table-cell/>
          <table:table-cell table:formula="of:=IF(AND([.L$1438]&lt;=[.L1141];[.L114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2]&lt;[.G$1437];1;0)" office:value-type="float" office:value="0" calcext:value-type="float">
            <text:p>0</text:p>
          </table:table-cell>
          <table:table-cell/>
          <table:table-cell table:formula="of:=IF(AND([.L$1438]&lt;=[.L1142];[.L114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48</text:p>
          </table:table-cell>
          <table:table-cell office:value-type="string" calcext:value-type="string">
            <text:p>10.0.51.11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3]&lt;[.G$1437];1;0)" office:value-type="float" office:value="0" calcext:value-type="float">
            <text:p>0</text:p>
          </table:table-cell>
          <table:table-cell/>
          <table:table-cell table:formula="of:=IF(AND([.L$1438]&lt;=[.L1143];[.L11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80</text:p>
          </table:table-cell>
          <table:table-cell office:value-type="string" calcext:value-type="string">
            <text:p>10.3.176.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5" calcext:value-type="percentage">
            <text:p>94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4]&lt;[.G$1437];1;0)" office:value-type="float" office:value="0" calcext:value-type="float">
            <text:p>0</text:p>
          </table:table-cell>
          <table:table-cell/>
          <table:table-cell table:formula="of:=IF(AND([.L$1438]&lt;=[.L1144];[.L11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18</text:p>
          </table:table-cell>
          <table:table-cell office:value-type="string" calcext:value-type="string">
            <text:p>10.0.11.25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5]&lt;[.G$1437];1;0)" office:value-type="float" office:value="0" calcext:value-type="float">
            <text:p>0</text:p>
          </table:table-cell>
          <table:table-cell/>
          <table:table-cell table:formula="of:=IF(AND([.L$1438]&lt;=[.L1145];[.L114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68.9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6]&lt;[.G$1437];1;0)" office:value-type="float" office:value="0" calcext:value-type="float">
            <text:p>0</text:p>
          </table:table-cell>
          <table:table-cell/>
          <table:table-cell table:formula="of:=IF(AND([.L$1438]&lt;=[.L1146];[.L11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7]&lt;[.G$1437];1;0)" office:value-type="float" office:value="0" calcext:value-type="float">
            <text:p>0</text:p>
          </table:table-cell>
          <table:table-cell/>
          <table:table-cell table:formula="of:=IF(AND([.L$1438]&lt;=[.L1147];[.L114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8]&lt;[.G$1437];1;0)" office:value-type="float" office:value="0" calcext:value-type="float">
            <text:p>0</text:p>
          </table:table-cell>
          <table:table-cell/>
          <table:table-cell table:formula="of:=IF(AND([.L$1438]&lt;=[.L1148];[.L114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.21</text:p>
          </table:table-cell>
          <table:table-cell office:value-type="string" calcext:value-type="string">
            <text:p>10.1.32.24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49]&lt;[.G$1437];1;0)" office:value-type="float" office:value="0" calcext:value-type="float">
            <text:p>0</text:p>
          </table:table-cell>
          <table:table-cell/>
          <table:table-cell table:formula="of:=IF(AND([.L$1438]&lt;=[.L1149];[.L114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2.53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5" calcext:value-type="percentage">
            <text:p>92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0]&lt;[.G$1437];1;0)" office:value-type="float" office:value="0" calcext:value-type="float">
            <text:p>0</text:p>
          </table:table-cell>
          <table:table-cell/>
          <table:table-cell table:formula="of:=IF(AND([.L$1438]&lt;=[.L1150];[.L11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2.53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29" calcext:value-type="percentage">
            <text:p>88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1]&lt;[.G$1437];1;0)" office:value-type="float" office:value="0" calcext:value-type="float">
            <text:p>0</text:p>
          </table:table-cell>
          <table:table-cell/>
          <table:table-cell table:formula="of:=IF(AND([.L$1438]&lt;=[.L1151];[.L11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2.53.10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44" calcext:value-type="percentage">
            <text:p>85,4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2]&lt;[.G$1437];1;0)" office:value-type="float" office:value="0" calcext:value-type="float">
            <text:p>0</text:p>
          </table:table-cell>
          <table:table-cell/>
          <table:table-cell table:formula="of:=IF(AND([.L$1438]&lt;=[.L1152];[.L11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3]&lt;[.G$1437];1;0)" office:value-type="float" office:value="0" calcext:value-type="float">
            <text:p>0</text:p>
          </table:table-cell>
          <table:table-cell/>
          <table:table-cell table:formula="of:=IF(AND([.L$1438]&lt;=[.L1153];[.L11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4]&lt;[.G$1437];1;0)" office:value-type="float" office:value="0" calcext:value-type="float">
            <text:p>0</text:p>
          </table:table-cell>
          <table:table-cell/>
          <table:table-cell table:formula="of:=IF(AND([.L$1438]&lt;=[.L1154];[.L115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5" calcext:value-type="percentage">
            <text:p>99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5]&lt;[.G$1437];1;0)" office:value-type="float" office:value="0" calcext:value-type="float">
            <text:p>0</text:p>
          </table:table-cell>
          <table:table-cell/>
          <table:table-cell table:formula="of:=IF(AND([.L$1438]&lt;=[.L1155];[.L11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6]&lt;[.G$1437];1;0)" office:value-type="float" office:value="0" calcext:value-type="float">
            <text:p>0</text:p>
          </table:table-cell>
          <table:table-cell/>
          <table:table-cell table:formula="of:=IF(AND([.L$1438]&lt;=[.L1156];[.L115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7]&lt;[.G$1437];1;0)" office:value-type="float" office:value="0" calcext:value-type="float">
            <text:p>0</text:p>
          </table:table-cell>
          <table:table-cell/>
          <table:table-cell table:formula="of:=IF(AND([.L$1438]&lt;=[.L1157];[.L11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7.25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8]&lt;[.G$1437];1;0)" office:value-type="float" office:value="0" calcext:value-type="float">
            <text:p>0</text:p>
          </table:table-cell>
          <table:table-cell/>
          <table:table-cell table:formula="of:=IF(AND([.L$1438]&lt;=[.L1158];[.L115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59]&lt;[.G$1437];1;0)" office:value-type="float" office:value="0" calcext:value-type="float">
            <text:p>0</text:p>
          </table:table-cell>
          <table:table-cell/>
          <table:table-cell table:formula="of:=IF(AND([.L$1438]&lt;=[.L1159];[.L115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0]&lt;[.G$1437];1;0)" office:value-type="float" office:value="0" calcext:value-type="float">
            <text:p>0</text:p>
          </table:table-cell>
          <table:table-cell/>
          <table:table-cell table:formula="of:=IF(AND([.L$1438]&lt;=[.L1160];[.L116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2.175</text:p>
          </table:table-cell>
          <table:table-cell office:value-type="string" calcext:value-type="string">
            <text:p>10.1.255.12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1]&lt;[.G$1437];1;0)" office:value-type="float" office:value="0" calcext:value-type="float">
            <text:p>0</text:p>
          </table:table-cell>
          <table:table-cell/>
          <table:table-cell table:formula="of:=IF(AND([.L$1438]&lt;=[.L1161];[.L11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13.1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2]&lt;[.G$1437];1;0)" office:value-type="float" office:value="0" calcext:value-type="float">
            <text:p>0</text:p>
          </table:table-cell>
          <table:table-cell/>
          <table:table-cell table:formula="of:=IF(AND([.L$1438]&lt;=[.L1162];[.L11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3]&lt;[.G$1437];1;0)" office:value-type="float" office:value="0" calcext:value-type="float">
            <text:p>0</text:p>
          </table:table-cell>
          <table:table-cell/>
          <table:table-cell table:formula="of:=IF(AND([.L$1438]&lt;=[.L1163];[.L11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4]&lt;[.G$1437];1;0)" office:value-type="float" office:value="0" calcext:value-type="float">
            <text:p>0</text:p>
          </table:table-cell>
          <table:table-cell/>
          <table:table-cell table:formula="of:=IF(AND([.L$1438]&lt;=[.L1164];[.L11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5]&lt;[.G$1437];1;0)" office:value-type="float" office:value="0" calcext:value-type="float">
            <text:p>0</text:p>
          </table:table-cell>
          <table:table-cell/>
          <table:table-cell table:formula="of:=IF(AND([.L$1438]&lt;=[.L1165];[.L11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81.6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934" calcext:value-type="percentage">
            <text:p>79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6]&lt;[.G$1437];1;0)" office:value-type="float" office:value="0" calcext:value-type="float">
            <text:p>0</text:p>
          </table:table-cell>
          <table:table-cell/>
          <table:table-cell table:formula="of:=IF(AND([.L$1438]&lt;=[.L1166];[.L11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1.181.6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634" calcext:value-type="percentage">
            <text:p>76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7]&lt;[.G$1437];1;0)" office:value-type="float" office:value="0" calcext:value-type="float">
            <text:p>0</text:p>
          </table:table-cell>
          <table:table-cell/>
          <table:table-cell table:formula="of:=IF(AND([.L$1438]&lt;=[.L1167];[.L11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8]&lt;[.G$1437];1;0)" office:value-type="float" office:value="0" calcext:value-type="float">
            <text:p>0</text:p>
          </table:table-cell>
          <table:table-cell/>
          <table:table-cell table:formula="of:=IF(AND([.L$1438]&lt;=[.L1168];[.L11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69]&lt;[.G$1437];1;0)" office:value-type="float" office:value="0" calcext:value-type="float">
            <text:p>0</text:p>
          </table:table-cell>
          <table:table-cell/>
          <table:table-cell table:formula="of:=IF(AND([.L$1438]&lt;=[.L1169];[.L11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0]&lt;[.G$1437];1;0)" office:value-type="float" office:value="0" calcext:value-type="float">
            <text:p>0</text:p>
          </table:table-cell>
          <table:table-cell/>
          <table:table-cell table:formula="of:=IF(AND([.L$1438]&lt;=[.L1170];[.L11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1]&lt;[.G$1437];1;0)" office:value-type="float" office:value="0" calcext:value-type="float">
            <text:p>0</text:p>
          </table:table-cell>
          <table:table-cell/>
          <table:table-cell table:formula="of:=IF(AND([.L$1438]&lt;=[.L1171];[.L11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76</text:p>
          </table:table-cell>
          <table:table-cell office:value-type="string" calcext:value-type="string">
            <text:p>10.1.181.13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2]&lt;[.G$1437];1;0)" office:value-type="float" office:value="0" calcext:value-type="float">
            <text:p>0</text:p>
          </table:table-cell>
          <table:table-cell/>
          <table:table-cell table:formula="of:=IF(AND([.L$1438]&lt;=[.L1172];[.L11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76</text:p>
          </table:table-cell>
          <table:table-cell office:value-type="string" calcext:value-type="string">
            <text:p>10.1.181.13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3]&lt;[.G$1437];1;0)" office:value-type="float" office:value="0" calcext:value-type="float">
            <text:p>0</text:p>
          </table:table-cell>
          <table:table-cell/>
          <table:table-cell table:formula="of:=IF(AND([.L$1438]&lt;=[.L1173];[.L11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04</text:p>
          </table:table-cell>
          <table:table-cell office:value-type="string" calcext:value-type="string">
            <text:p>10.1.165.14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4]&lt;[.G$1437];1;0)" office:value-type="float" office:value="0" calcext:value-type="float">
            <text:p>0</text:p>
          </table:table-cell>
          <table:table-cell/>
          <table:table-cell table:formula="of:=IF(AND([.L$1438]&lt;=[.L1174];[.L117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4.104</text:p>
          </table:table-cell>
          <table:table-cell office:value-type="string" calcext:value-type="string">
            <text:p>10.1.165.14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5]&lt;[.G$1437];1;0)" office:value-type="float" office:value="0" calcext:value-type="float">
            <text:p>0</text:p>
          </table:table-cell>
          <table:table-cell/>
          <table:table-cell table:formula="of:=IF(AND([.L$1438]&lt;=[.L1175];[.L11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168.19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6]&lt;[.G$1437];1;0)" office:value-type="float" office:value="0" calcext:value-type="float">
            <text:p>0</text:p>
          </table:table-cell>
          <table:table-cell/>
          <table:table-cell table:formula="of:=IF(AND([.L$1438]&lt;=[.L1176];[.L11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1177]&lt;[.G$1437];1;0)" office:value-type="float" office:value="0" calcext:value-type="float">
            <text:p>0</text:p>
          </table:table-cell>
          <table:table-cell/>
          <table:table-cell table:formula="of:=IF(AND([.L$1438]&lt;=[.L1177];[.L117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8]&lt;[.G$1437];1;0)" office:value-type="float" office:value="0" calcext:value-type="float">
            <text:p>0</text:p>
          </table:table-cell>
          <table:table-cell/>
          <table:table-cell table:formula="of:=IF(AND([.L$1438]&lt;=[.L1178];[.L11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79]&lt;[.G$1437];1;0)" office:value-type="float" office:value="0" calcext:value-type="float">
            <text:p>0</text:p>
          </table:table-cell>
          <table:table-cell/>
          <table:table-cell table:formula="of:=IF(AND([.L$1438]&lt;=[.L1179];[.L11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81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19" calcext:value-type="percentage">
            <text:p>89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0]&lt;[.G$1437];1;0)" office:value-type="float" office:value="0" calcext:value-type="float">
            <text:p>0</text:p>
          </table:table-cell>
          <table:table-cell/>
          <table:table-cell table:formula="of:=IF(AND([.L$1438]&lt;=[.L1180];[.L11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81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64" calcext:value-type="percentage">
            <text:p>88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1]&lt;[.G$1437];1;0)" office:value-type="float" office:value="0" calcext:value-type="float">
            <text:p>0</text:p>
          </table:table-cell>
          <table:table-cell/>
          <table:table-cell table:formula="of:=IF(AND([.L$1438]&lt;=[.L1181];[.L11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81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59" calcext:value-type="percentage">
            <text:p>88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2]&lt;[.G$1437];1;0)" office:value-type="float" office:value="0" calcext:value-type="float">
            <text:p>0</text:p>
          </table:table-cell>
          <table:table-cell/>
          <table:table-cell table:formula="of:=IF(AND([.L$1438]&lt;=[.L1182];[.L11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81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29" calcext:value-type="percentage">
            <text:p>89,2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3]&lt;[.G$1437];1;0)" office:value-type="float" office:value="0" calcext:value-type="float">
            <text:p>0</text:p>
          </table:table-cell>
          <table:table-cell/>
          <table:table-cell table:formula="of:=IF(AND([.L$1438]&lt;=[.L1183];[.L11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05" calcext:value-type="percentage">
            <text:p>91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4]&lt;[.G$1437];1;0)" office:value-type="float" office:value="0" calcext:value-type="float">
            <text:p>0</text:p>
          </table:table-cell>
          <table:table-cell/>
          <table:table-cell table:formula="of:=IF(AND([.L$1438]&lt;=[.L1184];[.L11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94" calcext:value-type="percentage">
            <text:p>84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5]&lt;[.G$1437];1;0)" office:value-type="float" office:value="0" calcext:value-type="float">
            <text:p>0</text:p>
          </table:table-cell>
          <table:table-cell/>
          <table:table-cell table:formula="of:=IF(AND([.L$1438]&lt;=[.L1185];[.L11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5" calcext:value-type="percentage">
            <text:p>90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6]&lt;[.G$1437];1;0)" office:value-type="float" office:value="0" calcext:value-type="float">
            <text:p>0</text:p>
          </table:table-cell>
          <table:table-cell/>
          <table:table-cell table:formula="of:=IF(AND([.L$1438]&lt;=[.L1186];[.L11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79" calcext:value-type="percentage">
            <text:p>85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7]&lt;[.G$1437];1;0)" office:value-type="float" office:value="0" calcext:value-type="float">
            <text:p>0</text:p>
          </table:table-cell>
          <table:table-cell/>
          <table:table-cell table:formula="of:=IF(AND([.L$1438]&lt;=[.L1187];[.L11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34" calcext:value-type="percentage">
            <text:p>89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8]&lt;[.G$1437];1;0)" office:value-type="float" office:value="0" calcext:value-type="float">
            <text:p>0</text:p>
          </table:table-cell>
          <table:table-cell/>
          <table:table-cell table:formula="of:=IF(AND([.L$1438]&lt;=[.L1188];[.L11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05" calcext:value-type="percentage">
            <text:p>90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89]&lt;[.G$1437];1;0)" office:value-type="float" office:value="0" calcext:value-type="float">
            <text:p>0</text:p>
          </table:table-cell>
          <table:table-cell/>
          <table:table-cell table:formula="of:=IF(AND([.L$1438]&lt;=[.L1189];[.L11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94" calcext:value-type="percentage">
            <text:p>87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0]&lt;[.G$1437];1;0)" office:value-type="float" office:value="0" calcext:value-type="float">
            <text:p>0</text:p>
          </table:table-cell>
          <table:table-cell/>
          <table:table-cell table:formula="of:=IF(AND([.L$1438]&lt;=[.L1190];[.L11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0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1]&lt;[.G$1437];1;0)" office:value-type="float" office:value="0" calcext:value-type="float">
            <text:p>0</text:p>
          </table:table-cell>
          <table:table-cell/>
          <table:table-cell table:formula="of:=IF(AND([.L$1438]&lt;=[.L1191];[.L119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0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2]&lt;[.G$1437];1;0)" office:value-type="float" office:value="0" calcext:value-type="float">
            <text:p>0</text:p>
          </table:table-cell>
          <table:table-cell/>
          <table:table-cell table:formula="of:=IF(AND([.L$1438]&lt;=[.L1192];[.L119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0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3]&lt;[.G$1437];1;0)" office:value-type="float" office:value="0" calcext:value-type="float">
            <text:p>0</text:p>
          </table:table-cell>
          <table:table-cell/>
          <table:table-cell table:formula="of:=IF(AND([.L$1438]&lt;=[.L1193];[.L119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4]&lt;[.G$1437];1;0)" office:value-type="float" office:value="0" calcext:value-type="float">
            <text:p>0</text:p>
          </table:table-cell>
          <table:table-cell/>
          <table:table-cell table:formula="of:=IF(AND([.L$1438]&lt;=[.L1194];[.L119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5]&lt;[.G$1437];1;0)" office:value-type="float" office:value="0" calcext:value-type="float">
            <text:p>0</text:p>
          </table:table-cell>
          <table:table-cell/>
          <table:table-cell table:formula="of:=IF(AND([.L$1438]&lt;=[.L1195];[.L11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6]&lt;[.G$1437];1;0)" office:value-type="float" office:value="0" calcext:value-type="float">
            <text:p>0</text:p>
          </table:table-cell>
          <table:table-cell/>
          <table:table-cell table:formula="of:=IF(AND([.L$1438]&lt;=[.L1196];[.L11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2.72.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1197]&lt;[.G$1437];1;0)" office:value-type="float" office:value="0" calcext:value-type="float">
            <text:p>0</text:p>
          </table:table-cell>
          <table:table-cell/>
          <table:table-cell table:formula="of:=IF(AND([.L$1438]&lt;=[.L1197];[.L119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2.72.1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8]&lt;[.G$1437];1;0)" office:value-type="float" office:value="0" calcext:value-type="float">
            <text:p>0</text:p>
          </table:table-cell>
          <table:table-cell/>
          <table:table-cell table:formula="of:=IF(AND([.L$1438]&lt;=[.L1198];[.L11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199]&lt;[.G$1437];1;0)" office:value-type="float" office:value="0" calcext:value-type="float">
            <text:p>0</text:p>
          </table:table-cell>
          <table:table-cell/>
          <table:table-cell table:formula="of:=IF(AND([.L$1438]&lt;=[.L1199];[.L119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0]&lt;[.G$1437];1;0)" office:value-type="float" office:value="0" calcext:value-type="float">
            <text:p>0</text:p>
          </table:table-cell>
          <table:table-cell/>
          <table:table-cell table:formula="of:=IF(AND([.L$1438]&lt;=[.L1200];[.L12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1]&lt;[.G$1437];1;0)" office:value-type="float" office:value="0" calcext:value-type="float">
            <text:p>0</text:p>
          </table:table-cell>
          <table:table-cell/>
          <table:table-cell table:formula="of:=IF(AND([.L$1438]&lt;=[.L1201];[.L120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9" calcext:value-type="percentage">
            <text:p>94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2]&lt;[.G$1437];1;0)" office:value-type="float" office:value="0" calcext:value-type="float">
            <text:p>0</text:p>
          </table:table-cell>
          <table:table-cell/>
          <table:table-cell table:formula="of:=IF(AND([.L$1438]&lt;=[.L1202];[.L12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25" calcext:value-type="percentage">
            <text:p>93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3]&lt;[.G$1437];1;0)" office:value-type="float" office:value="0" calcext:value-type="float">
            <text:p>0</text:p>
          </table:table-cell>
          <table:table-cell/>
          <table:table-cell table:formula="of:=IF(AND([.L$1438]&lt;=[.L1203];[.L12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9" calcext:value-type="percentage">
            <text:p>93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4]&lt;[.G$1437];1;0)" office:value-type="float" office:value="0" calcext:value-type="float">
            <text:p>0</text:p>
          </table:table-cell>
          <table:table-cell/>
          <table:table-cell table:formula="of:=IF(AND([.L$1438]&lt;=[.L1204];[.L12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35" calcext:value-type="percentage">
            <text:p>91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5]&lt;[.G$1437];1;0)" office:value-type="float" office:value="0" calcext:value-type="float">
            <text:p>0</text:p>
          </table:table-cell>
          <table:table-cell/>
          <table:table-cell table:formula="of:=IF(AND([.L$1438]&lt;=[.L1205];[.L12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5" calcext:value-type="percentage">
            <text:p>92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6]&lt;[.G$1437];1;0)" office:value-type="float" office:value="0" calcext:value-type="float">
            <text:p>0</text:p>
          </table:table-cell>
          <table:table-cell/>
          <table:table-cell table:formula="of:=IF(AND([.L$1438]&lt;=[.L1206];[.L12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69" calcext:value-type="percentage">
            <text:p>89,6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7]&lt;[.G$1437];1;0)" office:value-type="float" office:value="0" calcext:value-type="float">
            <text:p>0</text:p>
          </table:table-cell>
          <table:table-cell/>
          <table:table-cell table:formula="of:=IF(AND([.L$1438]&lt;=[.L1207];[.L12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5" calcext:value-type="percentage">
            <text:p>92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8]&lt;[.G$1437];1;0)" office:value-type="float" office:value="0" calcext:value-type="float">
            <text:p>0</text:p>
          </table:table-cell>
          <table:table-cell/>
          <table:table-cell table:formula="of:=IF(AND([.L$1438]&lt;=[.L1208];[.L12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09]&lt;[.G$1437];1;0)" office:value-type="float" office:value="0" calcext:value-type="float">
            <text:p>0</text:p>
          </table:table-cell>
          <table:table-cell/>
          <table:table-cell table:formula="of:=IF(AND([.L$1438]&lt;=[.L1209];[.L12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5" calcext:value-type="percentage">
            <text:p>92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0]&lt;[.G$1437];1;0)" office:value-type="float" office:value="0" calcext:value-type="float">
            <text:p>0</text:p>
          </table:table-cell>
          <table:table-cell/>
          <table:table-cell table:formula="of:=IF(AND([.L$1438]&lt;=[.L1210];[.L12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1]&lt;[.G$1437];1;0)" office:value-type="float" office:value="0" calcext:value-type="float">
            <text:p>0</text:p>
          </table:table-cell>
          <table:table-cell/>
          <table:table-cell table:formula="of:=IF(AND([.L$1438]&lt;=[.L1211];[.L12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1" calcext:value-type="percentage">
            <text:p>93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2]&lt;[.G$1437];1;0)" office:value-type="float" office:value="0" calcext:value-type="float">
            <text:p>0</text:p>
          </table:table-cell>
          <table:table-cell/>
          <table:table-cell table:formula="of:=IF(AND([.L$1438]&lt;=[.L1212];[.L12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4.61.18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4" calcext:value-type="percentage">
            <text:p>94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3]&lt;[.G$1437];1;0)" office:value-type="float" office:value="0" calcext:value-type="float">
            <text:p>0</text:p>
          </table:table-cell>
          <table:table-cell/>
          <table:table-cell table:formula="of:=IF(AND([.L$1438]&lt;=[.L1213];[.L12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24" calcext:value-type="percentage">
            <text:p>86,2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4]&lt;[.G$1437];1;0)" office:value-type="float" office:value="0" calcext:value-type="float">
            <text:p>0</text:p>
          </table:table-cell>
          <table:table-cell/>
          <table:table-cell table:formula="of:=IF(AND([.L$1438]&lt;=[.L1214];[.L12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19" calcext:value-type="percentage">
            <text:p>87,1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5]&lt;[.G$1437];1;0)" office:value-type="float" office:value="0" calcext:value-type="float">
            <text:p>0</text:p>
          </table:table-cell>
          <table:table-cell/>
          <table:table-cell table:formula="of:=IF(AND([.L$1438]&lt;=[.L1215];[.L12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39" calcext:value-type="percentage">
            <text:p>87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6]&lt;[.G$1437];1;0)" office:value-type="float" office:value="0" calcext:value-type="float">
            <text:p>0</text:p>
          </table:table-cell>
          <table:table-cell/>
          <table:table-cell table:formula="of:=IF(AND([.L$1438]&lt;=[.L1216];[.L12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59" calcext:value-type="percentage">
            <text:p>88,5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7]&lt;[.G$1437];1;0)" office:value-type="float" office:value="0" calcext:value-type="float">
            <text:p>0</text:p>
          </table:table-cell>
          <table:table-cell/>
          <table:table-cell table:formula="of:=IF(AND([.L$1438]&lt;=[.L1217];[.L12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89" calcext:value-type="percentage">
            <text:p>86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8]&lt;[.G$1437];1;0)" office:value-type="float" office:value="0" calcext:value-type="float">
            <text:p>0</text:p>
          </table:table-cell>
          <table:table-cell/>
          <table:table-cell table:formula="of:=IF(AND([.L$1438]&lt;=[.L1218];[.L12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05" calcext:value-type="percentage">
            <text:p>91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19]&lt;[.G$1437];1;0)" office:value-type="float" office:value="0" calcext:value-type="float">
            <text:p>0</text:p>
          </table:table-cell>
          <table:table-cell/>
          <table:table-cell table:formula="of:=IF(AND([.L$1438]&lt;=[.L1219];[.L12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34" calcext:value-type="percentage">
            <text:p>88,3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0]&lt;[.G$1437];1;0)" office:value-type="float" office:value="0" calcext:value-type="float">
            <text:p>0</text:p>
          </table:table-cell>
          <table:table-cell/>
          <table:table-cell table:formula="of:=IF(AND([.L$1438]&lt;=[.L1220];[.L12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18.16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554" calcext:value-type="percentage">
            <text:p>85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1]&lt;[.G$1437];1;0)" office:value-type="float" office:value="0" calcext:value-type="float">
            <text:p>0</text:p>
          </table:table-cell>
          <table:table-cell/>
          <table:table-cell table:formula="of:=IF(AND([.L$1438]&lt;=[.L1221];[.L12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2]&lt;[.G$1437];1;0)" office:value-type="float" office:value="0" calcext:value-type="float">
            <text:p>0</text:p>
          </table:table-cell>
          <table:table-cell/>
          <table:table-cell table:formula="of:=IF(AND([.L$1438]&lt;=[.L1222];[.L122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3]&lt;[.G$1437];1;0)" office:value-type="float" office:value="0" calcext:value-type="float">
            <text:p>0</text:p>
          </table:table-cell>
          <table:table-cell/>
          <table:table-cell table:formula="of:=IF(AND([.L$1438]&lt;=[.L1223];[.L122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4]&lt;[.G$1437];1;0)" office:value-type="float" office:value="0" calcext:value-type="float">
            <text:p>0</text:p>
          </table:table-cell>
          <table:table-cell/>
          <table:table-cell table:formula="of:=IF(AND([.L$1438]&lt;=[.L1224];[.L122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5]&lt;[.G$1437];1;0)" office:value-type="float" office:value="0" calcext:value-type="float">
            <text:p>0</text:p>
          </table:table-cell>
          <table:table-cell/>
          <table:table-cell table:formula="of:=IF(AND([.L$1438]&lt;=[.L1225];[.L122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6]&lt;[.G$1437];1;0)" office:value-type="float" office:value="0" calcext:value-type="float">
            <text:p>0</text:p>
          </table:table-cell>
          <table:table-cell/>
          <table:table-cell table:formula="of:=IF(AND([.L$1438]&lt;=[.L1226];[.L122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51</text:p>
          </table:table-cell>
          <table:table-cell office:value-type="string" calcext:value-type="string">
            <text:p>10.0.54.11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7]&lt;[.G$1437];1;0)" office:value-type="float" office:value="0" calcext:value-type="float">
            <text:p>0</text:p>
          </table:table-cell>
          <table:table-cell/>
          <table:table-cell table:formula="of:=IF(AND([.L$1438]&lt;=[.L1227];[.L122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2.250.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35" calcext:value-type="percentage">
            <text:p>96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8]&lt;[.G$1437];1;0)" office:value-type="float" office:value="0" calcext:value-type="float">
            <text:p>0</text:p>
          </table:table-cell>
          <table:table-cell/>
          <table:table-cell table:formula="of:=IF(AND([.L$1438]&lt;=[.L1228];[.L12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29]&lt;[.G$1437];1;0)" office:value-type="float" office:value="0" calcext:value-type="float">
            <text:p>0</text:p>
          </table:table-cell>
          <table:table-cell/>
          <table:table-cell table:formula="of:=IF(AND([.L$1438]&lt;=[.L1229];[.L12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0]&lt;[.G$1437];1;0)" office:value-type="float" office:value="0" calcext:value-type="float">
            <text:p>0</text:p>
          </table:table-cell>
          <table:table-cell/>
          <table:table-cell table:formula="of:=IF(AND([.L$1438]&lt;=[.L1230];[.L12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1]&lt;[.G$1437];1;0)" office:value-type="float" office:value="0" calcext:value-type="float">
            <text:p>0</text:p>
          </table:table-cell>
          <table:table-cell/>
          <table:table-cell table:formula="of:=IF(AND([.L$1438]&lt;=[.L1231];[.L123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2]&lt;[.G$1437];1;0)" office:value-type="float" office:value="0" calcext:value-type="float">
            <text:p>0</text:p>
          </table:table-cell>
          <table:table-cell/>
          <table:table-cell table:formula="of:=IF(AND([.L$1438]&lt;=[.L1232];[.L123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3]&lt;[.G$1437];1;0)" office:value-type="float" office:value="0" calcext:value-type="float">
            <text:p>0</text:p>
          </table:table-cell>
          <table:table-cell/>
          <table:table-cell table:formula="of:=IF(AND([.L$1438]&lt;=[.L1233];[.L123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4]&lt;[.G$1437];1;0)" office:value-type="float" office:value="0" calcext:value-type="float">
            <text:p>0</text:p>
          </table:table-cell>
          <table:table-cell/>
          <table:table-cell table:formula="of:=IF(AND([.L$1438]&lt;=[.L1234];[.L123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210.110</text:p>
          </table:table-cell>
          <table:table-cell office:value-type="string" calcext:value-type="string">
            <text:p>10.2.33.1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5]&lt;[.G$1437];1;0)" office:value-type="float" office:value="0" calcext:value-type="float">
            <text:p>0</text:p>
          </table:table-cell>
          <table:table-cell/>
          <table:table-cell table:formula="of:=IF(AND([.L$1438]&lt;=[.L1235];[.L12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210.110</text:p>
          </table:table-cell>
          <table:table-cell office:value-type="string" calcext:value-type="string">
            <text:p>10.2.33.10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6]&lt;[.G$1437];1;0)" office:value-type="float" office:value="0" calcext:value-type="float">
            <text:p>0</text:p>
          </table:table-cell>
          <table:table-cell/>
          <table:table-cell table:formula="of:=IF(AND([.L$1438]&lt;=[.L1236];[.L123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7614" calcext:value-type="percentage">
            <text:p>76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7]&lt;[.G$1437];1;0)" office:value-type="float" office:value="0" calcext:value-type="float">
            <text:p>0</text:p>
          </table:table-cell>
          <table:table-cell/>
          <table:table-cell table:formula="of:=IF(AND([.L$1438]&lt;=[.L1237];[.L12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139" calcext:value-type="percentage">
            <text:p>81,3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8]&lt;[.G$1437];1;0)" office:value-type="float" office:value="0" calcext:value-type="float">
            <text:p>0</text:p>
          </table:table-cell>
          <table:table-cell/>
          <table:table-cell table:formula="of:=IF(AND([.L$1438]&lt;=[.L1238];[.L123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014" calcext:value-type="percentage">
            <text:p>80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39]&lt;[.G$1437];1;0)" office:value-type="float" office:value="0" calcext:value-type="float">
            <text:p>0</text:p>
          </table:table-cell>
          <table:table-cell/>
          <table:table-cell table:formula="of:=IF(AND([.L$1438]&lt;=[.L1239];[.L123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1.129.7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84" calcext:value-type="percentage">
            <text:p>84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0]&lt;[.G$1437];1;0)" office:value-type="float" office:value="0" calcext:value-type="float">
            <text:p>0</text:p>
          </table:table-cell>
          <table:table-cell/>
          <table:table-cell table:formula="of:=IF(AND([.L$1438]&lt;=[.L1240];[.L124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1]&lt;[.G$1437];1;0)" office:value-type="float" office:value="0" calcext:value-type="float">
            <text:p>0</text:p>
          </table:table-cell>
          <table:table-cell/>
          <table:table-cell table:formula="of:=IF(AND([.L$1438]&lt;=[.L1241];[.L124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2]&lt;[.G$1437];1;0)" office:value-type="float" office:value="0" calcext:value-type="float">
            <text:p>0</text:p>
          </table:table-cell>
          <table:table-cell/>
          <table:table-cell table:formula="of:=IF(AND([.L$1438]&lt;=[.L1242];[.L124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3]&lt;[.G$1437];1;0)" office:value-type="float" office:value="0" calcext:value-type="float">
            <text:p>0</text:p>
          </table:table-cell>
          <table:table-cell/>
          <table:table-cell table:formula="of:=IF(AND([.L$1438]&lt;=[.L1243];[.L124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4]&lt;[.G$1437];1;0)" office:value-type="float" office:value="0" calcext:value-type="float">
            <text:p>0</text:p>
          </table:table-cell>
          <table:table-cell/>
          <table:table-cell table:formula="of:=IF(AND([.L$1438]&lt;=[.L1244];[.L124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09" calcext:value-type="percentage">
            <text:p>86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5]&lt;[.G$1437];1;0)" office:value-type="float" office:value="0" calcext:value-type="float">
            <text:p>0</text:p>
          </table:table-cell>
          <table:table-cell/>
          <table:table-cell table:formula="of:=IF(AND([.L$1438]&lt;=[.L1245];[.L12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64" calcext:value-type="percentage">
            <text:p>88,6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6]&lt;[.G$1437];1;0)" office:value-type="float" office:value="0" calcext:value-type="float">
            <text:p>0</text:p>
          </table:table-cell>
          <table:table-cell/>
          <table:table-cell table:formula="of:=IF(AND([.L$1438]&lt;=[.L1246];[.L12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49" calcext:value-type="percentage">
            <text:p>88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7]&lt;[.G$1437];1;0)" office:value-type="float" office:value="0" calcext:value-type="float">
            <text:p>0</text:p>
          </table:table-cell>
          <table:table-cell/>
          <table:table-cell table:formula="of:=IF(AND([.L$1438]&lt;=[.L1247];[.L12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79" calcext:value-type="percentage">
            <text:p>86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8]&lt;[.G$1437];1;0)" office:value-type="float" office:value="0" calcext:value-type="float">
            <text:p>0</text:p>
          </table:table-cell>
          <table:table-cell/>
          <table:table-cell table:formula="of:=IF(AND([.L$1438]&lt;=[.L1248];[.L12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54.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2" calcext:value-type="percentage">
            <text:p>94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49]&lt;[.G$1437];1;0)" office:value-type="float" office:value="0" calcext:value-type="float">
            <text:p>0</text:p>
          </table:table-cell>
          <table:table-cell/>
          <table:table-cell table:formula="of:=IF(AND([.L$1438]&lt;=[.L1249];[.L12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54.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35" calcext:value-type="percentage">
            <text:p>94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0]&lt;[.G$1437];1;0)" office:value-type="float" office:value="0" calcext:value-type="float">
            <text:p>0</text:p>
          </table:table-cell>
          <table:table-cell/>
          <table:table-cell table:formula="of:=IF(AND([.L$1438]&lt;=[.L1250];[.L12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9.237</text:p>
          </table:table-cell>
          <table:table-cell office:value-type="string" calcext:value-type="string">
            <text:p>10.5.86.19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1]&lt;[.G$1437];1;0)" office:value-type="float" office:value="0" calcext:value-type="float">
            <text:p>0</text:p>
          </table:table-cell>
          <table:table-cell/>
          <table:table-cell table:formula="of:=IF(AND([.L$1438]&lt;=[.L1251];[.L125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9.237</text:p>
          </table:table-cell>
          <table:table-cell office:value-type="string" calcext:value-type="string">
            <text:p>10.5.86.19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2]&lt;[.G$1437];1;0)" office:value-type="float" office:value="0" calcext:value-type="float">
            <text:p>0</text:p>
          </table:table-cell>
          <table:table-cell/>
          <table:table-cell table:formula="of:=IF(AND([.L$1438]&lt;=[.L1252];[.L125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3]&lt;[.G$1437];1;0)" office:value-type="float" office:value="0" calcext:value-type="float">
            <text:p>0</text:p>
          </table:table-cell>
          <table:table-cell/>
          <table:table-cell table:formula="of:=IF(AND([.L$1438]&lt;=[.L1253];[.L125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4]&lt;[.G$1437];1;0)" office:value-type="float" office:value="0" calcext:value-type="float">
            <text:p>0</text:p>
          </table:table-cell>
          <table:table-cell/>
          <table:table-cell table:formula="of:=IF(AND([.L$1438]&lt;=[.L1254];[.L125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18</text:p>
          </table:table-cell>
          <table:table-cell office:value-type="string" calcext:value-type="string">
            <text:p>10.0.3.1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" calcext:value-type="percentage">
            <text:p>98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5]&lt;[.G$1437];1;0)" office:value-type="float" office:value="0" calcext:value-type="float">
            <text:p>0</text:p>
          </table:table-cell>
          <table:table-cell/>
          <table:table-cell table:formula="of:=IF(AND([.L$1438]&lt;=[.L1255];[.L12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0.147.25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6]&lt;[.G$1437];1;0)" office:value-type="float" office:value="0" calcext:value-type="float">
            <text:p>0</text:p>
          </table:table-cell>
          <table:table-cell/>
          <table:table-cell table:formula="of:=IF(AND([.L$1438]&lt;=[.L1256];[.L125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0.28.15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7]&lt;[.G$1437];1;0)" office:value-type="float" office:value="0" calcext:value-type="float">
            <text:p>0</text:p>
          </table:table-cell>
          <table:table-cell/>
          <table:table-cell table:formula="of:=IF(AND([.L$1438]&lt;=[.L1257];[.L125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05" calcext:value-type="percentage">
            <text:p>97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8]&lt;[.G$1437];1;0)" office:value-type="float" office:value="0" calcext:value-type="float">
            <text:p>0</text:p>
          </table:table-cell>
          <table:table-cell/>
          <table:table-cell table:formula="of:=IF(AND([.L$1438]&lt;=[.L1258];[.L12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75" calcext:value-type="percentage">
            <text:p>96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59]&lt;[.G$1437];1;0)" office:value-type="float" office:value="0" calcext:value-type="float">
            <text:p>0</text:p>
          </table:table-cell>
          <table:table-cell/>
          <table:table-cell table:formula="of:=IF(AND([.L$1438]&lt;=[.L1259];[.L125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7" calcext:value-type="percentage">
            <text:p>95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0]&lt;[.G$1437];1;0)" office:value-type="float" office:value="0" calcext:value-type="float">
            <text:p>0</text:p>
          </table:table-cell>
          <table:table-cell/>
          <table:table-cell table:formula="of:=IF(AND([.L$1438]&lt;=[.L1260];[.L126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8" calcext:value-type="percentage">
            <text:p>97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1]&lt;[.G$1437];1;0)" office:value-type="float" office:value="0" calcext:value-type="float">
            <text:p>0</text:p>
          </table:table-cell>
          <table:table-cell/>
          <table:table-cell table:formula="of:=IF(AND([.L$1438]&lt;=[.L1261];[.L12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2]&lt;[.G$1437];1;0)" office:value-type="float" office:value="0" calcext:value-type="float">
            <text:p>0</text:p>
          </table:table-cell>
          <table:table-cell/>
          <table:table-cell table:formula="of:=IF(AND([.L$1438]&lt;=[.L1262];[.L12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3]&lt;[.G$1437];1;0)" office:value-type="float" office:value="0" calcext:value-type="float">
            <text:p>0</text:p>
          </table:table-cell>
          <table:table-cell/>
          <table:table-cell table:formula="of:=IF(AND([.L$1438]&lt;=[.L1263];[.L126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4]&lt;[.G$1437];1;0)" office:value-type="float" office:value="0" calcext:value-type="float">
            <text:p>0</text:p>
          </table:table-cell>
          <table:table-cell/>
          <table:table-cell table:formula="of:=IF(AND([.L$1438]&lt;=[.L1264];[.L12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5]&lt;[.G$1437];1;0)" office:value-type="float" office:value="0" calcext:value-type="float">
            <text:p>0</text:p>
          </table:table-cell>
          <table:table-cell/>
          <table:table-cell table:formula="of:=IF(AND([.L$1438]&lt;=[.L1265];[.L12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6]&lt;[.G$1437];1;0)" office:value-type="float" office:value="0" calcext:value-type="float">
            <text:p>0</text:p>
          </table:table-cell>
          <table:table-cell/>
          <table:table-cell table:formula="of:=IF(AND([.L$1438]&lt;=[.L1266];[.L12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7]&lt;[.G$1437];1;0)" office:value-type="float" office:value="0" calcext:value-type="float">
            <text:p>0</text:p>
          </table:table-cell>
          <table:table-cell/>
          <table:table-cell table:formula="of:=IF(AND([.L$1438]&lt;=[.L1267];[.L12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8]&lt;[.G$1437];1;0)" office:value-type="float" office:value="0" calcext:value-type="float">
            <text:p>0</text:p>
          </table:table-cell>
          <table:table-cell/>
          <table:table-cell table:formula="of:=IF(AND([.L$1438]&lt;=[.L1268];[.L12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69]&lt;[.G$1437];1;0)" office:value-type="float" office:value="0" calcext:value-type="float">
            <text:p>0</text:p>
          </table:table-cell>
          <table:table-cell/>
          <table:table-cell table:formula="of:=IF(AND([.L$1438]&lt;=[.L1269];[.L12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0]&lt;[.G$1437];1;0)" office:value-type="float" office:value="0" calcext:value-type="float">
            <text:p>0</text:p>
          </table:table-cell>
          <table:table-cell/>
          <table:table-cell table:formula="of:=IF(AND([.L$1438]&lt;=[.L1270];[.L12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1]&lt;[.G$1437];1;0)" office:value-type="float" office:value="0" calcext:value-type="float">
            <text:p>0</text:p>
          </table:table-cell>
          <table:table-cell/>
          <table:table-cell table:formula="of:=IF(AND([.L$1438]&lt;=[.L1271];[.L127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2]&lt;[.G$1437];1;0)" office:value-type="float" office:value="0" calcext:value-type="float">
            <text:p>0</text:p>
          </table:table-cell>
          <table:table-cell/>
          <table:table-cell table:formula="of:=IF(AND([.L$1438]&lt;=[.L1272];[.L12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3]&lt;[.G$1437];1;0)" office:value-type="float" office:value="0" calcext:value-type="float">
            <text:p>0</text:p>
          </table:table-cell>
          <table:table-cell/>
          <table:table-cell table:formula="of:=IF(AND([.L$1438]&lt;=[.L1273];[.L12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4]&lt;[.G$1437];1;0)" office:value-type="float" office:value="0" calcext:value-type="float">
            <text:p>0</text:p>
          </table:table-cell>
          <table:table-cell/>
          <table:table-cell table:formula="of:=IF(AND([.L$1438]&lt;=[.L1274];[.L12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5]&lt;[.G$1437];1;0)" office:value-type="float" office:value="0" calcext:value-type="float">
            <text:p>0</text:p>
          </table:table-cell>
          <table:table-cell/>
          <table:table-cell table:formula="of:=IF(AND([.L$1438]&lt;=[.L1275];[.L12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6]&lt;[.G$1437];1;0)" office:value-type="float" office:value="0" calcext:value-type="float">
            <text:p>0</text:p>
          </table:table-cell>
          <table:table-cell/>
          <table:table-cell table:formula="of:=IF(AND([.L$1438]&lt;=[.L1276];[.L12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7]&lt;[.G$1437];1;0)" office:value-type="float" office:value="0" calcext:value-type="float">
            <text:p>0</text:p>
          </table:table-cell>
          <table:table-cell/>
          <table:table-cell table:formula="of:=IF(AND([.L$1438]&lt;=[.L1277];[.L12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8]&lt;[.G$1437];1;0)" office:value-type="float" office:value="0" calcext:value-type="float">
            <text:p>0</text:p>
          </table:table-cell>
          <table:table-cell/>
          <table:table-cell table:formula="of:=IF(AND([.L$1438]&lt;=[.L1278];[.L12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79]&lt;[.G$1437];1;0)" office:value-type="float" office:value="0" calcext:value-type="float">
            <text:p>0</text:p>
          </table:table-cell>
          <table:table-cell/>
          <table:table-cell table:formula="of:=IF(AND([.L$1438]&lt;=[.L1279];[.L12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0]&lt;[.G$1437];1;0)" office:value-type="float" office:value="0" calcext:value-type="float">
            <text:p>0</text:p>
          </table:table-cell>
          <table:table-cell/>
          <table:table-cell table:formula="of:=IF(AND([.L$1438]&lt;=[.L1280];[.L12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1]&lt;[.G$1437];1;0)" office:value-type="float" office:value="0" calcext:value-type="float">
            <text:p>0</text:p>
          </table:table-cell>
          <table:table-cell/>
          <table:table-cell table:formula="of:=IF(AND([.L$1438]&lt;=[.L1281];[.L12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221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2]&lt;[.G$1437];1;0)" office:value-type="float" office:value="0" calcext:value-type="float">
            <text:p>0</text:p>
          </table:table-cell>
          <table:table-cell/>
          <table:table-cell table:formula="of:=IF(AND([.L$1438]&lt;=[.L1282];[.L12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221</text:p>
          </table:table-cell>
          <table:table-cell office:value-type="string" calcext:value-type="string">
            <text:p>10.1.204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3]&lt;[.G$1437];1;0)" office:value-type="float" office:value="0" calcext:value-type="float">
            <text:p>0</text:p>
          </table:table-cell>
          <table:table-cell/>
          <table:table-cell table:formula="of:=IF(AND([.L$1438]&lt;=[.L1283];[.L12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.60.210</text:p>
          </table:table-cell>
          <table:table-cell office:value-type="string" calcext:value-type="string">
            <text:p>10.4.105.18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9" calcext:value-type="percentage">
            <text:p>91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4]&lt;[.G$1437];1;0)" office:value-type="float" office:value="0" calcext:value-type="float">
            <text:p>0</text:p>
          </table:table-cell>
          <table:table-cell/>
          <table:table-cell table:formula="of:=IF(AND([.L$1438]&lt;=[.L1284];[.L128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0.25</text:p>
          </table:table-cell>
          <table:table-cell office:value-type="string" calcext:value-type="string">
            <text:p>10.4.101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5]&lt;[.G$1437];1;0)" office:value-type="float" office:value="0" calcext:value-type="float">
            <text:p>0</text:p>
          </table:table-cell>
          <table:table-cell/>
          <table:table-cell table:formula="of:=IF(AND([.L$1438]&lt;=[.L1285];[.L12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6]&lt;[.G$1437];1;0)" office:value-type="float" office:value="0" calcext:value-type="float">
            <text:p>0</text:p>
          </table:table-cell>
          <table:table-cell/>
          <table:table-cell table:formula="of:=IF(AND([.L$1438]&lt;=[.L1286];[.L128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7]&lt;[.G$1437];1;0)" office:value-type="float" office:value="0" calcext:value-type="float">
            <text:p>0</text:p>
          </table:table-cell>
          <table:table-cell/>
          <table:table-cell table:formula="of:=IF(AND([.L$1438]&lt;=[.L1287];[.L128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8]&lt;[.G$1437];1;0)" office:value-type="float" office:value="0" calcext:value-type="float">
            <text:p>0</text:p>
          </table:table-cell>
          <table:table-cell/>
          <table:table-cell table:formula="of:=IF(AND([.L$1438]&lt;=[.L1288];[.L128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89]&lt;[.G$1437];1;0)" office:value-type="float" office:value="0" calcext:value-type="float">
            <text:p>0</text:p>
          </table:table-cell>
          <table:table-cell/>
          <table:table-cell table:formula="of:=IF(AND([.L$1438]&lt;=[.L1289];[.L128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3.97.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45" calcext:value-type="percentage">
            <text:p>94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0]&lt;[.G$1437];1;0)" office:value-type="float" office:value="0" calcext:value-type="float">
            <text:p>0</text:p>
          </table:table-cell>
          <table:table-cell/>
          <table:table-cell table:formula="of:=IF(AND([.L$1438]&lt;=[.L1290];[.L12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3.97.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5" calcext:value-type="percentage">
            <text:p>95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1]&lt;[.G$1437];1;0)" office:value-type="float" office:value="0" calcext:value-type="float">
            <text:p>0</text:p>
          </table:table-cell>
          <table:table-cell/>
          <table:table-cell table:formula="of:=IF(AND([.L$1438]&lt;=[.L1291];[.L12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3.97.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2]&lt;[.G$1437];1;0)" office:value-type="float" office:value="0" calcext:value-type="float">
            <text:p>0</text:p>
          </table:table-cell>
          <table:table-cell/>
          <table:table-cell table:formula="of:=IF(AND([.L$1438]&lt;=[.L1292];[.L12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6.92</text:p>
          </table:table-cell>
          <table:table-cell office:value-type="string" calcext:value-type="string">
            <text:p>10.5.52.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3]&lt;[.G$1437];1;0)" office:value-type="float" office:value="0" calcext:value-type="float">
            <text:p>0</text:p>
          </table:table-cell>
          <table:table-cell/>
          <table:table-cell table:formula="of:=IF(AND([.L$1438]&lt;=[.L1293];[.L129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6.92</text:p>
          </table:table-cell>
          <table:table-cell office:value-type="string" calcext:value-type="string">
            <text:p>10.5.52.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4]&lt;[.G$1437];1;0)" office:value-type="float" office:value="0" calcext:value-type="float">
            <text:p>0</text:p>
          </table:table-cell>
          <table:table-cell/>
          <table:table-cell table:formula="of:=IF(AND([.L$1438]&lt;=[.L1294];[.L129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5]&lt;[.G$1437];1;0)" office:value-type="float" office:value="0" calcext:value-type="float">
            <text:p>0</text:p>
          </table:table-cell>
          <table:table-cell/>
          <table:table-cell table:formula="of:=IF(AND([.L$1438]&lt;=[.L1295];[.L12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6]&lt;[.G$1437];1;0)" office:value-type="float" office:value="0" calcext:value-type="float">
            <text:p>0</text:p>
          </table:table-cell>
          <table:table-cell/>
          <table:table-cell table:formula="of:=IF(AND([.L$1438]&lt;=[.L1296];[.L129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7]&lt;[.G$1437];1;0)" office:value-type="float" office:value="0" calcext:value-type="float">
            <text:p>0</text:p>
          </table:table-cell>
          <table:table-cell/>
          <table:table-cell table:formula="of:=IF(AND([.L$1438]&lt;=[.L1297];[.L129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62</text:p>
          </table:table-cell>
          <table:table-cell office:value-type="string" calcext:value-type="string">
            <text:p>10.0.67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8]&lt;[.G$1437];1;0)" office:value-type="float" office:value="0" calcext:value-type="float">
            <text:p>0</text:p>
          </table:table-cell>
          <table:table-cell/>
          <table:table-cell table:formula="of:=IF(AND([.L$1438]&lt;=[.L1298];[.L12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62</text:p>
          </table:table-cell>
          <table:table-cell office:value-type="string" calcext:value-type="string">
            <text:p>10.0.67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299]&lt;[.G$1437];1;0)" office:value-type="float" office:value="0" calcext:value-type="float">
            <text:p>0</text:p>
          </table:table-cell>
          <table:table-cell/>
          <table:table-cell table:formula="of:=IF(AND([.L$1438]&lt;=[.L1299];[.L129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0.47.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0]&lt;[.G$1437];1;0)" office:value-type="float" office:value="0" calcext:value-type="float">
            <text:p>0</text:p>
          </table:table-cell>
          <table:table-cell/>
          <table:table-cell table:formula="of:=IF(AND([.L$1438]&lt;=[.L1300];[.L130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0.47.4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1]&lt;[.G$1437];1;0)" office:value-type="float" office:value="0" calcext:value-type="float">
            <text:p>0</text:p>
          </table:table-cell>
          <table:table-cell/>
          <table:table-cell table:formula="of:=IF(AND([.L$1438]&lt;=[.L1301];[.L13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251</text:p>
          </table:table-cell>
          <table:table-cell office:value-type="string" calcext:value-type="string">
            <text:p>10.0.4.25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2]&lt;[.G$1437];1;0)" office:value-type="float" office:value="0" calcext:value-type="float">
            <text:p>0</text:p>
          </table:table-cell>
          <table:table-cell/>
          <table:table-cell table:formula="of:=IF(AND([.L$1438]&lt;=[.L1302];[.L13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9.115</text:p>
          </table:table-cell>
          <table:table-cell office:value-type="string" calcext:value-type="string">
            <text:p>10.1.139.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3]&lt;[.G$1437];1;0)" office:value-type="float" office:value="0" calcext:value-type="float">
            <text:p>0</text:p>
          </table:table-cell>
          <table:table-cell/>
          <table:table-cell table:formula="of:=IF(AND([.L$1438]&lt;=[.L1303];[.L13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79.115</text:p>
          </table:table-cell>
          <table:table-cell office:value-type="string" calcext:value-type="string">
            <text:p>10.1.139.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4]&lt;[.G$1437];1;0)" office:value-type="float" office:value="0" calcext:value-type="float">
            <text:p>0</text:p>
          </table:table-cell>
          <table:table-cell/>
          <table:table-cell table:formula="of:=IF(AND([.L$1438]&lt;=[.L1304];[.L13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6</text:p>
          </table:table-cell>
          <table:table-cell office:value-type="string" calcext:value-type="string">
            <text:p>10.0.6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5]&lt;[.G$1437];1;0)" office:value-type="float" office:value="0" calcext:value-type="float">
            <text:p>0</text:p>
          </table:table-cell>
          <table:table-cell/>
          <table:table-cell table:formula="of:=IF(AND([.L$1438]&lt;=[.L1305];[.L13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69</text:p>
          </table:table-cell>
          <table:table-cell office:value-type="string" calcext:value-type="string">
            <text:p>10.0.25.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6]&lt;[.G$1437];1;0)" office:value-type="float" office:value="0" calcext:value-type="float">
            <text:p>0</text:p>
          </table:table-cell>
          <table:table-cell/>
          <table:table-cell table:formula="of:=IF(AND([.L$1438]&lt;=[.L1306];[.L13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.32</text:p>
          </table:table-cell>
          <table:table-cell office:value-type="string" calcext:value-type="string">
            <text:p>10.0.14.3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" calcext:value-type="percentage">
            <text:p>98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7]&lt;[.G$1437];1;0)" office:value-type="float" office:value="0" calcext:value-type="float">
            <text:p>0</text:p>
          </table:table-cell>
          <table:table-cell/>
          <table:table-cell table:formula="of:=IF(AND([.L$1438]&lt;=[.L1307];[.L13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2.230.12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5" calcext:value-type="percentage">
            <text:p>0,5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8]&lt;[.G$1437];1;0)" office:value-type="float" office:value="0" calcext:value-type="float">
            <text:p>0</text:p>
          </table:table-cell>
          <table:table-cell/>
          <table:table-cell table:formula="of:=IF(AND([.L$1438]&lt;=[.L1308];[.L13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55</text:p>
          </table:table-cell>
          <table:table-cell office:value-type="string" calcext:value-type="string">
            <text:p>10.2.41.8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489" calcext:value-type="percentage">
            <text:p>84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09]&lt;[.G$1437];1;0)" office:value-type="float" office:value="0" calcext:value-type="float">
            <text:p>0</text:p>
          </table:table-cell>
          <table:table-cell/>
          <table:table-cell table:formula="of:=IF(AND([.L$1438]&lt;=[.L1309];[.L13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0]&lt;[.G$1437];1;0)" office:value-type="float" office:value="0" calcext:value-type="float">
            <text:p>0</text:p>
          </table:table-cell>
          <table:table-cell/>
          <table:table-cell table:formula="of:=IF(AND([.L$1438]&lt;=[.L1310];[.L131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1]&lt;[.G$1437];1;0)" office:value-type="float" office:value="0" calcext:value-type="float">
            <text:p>0</text:p>
          </table:table-cell>
          <table:table-cell/>
          <table:table-cell table:formula="of:=IF(AND([.L$1438]&lt;=[.L1311];[.L13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614" calcext:value-type="percentage">
            <text:p>86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2]&lt;[.G$1437];1;0)" office:value-type="float" office:value="0" calcext:value-type="float">
            <text:p>0</text:p>
          </table:table-cell>
          <table:table-cell/>
          <table:table-cell table:formula="of:=IF(AND([.L$1438]&lt;=[.L1312];[.L13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20.21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099" calcext:value-type="percentage">
            <text:p>80,9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3]&lt;[.G$1437];1;0)" office:value-type="float" office:value="0" calcext:value-type="float">
            <text:p>0</text:p>
          </table:table-cell>
          <table:table-cell/>
          <table:table-cell table:formula="of:=IF(AND([.L$1438]&lt;=[.L1313];[.L13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4]&lt;[.G$1437];1;0)" office:value-type="float" office:value="0" calcext:value-type="float">
            <text:p>0</text:p>
          </table:table-cell>
          <table:table-cell/>
          <table:table-cell table:formula="of:=IF(AND([.L$1438]&lt;=[.L1314];[.L13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4.60.210</text:p>
          </table:table-cell>
          <table:table-cell office:value-type="string" calcext:value-type="string">
            <text:p>10.4.105.18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9" calcext:value-type="percentage">
            <text:p>92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5]&lt;[.G$1437];1;0)" office:value-type="float" office:value="0" calcext:value-type="float">
            <text:p>0</text:p>
          </table:table-cell>
          <table:table-cell/>
          <table:table-cell table:formula="of:=IF(AND([.L$1438]&lt;=[.L1315];[.L13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1.125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85" calcext:value-type="percentage">
            <text:p>91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6]&lt;[.G$1437];1;0)" office:value-type="float" office:value="0" calcext:value-type="float">
            <text:p>0</text:p>
          </table:table-cell>
          <table:table-cell/>
          <table:table-cell table:formula="of:=IF(AND([.L$1438]&lt;=[.L1316];[.L13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1.125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" calcext:value-type="percentage">
            <text:p>90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7]&lt;[.G$1437];1;0)" office:value-type="float" office:value="0" calcext:value-type="float">
            <text:p>0</text:p>
          </table:table-cell>
          <table:table-cell/>
          <table:table-cell table:formula="of:=IF(AND([.L$1438]&lt;=[.L1317];[.L13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1.125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2" calcext:value-type="percentage">
            <text:p>90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8]&lt;[.G$1437];1;0)" office:value-type="float" office:value="0" calcext:value-type="float">
            <text:p>0</text:p>
          </table:table-cell>
          <table:table-cell/>
          <table:table-cell table:formula="of:=IF(AND([.L$1438]&lt;=[.L1318];[.L13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1.125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5" calcext:value-type="percentage">
            <text:p>92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19]&lt;[.G$1437];1;0)" office:value-type="float" office:value="0" calcext:value-type="float">
            <text:p>0</text:p>
          </table:table-cell>
          <table:table-cell/>
          <table:table-cell table:formula="of:=IF(AND([.L$1438]&lt;=[.L1319];[.L13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8.70</text:p>
          </table:table-cell>
          <table:table-cell office:value-type="string" calcext:value-type="string">
            <text:p>10.1.125.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5" calcext:value-type="percentage">
            <text:p>90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0]&lt;[.G$1437];1;0)" office:value-type="float" office:value="0" calcext:value-type="float">
            <text:p>0</text:p>
          </table:table-cell>
          <table:table-cell/>
          <table:table-cell table:formula="of:=IF(AND([.L$1438]&lt;=[.L1320];[.L13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</text:p>
          </table:table-cell>
          <table:table-cell office:value-type="string" calcext:value-type="string">
            <text:p>10.1.43.11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3" calcext:value-type="percentage">
            <text:p>95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1]&lt;[.G$1437];1;0)" office:value-type="float" office:value="0" calcext:value-type="float">
            <text:p>0</text:p>
          </table:table-cell>
          <table:table-cell/>
          <table:table-cell table:formula="of:=IF(AND([.L$1438]&lt;=[.L1321];[.L13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2]&lt;[.G$1437];1;0)" office:value-type="float" office:value="0" calcext:value-type="float">
            <text:p>0</text:p>
          </table:table-cell>
          <table:table-cell/>
          <table:table-cell table:formula="of:=IF(AND([.L$1438]&lt;=[.L1322];[.L132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3]&lt;[.G$1437];1;0)" office:value-type="float" office:value="0" calcext:value-type="float">
            <text:p>0</text:p>
          </table:table-cell>
          <table:table-cell/>
          <table:table-cell table:formula="of:=IF(AND([.L$1438]&lt;=[.L1323];[.L13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4]&lt;[.G$1437];1;0)" office:value-type="float" office:value="0" calcext:value-type="float">
            <text:p>0</text:p>
          </table:table-cell>
          <table:table-cell/>
          <table:table-cell table:formula="of:=IF(AND([.L$1438]&lt;=[.L1324];[.L13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5]&lt;[.G$1437];1;0)" office:value-type="float" office:value="0" calcext:value-type="float">
            <text:p>0</text:p>
          </table:table-cell>
          <table:table-cell/>
          <table:table-cell table:formula="of:=IF(AND([.L$1438]&lt;=[.L1325];[.L132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6]&lt;[.G$1437];1;0)" office:value-type="float" office:value="0" calcext:value-type="float">
            <text:p>0</text:p>
          </table:table-cell>
          <table:table-cell/>
          <table:table-cell table:formula="of:=IF(AND([.L$1438]&lt;=[.L1326];[.L13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7]&lt;[.G$1437];1;0)" office:value-type="float" office:value="0" calcext:value-type="float">
            <text:p>0</text:p>
          </table:table-cell>
          <table:table-cell/>
          <table:table-cell table:formula="of:=IF(AND([.L$1438]&lt;=[.L1327];[.L132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8]&lt;[.G$1437];1;0)" office:value-type="float" office:value="0" calcext:value-type="float">
            <text:p>0</text:p>
          </table:table-cell>
          <table:table-cell/>
          <table:table-cell table:formula="of:=IF(AND([.L$1438]&lt;=[.L1328];[.L13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29]&lt;[.G$1437];1;0)" office:value-type="float" office:value="0" calcext:value-type="float">
            <text:p>0</text:p>
          </table:table-cell>
          <table:table-cell/>
          <table:table-cell table:formula="of:=IF(AND([.L$1438]&lt;=[.L1329];[.L132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0]&lt;[.G$1437];1;0)" office:value-type="float" office:value="0" calcext:value-type="float">
            <text:p>0</text:p>
          </table:table-cell>
          <table:table-cell/>
          <table:table-cell table:formula="of:=IF(AND([.L$1438]&lt;=[.L1330];[.L133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1]&lt;[.G$1437];1;0)" office:value-type="float" office:value="0" calcext:value-type="float">
            <text:p>0</text:p>
          </table:table-cell>
          <table:table-cell/>
          <table:table-cell table:formula="of:=IF(AND([.L$1438]&lt;=[.L1331];[.L133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78.83</text:p>
          </table:table-cell>
          <table:table-cell office:value-type="string" calcext:value-type="string">
            <text:p>10.2.249.83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5" calcext:value-type="percentage">
            <text:p>0,4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2]&lt;[.G$1437];1;0)" office:value-type="float" office:value="0" calcext:value-type="float">
            <text:p>0</text:p>
          </table:table-cell>
          <table:table-cell/>
          <table:table-cell table:formula="of:=IF(AND([.L$1438]&lt;=[.L1332];[.L133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73.9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5" calcext:value-type="percentage">
            <text:p>99,6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5" calcext:value-type="percentage">
            <text:p>0,3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3]&lt;[.G$1437];1;0)" office:value-type="float" office:value="0" calcext:value-type="float">
            <text:p>0</text:p>
          </table:table-cell>
          <table:table-cell/>
          <table:table-cell table:formula="of:=IF(AND([.L$1438]&lt;=[.L1333];[.L133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215</text:p>
          </table:table-cell>
          <table:table-cell office:value-type="string" calcext:value-type="string">
            <text:p>10.0.6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6743" calcext:value-type="percentage">
            <text:p>67,43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4]&lt;[.G$1437];1;0)" office:value-type="float" office:value="0" calcext:value-type="float">
            <text:p>0</text:p>
          </table:table-cell>
          <table:table-cell/>
          <table:table-cell table:formula="of:=IF(AND([.L$1438]&lt;=[.L1334];[.L133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215</text:p>
          </table:table-cell>
          <table:table-cell office:value-type="string" calcext:value-type="string">
            <text:p>10.0.6.12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6693" calcext:value-type="percentage">
            <text:p>66,93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5]&lt;[.G$1437];1;0)" office:value-type="float" office:value="0" calcext:value-type="float">
            <text:p>0</text:p>
          </table:table-cell>
          <table:table-cell/>
          <table:table-cell table:formula="of:=IF(AND([.L$1438]&lt;=[.L1335];[.L133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71.2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6]&lt;[.G$1437];1;0)" office:value-type="float" office:value="0" calcext:value-type="float">
            <text:p>0</text:p>
          </table:table-cell>
          <table:table-cell/>
          <table:table-cell table:formula="of:=IF(AND([.L$1438]&lt;=[.L1336];[.L1336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7]&lt;[.G$1437];1;0)" office:value-type="float" office:value="0" calcext:value-type="float">
            <text:p>0</text:p>
          </table:table-cell>
          <table:table-cell/>
          <table:table-cell table:formula="of:=IF(AND([.L$1438]&lt;=[.L1337];[.L133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8]&lt;[.G$1437];1;0)" office:value-type="float" office:value="0" calcext:value-type="float">
            <text:p>0</text:p>
          </table:table-cell>
          <table:table-cell/>
          <table:table-cell table:formula="of:=IF(AND([.L$1438]&lt;=[.L1338];[.L1338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39]&lt;[.G$1437];1;0)" office:value-type="float" office:value="0" calcext:value-type="float">
            <text:p>0</text:p>
          </table:table-cell>
          <table:table-cell/>
          <table:table-cell table:formula="of:=IF(AND([.L$1438]&lt;=[.L1339];[.L133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0]&lt;[.G$1437];1;0)" office:value-type="float" office:value="0" calcext:value-type="float">
            <text:p>0</text:p>
          </table:table-cell>
          <table:table-cell/>
          <table:table-cell table:formula="of:=IF(AND([.L$1438]&lt;=[.L1340];[.L134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1]&lt;[.G$1437];1;0)" office:value-type="float" office:value="0" calcext:value-type="float">
            <text:p>0</text:p>
          </table:table-cell>
          <table:table-cell/>
          <table:table-cell table:formula="of:=IF(AND([.L$1438]&lt;=[.L1341];[.L134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55</text:p>
          </table:table-cell>
          <table:table-cell office:value-type="string" calcext:value-type="string">
            <text:p>10.3.74.1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2]&lt;[.G$1437];1;0)" office:value-type="float" office:value="0" calcext:value-type="float">
            <text:p>0</text:p>
          </table:table-cell>
          <table:table-cell/>
          <table:table-cell table:formula="of:=IF(AND([.L$1438]&lt;=[.L1342];[.L1342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5" calcext:value-type="percentage">
            <text:p>91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3]&lt;[.G$1437];1;0)" office:value-type="float" office:value="0" calcext:value-type="float">
            <text:p>0</text:p>
          </table:table-cell>
          <table:table-cell/>
          <table:table-cell table:formula="of:=IF(AND([.L$1438]&lt;=[.L1343];[.L134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45" calcext:value-type="percentage">
            <text:p>90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4]&lt;[.G$1437];1;0)" office:value-type="float" office:value="0" calcext:value-type="float">
            <text:p>0</text:p>
          </table:table-cell>
          <table:table-cell/>
          <table:table-cell table:formula="of:=IF(AND([.L$1438]&lt;=[.L1344];[.L134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25" calcext:value-type="percentage">
            <text:p>91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5]&lt;[.G$1437];1;0)" office:value-type="float" office:value="0" calcext:value-type="float">
            <text:p>0</text:p>
          </table:table-cell>
          <table:table-cell/>
          <table:table-cell table:formula="of:=IF(AND([.L$1438]&lt;=[.L1345];[.L134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5" calcext:value-type="percentage">
            <text:p>93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6]&lt;[.G$1437];1;0)" office:value-type="float" office:value="0" calcext:value-type="float">
            <text:p>0</text:p>
          </table:table-cell>
          <table:table-cell/>
          <table:table-cell table:formula="of:=IF(AND([.L$1438]&lt;=[.L1346];[.L134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95" calcext:value-type="percentage">
            <text:p>91,9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7]&lt;[.G$1437];1;0)" office:value-type="float" office:value="0" calcext:value-type="float">
            <text:p>0</text:p>
          </table:table-cell>
          <table:table-cell/>
          <table:table-cell table:formula="of:=IF(AND([.L$1438]&lt;=[.L1347];[.L134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45" calcext:value-type="percentage">
            <text:p>94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8]&lt;[.G$1437];1;0)" office:value-type="float" office:value="0" calcext:value-type="float">
            <text:p>0</text:p>
          </table:table-cell>
          <table:table-cell/>
          <table:table-cell table:formula="of:=IF(AND([.L$1438]&lt;=[.L1348];[.L134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9" calcext:value-type="percentage">
            <text:p>93,9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49]&lt;[.G$1437];1;0)" office:value-type="float" office:value="0" calcext:value-type="float">
            <text:p>0</text:p>
          </table:table-cell>
          <table:table-cell/>
          <table:table-cell table:formula="of:=IF(AND([.L$1438]&lt;=[.L1349];[.L134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" calcext:value-type="percentage">
            <text:p>93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0]&lt;[.G$1437];1;0)" office:value-type="float" office:value="0" calcext:value-type="float">
            <text:p>0</text:p>
          </table:table-cell>
          <table:table-cell/>
          <table:table-cell table:formula="of:=IF(AND([.L$1438]&lt;=[.L1350];[.L135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5" calcext:value-type="percentage">
            <text:p>93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1]&lt;[.G$1437];1;0)" office:value-type="float" office:value="0" calcext:value-type="float">
            <text:p>0</text:p>
          </table:table-cell>
          <table:table-cell/>
          <table:table-cell table:formula="of:=IF(AND([.L$1438]&lt;=[.L1351];[.L135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" calcext:value-type="percentage">
            <text:p>93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2]&lt;[.G$1437];1;0)" office:value-type="float" office:value="0" calcext:value-type="float">
            <text:p>0</text:p>
          </table:table-cell>
          <table:table-cell/>
          <table:table-cell table:formula="of:=IF(AND([.L$1438]&lt;=[.L1352];[.L135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" calcext:value-type="percentage">
            <text:p>93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3]&lt;[.G$1437];1;0)" office:value-type="float" office:value="0" calcext:value-type="float">
            <text:p>0</text:p>
          </table:table-cell>
          <table:table-cell/>
          <table:table-cell table:formula="of:=IF(AND([.L$1438]&lt;=[.L1353];[.L135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4" calcext:value-type="percentage">
            <text:p>92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4]&lt;[.G$1437];1;0)" office:value-type="float" office:value="0" calcext:value-type="float">
            <text:p>0</text:p>
          </table:table-cell>
          <table:table-cell/>
          <table:table-cell table:formula="of:=IF(AND([.L$1438]&lt;=[.L1354];[.L135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84" calcext:value-type="percentage">
            <text:p>89,8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5]&lt;[.G$1437];1;0)" office:value-type="float" office:value="0" calcext:value-type="float">
            <text:p>0</text:p>
          </table:table-cell>
          <table:table-cell/>
          <table:table-cell table:formula="of:=IF(AND([.L$1438]&lt;=[.L1355];[.L135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05" calcext:value-type="percentage">
            <text:p>93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6]&lt;[.G$1437];1;0)" office:value-type="float" office:value="0" calcext:value-type="float">
            <text:p>0</text:p>
          </table:table-cell>
          <table:table-cell/>
          <table:table-cell table:formula="of:=IF(AND([.L$1438]&lt;=[.L1356];[.L135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5" calcext:value-type="percentage">
            <text:p>93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7]&lt;[.G$1437];1;0)" office:value-type="float" office:value="0" calcext:value-type="float">
            <text:p>0</text:p>
          </table:table-cell>
          <table:table-cell/>
          <table:table-cell table:formula="of:=IF(AND([.L$1438]&lt;=[.L1357];[.L135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2.60.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7" calcext:value-type="percentage">
            <text:p>92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8]&lt;[.G$1437];1;0)" office:value-type="float" office:value="0" calcext:value-type="float">
            <text:p>0</text:p>
          </table:table-cell>
          <table:table-cell/>
          <table:table-cell table:formula="of:=IF(AND([.L$1438]&lt;=[.L1358];[.L135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20</text:p>
          </table:table-cell>
          <table:table-cell office:value-type="string" calcext:value-type="string">
            <text:p>10.0.14.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59]&lt;[.G$1437];1;0)" office:value-type="float" office:value="0" calcext:value-type="float">
            <text:p>0</text:p>
          </table:table-cell>
          <table:table-cell/>
          <table:table-cell table:formula="of:=IF(AND([.L$1438]&lt;=[.L1359];[.L135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office:value-type="string" calcext:value-type="string">
            <text:p>10.0.25.5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1360]&lt;[.G$1437];1;0)" office:value-type="float" office:value="0" calcext:value-type="float">
            <text:p>0</text:p>
          </table:table-cell>
          <table:table-cell/>
          <table:table-cell table:formula="of:=IF(AND([.L$1438]&lt;=[.L1360];[.L1360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239.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49" calcext:value-type="percentage">
            <text:p>83,4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1]&lt;[.G$1437];1;0)" office:value-type="float" office:value="0" calcext:value-type="float">
            <text:p>0</text:p>
          </table:table-cell>
          <table:table-cell/>
          <table:table-cell table:formula="of:=IF(AND([.L$1438]&lt;=[.L1361];[.L136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08</text:p>
          </table:table-cell>
          <table:table-cell office:value-type="string" calcext:value-type="string">
            <text:p>10.0.239.2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79" calcext:value-type="percentage">
            <text:p>83,7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2]&lt;[.G$1437];1;0)" office:value-type="float" office:value="0" calcext:value-type="float">
            <text:p>0</text:p>
          </table:table-cell>
          <table:table-cell/>
          <table:table-cell table:formula="of:=IF(AND([.L$1438]&lt;=[.L1362];[.L136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4.84</text:p>
          </table:table-cell>
          <table:table-cell office:value-type="string" calcext:value-type="string">
            <text:p>10.3.24.1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3]&lt;[.G$1437];1;0)" office:value-type="float" office:value="0" calcext:value-type="float">
            <text:p>0</text:p>
          </table:table-cell>
          <table:table-cell/>
          <table:table-cell table:formula="of:=IF(AND([.L$1438]&lt;=[.L1363];[.L1363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4.84</text:p>
          </table:table-cell>
          <table:table-cell office:value-type="string" calcext:value-type="string">
            <text:p>10.3.24.13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4]&lt;[.G$1437];1;0)" office:value-type="float" office:value="0" calcext:value-type="float">
            <text:p>0</text:p>
          </table:table-cell>
          <table:table-cell/>
          <table:table-cell table:formula="of:=IF(AND([.L$1438]&lt;=[.L1364];[.L136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1</text:p>
          </table:table-cell>
          <table:table-cell office:value-type="string" calcext:value-type="string">
            <text:p>10.0.107.22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8" calcext:value-type="percentage">
            <text:p>97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5]&lt;[.G$1437];1;0)" office:value-type="float" office:value="0" calcext:value-type="float">
            <text:p>0</text:p>
          </table:table-cell>
          <table:table-cell/>
          <table:table-cell table:formula="of:=IF(AND([.L$1438]&lt;=[.L1365];[.L136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1</text:p>
          </table:table-cell>
          <table:table-cell office:value-type="string" calcext:value-type="string">
            <text:p>10.0.107.22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6]&lt;[.G$1437];1;0)" office:value-type="float" office:value="0" calcext:value-type="float">
            <text:p>0</text:p>
          </table:table-cell>
          <table:table-cell/>
          <table:table-cell table:formula="of:=IF(AND([.L$1438]&lt;=[.L1366];[.L136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1</text:p>
          </table:table-cell>
          <table:table-cell office:value-type="string" calcext:value-type="string">
            <text:p>10.0.107.22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7]&lt;[.G$1437];1;0)" office:value-type="float" office:value="0" calcext:value-type="float">
            <text:p>0</text:p>
          </table:table-cell>
          <table:table-cell/>
          <table:table-cell table:formula="of:=IF(AND([.L$1438]&lt;=[.L1367];[.L136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1</text:p>
          </table:table-cell>
          <table:table-cell office:value-type="string" calcext:value-type="string">
            <text:p>10.0.107.22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1" calcext:value-type="percentage">
            <text:p>98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8]&lt;[.G$1437];1;0)" office:value-type="float" office:value="0" calcext:value-type="float">
            <text:p>0</text:p>
          </table:table-cell>
          <table:table-cell/>
          <table:table-cell table:formula="of:=IF(AND([.L$1438]&lt;=[.L1368];[.L136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1</text:p>
          </table:table-cell>
          <table:table-cell office:value-type="string" calcext:value-type="string">
            <text:p>10.0.107.22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69]&lt;[.G$1437];1;0)" office:value-type="float" office:value="0" calcext:value-type="float">
            <text:p>0</text:p>
          </table:table-cell>
          <table:table-cell/>
          <table:table-cell table:formula="of:=IF(AND([.L$1438]&lt;=[.L1369];[.L136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51</text:p>
          </table:table-cell>
          <table:table-cell office:value-type="string" calcext:value-type="string">
            <text:p>10.0.107.22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0]&lt;[.G$1437];1;0)" office:value-type="float" office:value="0" calcext:value-type="float">
            <text:p>0</text:p>
          </table:table-cell>
          <table:table-cell/>
          <table:table-cell table:formula="of:=IF(AND([.L$1438]&lt;=[.L1370];[.L137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4.84</text:p>
          </table:table-cell>
          <table:table-cell office:value-type="string" calcext:value-type="string">
            <text:p>10.1.219.11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1]&lt;[.G$1437];1;0)" office:value-type="float" office:value="0" calcext:value-type="float">
            <text:p>0</text:p>
          </table:table-cell>
          <table:table-cell/>
          <table:table-cell table:formula="of:=IF(AND([.L$1438]&lt;=[.L1371];[.L1371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5.195</text:p>
          </table:table-cell>
          <table:table-cell office:value-type="string" calcext:value-type="string">
            <text:p>10.4.58.12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2]&lt;[.G$1437];1;0)" office:value-type="float" office:value="0" calcext:value-type="float">
            <text:p>0</text:p>
          </table:table-cell>
          <table:table-cell/>
          <table:table-cell table:formula="of:=IF(AND([.L$1438]&lt;=[.L1372];[.L137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65" calcext:value-type="percentage">
            <text:p>98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3]&lt;[.G$1437];1;0)" office:value-type="float" office:value="0" calcext:value-type="float">
            <text:p>0</text:p>
          </table:table-cell>
          <table:table-cell/>
          <table:table-cell table:formula="of:=IF(AND([.L$1438]&lt;=[.L1373];[.L137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formula="of:=IF([.G1374]&lt;[.G$1437];1;0)" office:value-type="float" office:value="0" calcext:value-type="float">
            <text:p>0</text:p>
          </table:table-cell>
          <table:table-cell/>
          <table:table-cell table:formula="of:=IF(AND([.L$1438]&lt;=[.L1374];[.L137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5]&lt;[.G$1437];1;0)" office:value-type="float" office:value="0" calcext:value-type="float">
            <text:p>0</text:p>
          </table:table-cell>
          <table:table-cell/>
          <table:table-cell table:formula="of:=IF(AND([.L$1438]&lt;=[.L1375];[.L137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3" calcext:value-type="percentage">
            <text:p>94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6]&lt;[.G$1437];1;0)" office:value-type="float" office:value="0" calcext:value-type="float">
            <text:p>0</text:p>
          </table:table-cell>
          <table:table-cell/>
          <table:table-cell table:formula="of:=IF(AND([.L$1438]&lt;=[.L1376];[.L137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5" calcext:value-type="percentage">
            <text:p>94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7]&lt;[.G$1437];1;0)" office:value-type="float" office:value="0" calcext:value-type="float">
            <text:p>0</text:p>
          </table:table-cell>
          <table:table-cell/>
          <table:table-cell table:formula="of:=IF(AND([.L$1438]&lt;=[.L1377];[.L137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8" calcext:value-type="percentage">
            <text:p>95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8]&lt;[.G$1437];1;0)" office:value-type="float" office:value="0" calcext:value-type="float">
            <text:p>0</text:p>
          </table:table-cell>
          <table:table-cell/>
          <table:table-cell table:formula="of:=IF(AND([.L$1438]&lt;=[.L1378];[.L137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8" calcext:value-type="percentage">
            <text:p>95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79]&lt;[.G$1437];1;0)" office:value-type="float" office:value="0" calcext:value-type="float">
            <text:p>0</text:p>
          </table:table-cell>
          <table:table-cell/>
          <table:table-cell table:formula="of:=IF(AND([.L$1438]&lt;=[.L1379];[.L137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" calcext:value-type="percentage">
            <text:p>94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0]&lt;[.G$1437];1;0)" office:value-type="float" office:value="0" calcext:value-type="float">
            <text:p>0</text:p>
          </table:table-cell>
          <table:table-cell/>
          <table:table-cell table:formula="of:=IF(AND([.L$1438]&lt;=[.L1380];[.L138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75" calcext:value-type="percentage">
            <text:p>95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1]&lt;[.G$1437];1;0)" office:value-type="float" office:value="0" calcext:value-type="float">
            <text:p>0</text:p>
          </table:table-cell>
          <table:table-cell/>
          <table:table-cell table:formula="of:=IF(AND([.L$1438]&lt;=[.L1381];[.L138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31</text:p>
          </table:table-cell>
          <table:table-cell office:value-type="string" calcext:value-type="string">
            <text:p>10.0.77.225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75" calcext:value-type="percentage">
            <text:p>95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2]&lt;[.G$1437];1;0)" office:value-type="float" office:value="0" calcext:value-type="float">
            <text:p>0</text:p>
          </table:table-cell>
          <table:table-cell/>
          <table:table-cell table:formula="of:=IF(AND([.L$1438]&lt;=[.L1382];[.L138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8</text:p>
          </table:table-cell>
          <table:table-cell office:value-type="string" calcext:value-type="string">
            <text:p>10.1.57.1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" calcext:value-type="percentage">
            <text:p>98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3]&lt;[.G$1437];1;0)" office:value-type="float" office:value="0" calcext:value-type="float">
            <text:p>0</text:p>
          </table:table-cell>
          <table:table-cell/>
          <table:table-cell table:formula="of:=IF(AND([.L$1438]&lt;=[.L1383];[.L138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4.110</text:p>
          </table:table-cell>
          <table:table-cell office:value-type="string" calcext:value-type="string">
            <text:p>10.1.217.181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4]&lt;[.G$1437];1;0)" office:value-type="float" office:value="0" calcext:value-type="float">
            <text:p>0</text:p>
          </table:table-cell>
          <table:table-cell/>
          <table:table-cell table:formula="of:=IF(AND([.L$1438]&lt;=[.L1384];[.L138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55" calcext:value-type="percentage">
            <text:p>94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5]&lt;[.G$1437];1;0)" office:value-type="float" office:value="0" calcext:value-type="float">
            <text:p>0</text:p>
          </table:table-cell>
          <table:table-cell/>
          <table:table-cell table:formula="of:=IF(AND([.L$1438]&lt;=[.L1385];[.L138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5" calcext:value-type="percentage">
            <text:p>93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6]&lt;[.G$1437];1;0)" office:value-type="float" office:value="0" calcext:value-type="float">
            <text:p>0</text:p>
          </table:table-cell>
          <table:table-cell/>
          <table:table-cell table:formula="of:=IF(AND([.L$1438]&lt;=[.L1386];[.L138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5" calcext:value-type="percentage">
            <text:p>95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7]&lt;[.G$1437];1;0)" office:value-type="float" office:value="0" calcext:value-type="float">
            <text:p>0</text:p>
          </table:table-cell>
          <table:table-cell/>
          <table:table-cell table:formula="of:=IF(AND([.L$1438]&lt;=[.L1387];[.L138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4" calcext:value-type="percentage">
            <text:p>95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8]&lt;[.G$1437];1;0)" office:value-type="float" office:value="0" calcext:value-type="float">
            <text:p>0</text:p>
          </table:table-cell>
          <table:table-cell/>
          <table:table-cell table:formula="of:=IF(AND([.L$1438]&lt;=[.L1388];[.L138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8" calcext:value-type="percentage">
            <text:p>92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89]&lt;[.G$1437];1;0)" office:value-type="float" office:value="0" calcext:value-type="float">
            <text:p>0</text:p>
          </table:table-cell>
          <table:table-cell/>
          <table:table-cell table:formula="of:=IF(AND([.L$1438]&lt;=[.L1389];[.L138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15" calcext:value-type="percentage">
            <text:p>91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0]&lt;[.G$1437];1;0)" office:value-type="float" office:value="0" calcext:value-type="float">
            <text:p>0</text:p>
          </table:table-cell>
          <table:table-cell/>
          <table:table-cell table:formula="of:=IF(AND([.L$1438]&lt;=[.L1390];[.L139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75" calcext:value-type="percentage">
            <text:p>90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1]&lt;[.G$1437];1;0)" office:value-type="float" office:value="0" calcext:value-type="float">
            <text:p>0</text:p>
          </table:table-cell>
          <table:table-cell/>
          <table:table-cell table:formula="of:=IF(AND([.L$1438]&lt;=[.L1391];[.L139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" calcext:value-type="percentage">
            <text:p>90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2]&lt;[.G$1437];1;0)" office:value-type="float" office:value="0" calcext:value-type="float">
            <text:p>0</text:p>
          </table:table-cell>
          <table:table-cell/>
          <table:table-cell table:formula="of:=IF(AND([.L$1438]&lt;=[.L1392];[.L139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94" calcext:value-type="percentage">
            <text:p>89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3]&lt;[.G$1437];1;0)" office:value-type="float" office:value="0" calcext:value-type="float">
            <text:p>0</text:p>
          </table:table-cell>
          <table:table-cell/>
          <table:table-cell table:formula="of:=IF(AND([.L$1438]&lt;=[.L1393];[.L139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23</text:p>
          </table:table-cell>
          <table:table-cell office:value-type="string" calcext:value-type="string">
            <text:p>10.0.6.1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4]&lt;[.G$1437];1;0)" office:value-type="float" office:value="0" calcext:value-type="float">
            <text:p>0</text:p>
          </table:table-cell>
          <table:table-cell/>
          <table:table-cell table:formula="of:=IF(AND([.L$1438]&lt;=[.L1394];[.L1394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23</text:p>
          </table:table-cell>
          <table:table-cell office:value-type="string" calcext:value-type="string">
            <text:p>10.0.6.1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35" calcext:value-type="percentage">
            <text:p>98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5]&lt;[.G$1437];1;0)" office:value-type="float" office:value="0" calcext:value-type="float">
            <text:p>0</text:p>
          </table:table-cell>
          <table:table-cell/>
          <table:table-cell table:formula="of:=IF(AND([.L$1438]&lt;=[.L1395];[.L139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23</text:p>
          </table:table-cell>
          <table:table-cell office:value-type="string" calcext:value-type="string">
            <text:p>10.0.6.13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84" calcext:value-type="percentage">
            <text:p>98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6]&lt;[.G$1437];1;0)" office:value-type="float" office:value="0" calcext:value-type="float">
            <text:p>0</text:p>
          </table:table-cell>
          <table:table-cell/>
          <table:table-cell table:formula="of:=IF(AND([.L$1438]&lt;=[.L1396];[.L139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1" calcext:value-type="percentage">
            <text:p>97,1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7]&lt;[.G$1437];1;0)" office:value-type="float" office:value="0" calcext:value-type="float">
            <text:p>0</text:p>
          </table:table-cell>
          <table:table-cell/>
          <table:table-cell table:formula="of:=IF(AND([.L$1438]&lt;=[.L1397];[.L139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4" calcext:value-type="percentage">
            <text:p>97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8]&lt;[.G$1437];1;0)" office:value-type="float" office:value="0" calcext:value-type="float">
            <text:p>0</text:p>
          </table:table-cell>
          <table:table-cell/>
          <table:table-cell table:formula="of:=IF(AND([.L$1438]&lt;=[.L1398];[.L139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8" calcext:value-type="percentage">
            <text:p>97,8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399]&lt;[.G$1437];1;0)" office:value-type="float" office:value="0" calcext:value-type="float">
            <text:p>0</text:p>
          </table:table-cell>
          <table:table-cell/>
          <table:table-cell table:formula="of:=IF(AND([.L$1438]&lt;=[.L1399];[.L139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645" calcext:value-type="percentage">
            <text:p>96,4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0]&lt;[.G$1437];1;0)" office:value-type="float" office:value="0" calcext:value-type="float">
            <text:p>0</text:p>
          </table:table-cell>
          <table:table-cell/>
          <table:table-cell table:formula="of:=IF(AND([.L$1438]&lt;=[.L1400];[.L140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5" calcext:value-type="percentage">
            <text:p>97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1]&lt;[.G$1437];1;0)" office:value-type="float" office:value="0" calcext:value-type="float">
            <text:p>0</text:p>
          </table:table-cell>
          <table:table-cell/>
          <table:table-cell table:formula="of:=IF(AND([.L$1438]&lt;=[.L1401];[.L140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5" calcext:value-type="percentage">
            <text:p>91,5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2]&lt;[.G$1437];1;0)" office:value-type="float" office:value="0" calcext:value-type="float">
            <text:p>0</text:p>
          </table:table-cell>
          <table:table-cell/>
          <table:table-cell table:formula="of:=IF(AND([.L$1438]&lt;=[.L1402];[.L140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3" calcext:value-type="percentage">
            <text:p>93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3]&lt;[.G$1437];1;0)" office:value-type="float" office:value="0" calcext:value-type="float">
            <text:p>0</text:p>
          </table:table-cell>
          <table:table-cell/>
          <table:table-cell table:formula="of:=IF(AND([.L$1438]&lt;=[.L1403];[.L140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05" calcext:value-type="percentage">
            <text:p>95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4]&lt;[.G$1437];1;0)" office:value-type="float" office:value="0" calcext:value-type="float">
            <text:p>0</text:p>
          </table:table-cell>
          <table:table-cell/>
          <table:table-cell table:formula="of:=IF(AND([.L$1438]&lt;=[.L1404];[.L140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265" calcext:value-type="percentage">
            <text:p>92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5]&lt;[.G$1437];1;0)" office:value-type="float" office:value="0" calcext:value-type="float">
            <text:p>0</text:p>
          </table:table-cell>
          <table:table-cell/>
          <table:table-cell table:formula="of:=IF(AND([.L$1438]&lt;=[.L1405];[.L140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7" calcext:value-type="percentage">
            <text:p>93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6]&lt;[.G$1437];1;0)" office:value-type="float" office:value="0" calcext:value-type="float">
            <text:p>0</text:p>
          </table:table-cell>
          <table:table-cell/>
          <table:table-cell table:formula="of:=IF(AND([.L$1438]&lt;=[.L1406];[.L140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2" calcext:value-type="percentage">
            <text:p>93,2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7]&lt;[.G$1437];1;0)" office:value-type="float" office:value="0" calcext:value-type="float">
            <text:p>0</text:p>
          </table:table-cell>
          <table:table-cell/>
          <table:table-cell table:formula="of:=IF(AND([.L$1438]&lt;=[.L1407];[.L140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6" calcext:value-type="percentage">
            <text:p>93,6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8]&lt;[.G$1437];1;0)" office:value-type="float" office:value="0" calcext:value-type="float">
            <text:p>0</text:p>
          </table:table-cell>
          <table:table-cell/>
          <table:table-cell table:formula="of:=IF(AND([.L$1438]&lt;=[.L1408];[.L140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4" calcext:value-type="percentage">
            <text:p>93,4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09]&lt;[.G$1437];1;0)" office:value-type="float" office:value="0" calcext:value-type="float">
            <text:p>0</text:p>
          </table:table-cell>
          <table:table-cell/>
          <table:table-cell table:formula="of:=IF(AND([.L$1438]&lt;=[.L1409];[.L140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25" calcext:value-type="percentage">
            <text:p>91,2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0]&lt;[.G$1437];1;0)" office:value-type="float" office:value="0" calcext:value-type="float">
            <text:p>0</text:p>
          </table:table-cell>
          <table:table-cell/>
          <table:table-cell table:formula="of:=IF(AND([.L$1438]&lt;=[.L1410];[.L141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1]&lt;[.G$1437];1;0)" office:value-type="float" office:value="0" calcext:value-type="float">
            <text:p>0</text:p>
          </table:table-cell>
          <table:table-cell/>
          <table:table-cell table:formula="of:=IF(AND([.L$1438]&lt;=[.L1411];[.L141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0.108.11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415" calcext:value-type="percentage">
            <text:p>94,1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2]&lt;[.G$1437];1;0)" office:value-type="float" office:value="0" calcext:value-type="float">
            <text:p>0</text:p>
          </table:table-cell>
          <table:table-cell/>
          <table:table-cell table:formula="of:=IF(AND([.L$1438]&lt;=[.L1412];[.L141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36</text:p>
          </table:table-cell>
          <table:table-cell office:value-type="string" calcext:value-type="string">
            <text:p>10.0.2.54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555" calcext:value-type="percentage">
            <text:p>95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3]&lt;[.G$1437];1;0)" office:value-type="float" office:value="0" calcext:value-type="float">
            <text:p>0</text:p>
          </table:table-cell>
          <table:table-cell/>
          <table:table-cell table:formula="of:=IF(AND([.L$1438]&lt;=[.L1413];[.L141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3.173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54" calcext:value-type="percentage">
            <text:p>83,5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4]&lt;[.G$1437];1;0)" office:value-type="float" office:value="0" calcext:value-type="float">
            <text:p>0</text:p>
          </table:table-cell>
          <table:table-cell/>
          <table:table-cell table:formula="of:=IF(AND([.L$1438]&lt;=[.L1414];[.L141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3.173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55" calcext:value-type="percentage">
            <text:p>90,5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5]&lt;[.G$1437];1;0)" office:value-type="float" office:value="0" calcext:value-type="float">
            <text:p>0</text:p>
          </table:table-cell>
          <table:table-cell/>
          <table:table-cell table:formula="of:=IF(AND([.L$1438]&lt;=[.L1415];[.L1415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3.173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09" calcext:value-type="percentage">
            <text:p>88,0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6]&lt;[.G$1437];1;0)" office:value-type="float" office:value="0" calcext:value-type="float">
            <text:p>0</text:p>
          </table:table-cell>
          <table:table-cell/>
          <table:table-cell table:formula="of:=IF(AND([.L$1438]&lt;=[.L1416];[.L141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9</text:p>
          </table:table-cell>
          <table:table-cell office:value-type="string" calcext:value-type="string">
            <text:p>10.3.173.142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714" calcext:value-type="percentage">
            <text:p>87,1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7]&lt;[.G$1437];1;0)" office:value-type="float" office:value="0" calcext:value-type="float">
            <text:p>0</text:p>
          </table:table-cell>
          <table:table-cell/>
          <table:table-cell table:formula="of:=IF(AND([.L$1438]&lt;=[.L1417];[.L1417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989" calcext:value-type="percentage">
            <text:p>89,89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8]&lt;[.G$1437];1;0)" office:value-type="float" office:value="0" calcext:value-type="float">
            <text:p>0</text:p>
          </table:table-cell>
          <table:table-cell/>
          <table:table-cell table:formula="of:=IF(AND([.L$1438]&lt;=[.L1418];[.L141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4</text:p>
          </table:table-cell>
          <table:table-cell office:value-type="string" calcext:value-type="string">
            <text:p>10.0.200.17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05" calcext:value-type="percentage">
            <text:p>0,0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165" calcext:value-type="percentage">
            <text:p>91,6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19]&lt;[.G$1437];1;0)" office:value-type="float" office:value="0" calcext:value-type="float">
            <text:p>0</text:p>
          </table:table-cell>
          <table:table-cell/>
          <table:table-cell table:formula="of:=IF(AND([.L$1438]&lt;=[.L1419];[.L1419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5" calcext:value-type="percentage">
            <text:p>0,1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394" calcext:value-type="percentage">
            <text:p>83,9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0]&lt;[.G$1437];1;0)" office:value-type="float" office:value="0" calcext:value-type="float">
            <text:p>0</text:p>
          </table:table-cell>
          <table:table-cell/>
          <table:table-cell table:formula="of:=IF(AND([.L$1438]&lt;=[.L1420];[.L1420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8804" calcext:value-type="percentage">
            <text:p>88,04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1]&lt;[.G$1437];1;0)" office:value-type="float" office:value="0" calcext:value-type="float">
            <text:p>0</text:p>
          </table:table-cell>
          <table:table-cell/>
          <table:table-cell table:formula="of:=IF(AND([.L$1438]&lt;=[.L1421];[.L1421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05" calcext:value-type="percentage">
            <text:p>90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2]&lt;[.G$1437];1;0)" office:value-type="float" office:value="0" calcext:value-type="float">
            <text:p>0</text:p>
          </table:table-cell>
          <table:table-cell/>
          <table:table-cell table:formula="of:=IF(AND([.L$1438]&lt;=[.L1422];[.L1422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3" calcext:value-type="percentage">
            <text:p>0,3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705" calcext:value-type="percentage">
            <text:p>97,0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3]&lt;[.G$1437];1;0)" office:value-type="float" office:value="0" calcext:value-type="float">
            <text:p>0</text:p>
          </table:table-cell>
          <table:table-cell/>
          <table:table-cell table:formula="of:=IF(AND([.L$1438]&lt;=[.L1423];[.L1423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8</text:p>
          </table:table-cell>
          <table:table-cell office:value-type="string" calcext:value-type="string">
            <text:p>10.3.117.247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03" calcext:value-type="percentage">
            <text:p>90,3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4]&lt;[.G$1437];1;0)" office:value-type="float" office:value="0" calcext:value-type="float">
            <text:p>0</text:p>
          </table:table-cell>
          <table:table-cell/>
          <table:table-cell table:formula="of:=IF(AND([.L$1438]&lt;=[.L1424];[.L1424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5" calcext:value-type="percentage">
            <text:p>0,25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5]&lt;[.G$1437];1;0)" office:value-type="float" office:value="0" calcext:value-type="float">
            <text:p>0</text:p>
          </table:table-cell>
          <table:table-cell/>
          <table:table-cell table:formula="of:=IF(AND([.L$1438]&lt;=[.L1425];[.L1425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4" calcext:value-type="percentage">
            <text:p>0,4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6]&lt;[.G$1437];1;0)" office:value-type="float" office:value="0" calcext:value-type="float">
            <text:p>0</text:p>
          </table:table-cell>
          <table:table-cell/>
          <table:table-cell table:formula="of:=IF(AND([.L$1438]&lt;=[.L1426];[.L1426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7]&lt;[.G$1437];1;0)" office:value-type="float" office:value="0" calcext:value-type="float">
            <text:p>0</text:p>
          </table:table-cell>
          <table:table-cell/>
          <table:table-cell table:formula="of:=IF(AND([.L$1438]&lt;=[.L1427];[.L1427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8]&lt;[.G$1437];1;0)" office:value-type="float" office:value="0" calcext:value-type="float">
            <text:p>0</text:p>
          </table:table-cell>
          <table:table-cell/>
          <table:table-cell table:formula="of:=IF(AND([.L$1438]&lt;=[.L1428];[.L1428]&lt;=[.L$143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2" calcext:value-type="percentage">
            <text:p>0,2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29]&lt;[.G$1437];1;0)" office:value-type="float" office:value="0" calcext:value-type="float">
            <text:p>0</text:p>
          </table:table-cell>
          <table:table-cell/>
          <table:table-cell table:formula="of:=IF(AND([.L$1438]&lt;=[.L1429];[.L1429]&lt;=[.L$1439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49.88</text:p>
          </table:table-cell>
          <table:table-cell table:number-columns-repeated="3"/>
          <table:table-cell office:value-type="string" calcext:value-type="string">
            <text:p><text:s/>eSim(0.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0.1)</text:p>
          </table:table-cell>
          <table:table-cell office:value-type="percentage" office:value="0.001" calcext:value-type="percentage">
            <text:p>0,10 %</text:p>
          </table:table-cell>
          <table:table-cell office:value-type="string" calcext:value-type="string">
            <text:p><text:s/>eSim(0.00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10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G1430]&lt;[.G$1437];1;0)" office:value-type="float" office:value="0" calcext:value-type="float">
            <text:p>0</text:p>
          </table:table-cell>
          <table:table-cell/>
          <table:table-cell table:formula="of:=IF(AND([.L$1438]&lt;=[.L1430];[.L1430]&lt;=[.L$1439]);1;0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formula="of:=AVERAGE([.G1:.G1430])" office:value-type="percentage" office:value="0.998726223776221" calcext:value-type="percentage">
            <text:p>99,87 %</text:p>
          </table:table-cell>
          <table:table-cell table:number-columns-repeated="2"/>
          <table:table-cell table:formula="of:=AVERAGE([.J1:.J1430])" office:value-type="percentage" office:value="0.0012737762237762" calcext:value-type="percentage">
            <text:p>0,13 %</text:p>
          </table:table-cell>
          <table:table-cell/>
          <table:table-cell table:formula="of:=AVERAGE([.L1:.L1430])" office:value-type="percentage" office:value="0.952833986013985" calcext:value-type="percentage">
            <text:p>95,28 %</text:p>
          </table:table-cell>
          <table:table-cell/>
          <table:table-cell table:formula="of:=AVERAGE([.N1:.N1430])" office:value-type="percentage" office:value="0.999995104895105" calcext:value-type="percentage">
            <text:p>100,00 %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TDEV([.G1:.G1430])" office:value-type="percentage" office:value="0.00125955177927259" calcext:value-type="percentage">
            <text:p>0,13 %</text:p>
          </table:table-cell>
          <table:table-cell table:number-columns-repeated="2"/>
          <table:table-cell table:formula="of:=STDEV([.J1:.J1430])" office:value-type="percentage" office:value="0.00125955177927259" calcext:value-type="percentage">
            <text:p>0,13 %</text:p>
          </table:table-cell>
          <table:table-cell/>
          <table:table-cell table:formula="of:=STDEV([.L1:.L1430])" office:value-type="percentage" office:value="0.0538698153950114" calcext:value-type="percentage">
            <text:p>5,39 %</text:p>
          </table:table-cell>
          <table:table-cell/>
          <table:table-cell table:formula="of:=STDEV([.N1:.N1430])" office:value-type="percentage" office:value="0.0000492471968754923" calcext:value-type="percentage">
            <text:p>0,00 %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resholds 1</text:p>
          </table:table-cell>
          <table:table-cell/>
          <table:table-cell office:value-type="percentage" office:value="0.0034" calcext:value-type="percentage">
            <text:p>0,34 %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Anzahl Covert</text:p>
          </table:table-cell>
          <table:table-cell table:formula="of:=SUM([.P1:.P1430])" office:value-type="float" office:value="0" calcext:value-type="float">
            <text:p>0</text:p>
          </table:table-cell>
          <table:table-cell/>
          <table:table-cell table:formula="of:=SUM([.R1:.R1430])" office:value-type="float" office:value="336" calcext:value-type="float">
            <text:p>3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esholds 2 (bis jetzt nur Bereich in Spalte L)</text:p>
          </table:table-cell>
          <table:table-cell office:value-type="string" calcext:value-type="string">
            <text:p>mindestens</text:p>
          </table:table-cell>
          <table:table-cell office:value-type="percentage" office:value="0.9965" calcext:value-type="percentage">
            <text:p>99,65 %</text:p>
          </table:table-cell>
          <table:table-cell table:number-columns-repeated="2"/>
          <table:table-cell table:style-name="Default"/>
          <table:table-cell office:value-type="string" calcext:value-type="string">
            <text:p>von</text:p>
          </table:table-cell>
          <table:table-cell office:value-type="percentage" office:value="0.9945" calcext:value-type="percentage">
            <text:p>99,45 %</text:p>
          </table:table-cell>
          <table:table-cell/>
          <table:table-cell table:style-name="Default"/>
          <table:table-cell office:value-type="string" calcext:value-type="string">
            <text:p>Relativ Covert</text:p>
          </table:table-cell>
          <table:table-cell table:style-name="ce2" table:formula="of:=[.P1437]/COUNTA([.P1:.P1430])" office:value-type="float" office:value="0" calcext:value-type="float">
            <text:p>0,0000</text:p>
          </table:table-cell>
          <table:table-cell/>
          <table:table-cell table:style-name="ce2" table:formula="of:=[.R1437]/COUNTA([.R1:.R1430])" office:value-type="float" office:value="0.234965034965035" calcext:value-type="float">
            <text:p>0,23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bis</text:p>
          </table:table-cell>
          <table:table-cell office:value-type="percentage" office:value="0.9995" calcext:value-type="percentage">
            <text:p>99,95 %</text:p>
          </table:table-cell>
          <table:table-cell/>
          <table:table-cell table:style-name="Default"/>
          <table:table-cell office:value-type="string" calcext:value-type="string">
            <text:p>Anzahl Legitim</text:p>
          </table:table-cell>
          <table:table-cell table:formula="of:=COUNTA([.P1:.P1430])-[.P1437]" office:value-type="float" office:value="1430" calcext:value-type="float">
            <text:p>1430</text:p>
          </table:table-cell>
          <table:table-cell/>
          <table:table-cell table:formula="of:=COUNTA([.R1:.R1430])-[.R1437]" office:value-type="float" office:value="1094" calcext:value-type="float">
            <text:p>10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Relativ Legitim</text:p>
          </table:table-cell>
          <table:table-cell table:style-name="ce2" table:formula="of:=1-[.P1438]" office:value-type="float" office:value="1" calcext:value-type="float">
            <text:p>1,0000</text:p>
          </table:table-cell>
          <table:table-cell/>
          <table:table-cell table:style-name="ce2" table:formula="of:=1-[.R1438]" office:value-type="float" office:value="0.765034965034965" calcext:value-type="float">
            <text:p>0,76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(Thresholds 1)</text:p>
          </table:table-cell>
          <table:table-cell/>
          <table:table-cell office:value-type="string" calcext:value-type="string">
            <text:p>(Thresholds 2)</text:p>
          </table:table-cell>
        </table:table-row>
      </table:table>
      <table:named-expressions/>
      <table:database-ranges>
        <table:database-range table:name="__Anonymous_Sheet_DB__0" table:target-range-address="'nzixII-20000705-152900-eSim-Werte-Size_Mod_Gesamt'.P1:'nzixII-20000705-152900-eSim-Werte-Size_Mod_Gesamt'.P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5" loext:min-decimal-places="5" number:min-integer-digits="1"/>
      <number:text>%</number:text>
    </number:percentage-style>
    <number:percentage-style style:name="N110">
      <number:number number:decimal-places="6" loext:min-decimal-places="6" number:min-integer-digits="1"/>
      <number:text>%</number:text>
    </number:percentage-style>
    <number:percentage-style style:name="N111">
      <number:number number:decimal-places="7" loext:min-decimal-places="7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 style:data-style-name="N2" text:time-value="16:14:16.8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1T16:14:24.053000000</dc:date>
    <meta:editing-duration>PT23M1S</meta:editing-duration>
    <meta:editing-cycles>9</meta:editing-cycles>
    <meta:generator>LibreOffice/6.4.6.2$Windows_X86_64 LibreOffice_project/0ce51a4fd21bff07a5c061082cc82c5ed232f115</meta:generator>
    <meta:document-statistic meta:table-count="1" meta:cell-count="18621" meta:object-count="0"/>
  </office:meta>
</office:document-meta>
</file>